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9.2528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map style:condition="cell-content()=&quot;&quot;" style:apply-style-name="Untitled1" style:base-cell-address="Sheet1.C3"/>
      <style:map style:condition="cell-content()=&quot;=&quot;" style:apply-style-name="Untitled2" style:base-cell-address="Sheet1.C3"/>
      <style:map style:condition="cell-content()=&quot;x&quot;" style:apply-style-name="Untitled3" style:base-cell-address="Sheet1.C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&quot;" style:apply-style-name="Untitled1" style:base-cell-address="Sheet1.C3"/>
      <style:map style:condition="cell-content()=&quot;=&quot;" style:apply-style-name="Untitled2" style:base-cell-address="Sheet1.C3"/>
      <style:map style:condition="cell-content()=&quot;x&quot;" style:apply-style-name="Untitled3" style:base-cell-address="Sheet1.C3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2"/>
    <style:style style:name="ce11" style:family="table-cell" style:parent-style-name="Default" style:data-style-name="N1"/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CLUSTERING RESULTS</text:p>
          </table:table-cell>
          <table:table-cell table:style-name="ce1"/>
          <table:table-cell table:style-name="ce4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4"/>
          <table:table-cell table:style-name="ce1"/>
          <table:table-cell table:style-name="ce1" office:value-type="string">
            <text:p>size = size of cluster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For each sentence, a cluster is calculated with it as main sentence.</text:p>
          </table:table-cell>
          <table:table-cell table:style-name="ce1"/>
          <table:table-cell table:style-name="ce4"/>
          <table:table-cell table:style-name="ce1"/>
          <table:table-cell table:style-name="ce1" office:value-type="string">
            <text:p>foreign = is sentence from GeneRIF (nor from user study)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4"/>
          <table:table-cell table:style-name="ce1"/>
          <table:table-cell table:style-name="ce1" office:value-type="string">
            <text:p>peers = number of peers, i.e. sentences from the same task (including main sentence)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4"/>
          <table:table-cell table:style-name="ce1"/>
          <table:table-cell table:style-name="ce1" office:value-type="string">
            <text:p>conn. = 1 if connected to a peer, 0 otherwis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main</text:p>
          </table:table-cell>
          <table:table-cell table:style-name="ce1" office:value-type="string">
            <text:p>other</text:p>
          </table:table-cell>
          <table:table-cell table:style-name="ce4"/>
          <table:table-cell table:style-name="ce1" table:number-columns-repeated="1021"/>
        </table:table-row>
        <table:table-row table:style-name="ro1">
          <table:table-cell table:number-columns-repeated="2" table:style-name="ce1" office:value-type="string">
            <text:p>sentence</text:p>
          </table:table-cell>
          <table:table-cell table:style-name="ce4"/>
          <table:table-cell table:style-name="ce1" office:value-type="string">
            <text:p>tex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foreign</text:p>
          </table:table-cell>
          <table:table-cell table:style-name="ce1" office:value-type="string">
            <text:p>peers</text:p>
          </table:table-cell>
          <table:table-cell table:style-name="ce1" office:value-type="string">
            <text:p>conn.</text:p>
          </table:table-cell>
          <table:table-cell table:style-name="ce1" table:number-columns-repeated="1016"/>
        </table:table-row>
        <table:table-row table:style-name="ro1">
          <table:table-cell table:number-columns-repeated="2" table:style-name="ce2"/>
          <table:table-cell table:style-name="ce5" table:formula="of:=IF([.A8]=&quot;&quot;;&quot;&quot;;IF([.B8]&lt;118995;&quot;x&quot;;IF([.A8]=[.B8]; &quot;=&quot;; &quot;-&quot;)))">
            <text:p/>
          </table:table-cell>
          <table:table-cell table:style-name="ce2" office:value-type="string">
            <text:p>TASK 1</text:p>
          </table:table-cell>
          <table:table-cell table:style-name="ce3" table:formula="of:=IF([.A8]=&quot;&quot;; &quot;&quot;; IF([.A8]=[.B8];COUNTIF([.A7:.A356];[.A8]);&quot;&quot;))">
            <text:p/>
          </table:table-cell>
          <table:table-cell table:style-name="ce2" table:number-columns-repeated="1019"/>
        </table:table-row>
        <table:table-row table:style-name="ro2">
          <table:table-cell table:number-columns-repeated="2" office:value-type="float" office:value="118999">
            <text:p>118999</text:p>
          </table:table-cell>
          <table:table-cell table:style-name="ce6" table:formula="of:=IF([.A9]=&quot;&quot;;&quot;&quot;;IF([.B9]&lt;118995;&quot;x&quot;;IF([.A9]=[.B9]; &quot;=&quot;; &quot;-&quot;)))" office:value-type="string" office:string-value="=">
            <text:p>=</text:p>
          </table:table-cell>
          <table:table-cell office:value-type="string">
            <text:p>Cirrhotic patients have impaired hepatic reticuloendothelial function.</text:p>
          </table:table-cell>
          <table:table-cell table:formula="of:=IF([.A9]=&quot;&quot;; &quot;&quot;; IF([.A9]=[.B9];COUNTIF([.A8:.A357];[.A9]);&quot;&quot;))" office:value-type="float" office:value="5">
            <text:p>5</text:p>
          </table:table-cell>
          <table:table-cell/>
          <table:table-cell table:formula="of:=IF([.E9]=&quot;&quot;;&quot;&quot;;[.E9]-[.F9])" office:value-type="float" office:value="5">
            <text:p>5</text:p>
          </table:table-cell>
          <table:table-cell table:formula="of:=IF([.E9]=&quot;&quot;;&quot;&quot;;([.G9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8999">
            <text:p>118999</text:p>
          </table:table-cell>
          <table:table-cell office:value-type="float" office:value="119014">
            <text:p>119014</text:p>
          </table:table-cell>
          <table:table-cell table:style-name="ce6" table:formula="of:=IF([.A10]=&quot;&quot;;&quot;&quot;;IF([.B10]&lt;118995;&quot;x&quot;;IF([.A10]=[.B10]; &quot;=&quot;; &quot;-&quot;)))" office:value-type="string" office:string-value="-">
            <text:p>-</text:p>
          </table:table-cell>
          <table:table-cell office:value-type="string">
            <text:p>Hepatic reticuloendothelial function is impaired in cirrhotic patient.</text:p>
          </table:table-cell>
          <table:table-cell table:formula="of:=IF([.A10]=&quot;&quot;; &quot;&quot;; IF([.A10]=[.B10];COUNTIF([.A9:.A358];[.A10]);&quot;&quot;))">
            <text:p/>
          </table:table-cell>
          <table:table-cell/>
          <table:table-cell table:formula="of:=IF([.E10]=&quot;&quot;;&quot;&quot;;[.E10]-[.F10])">
            <text:p/>
          </table:table-cell>
          <table:table-cell table:formula="of:=IF([.E10]=&quot;&quot;;&quot;&quot;;([.G10]&gt;0)+0)">
            <text:p/>
          </table:table-cell>
          <table:table-cell table:number-columns-repeated="1016"/>
        </table:table-row>
        <table:table-row table:style-name="ro2">
          <table:table-cell office:value-type="float" office:value="118999">
            <text:p>118999</text:p>
          </table:table-cell>
          <table:table-cell office:value-type="float" office:value="119015">
            <text:p>119015</text:p>
          </table:table-cell>
          <table:table-cell table:style-name="ce6" table:formula="of:=IF([.A11]=&quot;&quot;;&quot;&quot;;IF([.B11]&lt;118995;&quot;x&quot;;IF([.A11]=[.B11]; &quot;=&quot;; &quot;-&quot;)))" office:value-type="string" office:string-value="-">
            <text:p>-</text:p>
          </table:table-cell>
          <table:table-cell office:value-type="string">
            <text:p>Hepatic reticuloendothelial function is impaired in cirrhotic patients.</text:p>
          </table:table-cell>
          <table:table-cell table:formula="of:=IF([.A11]=&quot;&quot;; &quot;&quot;; IF([.A11]=[.B11];COUNTIF([.A10:.A359];[.A11]);&quot;&quot;))">
            <text:p/>
          </table:table-cell>
          <table:table-cell/>
          <table:table-cell table:formula="of:=IF([.E11]=&quot;&quot;;&quot;&quot;;[.E11]-[.F11])">
            <text:p/>
          </table:table-cell>
          <table:table-cell table:formula="of:=IF([.E11]=&quot;&quot;;&quot;&quot;;([.G11]&gt;0)+0)">
            <text:p/>
          </table:table-cell>
          <table:table-cell table:number-columns-repeated="1016"/>
        </table:table-row>
        <table:table-row table:style-name="ro2">
          <table:table-cell office:value-type="float" office:value="118999">
            <text:p>118999</text:p>
          </table:table-cell>
          <table:table-cell office:value-type="float" office:value="119016">
            <text:p>119016</text:p>
          </table:table-cell>
          <table:table-cell table:style-name="ce6" table:formula="of:=IF([.A12]=&quot;&quot;;&quot;&quot;;IF([.B12]&lt;118995;&quot;x&quot;;IF([.A12]=[.B12]; &quot;=&quot;; &quot;-&quot;)))" office:value-type="string" office:string-value="-">
            <text:p>-</text:p>
          </table:table-cell>
          <table:table-cell office:value-type="string">
            <text:p>Hepatic reticuloendothelial function is impaired in cirrhotic patients independently of their history of SBP.</text:p>
          </table:table-cell>
          <table:table-cell table:formula="of:=IF([.A12]=&quot;&quot;; &quot;&quot;; IF([.A12]=[.B12];COUNTIF([.A11:.A360];[.A12]);&quot;&quot;))">
            <text:p/>
          </table:table-cell>
          <table:table-cell/>
          <table:table-cell table:formula="of:=IF([.E12]=&quot;&quot;;&quot;&quot;;[.E12]-[.F12])">
            <text:p/>
          </table:table-cell>
          <table:table-cell table:formula="of:=IF([.E12]=&quot;&quot;;&quot;&quot;;([.G12]&gt;0)+0)">
            <text:p/>
          </table:table-cell>
          <table:table-cell table:number-columns-repeated="1016"/>
        </table:table-row>
        <table:table-row table:style-name="ro2">
          <table:table-cell office:value-type="float" office:value="118999">
            <text:p>118999</text:p>
          </table:table-cell>
          <table:table-cell office:value-type="float" office:value="119078">
            <text:p>119078</text:p>
          </table:table-cell>
          <table:table-cell table:style-name="ce6" table:formula="of:=IF([.A13]=&quot;&quot;;&quot;&quot;;IF([.B13]&lt;118995;&quot;x&quot;;IF([.A13]=[.B13]; &quot;=&quot;; &quot;-&quot;)))" office:value-type="string" office:string-value="-">
            <text:p>-</text:p>
          </table:table-cell>
          <table:table-cell office:value-type="string">
            <text:p>The hepatic reticuloendothelial function is impaired in cirrhotic patients.</text:p>
          </table:table-cell>
          <table:table-cell table:formula="of:=IF([.A13]=&quot;&quot;; &quot;&quot;; IF([.A13]=[.B13];COUNTIF([.A12:.A361];[.A13]);&quot;&quot;))">
            <text:p/>
          </table:table-cell>
          <table:table-cell/>
          <table:table-cell table:formula="of:=IF([.E13]=&quot;&quot;;&quot;&quot;;[.E13]-[.F13])">
            <text:p/>
          </table:table-cell>
          <table:table-cell table:formula="of:=IF([.E13]=&quot;&quot;;&quot;&quot;;([.G13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12">
            <text:p>119012</text:p>
          </table:table-cell>
          <table:table-cell table:style-name="ce6" table:formula="of:=IF([.A14]=&quot;&quot;;&quot;&quot;;IF([.B14]&lt;118995;&quot;x&quot;;IF([.A14]=[.B14]; &quot;=&quot;; &quot;-&quot;)))" office:value-type="string" office:string-value="=">
            <text:p>=</text:p>
          </table:table-cell>
          <table:table-cell office:value-type="string">
            <text:p>Degree of hepatic reticuloendothelial function impairment does not differ between patients with and without previous history of SBP.</text:p>
          </table:table-cell>
          <table:table-cell table:formula="of:=IF([.A14]=&quot;&quot;; &quot;&quot;; IF([.A14]=[.B14];COUNTIF([.A13:.A362];[.A14]);&quot;&quot;))" office:value-type="float" office:value="4">
            <text:p>4</text:p>
          </table:table-cell>
          <table:table-cell/>
          <table:table-cell table:formula="of:=IF([.E14]=&quot;&quot;;&quot;&quot;;[.E14]-[.F14])" office:value-type="float" office:value="4">
            <text:p>4</text:p>
          </table:table-cell>
          <table:table-cell table:formula="of:=IF([.E14]=&quot;&quot;;&quot;&quot;;([.G14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12">
            <text:p>119012</text:p>
          </table:table-cell>
          <table:table-cell office:value-type="float" office:value="119013">
            <text:p>119013</text:p>
          </table:table-cell>
          <table:table-cell table:style-name="ce6" table:formula="of:=IF([.A15]=&quot;&quot;;&quot;&quot;;IF([.B15]&lt;118995;&quot;x&quot;;IF([.A15]=[.B15]; &quot;=&quot;; &quot;-&quot;)))" office:value-type="string" office:string-value="-">
            <text:p>-</text:p>
          </table:table-cell>
          <table:table-cell office:value-type="string">
            <text:p>Hepatic reticuloendothelial function impairment does not differ between patients with and without previous history of SBP.</text:p>
          </table:table-cell>
          <table:table-cell table:formula="of:=IF([.A15]=&quot;&quot;; &quot;&quot;; IF([.A15]=[.B15];COUNTIF([.A14:.A363];[.A15]);&quot;&quot;))">
            <text:p/>
          </table:table-cell>
          <table:table-cell/>
          <table:table-cell table:formula="of:=IF([.E15]=&quot;&quot;;&quot;&quot;;[.E15]-[.F15])">
            <text:p/>
          </table:table-cell>
          <table:table-cell table:formula="of:=IF([.E15]=&quot;&quot;;&quot;&quot;;([.G1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2">
            <text:p>119012</text:p>
          </table:table-cell>
          <table:table-cell office:value-type="float" office:value="119068">
            <text:p>119068</text:p>
          </table:table-cell>
          <table:table-cell table:style-name="ce6" table:formula="of:=IF([.A16]=&quot;&quot;;&quot;&quot;;IF([.B16]&lt;118995;&quot;x&quot;;IF([.A16]=[.B16]; &quot;=&quot;; &quot;-&quot;)))" office:value-type="string" office:string-value="-">
            <text:p>-</text:p>
          </table:table-cell>
          <table:table-cell office:value-type="string">
            <text:p>The degree of Hepatic reticuloendothelial functional impairment does not differ between patients with and without previous history of SBP.</text:p>
          </table:table-cell>
          <table:table-cell table:formula="of:=IF([.A16]=&quot;&quot;; &quot;&quot;; IF([.A16]=[.B16];COUNTIF([.A15:.A364];[.A16]);&quot;&quot;))">
            <text:p/>
          </table:table-cell>
          <table:table-cell/>
          <table:table-cell table:formula="of:=IF([.E16]=&quot;&quot;;&quot;&quot;;[.E16]-[.F16])">
            <text:p/>
          </table:table-cell>
          <table:table-cell table:formula="of:=IF([.E16]=&quot;&quot;;&quot;&quot;;([.G16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2">
            <text:p>119012</text:p>
          </table:table-cell>
          <table:table-cell office:value-type="float" office:value="119075">
            <text:p>119075</text:p>
          </table:table-cell>
          <table:table-cell table:style-name="ce6" table:formula="of:=IF([.A17]=&quot;&quot;;&quot;&quot;;IF([.B17]&lt;118995;&quot;x&quot;;IF([.A17]=[.B17]; &quot;=&quot;; &quot;-&quot;)))" office:value-type="string" office:string-value="-">
            <text:p>-</text:p>
          </table:table-cell>
          <table:table-cell office:value-type="string">
            <text:p>The degree of impairment of hepatic reticuloendothelial function does not differ between patients with and without previous history of SBP.</text:p>
          </table:table-cell>
          <table:table-cell table:formula="of:=IF([.A17]=&quot;&quot;; &quot;&quot;; IF([.A17]=[.B17];COUNTIF([.A16:.A365];[.A17]);&quot;&quot;))">
            <text:p/>
          </table:table-cell>
          <table:table-cell/>
          <table:table-cell table:formula="of:=IF([.E17]=&quot;&quot;;&quot;&quot;;[.E17]-[.F17])">
            <text:p/>
          </table:table-cell>
          <table:table-cell table:formula="of:=IF([.E17]=&quot;&quot;;&quot;&quot;;([.G17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13">
            <text:p>119013</text:p>
          </table:table-cell>
          <table:table-cell table:style-name="ce6" table:formula="of:=IF([.A18]=&quot;&quot;;&quot;&quot;;IF([.B18]&lt;118995;&quot;x&quot;;IF([.A18]=[.B18]; &quot;=&quot;; &quot;-&quot;)))" office:value-type="string" office:string-value="=">
            <text:p>=</text:p>
          </table:table-cell>
          <table:table-cell office:value-type="string">
            <text:p>Hepatic reticuloendothelial function impairment does not differ between patients with and without previous history of SBP.</text:p>
          </table:table-cell>
          <table:table-cell table:formula="of:=IF([.A18]=&quot;&quot;; &quot;&quot;; IF([.A18]=[.B18];COUNTIF([.A17:.A366];[.A18]);&quot;&quot;))" office:value-type="float" office:value="4">
            <text:p>4</text:p>
          </table:table-cell>
          <table:table-cell/>
          <table:table-cell table:formula="of:=IF([.E18]=&quot;&quot;;&quot;&quot;;[.E18]-[.F18])" office:value-type="float" office:value="4">
            <text:p>4</text:p>
          </table:table-cell>
          <table:table-cell table:formula="of:=IF([.E18]=&quot;&quot;;&quot;&quot;;([.G18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13">
            <text:p>119013</text:p>
          </table:table-cell>
          <table:table-cell office:value-type="float" office:value="119012">
            <text:p>119012</text:p>
          </table:table-cell>
          <table:table-cell table:style-name="ce6" table:formula="of:=IF([.A19]=&quot;&quot;;&quot;&quot;;IF([.B19]&lt;118995;&quot;x&quot;;IF([.A19]=[.B19]; &quot;=&quot;; &quot;-&quot;)))" office:value-type="string" office:string-value="-">
            <text:p>-</text:p>
          </table:table-cell>
          <table:table-cell office:value-type="string">
            <text:p>Degree of hepatic reticuloendothelial function impairment does not differ between patients with and without previous history of SBP.</text:p>
          </table:table-cell>
          <table:table-cell table:formula="of:=IF([.A19]=&quot;&quot;; &quot;&quot;; IF([.A19]=[.B19];COUNTIF([.A18:.A367];[.A19]);&quot;&quot;))">
            <text:p/>
          </table:table-cell>
          <table:table-cell/>
          <table:table-cell table:formula="of:=IF([.E19]=&quot;&quot;;&quot;&quot;;[.E19]-[.F19])">
            <text:p/>
          </table:table-cell>
          <table:table-cell table:formula="of:=IF([.E19]=&quot;&quot;;&quot;&quot;;([.G1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3">
            <text:p>119013</text:p>
          </table:table-cell>
          <table:table-cell office:value-type="float" office:value="119068">
            <text:p>119068</text:p>
          </table:table-cell>
          <table:table-cell table:style-name="ce6" table:formula="of:=IF([.A20]=&quot;&quot;;&quot;&quot;;IF([.B20]&lt;118995;&quot;x&quot;;IF([.A20]=[.B20]; &quot;=&quot;; &quot;-&quot;)))" office:value-type="string" office:string-value="-">
            <text:p>-</text:p>
          </table:table-cell>
          <table:table-cell office:value-type="string">
            <text:p>The degree of Hepatic reticuloendothelial functional impairment does not differ between patients with and without previous history of SBP.</text:p>
          </table:table-cell>
          <table:table-cell table:formula="of:=IF([.A20]=&quot;&quot;; &quot;&quot;; IF([.A20]=[.B20];COUNTIF([.A19:.A368];[.A20]);&quot;&quot;))">
            <text:p/>
          </table:table-cell>
          <table:table-cell/>
          <table:table-cell table:formula="of:=IF([.E20]=&quot;&quot;;&quot;&quot;;[.E20]-[.F20])">
            <text:p/>
          </table:table-cell>
          <table:table-cell table:formula="of:=IF([.E20]=&quot;&quot;;&quot;&quot;;([.G20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3">
            <text:p>119013</text:p>
          </table:table-cell>
          <table:table-cell office:value-type="float" office:value="119075">
            <text:p>119075</text:p>
          </table:table-cell>
          <table:table-cell table:style-name="ce6" table:formula="of:=IF([.A21]=&quot;&quot;;&quot;&quot;;IF([.B21]&lt;118995;&quot;x&quot;;IF([.A21]=[.B21]; &quot;=&quot;; &quot;-&quot;)))" office:value-type="string" office:string-value="-">
            <text:p>-</text:p>
          </table:table-cell>
          <table:table-cell office:value-type="string">
            <text:p>The degree of impairment of hepatic reticuloendothelial function does not differ between patients with and without previous history of SBP.</text:p>
          </table:table-cell>
          <table:table-cell table:formula="of:=IF([.A21]=&quot;&quot;; &quot;&quot;; IF([.A21]=[.B21];COUNTIF([.A20:.A369];[.A21]);&quot;&quot;))">
            <text:p/>
          </table:table-cell>
          <table:table-cell/>
          <table:table-cell table:formula="of:=IF([.E21]=&quot;&quot;;&quot;&quot;;[.E21]-[.F21])">
            <text:p/>
          </table:table-cell>
          <table:table-cell table:formula="of:=IF([.E21]=&quot;&quot;;&quot;&quot;;([.G21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14">
            <text:p>119014</text:p>
          </table:table-cell>
          <table:table-cell table:style-name="ce6" table:formula="of:=IF([.A22]=&quot;&quot;;&quot;&quot;;IF([.B22]&lt;118995;&quot;x&quot;;IF([.A22]=[.B22]; &quot;=&quot;; &quot;-&quot;)))" office:value-type="string" office:string-value="=">
            <text:p>=</text:p>
          </table:table-cell>
          <table:table-cell office:value-type="string">
            <text:p>Hepatic reticuloendothelial function is impaired in cirrhotic patient.</text:p>
          </table:table-cell>
          <table:table-cell table:formula="of:=IF([.A22]=&quot;&quot;; &quot;&quot;; IF([.A22]=[.B22];COUNTIF([.A21:.A370];[.A22]);&quot;&quot;))" office:value-type="float" office:value="5">
            <text:p>5</text:p>
          </table:table-cell>
          <table:table-cell/>
          <table:table-cell table:formula="of:=IF([.E22]=&quot;&quot;;&quot;&quot;;[.E22]-[.F22])" office:value-type="float" office:value="5">
            <text:p>5</text:p>
          </table:table-cell>
          <table:table-cell table:formula="of:=IF([.E22]=&quot;&quot;;&quot;&quot;;([.G22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14">
            <text:p>119014</text:p>
          </table:table-cell>
          <table:table-cell office:value-type="float" office:value="118999">
            <text:p>118999</text:p>
          </table:table-cell>
          <table:table-cell table:style-name="ce6" table:formula="of:=IF([.A23]=&quot;&quot;;&quot;&quot;;IF([.B23]&lt;118995;&quot;x&quot;;IF([.A23]=[.B23]; &quot;=&quot;; &quot;-&quot;)))" office:value-type="string" office:string-value="-">
            <text:p>-</text:p>
          </table:table-cell>
          <table:table-cell office:value-type="string">
            <text:p>Cirrhotic patients have impaired hepatic reticuloendothelial function.</text:p>
          </table:table-cell>
          <table:table-cell table:formula="of:=IF([.A23]=&quot;&quot;; &quot;&quot;; IF([.A23]=[.B23];COUNTIF([.A22:.A371];[.A23]);&quot;&quot;))">
            <text:p/>
          </table:table-cell>
          <table:table-cell/>
          <table:table-cell table:formula="of:=IF([.E23]=&quot;&quot;;&quot;&quot;;[.E23]-[.F23])">
            <text:p/>
          </table:table-cell>
          <table:table-cell table:formula="of:=IF([.E23]=&quot;&quot;;&quot;&quot;;([.G2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4">
            <text:p>119014</text:p>
          </table:table-cell>
          <table:table-cell office:value-type="float" office:value="119015">
            <text:p>119015</text:p>
          </table:table-cell>
          <table:table-cell table:style-name="ce6" table:formula="of:=IF([.A24]=&quot;&quot;;&quot;&quot;;IF([.B24]&lt;118995;&quot;x&quot;;IF([.A24]=[.B24]; &quot;=&quot;; &quot;-&quot;)))" office:value-type="string" office:string-value="-">
            <text:p>-</text:p>
          </table:table-cell>
          <table:table-cell office:value-type="string">
            <text:p>Hepatic reticuloendothelial function is impaired in cirrhotic patients.</text:p>
          </table:table-cell>
          <table:table-cell table:formula="of:=IF([.A24]=&quot;&quot;; &quot;&quot;; IF([.A24]=[.B24];COUNTIF([.A23:.A372];[.A24]);&quot;&quot;))">
            <text:p/>
          </table:table-cell>
          <table:table-cell/>
          <table:table-cell table:formula="of:=IF([.E24]=&quot;&quot;;&quot;&quot;;[.E24]-[.F24])">
            <text:p/>
          </table:table-cell>
          <table:table-cell table:formula="of:=IF([.E24]=&quot;&quot;;&quot;&quot;;([.G2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4">
            <text:p>119014</text:p>
          </table:table-cell>
          <table:table-cell office:value-type="float" office:value="119016">
            <text:p>119016</text:p>
          </table:table-cell>
          <table:table-cell table:style-name="ce6" table:formula="of:=IF([.A25]=&quot;&quot;;&quot;&quot;;IF([.B25]&lt;118995;&quot;x&quot;;IF([.A25]=[.B25]; &quot;=&quot;; &quot;-&quot;)))" office:value-type="string" office:string-value="-">
            <text:p>-</text:p>
          </table:table-cell>
          <table:table-cell office:value-type="string">
            <text:p>Hepatic reticuloendothelial function is impaired in cirrhotic patients independently of their history of SBP.</text:p>
          </table:table-cell>
          <table:table-cell table:formula="of:=IF([.A25]=&quot;&quot;; &quot;&quot;; IF([.A25]=[.B25];COUNTIF([.A24:.A373];[.A25]);&quot;&quot;))">
            <text:p/>
          </table:table-cell>
          <table:table-cell/>
          <table:table-cell table:formula="of:=IF([.E25]=&quot;&quot;;&quot;&quot;;[.E25]-[.F25])">
            <text:p/>
          </table:table-cell>
          <table:table-cell table:formula="of:=IF([.E25]=&quot;&quot;;&quot;&quot;;([.G2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4">
            <text:p>119014</text:p>
          </table:table-cell>
          <table:table-cell office:value-type="float" office:value="119078">
            <text:p>119078</text:p>
          </table:table-cell>
          <table:table-cell table:style-name="ce6" table:formula="of:=IF([.A26]=&quot;&quot;;&quot;&quot;;IF([.B26]&lt;118995;&quot;x&quot;;IF([.A26]=[.B26]; &quot;=&quot;; &quot;-&quot;)))" office:value-type="string" office:string-value="-">
            <text:p>-</text:p>
          </table:table-cell>
          <table:table-cell office:value-type="string">
            <text:p>The hepatic reticuloendothelial function is impaired in cirrhotic patients.</text:p>
          </table:table-cell>
          <table:table-cell table:formula="of:=IF([.A26]=&quot;&quot;; &quot;&quot;; IF([.A26]=[.B26];COUNTIF([.A25:.A374];[.A26]);&quot;&quot;))">
            <text:p/>
          </table:table-cell>
          <table:table-cell/>
          <table:table-cell table:formula="of:=IF([.E26]=&quot;&quot;;&quot;&quot;;[.E26]-[.F26])">
            <text:p/>
          </table:table-cell>
          <table:table-cell table:formula="of:=IF([.E26]=&quot;&quot;;&quot;&quot;;([.G26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15">
            <text:p>119015</text:p>
          </table:table-cell>
          <table:table-cell table:style-name="ce6" table:formula="of:=IF([.A27]=&quot;&quot;;&quot;&quot;;IF([.B27]&lt;118995;&quot;x&quot;;IF([.A27]=[.B27]; &quot;=&quot;; &quot;-&quot;)))" office:value-type="string" office:string-value="=">
            <text:p>=</text:p>
          </table:table-cell>
          <table:table-cell office:value-type="string">
            <text:p>Hepatic reticuloendothelial function is impaired in cirrhotic patients.</text:p>
          </table:table-cell>
          <table:table-cell table:formula="of:=IF([.A27]=&quot;&quot;; &quot;&quot;; IF([.A27]=[.B27];COUNTIF([.A26:.A375];[.A27]);&quot;&quot;))" office:value-type="float" office:value="5">
            <text:p>5</text:p>
          </table:table-cell>
          <table:table-cell/>
          <table:table-cell table:formula="of:=IF([.E27]=&quot;&quot;;&quot;&quot;;[.E27]-[.F27])" office:value-type="float" office:value="5">
            <text:p>5</text:p>
          </table:table-cell>
          <table:table-cell table:formula="of:=IF([.E27]=&quot;&quot;;&quot;&quot;;([.G27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15">
            <text:p>119015</text:p>
          </table:table-cell>
          <table:table-cell office:value-type="float" office:value="118999">
            <text:p>118999</text:p>
          </table:table-cell>
          <table:table-cell table:style-name="ce6" table:formula="of:=IF([.A28]=&quot;&quot;;&quot;&quot;;IF([.B28]&lt;118995;&quot;x&quot;;IF([.A28]=[.B28]; &quot;=&quot;; &quot;-&quot;)))" office:value-type="string" office:string-value="-">
            <text:p>-</text:p>
          </table:table-cell>
          <table:table-cell office:value-type="string">
            <text:p>Cirrhotic patients have impaired hepatic reticuloendothelial function.</text:p>
          </table:table-cell>
          <table:table-cell table:formula="of:=IF([.A28]=&quot;&quot;; &quot;&quot;; IF([.A28]=[.B28];COUNTIF([.A27:.A376];[.A28]);&quot;&quot;))">
            <text:p/>
          </table:table-cell>
          <table:table-cell/>
          <table:table-cell table:formula="of:=IF([.E28]=&quot;&quot;;&quot;&quot;;[.E28]-[.F28])">
            <text:p/>
          </table:table-cell>
          <table:table-cell table:formula="of:=IF([.E28]=&quot;&quot;;&quot;&quot;;([.G2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5">
            <text:p>119015</text:p>
          </table:table-cell>
          <table:table-cell office:value-type="float" office:value="119014">
            <text:p>119014</text:p>
          </table:table-cell>
          <table:table-cell table:style-name="ce6" table:formula="of:=IF([.A29]=&quot;&quot;;&quot;&quot;;IF([.B29]&lt;118995;&quot;x&quot;;IF([.A29]=[.B29]; &quot;=&quot;; &quot;-&quot;)))" office:value-type="string" office:string-value="-">
            <text:p>-</text:p>
          </table:table-cell>
          <table:table-cell office:value-type="string">
            <text:p>Hepatic reticuloendothelial function is impaired in cirrhotic patient.</text:p>
          </table:table-cell>
          <table:table-cell table:formula="of:=IF([.A29]=&quot;&quot;; &quot;&quot;; IF([.A29]=[.B29];COUNTIF([.A28:.A377];[.A29]);&quot;&quot;))">
            <text:p/>
          </table:table-cell>
          <table:table-cell/>
          <table:table-cell table:formula="of:=IF([.E29]=&quot;&quot;;&quot;&quot;;[.E29]-[.F29])">
            <text:p/>
          </table:table-cell>
          <table:table-cell table:formula="of:=IF([.E29]=&quot;&quot;;&quot;&quot;;([.G2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5">
            <text:p>119015</text:p>
          </table:table-cell>
          <table:table-cell office:value-type="float" office:value="119016">
            <text:p>119016</text:p>
          </table:table-cell>
          <table:table-cell table:style-name="ce6" table:formula="of:=IF([.A30]=&quot;&quot;;&quot;&quot;;IF([.B30]&lt;118995;&quot;x&quot;;IF([.A30]=[.B30]; &quot;=&quot;; &quot;-&quot;)))" office:value-type="string" office:string-value="-">
            <text:p>-</text:p>
          </table:table-cell>
          <table:table-cell office:value-type="string">
            <text:p>Hepatic reticuloendothelial function is impaired in cirrhotic patients independently of their history of SBP.</text:p>
          </table:table-cell>
          <table:table-cell table:formula="of:=IF([.A30]=&quot;&quot;; &quot;&quot;; IF([.A30]=[.B30];COUNTIF([.A29:.A378];[.A30]);&quot;&quot;))">
            <text:p/>
          </table:table-cell>
          <table:table-cell/>
          <table:table-cell table:formula="of:=IF([.E30]=&quot;&quot;;&quot;&quot;;[.E30]-[.F30])">
            <text:p/>
          </table:table-cell>
          <table:table-cell table:formula="of:=IF([.E30]=&quot;&quot;;&quot;&quot;;([.G30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5">
            <text:p>119015</text:p>
          </table:table-cell>
          <table:table-cell office:value-type="float" office:value="119078">
            <text:p>119078</text:p>
          </table:table-cell>
          <table:table-cell table:style-name="ce6" table:formula="of:=IF([.A31]=&quot;&quot;;&quot;&quot;;IF([.B31]&lt;118995;&quot;x&quot;;IF([.A31]=[.B31]; &quot;=&quot;; &quot;-&quot;)))" office:value-type="string" office:string-value="-">
            <text:p>-</text:p>
          </table:table-cell>
          <table:table-cell office:value-type="string">
            <text:p>The hepatic reticuloendothelial function is impaired in cirrhotic patients.</text:p>
          </table:table-cell>
          <table:table-cell table:formula="of:=IF([.A31]=&quot;&quot;; &quot;&quot;; IF([.A31]=[.B31];COUNTIF([.A30:.A379];[.A31]);&quot;&quot;))">
            <text:p/>
          </table:table-cell>
          <table:table-cell/>
          <table:table-cell table:formula="of:=IF([.E31]=&quot;&quot;;&quot;&quot;;[.E31]-[.F31])">
            <text:p/>
          </table:table-cell>
          <table:table-cell table:formula="of:=IF([.E31]=&quot;&quot;;&quot;&quot;;([.G31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16">
            <text:p>119016</text:p>
          </table:table-cell>
          <table:table-cell table:style-name="ce6" table:formula="of:=IF([.A32]=&quot;&quot;;&quot;&quot;;IF([.B32]&lt;118995;&quot;x&quot;;IF([.A32]=[.B32]; &quot;=&quot;; &quot;-&quot;)))" office:value-type="string" office:string-value="=">
            <text:p>=</text:p>
          </table:table-cell>
          <table:table-cell office:value-type="string">
            <text:p>Hepatic reticuloendothelial function is impaired in cirrhotic patients independently of their history of SBP.</text:p>
          </table:table-cell>
          <table:table-cell table:formula="of:=IF([.A32]=&quot;&quot;; &quot;&quot;; IF([.A32]=[.B32];COUNTIF([.A31:.A380];[.A32]);&quot;&quot;))" office:value-type="float" office:value="5">
            <text:p>5</text:p>
          </table:table-cell>
          <table:table-cell/>
          <table:table-cell table:formula="of:=IF([.E32]=&quot;&quot;;&quot;&quot;;[.E32]-[.F32])" office:value-type="float" office:value="5">
            <text:p>5</text:p>
          </table:table-cell>
          <table:table-cell table:formula="of:=IF([.E32]=&quot;&quot;;&quot;&quot;;([.G32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16">
            <text:p>119016</text:p>
          </table:table-cell>
          <table:table-cell office:value-type="float" office:value="119017">
            <text:p>119017</text:p>
          </table:table-cell>
          <table:table-cell table:style-name="ce6" table:formula="of:=IF([.A33]=&quot;&quot;;&quot;&quot;;IF([.B33]&lt;118995;&quot;x&quot;;IF([.A33]=[.B33]; &quot;=&quot;; &quot;-&quot;)))" office:value-type="string" office:string-value="-">
            <text:p>-</text:p>
          </table:table-cell>
          <table:table-cell office:value-type="string">
            <text:p>Hepatic reticuloendothelial function is impaired to the same degree in cirrhotic patients with or without a previous history of SBP.</text:p>
          </table:table-cell>
          <table:table-cell table:formula="of:=IF([.A33]=&quot;&quot;; &quot;&quot;; IF([.A33]=[.B33];COUNTIF([.A32:.A381];[.A33]);&quot;&quot;))">
            <text:p/>
          </table:table-cell>
          <table:table-cell/>
          <table:table-cell table:formula="of:=IF([.E33]=&quot;&quot;;&quot;&quot;;[.E33]-[.F33])">
            <text:p/>
          </table:table-cell>
          <table:table-cell table:formula="of:=IF([.E33]=&quot;&quot;;&quot;&quot;;([.G3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6">
            <text:p>119016</text:p>
          </table:table-cell>
          <table:table-cell office:value-type="float" office:value="119035">
            <text:p>119035</text:p>
          </table:table-cell>
          <table:table-cell table:style-name="ce6" table:formula="of:=IF([.A34]=&quot;&quot;;&quot;&quot;;IF([.B34]&lt;118995;&quot;x&quot;;IF([.A34]=[.B34]; &quot;=&quot;; &quot;-&quot;)))" office:value-type="string" office:string-value="-">
            <text:p>-</text:p>
          </table:table-cell>
          <table:table-cell office:value-type="string">
            <text:p>Patients with and without previous history of SBP have similar impaired hepatic reticuloendothelial functions.</text:p>
          </table:table-cell>
          <table:table-cell table:formula="of:=IF([.A34]=&quot;&quot;; &quot;&quot;; IF([.A34]=[.B34];COUNTIF([.A33:.A382];[.A34]);&quot;&quot;))">
            <text:p/>
          </table:table-cell>
          <table:table-cell/>
          <table:table-cell table:formula="of:=IF([.E34]=&quot;&quot;;&quot;&quot;;[.E34]-[.F34])">
            <text:p/>
          </table:table-cell>
          <table:table-cell table:formula="of:=IF([.E34]=&quot;&quot;;&quot;&quot;;([.G3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6">
            <text:p>119016</text:p>
          </table:table-cell>
          <table:table-cell office:value-type="float" office:value="119072">
            <text:p>119072</text:p>
          </table:table-cell>
          <table:table-cell table:style-name="ce6" table:formula="of:=IF([.A35]=&quot;&quot;;&quot;&quot;;IF([.B35]&lt;118995;&quot;x&quot;;IF([.A35]=[.B35]; &quot;=&quot;; &quot;-&quot;)))" office:value-type="string" office:string-value="-">
            <text:p>-</text:p>
          </table:table-cell>
          <table:table-cell office:value-type="string">
            <text:p>The degree of impaired Hepatic reticuloendothelial function is same for patients with and without previous history of SBP.</text:p>
          </table:table-cell>
          <table:table-cell table:formula="of:=IF([.A35]=&quot;&quot;; &quot;&quot;; IF([.A35]=[.B35];COUNTIF([.A34:.A383];[.A35]);&quot;&quot;))">
            <text:p/>
          </table:table-cell>
          <table:table-cell/>
          <table:table-cell table:formula="of:=IF([.E35]=&quot;&quot;;&quot;&quot;;[.E35]-[.F35])">
            <text:p/>
          </table:table-cell>
          <table:table-cell table:formula="of:=IF([.E35]=&quot;&quot;;&quot;&quot;;([.G3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6">
            <text:p>119016</text:p>
          </table:table-cell>
          <table:table-cell office:value-type="float" office:value="119079">
            <text:p>119079</text:p>
          </table:table-cell>
          <table:table-cell table:style-name="ce6" table:formula="of:=IF([.A36]=&quot;&quot;;&quot;&quot;;IF([.B36]&lt;118995;&quot;x&quot;;IF([.A36]=[.B36]; &quot;=&quot;; &quot;-&quot;)))" office:value-type="string" office:string-value="-">
            <text:p>-</text:p>
          </table:table-cell>
          <table:table-cell office:value-type="string">
            <text:p>The hepatic reticuloendothelial function is impaired in cirrhotic patients but does not differ between patients with and without previous history of SBP.</text:p>
          </table:table-cell>
          <table:table-cell table:formula="of:=IF([.A36]=&quot;&quot;; &quot;&quot;; IF([.A36]=[.B36];COUNTIF([.A35:.A384];[.A36]);&quot;&quot;))">
            <text:p/>
          </table:table-cell>
          <table:table-cell/>
          <table:table-cell table:formula="of:=IF([.E36]=&quot;&quot;;&quot;&quot;;[.E36]-[.F36])">
            <text:p/>
          </table:table-cell>
          <table:table-cell table:formula="of:=IF([.E36]=&quot;&quot;;&quot;&quot;;([.G36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17">
            <text:p>119017</text:p>
          </table:table-cell>
          <table:table-cell table:style-name="ce6" table:formula="of:=IF([.A37]=&quot;&quot;;&quot;&quot;;IF([.B37]&lt;118995;&quot;x&quot;;IF([.A37]=[.B37]; &quot;=&quot;; &quot;-&quot;)))" office:value-type="string" office:string-value="=">
            <text:p>=</text:p>
          </table:table-cell>
          <table:table-cell office:value-type="string">
            <text:p>Hepatic reticuloendothelial function is impaired to the same degree in cirrhotic patients with or without a previous history of SBP.</text:p>
          </table:table-cell>
          <table:table-cell table:formula="of:=IF([.A37]=&quot;&quot;; &quot;&quot;; IF([.A37]=[.B37];COUNTIF([.A36:.A385];[.A37]);&quot;&quot;))" office:value-type="float" office:value="4">
            <text:p>4</text:p>
          </table:table-cell>
          <table:table-cell/>
          <table:table-cell table:formula="of:=IF([.E37]=&quot;&quot;;&quot;&quot;;[.E37]-[.F37])" office:value-type="float" office:value="4">
            <text:p>4</text:p>
          </table:table-cell>
          <table:table-cell table:formula="of:=IF([.E37]=&quot;&quot;;&quot;&quot;;([.G37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17">
            <text:p>119017</text:p>
          </table:table-cell>
          <table:table-cell office:value-type="float" office:value="119035">
            <text:p>119035</text:p>
          </table:table-cell>
          <table:table-cell table:style-name="ce6" table:formula="of:=IF([.A38]=&quot;&quot;;&quot;&quot;;IF([.B38]&lt;118995;&quot;x&quot;;IF([.A38]=[.B38]; &quot;=&quot;; &quot;-&quot;)))" office:value-type="string" office:string-value="-">
            <text:p>-</text:p>
          </table:table-cell>
          <table:table-cell office:value-type="string">
            <text:p>Patients with and without previous history of SBP have similar impaired hepatic reticuloendothelial functions.</text:p>
          </table:table-cell>
          <table:table-cell table:formula="of:=IF([.A38]=&quot;&quot;; &quot;&quot;; IF([.A38]=[.B38];COUNTIF([.A37:.A386];[.A38]);&quot;&quot;))">
            <text:p/>
          </table:table-cell>
          <table:table-cell/>
          <table:table-cell table:formula="of:=IF([.E38]=&quot;&quot;;&quot;&quot;;[.E38]-[.F38])">
            <text:p/>
          </table:table-cell>
          <table:table-cell table:formula="of:=IF([.E38]=&quot;&quot;;&quot;&quot;;([.G3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7">
            <text:p>119017</text:p>
          </table:table-cell>
          <table:table-cell office:value-type="float" office:value="119072">
            <text:p>119072</text:p>
          </table:table-cell>
          <table:table-cell table:style-name="ce6" table:formula="of:=IF([.A39]=&quot;&quot;;&quot;&quot;;IF([.B39]&lt;118995;&quot;x&quot;;IF([.A39]=[.B39]; &quot;=&quot;; &quot;-&quot;)))" office:value-type="string" office:string-value="-">
            <text:p>-</text:p>
          </table:table-cell>
          <table:table-cell office:value-type="string">
            <text:p>The degree of impaired Hepatic reticuloendothelial function is same for patients with and without previous history of SBP.</text:p>
          </table:table-cell>
          <table:table-cell table:formula="of:=IF([.A39]=&quot;&quot;; &quot;&quot;; IF([.A39]=[.B39];COUNTIF([.A38:.A387];[.A39]);&quot;&quot;))">
            <text:p/>
          </table:table-cell>
          <table:table-cell/>
          <table:table-cell table:formula="of:=IF([.E39]=&quot;&quot;;&quot;&quot;;[.E39]-[.F39])">
            <text:p/>
          </table:table-cell>
          <table:table-cell table:formula="of:=IF([.E39]=&quot;&quot;;&quot;&quot;;([.G3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7">
            <text:p>119017</text:p>
          </table:table-cell>
          <table:table-cell office:value-type="float" office:value="119079">
            <text:p>119079</text:p>
          </table:table-cell>
          <table:table-cell table:style-name="ce6" table:formula="of:=IF([.A40]=&quot;&quot;;&quot;&quot;;IF([.B40]&lt;118995;&quot;x&quot;;IF([.A40]=[.B40]; &quot;=&quot;; &quot;-&quot;)))" office:value-type="string" office:string-value="-">
            <text:p>-</text:p>
          </table:table-cell>
          <table:table-cell office:value-type="string">
            <text:p>The hepatic reticuloendothelial function is impaired in cirrhotic patients but does not differ between patients with and without previous history of SBP.</text:p>
          </table:table-cell>
          <table:table-cell table:formula="of:=IF([.A40]=&quot;&quot;; &quot;&quot;; IF([.A40]=[.B40];COUNTIF([.A39:.A388];[.A40]);&quot;&quot;))">
            <text:p/>
          </table:table-cell>
          <table:table-cell/>
          <table:table-cell table:formula="of:=IF([.E40]=&quot;&quot;;&quot;&quot;;[.E40]-[.F40])">
            <text:p/>
          </table:table-cell>
          <table:table-cell table:formula="of:=IF([.E40]=&quot;&quot;;&quot;&quot;;([.G40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18">
            <text:p>119018</text:p>
          </table:table-cell>
          <table:table-cell table:style-name="ce6" table:formula="of:=IF([.A41]=&quot;&quot;;&quot;&quot;;IF([.B41]&lt;118995;&quot;x&quot;;IF([.A41]=[.B41]; &quot;=&quot;; &quot;-&quot;)))" office:value-type="string" office:string-value="=">
            <text:p>=</text:p>
          </table:table-cell>
          <table:table-cell office:value-type="string">
            <text:p>History of spontaneous bacterial peritonitis does not affect impairment of hepatic reticuloendothelial function in cirrhotic patients.</text:p>
          </table:table-cell>
          <table:table-cell table:formula="of:=IF([.A41]=&quot;&quot;; &quot;&quot;; IF([.A41]=[.B41];COUNTIF([.A40:.A389];[.A41]);&quot;&quot;))" office:value-type="float" office:value="5">
            <text:p>5</text:p>
          </table:table-cell>
          <table:table-cell/>
          <table:table-cell table:formula="of:=IF([.E41]=&quot;&quot;;&quot;&quot;;[.E41]-[.F41])" office:value-type="float" office:value="5">
            <text:p>5</text:p>
          </table:table-cell>
          <table:table-cell table:formula="of:=IF([.E41]=&quot;&quot;;&quot;&quot;;([.G41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18">
            <text:p>119018</text:p>
          </table:table-cell>
          <table:table-cell office:value-type="float" office:value="119016">
            <text:p>119016</text:p>
          </table:table-cell>
          <table:table-cell table:style-name="ce6" table:formula="of:=IF([.A42]=&quot;&quot;;&quot;&quot;;IF([.B42]&lt;118995;&quot;x&quot;;IF([.A42]=[.B42]; &quot;=&quot;; &quot;-&quot;)))" office:value-type="string" office:string-value="-">
            <text:p>-</text:p>
          </table:table-cell>
          <table:table-cell office:value-type="string">
            <text:p>Hepatic reticuloendothelial function is impaired in cirrhotic patients independently of their history of SBP.</text:p>
          </table:table-cell>
          <table:table-cell table:formula="of:=IF([.A42]=&quot;&quot;; &quot;&quot;; IF([.A42]=[.B42];COUNTIF([.A41:.A390];[.A42]);&quot;&quot;))">
            <text:p/>
          </table:table-cell>
          <table:table-cell/>
          <table:table-cell table:formula="of:=IF([.E42]=&quot;&quot;;&quot;&quot;;[.E42]-[.F42])">
            <text:p/>
          </table:table-cell>
          <table:table-cell table:formula="of:=IF([.E42]=&quot;&quot;;&quot;&quot;;([.G42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8">
            <text:p>119018</text:p>
          </table:table-cell>
          <table:table-cell office:value-type="float" office:value="119017">
            <text:p>119017</text:p>
          </table:table-cell>
          <table:table-cell table:style-name="ce6" table:formula="of:=IF([.A43]=&quot;&quot;;&quot;&quot;;IF([.B43]&lt;118995;&quot;x&quot;;IF([.A43]=[.B43]; &quot;=&quot;; &quot;-&quot;)))" office:value-type="string" office:string-value="-">
            <text:p>-</text:p>
          </table:table-cell>
          <table:table-cell office:value-type="string">
            <text:p>Hepatic reticuloendothelial function is impaired to the same degree in cirrhotic patients with or without a previous history of SBP.</text:p>
          </table:table-cell>
          <table:table-cell table:formula="of:=IF([.A43]=&quot;&quot;; &quot;&quot;; IF([.A43]=[.B43];COUNTIF([.A42:.A391];[.A43]);&quot;&quot;))">
            <text:p/>
          </table:table-cell>
          <table:table-cell/>
          <table:table-cell table:formula="of:=IF([.E43]=&quot;&quot;;&quot;&quot;;[.E43]-[.F43])">
            <text:p/>
          </table:table-cell>
          <table:table-cell table:formula="of:=IF([.E43]=&quot;&quot;;&quot;&quot;;([.G4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8">
            <text:p>119018</text:p>
          </table:table-cell>
          <table:table-cell office:value-type="float" office:value="119035">
            <text:p>119035</text:p>
          </table:table-cell>
          <table:table-cell table:style-name="ce6" table:formula="of:=IF([.A44]=&quot;&quot;;&quot;&quot;;IF([.B44]&lt;118995;&quot;x&quot;;IF([.A44]=[.B44]; &quot;=&quot;; &quot;-&quot;)))" office:value-type="string" office:string-value="-">
            <text:p>-</text:p>
          </table:table-cell>
          <table:table-cell office:value-type="string">
            <text:p>Patients with and without previous history of SBP have similar impaired hepatic reticuloendothelial functions.</text:p>
          </table:table-cell>
          <table:table-cell table:formula="of:=IF([.A44]=&quot;&quot;; &quot;&quot;; IF([.A44]=[.B44];COUNTIF([.A43:.A392];[.A44]);&quot;&quot;))">
            <text:p/>
          </table:table-cell>
          <table:table-cell/>
          <table:table-cell table:formula="of:=IF([.E44]=&quot;&quot;;&quot;&quot;;[.E44]-[.F44])">
            <text:p/>
          </table:table-cell>
          <table:table-cell table:formula="of:=IF([.E44]=&quot;&quot;;&quot;&quot;;([.G4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8">
            <text:p>119018</text:p>
          </table:table-cell>
          <table:table-cell office:value-type="float" office:value="119079">
            <text:p>119079</text:p>
          </table:table-cell>
          <table:table-cell table:style-name="ce6" table:formula="of:=IF([.A45]=&quot;&quot;;&quot;&quot;;IF([.B45]&lt;118995;&quot;x&quot;;IF([.A45]=[.B45]; &quot;=&quot;; &quot;-&quot;)))" office:value-type="string" office:string-value="-">
            <text:p>-</text:p>
          </table:table-cell>
          <table:table-cell office:value-type="string">
            <text:p>The hepatic reticuloendothelial function is impaired in cirrhotic patients but does not differ between patients with and without previous history of SBP.</text:p>
          </table:table-cell>
          <table:table-cell table:formula="of:=IF([.A45]=&quot;&quot;; &quot;&quot;; IF([.A45]=[.B45];COUNTIF([.A44:.A393];[.A45]);&quot;&quot;))">
            <text:p/>
          </table:table-cell>
          <table:table-cell/>
          <table:table-cell table:formula="of:=IF([.E45]=&quot;&quot;;&quot;&quot;;[.E45]-[.F45])">
            <text:p/>
          </table:table-cell>
          <table:table-cell table:formula="of:=IF([.E45]=&quot;&quot;;&quot;&quot;;([.G45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35">
            <text:p>119035</text:p>
          </table:table-cell>
          <table:table-cell table:style-name="ce6" table:formula="of:=IF([.A46]=&quot;&quot;;&quot;&quot;;IF([.B46]&lt;118995;&quot;x&quot;;IF([.A46]=[.B46]; &quot;=&quot;; &quot;-&quot;)))" office:value-type="string" office:string-value="=">
            <text:p>=</text:p>
          </table:table-cell>
          <table:table-cell office:value-type="string">
            <text:p>Patients with and without previous history of SBP have similar impaired hepatic reticuloendothelial functions.</text:p>
          </table:table-cell>
          <table:table-cell table:formula="of:=IF([.A46]=&quot;&quot;; &quot;&quot;; IF([.A46]=[.B46];COUNTIF([.A45:.A394];[.A46]);&quot;&quot;))" office:value-type="float" office:value="3">
            <text:p>3</text:p>
          </table:table-cell>
          <table:table-cell/>
          <table:table-cell table:formula="of:=IF([.E46]=&quot;&quot;;&quot;&quot;;[.E46]-[.F46])" office:value-type="float" office:value="3">
            <text:p>3</text:p>
          </table:table-cell>
          <table:table-cell table:formula="of:=IF([.E46]=&quot;&quot;;&quot;&quot;;([.G46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35">
            <text:p>119035</text:p>
          </table:table-cell>
          <table:table-cell office:value-type="float" office:value="119017">
            <text:p>119017</text:p>
          </table:table-cell>
          <table:table-cell table:style-name="ce6" table:formula="of:=IF([.A47]=&quot;&quot;;&quot;&quot;;IF([.B47]&lt;118995;&quot;x&quot;;IF([.A47]=[.B47]; &quot;=&quot;; &quot;-&quot;)))" office:value-type="string" office:string-value="-">
            <text:p>-</text:p>
          </table:table-cell>
          <table:table-cell office:value-type="string">
            <text:p>Hepatic reticuloendothelial function is impaired to the same degree in cirrhotic patients with or without a previous history of SBP.</text:p>
          </table:table-cell>
          <table:table-cell table:formula="of:=IF([.A47]=&quot;&quot;; &quot;&quot;; IF([.A47]=[.B47];COUNTIF([.A46:.A395];[.A47]);&quot;&quot;))">
            <text:p/>
          </table:table-cell>
          <table:table-cell/>
          <table:table-cell table:formula="of:=IF([.E47]=&quot;&quot;;&quot;&quot;;[.E47]-[.F47])">
            <text:p/>
          </table:table-cell>
          <table:table-cell table:formula="of:=IF([.E47]=&quot;&quot;;&quot;&quot;;([.G47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5">
            <text:p>119035</text:p>
          </table:table-cell>
          <table:table-cell office:value-type="float" office:value="119072">
            <text:p>119072</text:p>
          </table:table-cell>
          <table:table-cell table:style-name="ce6" table:formula="of:=IF([.A48]=&quot;&quot;;&quot;&quot;;IF([.B48]&lt;118995;&quot;x&quot;;IF([.A48]=[.B48]; &quot;=&quot;; &quot;-&quot;)))" office:value-type="string" office:string-value="-">
            <text:p>-</text:p>
          </table:table-cell>
          <table:table-cell office:value-type="string">
            <text:p>The degree of impaired Hepatic reticuloendothelial function is same for patients with and without previous history of SBP.</text:p>
          </table:table-cell>
          <table:table-cell table:formula="of:=IF([.A48]=&quot;&quot;; &quot;&quot;; IF([.A48]=[.B48];COUNTIF([.A47:.A396];[.A48]);&quot;&quot;))">
            <text:p/>
          </table:table-cell>
          <table:table-cell/>
          <table:table-cell table:formula="of:=IF([.E48]=&quot;&quot;;&quot;&quot;;[.E48]-[.F48])">
            <text:p/>
          </table:table-cell>
          <table:table-cell table:formula="of:=IF([.E48]=&quot;&quot;;&quot;&quot;;([.G48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68">
            <text:p>119068</text:p>
          </table:table-cell>
          <table:table-cell table:style-name="ce6" table:formula="of:=IF([.A49]=&quot;&quot;;&quot;&quot;;IF([.B49]&lt;118995;&quot;x&quot;;IF([.A49]=[.B49]; &quot;=&quot;; &quot;-&quot;)))" office:value-type="string" office:string-value="=">
            <text:p>=</text:p>
          </table:table-cell>
          <table:table-cell office:value-type="string">
            <text:p>The degree of Hepatic reticuloendothelial functional impairment does not differ between patients with and without previous history of SBP.</text:p>
          </table:table-cell>
          <table:table-cell table:formula="of:=IF([.A49]=&quot;&quot;; &quot;&quot;; IF([.A49]=[.B49];COUNTIF([.A48:.A397];[.A49]);&quot;&quot;))" office:value-type="float" office:value="4">
            <text:p>4</text:p>
          </table:table-cell>
          <table:table-cell/>
          <table:table-cell table:formula="of:=IF([.E49]=&quot;&quot;;&quot;&quot;;[.E49]-[.F49])" office:value-type="float" office:value="4">
            <text:p>4</text:p>
          </table:table-cell>
          <table:table-cell table:formula="of:=IF([.E49]=&quot;&quot;;&quot;&quot;;([.G49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68">
            <text:p>119068</text:p>
          </table:table-cell>
          <table:table-cell office:value-type="float" office:value="119012">
            <text:p>119012</text:p>
          </table:table-cell>
          <table:table-cell table:style-name="ce6" table:formula="of:=IF([.A50]=&quot;&quot;;&quot;&quot;;IF([.B50]&lt;118995;&quot;x&quot;;IF([.A50]=[.B50]; &quot;=&quot;; &quot;-&quot;)))" office:value-type="string" office:string-value="-">
            <text:p>-</text:p>
          </table:table-cell>
          <table:table-cell office:value-type="string">
            <text:p>Degree of hepatic reticuloendothelial function impairment does not differ between patients with and without previous history of SBP.</text:p>
          </table:table-cell>
          <table:table-cell table:formula="of:=IF([.A50]=&quot;&quot;; &quot;&quot;; IF([.A50]=[.B50];COUNTIF([.A49:.A398];[.A50]);&quot;&quot;))">
            <text:p/>
          </table:table-cell>
          <table:table-cell/>
          <table:table-cell table:formula="of:=IF([.E50]=&quot;&quot;;&quot;&quot;;[.E50]-[.F50])">
            <text:p/>
          </table:table-cell>
          <table:table-cell table:formula="of:=IF([.E50]=&quot;&quot;;&quot;&quot;;([.G50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8">
            <text:p>119068</text:p>
          </table:table-cell>
          <table:table-cell office:value-type="float" office:value="119013">
            <text:p>119013</text:p>
          </table:table-cell>
          <table:table-cell table:style-name="ce6" table:formula="of:=IF([.A51]=&quot;&quot;;&quot;&quot;;IF([.B51]&lt;118995;&quot;x&quot;;IF([.A51]=[.B51]; &quot;=&quot;; &quot;-&quot;)))" office:value-type="string" office:string-value="-">
            <text:p>-</text:p>
          </table:table-cell>
          <table:table-cell office:value-type="string">
            <text:p>Hepatic reticuloendothelial function impairment does not differ between patients with and without previous history of SBP.</text:p>
          </table:table-cell>
          <table:table-cell table:formula="of:=IF([.A51]=&quot;&quot;; &quot;&quot;; IF([.A51]=[.B51];COUNTIF([.A50:.A399];[.A51]);&quot;&quot;))">
            <text:p/>
          </table:table-cell>
          <table:table-cell/>
          <table:table-cell table:formula="of:=IF([.E51]=&quot;&quot;;&quot;&quot;;[.E51]-[.F51])">
            <text:p/>
          </table:table-cell>
          <table:table-cell table:formula="of:=IF([.E51]=&quot;&quot;;&quot;&quot;;([.G51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8">
            <text:p>119068</text:p>
          </table:table-cell>
          <table:table-cell office:value-type="float" office:value="119075">
            <text:p>119075</text:p>
          </table:table-cell>
          <table:table-cell table:style-name="ce6" table:formula="of:=IF([.A52]=&quot;&quot;;&quot;&quot;;IF([.B52]&lt;118995;&quot;x&quot;;IF([.A52]=[.B52]; &quot;=&quot;; &quot;-&quot;)))" office:value-type="string" office:string-value="-">
            <text:p>-</text:p>
          </table:table-cell>
          <table:table-cell office:value-type="string">
            <text:p>The degree of impairment of hepatic reticuloendothelial function does not differ between patients with and without previous history of SBP.</text:p>
          </table:table-cell>
          <table:table-cell table:formula="of:=IF([.A52]=&quot;&quot;; &quot;&quot;; IF([.A52]=[.B52];COUNTIF([.A51:.A400];[.A52]);&quot;&quot;))">
            <text:p/>
          </table:table-cell>
          <table:table-cell/>
          <table:table-cell table:formula="of:=IF([.E52]=&quot;&quot;;&quot;&quot;;[.E52]-[.F52])">
            <text:p/>
          </table:table-cell>
          <table:table-cell table:formula="of:=IF([.E52]=&quot;&quot;;&quot;&quot;;([.G52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69">
            <text:p>119069</text:p>
          </table:table-cell>
          <table:table-cell table:style-name="ce6" table:formula="of:=IF([.A53]=&quot;&quot;;&quot;&quot;;IF([.B53]&lt;118995;&quot;x&quot;;IF([.A53]=[.B53]; &quot;=&quot;; &quot;-&quot;)))" office:value-type="string" office:string-value="=">
            <text:p>=</text:p>
          </table:table-cell>
          <table:table-cell office:value-type="string">
            <text:p>The degree of hepatic reticuloendothelial functional impairment in cirrhotic patients does not differ between patients with and without previous history of SBP.</text:p>
          </table:table-cell>
          <table:table-cell table:formula="of:=IF([.A53]=&quot;&quot;; &quot;&quot;; IF([.A53]=[.B53];COUNTIF([.A52:.A401];[.A53]);&quot;&quot;))" office:value-type="float" office:value="4">
            <text:p>4</text:p>
          </table:table-cell>
          <table:table-cell/>
          <table:table-cell table:formula="of:=IF([.E53]=&quot;&quot;;&quot;&quot;;[.E53]-[.F53])" office:value-type="float" office:value="4">
            <text:p>4</text:p>
          </table:table-cell>
          <table:table-cell table:formula="of:=IF([.E53]=&quot;&quot;;&quot;&quot;;([.G53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69">
            <text:p>119069</text:p>
          </table:table-cell>
          <table:table-cell office:value-type="float" office:value="119070">
            <text:p>119070</text:p>
          </table:table-cell>
          <table:table-cell table:style-name="ce6" table:formula="of:=IF([.A54]=&quot;&quot;;&quot;&quot;;IF([.B54]&lt;118995;&quot;x&quot;;IF([.A54]=[.B54]; &quot;=&quot;; &quot;-&quot;)))" office:value-type="string" office:string-value="-">
            <text:p>-</text:p>
          </table:table-cell>
          <table:table-cell office:value-type="string">
            <text:p>The degree of hepatic reticuloendothelial function impairment does not differ between cirrhotic patients with and without previous history of SBP.</text:p>
          </table:table-cell>
          <table:table-cell table:formula="of:=IF([.A54]=&quot;&quot;; &quot;&quot;; IF([.A54]=[.B54];COUNTIF([.A53:.A402];[.A54]);&quot;&quot;))">
            <text:p/>
          </table:table-cell>
          <table:table-cell/>
          <table:table-cell table:formula="of:=IF([.E54]=&quot;&quot;;&quot;&quot;;[.E54]-[.F54])">
            <text:p/>
          </table:table-cell>
          <table:table-cell table:formula="of:=IF([.E54]=&quot;&quot;;&quot;&quot;;([.G5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9">
            <text:p>119069</text:p>
          </table:table-cell>
          <table:table-cell office:value-type="float" office:value="119071">
            <text:p>119071</text:p>
          </table:table-cell>
          <table:table-cell table:style-name="ce6" table:formula="of:=IF([.A55]=&quot;&quot;;&quot;&quot;;IF([.B55]&lt;118995;&quot;x&quot;;IF([.A55]=[.B55]; &quot;=&quot;; &quot;-&quot;)))" office:value-type="string" office:string-value="-">
            <text:p>-</text:p>
          </table:table-cell>
          <table:table-cell office:value-type="string">
            <text:p>The degree of hepatic reticuloendothelial function impairment in cirrhotic patients does not differ between patients with and without previous history of SBP.</text:p>
          </table:table-cell>
          <table:table-cell table:formula="of:=IF([.A55]=&quot;&quot;; &quot;&quot;; IF([.A55]=[.B55];COUNTIF([.A54:.A403];[.A55]);&quot;&quot;))">
            <text:p/>
          </table:table-cell>
          <table:table-cell/>
          <table:table-cell table:formula="of:=IF([.E55]=&quot;&quot;;&quot;&quot;;[.E55]-[.F55])">
            <text:p/>
          </table:table-cell>
          <table:table-cell table:formula="of:=IF([.E55]=&quot;&quot;;&quot;&quot;;([.G5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9">
            <text:p>119069</text:p>
          </table:table-cell>
          <table:table-cell office:value-type="float" office:value="119076">
            <text:p>119076</text:p>
          </table:table-cell>
          <table:table-cell table:style-name="ce6" table:formula="of:=IF([.A56]=&quot;&quot;;&quot;&quot;;IF([.B56]&lt;118995;&quot;x&quot;;IF([.A56]=[.B56]; &quot;=&quot;; &quot;-&quot;)))" office:value-type="string" office:string-value="-">
            <text:p>-</text:p>
          </table:table-cell>
          <table:table-cell office:value-type="string">
            <text:p>The degree of impairment of hepatic reticuloendothelial function in cirrhotic patients does not differ between patients with and without previous history of SBP.</text:p>
          </table:table-cell>
          <table:table-cell table:formula="of:=IF([.A56]=&quot;&quot;; &quot;&quot;; IF([.A56]=[.B56];COUNTIF([.A55:.A404];[.A56]);&quot;&quot;))">
            <text:p/>
          </table:table-cell>
          <table:table-cell/>
          <table:table-cell table:formula="of:=IF([.E56]=&quot;&quot;;&quot;&quot;;[.E56]-[.F56])">
            <text:p/>
          </table:table-cell>
          <table:table-cell table:formula="of:=IF([.E56]=&quot;&quot;;&quot;&quot;;([.G56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70">
            <text:p>119070</text:p>
          </table:table-cell>
          <table:table-cell table:style-name="ce6" table:formula="of:=IF([.A57]=&quot;&quot;;&quot;&quot;;IF([.B57]&lt;118995;&quot;x&quot;;IF([.A57]=[.B57]; &quot;=&quot;; &quot;-&quot;)))" office:value-type="string" office:string-value="=">
            <text:p>=</text:p>
          </table:table-cell>
          <table:table-cell office:value-type="string">
            <text:p>The degree of hepatic reticuloendothelial function impairment does not differ between cirrhotic patients with and without previous history of SBP.</text:p>
          </table:table-cell>
          <table:table-cell table:formula="of:=IF([.A57]=&quot;&quot;; &quot;&quot;; IF([.A57]=[.B57];COUNTIF([.A56:.A405];[.A57]);&quot;&quot;))" office:value-type="float" office:value="4">
            <text:p>4</text:p>
          </table:table-cell>
          <table:table-cell/>
          <table:table-cell table:formula="of:=IF([.E57]=&quot;&quot;;&quot;&quot;;[.E57]-[.F57])" office:value-type="float" office:value="4">
            <text:p>4</text:p>
          </table:table-cell>
          <table:table-cell table:formula="of:=IF([.E57]=&quot;&quot;;&quot;&quot;;([.G57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70">
            <text:p>119070</text:p>
          </table:table-cell>
          <table:table-cell office:value-type="float" office:value="119069">
            <text:p>119069</text:p>
          </table:table-cell>
          <table:table-cell table:style-name="ce6" table:formula="of:=IF([.A58]=&quot;&quot;;&quot;&quot;;IF([.B58]&lt;118995;&quot;x&quot;;IF([.A58]=[.B58]; &quot;=&quot;; &quot;-&quot;)))" office:value-type="string" office:string-value="-">
            <text:p>-</text:p>
          </table:table-cell>
          <table:table-cell office:value-type="string">
            <text:p>The degree of hepatic reticuloendothelial functional impairment in cirrhotic patients does not differ between patients with and without previous history of SBP.</text:p>
          </table:table-cell>
          <table:table-cell table:formula="of:=IF([.A58]=&quot;&quot;; &quot;&quot;; IF([.A58]=[.B58];COUNTIF([.A57:.A406];[.A58]);&quot;&quot;))">
            <text:p/>
          </table:table-cell>
          <table:table-cell/>
          <table:table-cell table:formula="of:=IF([.E58]=&quot;&quot;;&quot;&quot;;[.E58]-[.F58])">
            <text:p/>
          </table:table-cell>
          <table:table-cell table:formula="of:=IF([.E58]=&quot;&quot;;&quot;&quot;;([.G5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0">
            <text:p>119070</text:p>
          </table:table-cell>
          <table:table-cell office:value-type="float" office:value="119071">
            <text:p>119071</text:p>
          </table:table-cell>
          <table:table-cell table:style-name="ce6" table:formula="of:=IF([.A59]=&quot;&quot;;&quot;&quot;;IF([.B59]&lt;118995;&quot;x&quot;;IF([.A59]=[.B59]; &quot;=&quot;; &quot;-&quot;)))" office:value-type="string" office:string-value="-">
            <text:p>-</text:p>
          </table:table-cell>
          <table:table-cell office:value-type="string">
            <text:p>The degree of hepatic reticuloendothelial function impairment in cirrhotic patients does not differ between patients with and without previous history of SBP.</text:p>
          </table:table-cell>
          <table:table-cell table:formula="of:=IF([.A59]=&quot;&quot;; &quot;&quot;; IF([.A59]=[.B59];COUNTIF([.A58:.A407];[.A59]);&quot;&quot;))">
            <text:p/>
          </table:table-cell>
          <table:table-cell/>
          <table:table-cell table:formula="of:=IF([.E59]=&quot;&quot;;&quot;&quot;;[.E59]-[.F59])">
            <text:p/>
          </table:table-cell>
          <table:table-cell table:formula="of:=IF([.E59]=&quot;&quot;;&quot;&quot;;([.G5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0">
            <text:p>119070</text:p>
          </table:table-cell>
          <table:table-cell office:value-type="float" office:value="119076">
            <text:p>119076</text:p>
          </table:table-cell>
          <table:table-cell table:style-name="ce6" table:formula="of:=IF([.A60]=&quot;&quot;;&quot;&quot;;IF([.B60]&lt;118995;&quot;x&quot;;IF([.A60]=[.B60]; &quot;=&quot;; &quot;-&quot;)))" office:value-type="string" office:string-value="-">
            <text:p>-</text:p>
          </table:table-cell>
          <table:table-cell office:value-type="string">
            <text:p>The degree of impairment of hepatic reticuloendothelial function in cirrhotic patients does not differ between patients with and without previous history of SBP.</text:p>
          </table:table-cell>
          <table:table-cell table:formula="of:=IF([.A60]=&quot;&quot;; &quot;&quot;; IF([.A60]=[.B60];COUNTIF([.A59:.A408];[.A60]);&quot;&quot;))">
            <text:p/>
          </table:table-cell>
          <table:table-cell/>
          <table:table-cell table:formula="of:=IF([.E60]=&quot;&quot;;&quot;&quot;;[.E60]-[.F60])">
            <text:p/>
          </table:table-cell>
          <table:table-cell table:formula="of:=IF([.E60]=&quot;&quot;;&quot;&quot;;([.G60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71">
            <text:p>119071</text:p>
          </table:table-cell>
          <table:table-cell table:style-name="ce6" table:formula="of:=IF([.A61]=&quot;&quot;;&quot;&quot;;IF([.B61]&lt;118995;&quot;x&quot;;IF([.A61]=[.B61]; &quot;=&quot;; &quot;-&quot;)))" office:value-type="string" office:string-value="=">
            <text:p>=</text:p>
          </table:table-cell>
          <table:table-cell office:value-type="string">
            <text:p>The degree of hepatic reticuloendothelial function impairment in cirrhotic patients does not differ between patients with and without previous history of SBP.</text:p>
          </table:table-cell>
          <table:table-cell table:formula="of:=IF([.A61]=&quot;&quot;; &quot;&quot;; IF([.A61]=[.B61];COUNTIF([.A60:.A409];[.A61]);&quot;&quot;))" office:value-type="float" office:value="5">
            <text:p>5</text:p>
          </table:table-cell>
          <table:table-cell/>
          <table:table-cell table:formula="of:=IF([.E61]=&quot;&quot;;&quot;&quot;;[.E61]-[.F61])" office:value-type="float" office:value="5">
            <text:p>5</text:p>
          </table:table-cell>
          <table:table-cell table:formula="of:=IF([.E61]=&quot;&quot;;&quot;&quot;;([.G61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71">
            <text:p>119071</text:p>
          </table:table-cell>
          <table:table-cell office:value-type="float" office:value="119069">
            <text:p>119069</text:p>
          </table:table-cell>
          <table:table-cell table:style-name="ce6" table:formula="of:=IF([.A62]=&quot;&quot;;&quot;&quot;;IF([.B62]&lt;118995;&quot;x&quot;;IF([.A62]=[.B62]; &quot;=&quot;; &quot;-&quot;)))" office:value-type="string" office:string-value="-">
            <text:p>-</text:p>
          </table:table-cell>
          <table:table-cell office:value-type="string">
            <text:p>The degree of hepatic reticuloendothelial functional impairment in cirrhotic patients does not differ between patients with and without previous history of SBP.</text:p>
          </table:table-cell>
          <table:table-cell table:formula="of:=IF([.A62]=&quot;&quot;; &quot;&quot;; IF([.A62]=[.B62];COUNTIF([.A61:.A410];[.A62]);&quot;&quot;))">
            <text:p/>
          </table:table-cell>
          <table:table-cell/>
          <table:table-cell table:formula="of:=IF([.E62]=&quot;&quot;;&quot;&quot;;[.E62]-[.F62])">
            <text:p/>
          </table:table-cell>
          <table:table-cell table:formula="of:=IF([.E62]=&quot;&quot;;&quot;&quot;;([.G62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1">
            <text:p>119071</text:p>
          </table:table-cell>
          <table:table-cell office:value-type="float" office:value="119070">
            <text:p>119070</text:p>
          </table:table-cell>
          <table:table-cell table:style-name="ce6" table:formula="of:=IF([.A63]=&quot;&quot;;&quot;&quot;;IF([.B63]&lt;118995;&quot;x&quot;;IF([.A63]=[.B63]; &quot;=&quot;; &quot;-&quot;)))" office:value-type="string" office:string-value="-">
            <text:p>-</text:p>
          </table:table-cell>
          <table:table-cell office:value-type="string">
            <text:p>The degree of hepatic reticuloendothelial function impairment does not differ between cirrhotic patients with and without previous history of SBP.</text:p>
          </table:table-cell>
          <table:table-cell table:formula="of:=IF([.A63]=&quot;&quot;; &quot;&quot;; IF([.A63]=[.B63];COUNTIF([.A62:.A411];[.A63]);&quot;&quot;))">
            <text:p/>
          </table:table-cell>
          <table:table-cell/>
          <table:table-cell table:formula="of:=IF([.E63]=&quot;&quot;;&quot;&quot;;[.E63]-[.F63])">
            <text:p/>
          </table:table-cell>
          <table:table-cell table:formula="of:=IF([.E63]=&quot;&quot;;&quot;&quot;;([.G6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1">
            <text:p>119071</text:p>
          </table:table-cell>
          <table:table-cell office:value-type="float" office:value="119076">
            <text:p>119076</text:p>
          </table:table-cell>
          <table:table-cell table:style-name="ce6" table:formula="of:=IF([.A64]=&quot;&quot;;&quot;&quot;;IF([.B64]&lt;118995;&quot;x&quot;;IF([.A64]=[.B64]; &quot;=&quot;; &quot;-&quot;)))" office:value-type="string" office:string-value="-">
            <text:p>-</text:p>
          </table:table-cell>
          <table:table-cell office:value-type="string">
            <text:p>The degree of impairment of hepatic reticuloendothelial function in cirrhotic patients does not differ between patients with and without previous history of SBP.</text:p>
          </table:table-cell>
          <table:table-cell table:formula="of:=IF([.A64]=&quot;&quot;; &quot;&quot;; IF([.A64]=[.B64];COUNTIF([.A63:.A412];[.A64]);&quot;&quot;))">
            <text:p/>
          </table:table-cell>
          <table:table-cell/>
          <table:table-cell table:formula="of:=IF([.E64]=&quot;&quot;;&quot;&quot;;[.E64]-[.F64])">
            <text:p/>
          </table:table-cell>
          <table:table-cell table:formula="of:=IF([.E64]=&quot;&quot;;&quot;&quot;;([.G6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1">
            <text:p>119071</text:p>
          </table:table-cell>
          <table:table-cell office:value-type="float" office:value="119079">
            <text:p>119079</text:p>
          </table:table-cell>
          <table:table-cell table:style-name="ce6" table:formula="of:=IF([.A65]=&quot;&quot;;&quot;&quot;;IF([.B65]&lt;118995;&quot;x&quot;;IF([.A65]=[.B65]; &quot;=&quot;; &quot;-&quot;)))" office:value-type="string" office:string-value="-">
            <text:p>-</text:p>
          </table:table-cell>
          <table:table-cell office:value-type="string">
            <text:p>The hepatic reticuloendothelial function is impaired in cirrhotic patients but does not differ between patients with and without previous history of SBP.</text:p>
          </table:table-cell>
          <table:table-cell table:formula="of:=IF([.A65]=&quot;&quot;; &quot;&quot;; IF([.A65]=[.B65];COUNTIF([.A64:.A413];[.A65]);&quot;&quot;))">
            <text:p/>
          </table:table-cell>
          <table:table-cell/>
          <table:table-cell table:formula="of:=IF([.E65]=&quot;&quot;;&quot;&quot;;[.E65]-[.F65])">
            <text:p/>
          </table:table-cell>
          <table:table-cell table:formula="of:=IF([.E65]=&quot;&quot;;&quot;&quot;;([.G65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72">
            <text:p>119072</text:p>
          </table:table-cell>
          <table:table-cell table:style-name="ce6" table:formula="of:=IF([.A66]=&quot;&quot;;&quot;&quot;;IF([.B66]&lt;118995;&quot;x&quot;;IF([.A66]=[.B66]; &quot;=&quot;; &quot;-&quot;)))" office:value-type="string" office:string-value="=">
            <text:p>=</text:p>
          </table:table-cell>
          <table:table-cell office:value-type="string">
            <text:p>The degree of impaired Hepatic reticuloendothelial function is same for patients with and without previous history of SBP.</text:p>
          </table:table-cell>
          <table:table-cell table:formula="of:=IF([.A66]=&quot;&quot;; &quot;&quot;; IF([.A66]=[.B66];COUNTIF([.A65:.A414];[.A66]);&quot;&quot;))" office:value-type="float" office:value="4">
            <text:p>4</text:p>
          </table:table-cell>
          <table:table-cell/>
          <table:table-cell table:formula="of:=IF([.E66]=&quot;&quot;;&quot;&quot;;[.E66]-[.F66])" office:value-type="float" office:value="4">
            <text:p>4</text:p>
          </table:table-cell>
          <table:table-cell table:formula="of:=IF([.E66]=&quot;&quot;;&quot;&quot;;([.G66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72">
            <text:p>119072</text:p>
          </table:table-cell>
          <table:table-cell office:value-type="float" office:value="119017">
            <text:p>119017</text:p>
          </table:table-cell>
          <table:table-cell table:style-name="ce6" table:formula="of:=IF([.A67]=&quot;&quot;;&quot;&quot;;IF([.B67]&lt;118995;&quot;x&quot;;IF([.A67]=[.B67]; &quot;=&quot;; &quot;-&quot;)))" office:value-type="string" office:string-value="-">
            <text:p>-</text:p>
          </table:table-cell>
          <table:table-cell office:value-type="string">
            <text:p>Hepatic reticuloendothelial function is impaired to the same degree in cirrhotic patients with or without a previous history of SBP.</text:p>
          </table:table-cell>
          <table:table-cell table:formula="of:=IF([.A67]=&quot;&quot;; &quot;&quot;; IF([.A67]=[.B67];COUNTIF([.A66:.A415];[.A67]);&quot;&quot;))">
            <text:p/>
          </table:table-cell>
          <table:table-cell/>
          <table:table-cell table:formula="of:=IF([.E67]=&quot;&quot;;&quot;&quot;;[.E67]-[.F67])">
            <text:p/>
          </table:table-cell>
          <table:table-cell table:formula="of:=IF([.E67]=&quot;&quot;;&quot;&quot;;([.G67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2">
            <text:p>119072</text:p>
          </table:table-cell>
          <table:table-cell office:value-type="float" office:value="119035">
            <text:p>119035</text:p>
          </table:table-cell>
          <table:table-cell table:style-name="ce6" table:formula="of:=IF([.A68]=&quot;&quot;;&quot;&quot;;IF([.B68]&lt;118995;&quot;x&quot;;IF([.A68]=[.B68]; &quot;=&quot;; &quot;-&quot;)))" office:value-type="string" office:string-value="-">
            <text:p>-</text:p>
          </table:table-cell>
          <table:table-cell office:value-type="string">
            <text:p>Patients with and without previous history of SBP have similar impaired hepatic reticuloendothelial functions.</text:p>
          </table:table-cell>
          <table:table-cell table:formula="of:=IF([.A68]=&quot;&quot;; &quot;&quot;; IF([.A68]=[.B68];COUNTIF([.A67:.A416];[.A68]);&quot;&quot;))">
            <text:p/>
          </table:table-cell>
          <table:table-cell/>
          <table:table-cell table:formula="of:=IF([.E68]=&quot;&quot;;&quot;&quot;;[.E68]-[.F68])">
            <text:p/>
          </table:table-cell>
          <table:table-cell table:formula="of:=IF([.E68]=&quot;&quot;;&quot;&quot;;([.G6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2">
            <text:p>119072</text:p>
          </table:table-cell>
          <table:table-cell office:value-type="float" office:value="119079">
            <text:p>119079</text:p>
          </table:table-cell>
          <table:table-cell table:style-name="ce6" table:formula="of:=IF([.A69]=&quot;&quot;;&quot;&quot;;IF([.B69]&lt;118995;&quot;x&quot;;IF([.A69]=[.B69]; &quot;=&quot;; &quot;-&quot;)))" office:value-type="string" office:string-value="-">
            <text:p>-</text:p>
          </table:table-cell>
          <table:table-cell office:value-type="string">
            <text:p>The hepatic reticuloendothelial function is impaired in cirrhotic patients but does not differ between patients with and without previous history of SBP.</text:p>
          </table:table-cell>
          <table:table-cell table:formula="of:=IF([.A69]=&quot;&quot;; &quot;&quot;; IF([.A69]=[.B69];COUNTIF([.A68:.A417];[.A69]);&quot;&quot;))">
            <text:p/>
          </table:table-cell>
          <table:table-cell/>
          <table:table-cell table:formula="of:=IF([.E69]=&quot;&quot;;&quot;&quot;;[.E69]-[.F69])">
            <text:p/>
          </table:table-cell>
          <table:table-cell table:formula="of:=IF([.E69]=&quot;&quot;;&quot;&quot;;([.G69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73">
            <text:p>119073</text:p>
          </table:table-cell>
          <table:table-cell table:style-name="ce6" table:formula="of:=IF([.A70]=&quot;&quot;;&quot;&quot;;IF([.B70]&lt;118995;&quot;x&quot;;IF([.A70]=[.B70]; &quot;=&quot;; &quot;-&quot;)))" office:value-type="string" office:string-value="=">
            <text:p>=</text:p>
          </table:table-cell>
          <table:table-cell office:value-type="string">
            <text:p>The degree of impairment does not differ between cirrotic patients independently of SBP history.</text:p>
          </table:table-cell>
          <table:table-cell table:formula="of:=IF([.A70]=&quot;&quot;; &quot;&quot;; IF([.A70]=[.B70];COUNTIF([.A69:.A418];[.A70]);&quot;&quot;))" office:value-type="float" office:value="2">
            <text:p>2</text:p>
          </table:table-cell>
          <table:table-cell/>
          <table:table-cell table:formula="of:=IF([.E70]=&quot;&quot;;&quot;&quot;;[.E70]-[.F70])" office:value-type="float" office:value="2">
            <text:p>2</text:p>
          </table:table-cell>
          <table:table-cell table:formula="of:=IF([.E70]=&quot;&quot;;&quot;&quot;;([.G70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73">
            <text:p>119073</text:p>
          </table:table-cell>
          <table:table-cell office:value-type="float" office:value="119074">
            <text:p>119074</text:p>
          </table:table-cell>
          <table:table-cell table:style-name="ce6" table:formula="of:=IF([.A71]=&quot;&quot;;&quot;&quot;;IF([.B71]&lt;118995;&quot;x&quot;;IF([.A71]=[.B71]; &quot;=&quot;; &quot;-&quot;)))" office:value-type="string" office:string-value="-">
            <text:p>-</text:p>
          </table:table-cell>
          <table:table-cell office:value-type="string">
            <text:p>The degree of impairment is not different in patients with and without previous history of SBP.</text:p>
          </table:table-cell>
          <table:table-cell table:formula="of:=IF([.A71]=&quot;&quot;; &quot;&quot;; IF([.A71]=[.B71];COUNTIF([.A70:.A419];[.A71]);&quot;&quot;))">
            <text:p/>
          </table:table-cell>
          <table:table-cell/>
          <table:table-cell table:formula="of:=IF([.E71]=&quot;&quot;;&quot;&quot;;[.E71]-[.F71])">
            <text:p/>
          </table:table-cell>
          <table:table-cell table:formula="of:=IF([.E71]=&quot;&quot;;&quot;&quot;;([.G71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74">
            <text:p>119074</text:p>
          </table:table-cell>
          <table:table-cell table:style-name="ce6" table:formula="of:=IF([.A72]=&quot;&quot;;&quot;&quot;;IF([.B72]&lt;118995;&quot;x&quot;;IF([.A72]=[.B72]; &quot;=&quot;; &quot;-&quot;)))" office:value-type="string" office:string-value="=">
            <text:p>=</text:p>
          </table:table-cell>
          <table:table-cell office:value-type="string">
            <text:p>The degree of impairment is not different in patients with and without previous history of SBP.</text:p>
          </table:table-cell>
          <table:table-cell table:formula="of:=IF([.A72]=&quot;&quot;; &quot;&quot;; IF([.A72]=[.B72];COUNTIF([.A71:.A420];[.A72]);&quot;&quot;))" office:value-type="float" office:value="5">
            <text:p>5</text:p>
          </table:table-cell>
          <table:table-cell/>
          <table:table-cell table:formula="of:=IF([.E72]=&quot;&quot;;&quot;&quot;;[.E72]-[.F72])" office:value-type="float" office:value="5">
            <text:p>5</text:p>
          </table:table-cell>
          <table:table-cell table:formula="of:=IF([.E72]=&quot;&quot;;&quot;&quot;;([.G72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74">
            <text:p>119074</text:p>
          </table:table-cell>
          <table:table-cell office:value-type="float" office:value="119012">
            <text:p>119012</text:p>
          </table:table-cell>
          <table:table-cell table:style-name="ce6" table:formula="of:=IF([.A73]=&quot;&quot;;&quot;&quot;;IF([.B73]&lt;118995;&quot;x&quot;;IF([.A73]=[.B73]; &quot;=&quot;; &quot;-&quot;)))" office:value-type="string" office:string-value="-">
            <text:p>-</text:p>
          </table:table-cell>
          <table:table-cell office:value-type="string">
            <text:p>Degree of hepatic reticuloendothelial function impairment does not differ between patients with and without previous history of SBP.</text:p>
          </table:table-cell>
          <table:table-cell table:formula="of:=IF([.A73]=&quot;&quot;; &quot;&quot;; IF([.A73]=[.B73];COUNTIF([.A72:.A421];[.A73]);&quot;&quot;))">
            <text:p/>
          </table:table-cell>
          <table:table-cell/>
          <table:table-cell table:formula="of:=IF([.E73]=&quot;&quot;;&quot;&quot;;[.E73]-[.F73])">
            <text:p/>
          </table:table-cell>
          <table:table-cell table:formula="of:=IF([.E73]=&quot;&quot;;&quot;&quot;;([.G7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4">
            <text:p>119074</text:p>
          </table:table-cell>
          <table:table-cell office:value-type="float" office:value="119068">
            <text:p>119068</text:p>
          </table:table-cell>
          <table:table-cell table:style-name="ce6" table:formula="of:=IF([.A74]=&quot;&quot;;&quot;&quot;;IF([.B74]&lt;118995;&quot;x&quot;;IF([.A74]=[.B74]; &quot;=&quot;; &quot;-&quot;)))" office:value-type="string" office:string-value="-">
            <text:p>-</text:p>
          </table:table-cell>
          <table:table-cell office:value-type="string">
            <text:p>The degree of Hepatic reticuloendothelial functional impairment does not differ between patients with and without previous history of SBP.</text:p>
          </table:table-cell>
          <table:table-cell table:formula="of:=IF([.A74]=&quot;&quot;; &quot;&quot;; IF([.A74]=[.B74];COUNTIF([.A73:.A422];[.A74]);&quot;&quot;))">
            <text:p/>
          </table:table-cell>
          <table:table-cell/>
          <table:table-cell table:formula="of:=IF([.E74]=&quot;&quot;;&quot;&quot;;[.E74]-[.F74])">
            <text:p/>
          </table:table-cell>
          <table:table-cell table:formula="of:=IF([.E74]=&quot;&quot;;&quot;&quot;;([.G7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4">
            <text:p>119074</text:p>
          </table:table-cell>
          <table:table-cell office:value-type="float" office:value="119073">
            <text:p>119073</text:p>
          </table:table-cell>
          <table:table-cell table:style-name="ce6" table:formula="of:=IF([.A75]=&quot;&quot;;&quot;&quot;;IF([.B75]&lt;118995;&quot;x&quot;;IF([.A75]=[.B75]; &quot;=&quot;; &quot;-&quot;)))" office:value-type="string" office:string-value="-">
            <text:p>-</text:p>
          </table:table-cell>
          <table:table-cell office:value-type="string">
            <text:p>The degree of impairment does not differ between cirrotic patients independently of SBP history.</text:p>
          </table:table-cell>
          <table:table-cell table:formula="of:=IF([.A75]=&quot;&quot;; &quot;&quot;; IF([.A75]=[.B75];COUNTIF([.A74:.A423];[.A75]);&quot;&quot;))">
            <text:p/>
          </table:table-cell>
          <table:table-cell/>
          <table:table-cell table:formula="of:=IF([.E75]=&quot;&quot;;&quot;&quot;;[.E75]-[.F75])">
            <text:p/>
          </table:table-cell>
          <table:table-cell table:formula="of:=IF([.E75]=&quot;&quot;;&quot;&quot;;([.G7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4">
            <text:p>119074</text:p>
          </table:table-cell>
          <table:table-cell office:value-type="float" office:value="119075">
            <text:p>119075</text:p>
          </table:table-cell>
          <table:table-cell table:style-name="ce6" table:formula="of:=IF([.A76]=&quot;&quot;;&quot;&quot;;IF([.B76]&lt;118995;&quot;x&quot;;IF([.A76]=[.B76]; &quot;=&quot;; &quot;-&quot;)))" office:value-type="string" office:string-value="-">
            <text:p>-</text:p>
          </table:table-cell>
          <table:table-cell office:value-type="string">
            <text:p>The degree of impairment of hepatic reticuloendothelial function does not differ between patients with and without previous history of SBP.</text:p>
          </table:table-cell>
          <table:table-cell table:formula="of:=IF([.A76]=&quot;&quot;; &quot;&quot;; IF([.A76]=[.B76];COUNTIF([.A75:.A424];[.A76]);&quot;&quot;))">
            <text:p/>
          </table:table-cell>
          <table:table-cell/>
          <table:table-cell table:formula="of:=IF([.E76]=&quot;&quot;;&quot;&quot;;[.E76]-[.F76])">
            <text:p/>
          </table:table-cell>
          <table:table-cell table:formula="of:=IF([.E76]=&quot;&quot;;&quot;&quot;;([.G76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75">
            <text:p>119075</text:p>
          </table:table-cell>
          <table:table-cell table:style-name="ce6" table:formula="of:=IF([.A77]=&quot;&quot;;&quot;&quot;;IF([.B77]&lt;118995;&quot;x&quot;;IF([.A77]=[.B77]; &quot;=&quot;; &quot;-&quot;)))" office:value-type="string" office:string-value="=">
            <text:p>=</text:p>
          </table:table-cell>
          <table:table-cell office:value-type="string">
            <text:p>The degree of impairment of hepatic reticuloendothelial function does not differ between patients with and without previous history of SBP.</text:p>
          </table:table-cell>
          <table:table-cell table:formula="of:=IF([.A77]=&quot;&quot;; &quot;&quot;; IF([.A77]=[.B77];COUNTIF([.A76:.A425];[.A77]);&quot;&quot;))" office:value-type="float" office:value="4">
            <text:p>4</text:p>
          </table:table-cell>
          <table:table-cell/>
          <table:table-cell table:formula="of:=IF([.E77]=&quot;&quot;;&quot;&quot;;[.E77]-[.F77])" office:value-type="float" office:value="4">
            <text:p>4</text:p>
          </table:table-cell>
          <table:table-cell table:formula="of:=IF([.E77]=&quot;&quot;;&quot;&quot;;([.G77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75">
            <text:p>119075</text:p>
          </table:table-cell>
          <table:table-cell office:value-type="float" office:value="119012">
            <text:p>119012</text:p>
          </table:table-cell>
          <table:table-cell table:style-name="ce6" table:formula="of:=IF([.A78]=&quot;&quot;;&quot;&quot;;IF([.B78]&lt;118995;&quot;x&quot;;IF([.A78]=[.B78]; &quot;=&quot;; &quot;-&quot;)))" office:value-type="string" office:string-value="-">
            <text:p>-</text:p>
          </table:table-cell>
          <table:table-cell office:value-type="string">
            <text:p>Degree of hepatic reticuloendothelial function impairment does not differ between patients with and without previous history of SBP.</text:p>
          </table:table-cell>
          <table:table-cell table:formula="of:=IF([.A78]=&quot;&quot;; &quot;&quot;; IF([.A78]=[.B78];COUNTIF([.A77:.A426];[.A78]);&quot;&quot;))">
            <text:p/>
          </table:table-cell>
          <table:table-cell/>
          <table:table-cell table:formula="of:=IF([.E78]=&quot;&quot;;&quot;&quot;;[.E78]-[.F78])">
            <text:p/>
          </table:table-cell>
          <table:table-cell table:formula="of:=IF([.E78]=&quot;&quot;;&quot;&quot;;([.G7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5">
            <text:p>119075</text:p>
          </table:table-cell>
          <table:table-cell office:value-type="float" office:value="119013">
            <text:p>119013</text:p>
          </table:table-cell>
          <table:table-cell table:style-name="ce6" table:formula="of:=IF([.A79]=&quot;&quot;;&quot;&quot;;IF([.B79]&lt;118995;&quot;x&quot;;IF([.A79]=[.B79]; &quot;=&quot;; &quot;-&quot;)))" office:value-type="string" office:string-value="-">
            <text:p>-</text:p>
          </table:table-cell>
          <table:table-cell office:value-type="string">
            <text:p>Hepatic reticuloendothelial function impairment does not differ between patients with and without previous history of SBP.</text:p>
          </table:table-cell>
          <table:table-cell table:formula="of:=IF([.A79]=&quot;&quot;; &quot;&quot;; IF([.A79]=[.B79];COUNTIF([.A78:.A427];[.A79]);&quot;&quot;))">
            <text:p/>
          </table:table-cell>
          <table:table-cell/>
          <table:table-cell table:formula="of:=IF([.E79]=&quot;&quot;;&quot;&quot;;[.E79]-[.F79])">
            <text:p/>
          </table:table-cell>
          <table:table-cell table:formula="of:=IF([.E79]=&quot;&quot;;&quot;&quot;;([.G7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5">
            <text:p>119075</text:p>
          </table:table-cell>
          <table:table-cell office:value-type="float" office:value="119068">
            <text:p>119068</text:p>
          </table:table-cell>
          <table:table-cell table:style-name="ce6" table:formula="of:=IF([.A80]=&quot;&quot;;&quot;&quot;;IF([.B80]&lt;118995;&quot;x&quot;;IF([.A80]=[.B80]; &quot;=&quot;; &quot;-&quot;)))" office:value-type="string" office:string-value="-">
            <text:p>-</text:p>
          </table:table-cell>
          <table:table-cell office:value-type="string">
            <text:p>The degree of Hepatic reticuloendothelial functional impairment does not differ between patients with and without previous history of SBP.</text:p>
          </table:table-cell>
          <table:table-cell table:formula="of:=IF([.A80]=&quot;&quot;; &quot;&quot;; IF([.A80]=[.B80];COUNTIF([.A79:.A428];[.A80]);&quot;&quot;))">
            <text:p/>
          </table:table-cell>
          <table:table-cell/>
          <table:table-cell table:formula="of:=IF([.E80]=&quot;&quot;;&quot;&quot;;[.E80]-[.F80])">
            <text:p/>
          </table:table-cell>
          <table:table-cell table:formula="of:=IF([.E80]=&quot;&quot;;&quot;&quot;;([.G80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76">
            <text:p>119076</text:p>
          </table:table-cell>
          <table:table-cell table:style-name="ce6" table:formula="of:=IF([.A81]=&quot;&quot;;&quot;&quot;;IF([.B81]&lt;118995;&quot;x&quot;;IF([.A81]=[.B81]; &quot;=&quot;; &quot;-&quot;)))" office:value-type="string" office:string-value="=">
            <text:p>=</text:p>
          </table:table-cell>
          <table:table-cell office:value-type="string">
            <text:p>The degree of impairment of hepatic reticuloendothelial function in cirrhotic patients does not differ between patients with and without previous history of SBP.</text:p>
          </table:table-cell>
          <table:table-cell table:formula="of:=IF([.A81]=&quot;&quot;; &quot;&quot;; IF([.A81]=[.B81];COUNTIF([.A80:.A429];[.A81]);&quot;&quot;))" office:value-type="float" office:value="5">
            <text:p>5</text:p>
          </table:table-cell>
          <table:table-cell/>
          <table:table-cell table:formula="of:=IF([.E81]=&quot;&quot;;&quot;&quot;;[.E81]-[.F81])" office:value-type="float" office:value="5">
            <text:p>5</text:p>
          </table:table-cell>
          <table:table-cell table:formula="of:=IF([.E81]=&quot;&quot;;&quot;&quot;;([.G81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76">
            <text:p>119076</text:p>
          </table:table-cell>
          <table:table-cell office:value-type="float" office:value="119069">
            <text:p>119069</text:p>
          </table:table-cell>
          <table:table-cell table:style-name="ce6" table:formula="of:=IF([.A82]=&quot;&quot;;&quot;&quot;;IF([.B82]&lt;118995;&quot;x&quot;;IF([.A82]=[.B82]; &quot;=&quot;; &quot;-&quot;)))" office:value-type="string" office:string-value="-">
            <text:p>-</text:p>
          </table:table-cell>
          <table:table-cell office:value-type="string">
            <text:p>The degree of hepatic reticuloendothelial functional impairment in cirrhotic patients does not differ between patients with and without previous history of SBP.</text:p>
          </table:table-cell>
          <table:table-cell table:formula="of:=IF([.A82]=&quot;&quot;; &quot;&quot;; IF([.A82]=[.B82];COUNTIF([.A81:.A430];[.A82]);&quot;&quot;))">
            <text:p/>
          </table:table-cell>
          <table:table-cell/>
          <table:table-cell table:formula="of:=IF([.E82]=&quot;&quot;;&quot;&quot;;[.E82]-[.F82])">
            <text:p/>
          </table:table-cell>
          <table:table-cell table:formula="of:=IF([.E82]=&quot;&quot;;&quot;&quot;;([.G82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6">
            <text:p>119076</text:p>
          </table:table-cell>
          <table:table-cell office:value-type="float" office:value="119070">
            <text:p>119070</text:p>
          </table:table-cell>
          <table:table-cell table:style-name="ce6" table:formula="of:=IF([.A83]=&quot;&quot;;&quot;&quot;;IF([.B83]&lt;118995;&quot;x&quot;;IF([.A83]=[.B83]; &quot;=&quot;; &quot;-&quot;)))" office:value-type="string" office:string-value="-">
            <text:p>-</text:p>
          </table:table-cell>
          <table:table-cell office:value-type="string">
            <text:p>The degree of hepatic reticuloendothelial function impairment does not differ between cirrhotic patients with and without previous history of SBP.</text:p>
          </table:table-cell>
          <table:table-cell table:formula="of:=IF([.A83]=&quot;&quot;; &quot;&quot;; IF([.A83]=[.B83];COUNTIF([.A82:.A431];[.A83]);&quot;&quot;))">
            <text:p/>
          </table:table-cell>
          <table:table-cell/>
          <table:table-cell table:formula="of:=IF([.E83]=&quot;&quot;;&quot;&quot;;[.E83]-[.F83])">
            <text:p/>
          </table:table-cell>
          <table:table-cell table:formula="of:=IF([.E83]=&quot;&quot;;&quot;&quot;;([.G8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6">
            <text:p>119076</text:p>
          </table:table-cell>
          <table:table-cell office:value-type="float" office:value="119071">
            <text:p>119071</text:p>
          </table:table-cell>
          <table:table-cell table:style-name="ce6" table:formula="of:=IF([.A84]=&quot;&quot;;&quot;&quot;;IF([.B84]&lt;118995;&quot;x&quot;;IF([.A84]=[.B84]; &quot;=&quot;; &quot;-&quot;)))" office:value-type="string" office:string-value="-">
            <text:p>-</text:p>
          </table:table-cell>
          <table:table-cell office:value-type="string">
            <text:p>The degree of hepatic reticuloendothelial function impairment in cirrhotic patients does not differ between patients with and without previous history of SBP.</text:p>
          </table:table-cell>
          <table:table-cell table:formula="of:=IF([.A84]=&quot;&quot;; &quot;&quot;; IF([.A84]=[.B84];COUNTIF([.A83:.A432];[.A84]);&quot;&quot;))">
            <text:p/>
          </table:table-cell>
          <table:table-cell/>
          <table:table-cell table:formula="of:=IF([.E84]=&quot;&quot;;&quot;&quot;;[.E84]-[.F84])">
            <text:p/>
          </table:table-cell>
          <table:table-cell table:formula="of:=IF([.E84]=&quot;&quot;;&quot;&quot;;([.G8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6">
            <text:p>119076</text:p>
          </table:table-cell>
          <table:table-cell office:value-type="float" office:value="119079">
            <text:p>119079</text:p>
          </table:table-cell>
          <table:table-cell table:style-name="ce6" table:formula="of:=IF([.A85]=&quot;&quot;;&quot;&quot;;IF([.B85]&lt;118995;&quot;x&quot;;IF([.A85]=[.B85]; &quot;=&quot;; &quot;-&quot;)))" office:value-type="string" office:string-value="-">
            <text:p>-</text:p>
          </table:table-cell>
          <table:table-cell office:value-type="string">
            <text:p>The hepatic reticuloendothelial function is impaired in cirrhotic patients but does not differ between patients with and without previous history of SBP.</text:p>
          </table:table-cell>
          <table:table-cell table:formula="of:=IF([.A85]=&quot;&quot;; &quot;&quot;; IF([.A85]=[.B85];COUNTIF([.A84:.A433];[.A85]);&quot;&quot;))">
            <text:p/>
          </table:table-cell>
          <table:table-cell/>
          <table:table-cell table:formula="of:=IF([.E85]=&quot;&quot;;&quot;&quot;;[.E85]-[.F85])">
            <text:p/>
          </table:table-cell>
          <table:table-cell table:formula="of:=IF([.E85]=&quot;&quot;;&quot;&quot;;([.G85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78">
            <text:p>119078</text:p>
          </table:table-cell>
          <table:table-cell table:style-name="ce6" table:formula="of:=IF([.A86]=&quot;&quot;;&quot;&quot;;IF([.B86]&lt;118995;&quot;x&quot;;IF([.A86]=[.B86]; &quot;=&quot;; &quot;-&quot;)))" office:value-type="string" office:string-value="=">
            <text:p>=</text:p>
          </table:table-cell>
          <table:table-cell office:value-type="string">
            <text:p>The hepatic reticuloendothelial function is impaired in cirrhotic patients.</text:p>
          </table:table-cell>
          <table:table-cell table:formula="of:=IF([.A86]=&quot;&quot;; &quot;&quot;; IF([.A86]=[.B86];COUNTIF([.A85:.A434];[.A86]);&quot;&quot;))" office:value-type="float" office:value="5">
            <text:p>5</text:p>
          </table:table-cell>
          <table:table-cell/>
          <table:table-cell table:formula="of:=IF([.E86]=&quot;&quot;;&quot;&quot;;[.E86]-[.F86])" office:value-type="float" office:value="5">
            <text:p>5</text:p>
          </table:table-cell>
          <table:table-cell table:formula="of:=IF([.E86]=&quot;&quot;;&quot;&quot;;([.G86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78">
            <text:p>119078</text:p>
          </table:table-cell>
          <table:table-cell office:value-type="float" office:value="118999">
            <text:p>118999</text:p>
          </table:table-cell>
          <table:table-cell table:style-name="ce6" table:formula="of:=IF([.A87]=&quot;&quot;;&quot;&quot;;IF([.B87]&lt;118995;&quot;x&quot;;IF([.A87]=[.B87]; &quot;=&quot;; &quot;-&quot;)))" office:value-type="string" office:string-value="-">
            <text:p>-</text:p>
          </table:table-cell>
          <table:table-cell office:value-type="string">
            <text:p>Cirrhotic patients have impaired hepatic reticuloendothelial function.</text:p>
          </table:table-cell>
          <table:table-cell table:formula="of:=IF([.A87]=&quot;&quot;; &quot;&quot;; IF([.A87]=[.B87];COUNTIF([.A86:.A435];[.A87]);&quot;&quot;))">
            <text:p/>
          </table:table-cell>
          <table:table-cell/>
          <table:table-cell table:formula="of:=IF([.E87]=&quot;&quot;;&quot;&quot;;[.E87]-[.F87])">
            <text:p/>
          </table:table-cell>
          <table:table-cell table:formula="of:=IF([.E87]=&quot;&quot;;&quot;&quot;;([.G87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8">
            <text:p>119078</text:p>
          </table:table-cell>
          <table:table-cell office:value-type="float" office:value="119014">
            <text:p>119014</text:p>
          </table:table-cell>
          <table:table-cell table:style-name="ce6" table:formula="of:=IF([.A88]=&quot;&quot;;&quot;&quot;;IF([.B88]&lt;118995;&quot;x&quot;;IF([.A88]=[.B88]; &quot;=&quot;; &quot;-&quot;)))" office:value-type="string" office:string-value="-">
            <text:p>-</text:p>
          </table:table-cell>
          <table:table-cell office:value-type="string">
            <text:p>Hepatic reticuloendothelial function is impaired in cirrhotic patient.</text:p>
          </table:table-cell>
          <table:table-cell table:formula="of:=IF([.A88]=&quot;&quot;; &quot;&quot;; IF([.A88]=[.B88];COUNTIF([.A87:.A436];[.A88]);&quot;&quot;))">
            <text:p/>
          </table:table-cell>
          <table:table-cell/>
          <table:table-cell table:formula="of:=IF([.E88]=&quot;&quot;;&quot;&quot;;[.E88]-[.F88])">
            <text:p/>
          </table:table-cell>
          <table:table-cell table:formula="of:=IF([.E88]=&quot;&quot;;&quot;&quot;;([.G8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8">
            <text:p>119078</text:p>
          </table:table-cell>
          <table:table-cell office:value-type="float" office:value="119015">
            <text:p>119015</text:p>
          </table:table-cell>
          <table:table-cell table:style-name="ce6" table:formula="of:=IF([.A89]=&quot;&quot;;&quot;&quot;;IF([.B89]&lt;118995;&quot;x&quot;;IF([.A89]=[.B89]; &quot;=&quot;; &quot;-&quot;)))" office:value-type="string" office:string-value="-">
            <text:p>-</text:p>
          </table:table-cell>
          <table:table-cell office:value-type="string">
            <text:p>Hepatic reticuloendothelial function is impaired in cirrhotic patients.</text:p>
          </table:table-cell>
          <table:table-cell table:formula="of:=IF([.A89]=&quot;&quot;; &quot;&quot;; IF([.A89]=[.B89];COUNTIF([.A88:.A437];[.A89]);&quot;&quot;))">
            <text:p/>
          </table:table-cell>
          <table:table-cell/>
          <table:table-cell table:formula="of:=IF([.E89]=&quot;&quot;;&quot;&quot;;[.E89]-[.F89])">
            <text:p/>
          </table:table-cell>
          <table:table-cell table:formula="of:=IF([.E89]=&quot;&quot;;&quot;&quot;;([.G8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8">
            <text:p>119078</text:p>
          </table:table-cell>
          <table:table-cell office:value-type="float" office:value="119016">
            <text:p>119016</text:p>
          </table:table-cell>
          <table:table-cell table:style-name="ce6" table:formula="of:=IF([.A90]=&quot;&quot;;&quot;&quot;;IF([.B90]&lt;118995;&quot;x&quot;;IF([.A90]=[.B90]; &quot;=&quot;; &quot;-&quot;)))" office:value-type="string" office:string-value="-">
            <text:p>-</text:p>
          </table:table-cell>
          <table:table-cell office:value-type="string">
            <text:p>Hepatic reticuloendothelial function is impaired in cirrhotic patients independently of their history of SBP.</text:p>
          </table:table-cell>
          <table:table-cell table:formula="of:=IF([.A90]=&quot;&quot;; &quot;&quot;; IF([.A90]=[.B90];COUNTIF([.A89:.A438];[.A90]);&quot;&quot;))">
            <text:p/>
          </table:table-cell>
          <table:table-cell/>
          <table:table-cell table:formula="of:=IF([.E90]=&quot;&quot;;&quot;&quot;;[.E90]-[.F90])">
            <text:p/>
          </table:table-cell>
          <table:table-cell table:formula="of:=IF([.E90]=&quot;&quot;;&quot;&quot;;([.G90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79">
            <text:p>119079</text:p>
          </table:table-cell>
          <table:table-cell table:style-name="ce6" table:formula="of:=IF([.A91]=&quot;&quot;;&quot;&quot;;IF([.B91]&lt;118995;&quot;x&quot;;IF([.A91]=[.B91]; &quot;=&quot;; &quot;-&quot;)))" office:value-type="string" office:string-value="=">
            <text:p>=</text:p>
          </table:table-cell>
          <table:table-cell office:value-type="string">
            <text:p>The hepatic reticuloendothelial function is impaired in cirrhotic patients but does not differ between patients with and without previous history of SBP.</text:p>
          </table:table-cell>
          <table:table-cell table:formula="of:=IF([.A91]=&quot;&quot;; &quot;&quot;; IF([.A91]=[.B91];COUNTIF([.A90:.A439];[.A91]);&quot;&quot;))" office:value-type="float" office:value="2">
            <text:p>2</text:p>
          </table:table-cell>
          <table:table-cell/>
          <table:table-cell table:formula="of:=IF([.E91]=&quot;&quot;;&quot;&quot;;[.E91]-[.F91])" office:value-type="float" office:value="2">
            <text:p>2</text:p>
          </table:table-cell>
          <table:table-cell table:formula="of:=IF([.E91]=&quot;&quot;;&quot;&quot;;([.G91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79">
            <text:p>119079</text:p>
          </table:table-cell>
          <table:table-cell office:value-type="float" office:value="119017">
            <text:p>119017</text:p>
          </table:table-cell>
          <table:table-cell table:style-name="ce6" table:formula="of:=IF([.A92]=&quot;&quot;;&quot;&quot;;IF([.B92]&lt;118995;&quot;x&quot;;IF([.A92]=[.B92]; &quot;=&quot;; &quot;-&quot;)))" office:value-type="string" office:string-value="-">
            <text:p>-</text:p>
          </table:table-cell>
          <table:table-cell office:value-type="string">
            <text:p>Hepatic reticuloendothelial function is impaired to the same degree in cirrhotic patients with or without a previous history of SBP.</text:p>
          </table:table-cell>
          <table:table-cell table:formula="of:=IF([.A92]=&quot;&quot;; &quot;&quot;; IF([.A92]=[.B92];COUNTIF([.A91:.A440];[.A92]);&quot;&quot;))">
            <text:p/>
          </table:table-cell>
          <table:table-cell/>
          <table:table-cell table:formula="of:=IF([.E92]=&quot;&quot;;&quot;&quot;;[.E92]-[.F92])">
            <text:p/>
          </table:table-cell>
          <table:table-cell table:formula="of:=IF([.E92]=&quot;&quot;;&quot;&quot;;([.G92]&gt;0)+0)">
            <text:p/>
          </table:table-cell>
          <table:table-cell table:number-columns-repeated="1016"/>
        </table:table-row>
        <table:table-row table:style-name="ro1">
          <table:table-cell table:number-columns-repeated="2" table:style-name="ce2"/>
          <table:table-cell table:style-name="ce5" table:formula="of:=IF([.A93]=&quot;&quot;;&quot;&quot;;IF([.B93]&lt;118995;&quot;x&quot;;IF([.A93]=[.B93]; &quot;=&quot;; &quot;-&quot;)))">
            <text:p/>
          </table:table-cell>
          <table:table-cell table:style-name="ce2" office:value-type="string">
            <text:p>TASK 2</text:p>
          </table:table-cell>
          <table:table-cell table:style-name="ce3" table:formula="of:=IF([.A93]=&quot;&quot;; &quot;&quot;; IF([.A93]=[.B93];COUNTIF([.A92:.A441];[.A93]);&quot;&quot;))">
            <text:p/>
          </table:table-cell>
          <table:table-cell table:style-name="ce2"/>
          <table:table-cell table:style-name="ce3" table:formula="of:=IF([.E93]=&quot;&quot;;&quot;&quot;;[.E93]-[.F93])">
            <text:p/>
          </table:table-cell>
          <table:table-cell table:style-name="ce3" table:formula="of:=IF([.E93]=&quot;&quot;;&quot;&quot;;([.G93]&gt;0)+0)">
            <text:p/>
          </table:table-cell>
          <table:table-cell table:style-name="ce2" table:number-columns-repeated="1016"/>
        </table:table-row>
        <table:table-row table:style-name="ro2">
          <table:table-cell table:number-columns-repeated="2" office:value-type="float" office:value="119022">
            <text:p>119022</text:p>
          </table:table-cell>
          <table:table-cell table:style-name="ce6" table:formula="of:=IF([.A94]=&quot;&quot;;&quot;&quot;;IF([.B94]&lt;118995;&quot;x&quot;;IF([.A94]=[.B94]; &quot;=&quot;; &quot;-&quot;)))" office:value-type="string" office:string-value="=">
            <text:p>=</text:p>
          </table:table-cell>
          <table:table-cell office:value-type="string">
            <text:p>Orlistat is effective in reducing human visceral adipose tissue.</text:p>
          </table:table-cell>
          <table:table-cell table:formula="of:=IF([.A94]=&quot;&quot;; &quot;&quot;; IF([.A94]=[.B94];COUNTIF([.A93:.A442];[.A94]);&quot;&quot;))" office:value-type="float" office:value="1">
            <text:p>1</text:p>
          </table:table-cell>
          <table:table-cell/>
          <table:table-cell table:formula="of:=IF([.E94]=&quot;&quot;;&quot;&quot;;[.E94]-[.F94])" office:value-type="float" office:value="1">
            <text:p>1</text:p>
          </table:table-cell>
          <table:table-cell table:formula="of:=IF([.E94]=&quot;&quot;;&quot;&quot;;([.G94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23">
            <text:p>119023</text:p>
          </table:table-cell>
          <table:table-cell table:style-name="ce6" table:formula="of:=IF([.A95]=&quot;&quot;;&quot;&quot;;IF([.B95]&lt;118995;&quot;x&quot;;IF([.A95]=[.B95]; &quot;=&quot;; &quot;-&quot;)))" office:value-type="string" office:string-value="=">
            <text:p>=</text:p>
          </table:table-cell>
          <table:table-cell office:value-type="string">
            <text:p>Orlistat leads to a statistically significant reduction in cardiovascular risk factors.</text:p>
          </table:table-cell>
          <table:table-cell table:formula="of:=IF([.A95]=&quot;&quot;; &quot;&quot;; IF([.A95]=[.B95];COUNTIF([.A94:.A443];[.A95]);&quot;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E95]=&quot;&quot;;&quot;&quot;;[.E95]-[.F95])" office:value-type="float" office:value="1">
            <text:p>1</text:p>
          </table:table-cell>
          <table:table-cell table:formula="of:=IF([.E95]=&quot;&quot;;&quot;&quot;;([.G95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23">
            <text:p>119023</text:p>
          </table:table-cell>
          <table:table-cell office:value-type="float" office:value="72211">
            <text:p>72211</text:p>
          </table:table-cell>
          <table:table-cell table:style-name="ce6" table:formula="of:=IF([.A96]=&quot;&quot;;&quot;&quot;;IF([.B96]&lt;118995;&quot;x&quot;;IF([.A96]=[.B96]; &quot;=&quot;; &quot;-&quot;)))" office:value-type="string" office:string-value="x">
            <text:p>x</text:p>
          </table:table-cell>
          <table:table-cell office:value-type="string">
            <text:p>Overexpression of miR-150 lead to a significant reduction of CD133+ cells.</text:p>
          </table:table-cell>
          <table:table-cell table:formula="of:=IF([.A96]=&quot;&quot;; &quot;&quot;; IF([.A96]=[.B96];COUNTIF([.A95:.A444];[.A96]);&quot;&quot;))">
            <text:p/>
          </table:table-cell>
          <table:table-cell/>
          <table:table-cell table:formula="of:=IF([.E96]=&quot;&quot;;&quot;&quot;;[.E96]-[.F96])">
            <text:p/>
          </table:table-cell>
          <table:table-cell table:formula="of:=IF([.E96]=&quot;&quot;;&quot;&quot;;([.G96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24">
            <text:p>119024</text:p>
          </table:table-cell>
          <table:table-cell table:style-name="ce6" table:formula="of:=IF([.A97]=&quot;&quot;;&quot;&quot;;IF([.B97]&lt;118995;&quot;x&quot;;IF([.A97]=[.B97]; &quot;=&quot;; &quot;-&quot;)))" office:value-type="string" office:string-value="=">
            <text:p>=</text:p>
          </table:table-cell>
          <table:table-cell office:value-type="string">
            <text:p>Orlistat reduces cardiovascular risk factors.</text:p>
          </table:table-cell>
          <table:table-cell table:formula="of:=IF([.A97]=&quot;&quot;; &quot;&quot;; IF([.A97]=[.B97];COUNTIF([.A96:.A445];[.A97]);&quot;&quot;))" office:value-type="float" office:value="5">
            <text:p>5</text:p>
          </table:table-cell>
          <table:table-cell/>
          <table:table-cell table:formula="of:=IF([.E97]=&quot;&quot;;&quot;&quot;;[.E97]-[.F97])" office:value-type="float" office:value="5">
            <text:p>5</text:p>
          </table:table-cell>
          <table:table-cell table:formula="of:=IF([.E97]=&quot;&quot;;&quot;&quot;;([.G97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24">
            <text:p>119024</text:p>
          </table:table-cell>
          <table:table-cell office:value-type="float" office:value="119030">
            <text:p>119030</text:p>
          </table:table-cell>
          <table:table-cell table:style-name="ce6" table:formula="of:=IF([.A98]=&quot;&quot;;&quot;&quot;;IF([.B98]&lt;118995;&quot;x&quot;;IF([.A98]=[.B98]; &quot;=&quot;; &quot;-&quot;)))" office:value-type="string" office:string-value="-">
            <text:p>-</text:p>
          </table:table-cell>
          <table:table-cell office:value-type="string">
            <text:p>Orlistat reduces in cardiovascular risk factors.</text:p>
          </table:table-cell>
          <table:table-cell table:formula="of:=IF([.A98]=&quot;&quot;; &quot;&quot;; IF([.A98]=[.B98];COUNTIF([.A97:.A446];[.A98]);&quot;&quot;))">
            <text:p/>
          </table:table-cell>
          <table:table-cell/>
          <table:table-cell table:formula="of:=IF([.E98]=&quot;&quot;;&quot;&quot;;[.E98]-[.F98])">
            <text:p/>
          </table:table-cell>
          <table:table-cell table:formula="of:=IF([.E98]=&quot;&quot;;&quot;&quot;;([.G9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24">
            <text:p>119024</text:p>
          </table:table-cell>
          <table:table-cell office:value-type="float" office:value="119031">
            <text:p>119031</text:p>
          </table:table-cell>
          <table:table-cell table:style-name="ce6" table:formula="of:=IF([.A99]=&quot;&quot;;&quot;&quot;;IF([.B99]&lt;118995;&quot;x&quot;;IF([.A99]=[.B99]; &quot;=&quot;; &quot;-&quot;)))" office:value-type="string" office:string-value="-">
            <text:p>-</text:p>
          </table:table-cell>
          <table:table-cell office:value-type="string">
            <text:p>Orlistat treatment reduces cardiovascular risk factors.</text:p>
          </table:table-cell>
          <table:table-cell table:formula="of:=IF([.A99]=&quot;&quot;; &quot;&quot;; IF([.A99]=[.B99];COUNTIF([.A98:.A447];[.A99]);&quot;&quot;))">
            <text:p/>
          </table:table-cell>
          <table:table-cell/>
          <table:table-cell table:formula="of:=IF([.E99]=&quot;&quot;;&quot;&quot;;[.E99]-[.F99])">
            <text:p/>
          </table:table-cell>
          <table:table-cell table:formula="of:=IF([.E99]=&quot;&quot;;&quot;&quot;;([.G9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24">
            <text:p>119024</text:p>
          </table:table-cell>
          <table:table-cell office:value-type="float" office:value="119032">
            <text:p>119032</text:p>
          </table:table-cell>
          <table:table-cell table:style-name="ce6" table:formula="of:=IF([.A100]=&quot;&quot;;&quot;&quot;;IF([.B100]&lt;118995;&quot;x&quot;;IF([.A100]=[.B100]; &quot;=&quot;; &quot;-&quot;)))" office:value-type="string" office:string-value="-">
            <text:p>-</text:p>
          </table:table-cell>
          <table:table-cell office:value-type="string">
            <text:p>Orlistat treatment reduces cardiovascular risk factors in humans.</text:p>
          </table:table-cell>
          <table:table-cell table:formula="of:=IF([.A100]=&quot;&quot;; &quot;&quot;; IF([.A100]=[.B100];COUNTIF([.A99:.A448];[.A100]);&quot;&quot;))">
            <text:p/>
          </table:table-cell>
          <table:table-cell/>
          <table:table-cell table:formula="of:=IF([.E100]=&quot;&quot;;&quot;&quot;;[.E100]-[.F100])">
            <text:p/>
          </table:table-cell>
          <table:table-cell table:formula="of:=IF([.E100]=&quot;&quot;;&quot;&quot;;([.G100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24">
            <text:p>119024</text:p>
          </table:table-cell>
          <table:table-cell office:value-type="float" office:value="119034">
            <text:p>119034</text:p>
          </table:table-cell>
          <table:table-cell table:style-name="ce6" table:formula="of:=IF([.A101]=&quot;&quot;;&quot;&quot;;IF([.B101]&lt;118995;&quot;x&quot;;IF([.A101]=[.B101]; &quot;=&quot;; &quot;-&quot;)))" office:value-type="string" office:string-value="-">
            <text:p>-</text:p>
          </table:table-cell>
          <table:table-cell office:value-type="string">
            <text:p>Orlistat treatment to reduce human visceral adipose tissue reduces cardiovascular risk factors.</text:p>
          </table:table-cell>
          <table:table-cell table:formula="of:=IF([.A101]=&quot;&quot;; &quot;&quot;; IF([.A101]=[.B101];COUNTIF([.A100:.A449];[.A101]);&quot;&quot;))">
            <text:p/>
          </table:table-cell>
          <table:table-cell/>
          <table:table-cell table:formula="of:=IF([.E101]=&quot;&quot;;&quot;&quot;;[.E101]-[.F101])">
            <text:p/>
          </table:table-cell>
          <table:table-cell table:formula="of:=IF([.E101]=&quot;&quot;;&quot;&quot;;([.G101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25">
            <text:p>119025</text:p>
          </table:table-cell>
          <table:table-cell table:style-name="ce6" table:formula="of:=IF([.A102]=&quot;&quot;;&quot;&quot;;IF([.B102]&lt;118995;&quot;x&quot;;IF([.A102]=[.B102]; &quot;=&quot;; &quot;-&quot;)))" office:value-type="string" office:string-value="=">
            <text:p>=</text:p>
          </table:table-cell>
          <table:table-cell office:value-type="string">
            <text:p>Orlistat reduces human visceral adipose tissue.</text:p>
          </table:table-cell>
          <table:table-cell table:formula="of:=IF([.A102]=&quot;&quot;; &quot;&quot;; IF([.A102]=[.B102];COUNTIF([.A101:.A450];[.A102]);&quot;&quot;))" office:value-type="float" office:value="1">
            <text:p>1</text:p>
          </table:table-cell>
          <table:table-cell/>
          <table:table-cell table:formula="of:=IF([.E102]=&quot;&quot;;&quot;&quot;;[.E102]-[.F102])" office:value-type="float" office:value="1">
            <text:p>1</text:p>
          </table:table-cell>
          <table:table-cell table:formula="of:=IF([.E102]=&quot;&quot;;&quot;&quot;;([.G102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26">
            <text:p>119026</text:p>
          </table:table-cell>
          <table:table-cell table:style-name="ce6" table:formula="of:=IF([.A103]=&quot;&quot;;&quot;&quot;;IF([.B103]&lt;118995;&quot;x&quot;;IF([.A103]=[.B103]; &quot;=&quot;; &quot;-&quot;)))" office:value-type="string" office:string-value="=">
            <text:p>=</text:p>
          </table:table-cell>
          <table:table-cell office:value-type="string">
            <text:p>Orlistat reduces human visceral adipose tissue and cardiovascular risk factors.</text:p>
          </table:table-cell>
          <table:table-cell table:formula="of:=IF([.A103]=&quot;&quot;; &quot;&quot;; IF([.A103]=[.B103];COUNTIF([.A102:.A451];[.A103]);&quot;&quot;))" office:value-type="float" office:value="5">
            <text:p>5</text:p>
          </table:table-cell>
          <table:table-cell/>
          <table:table-cell table:formula="of:=IF([.E103]=&quot;&quot;;&quot;&quot;;[.E103]-[.F103])" office:value-type="float" office:value="5">
            <text:p>5</text:p>
          </table:table-cell>
          <table:table-cell table:formula="of:=IF([.E103]=&quot;&quot;;&quot;&quot;;([.G103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26">
            <text:p>119026</text:p>
          </table:table-cell>
          <table:table-cell office:value-type="float" office:value="119028">
            <text:p>119028</text:p>
          </table:table-cell>
          <table:table-cell table:style-name="ce6" table:formula="of:=IF([.A104]=&quot;&quot;;&quot;&quot;;IF([.B104]&lt;118995;&quot;x&quot;;IF([.A104]=[.B104]; &quot;=&quot;; &quot;-&quot;)))" office:value-type="string" office:string-value="-">
            <text:p>-</text:p>
          </table:table-cell>
          <table:table-cell office:value-type="string">
            <text:p>Orlistat reduces human visceral adipose tissue as evaluated by CT as well as cardiovascular risk factors.</text:p>
          </table:table-cell>
          <table:table-cell table:formula="of:=IF([.A104]=&quot;&quot;; &quot;&quot;; IF([.A104]=[.B104];COUNTIF([.A103:.A452];[.A104]);&quot;&quot;))">
            <text:p/>
          </table:table-cell>
          <table:table-cell/>
          <table:table-cell table:formula="of:=IF([.E104]=&quot;&quot;;&quot;&quot;;[.E104]-[.F104])">
            <text:p/>
          </table:table-cell>
          <table:table-cell table:formula="of:=IF([.E104]=&quot;&quot;;&quot;&quot;;([.G10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26">
            <text:p>119026</text:p>
          </table:table-cell>
          <table:table-cell office:value-type="float" office:value="119029">
            <text:p>119029</text:p>
          </table:table-cell>
          <table:table-cell table:style-name="ce6" table:formula="of:=IF([.A105]=&quot;&quot;;&quot;&quot;;IF([.B105]&lt;118995;&quot;x&quot;;IF([.A105]=[.B105]; &quot;=&quot;; &quot;-&quot;)))" office:value-type="string" office:string-value="-">
            <text:p>-</text:p>
          </table:table-cell>
          <table:table-cell office:value-type="string">
            <text:p>Orlistat reduces human visceral adipose tissue this is supported by the reduction in cardiovascular risk factors.</text:p>
          </table:table-cell>
          <table:table-cell table:formula="of:=IF([.A105]=&quot;&quot;; &quot;&quot;; IF([.A105]=[.B105];COUNTIF([.A104:.A453];[.A105]);&quot;&quot;))">
            <text:p/>
          </table:table-cell>
          <table:table-cell/>
          <table:table-cell table:formula="of:=IF([.E105]=&quot;&quot;;&quot;&quot;;[.E105]-[.F105])">
            <text:p/>
          </table:table-cell>
          <table:table-cell table:formula="of:=IF([.E105]=&quot;&quot;;&quot;&quot;;([.G10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26">
            <text:p>119026</text:p>
          </table:table-cell>
          <table:table-cell office:value-type="float" office:value="119034">
            <text:p>119034</text:p>
          </table:table-cell>
          <table:table-cell table:style-name="ce6" table:formula="of:=IF([.A106]=&quot;&quot;;&quot;&quot;;IF([.B106]&lt;118995;&quot;x&quot;;IF([.A106]=[.B106]; &quot;=&quot;; &quot;-&quot;)))" office:value-type="string" office:string-value="-">
            <text:p>-</text:p>
          </table:table-cell>
          <table:table-cell office:value-type="string">
            <text:p>Orlistat treatment to reduce human visceral adipose tissue reduces cardiovascular risk factors.</text:p>
          </table:table-cell>
          <table:table-cell table:formula="of:=IF([.A106]=&quot;&quot;; &quot;&quot;; IF([.A106]=[.B106];COUNTIF([.A105:.A454];[.A106]);&quot;&quot;))">
            <text:p/>
          </table:table-cell>
          <table:table-cell/>
          <table:table-cell table:formula="of:=IF([.E106]=&quot;&quot;;&quot;&quot;;[.E106]-[.F106])">
            <text:p/>
          </table:table-cell>
          <table:table-cell table:formula="of:=IF([.E106]=&quot;&quot;;&quot;&quot;;([.G106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26">
            <text:p>119026</text:p>
          </table:table-cell>
          <table:table-cell office:value-type="float" office:value="119064">
            <text:p>119064</text:p>
          </table:table-cell>
          <table:table-cell table:style-name="ce6" table:formula="of:=IF([.A107]=&quot;&quot;;&quot;&quot;;IF([.B107]&lt;118995;&quot;x&quot;;IF([.A107]=[.B107]; &quot;=&quot;; &quot;-&quot;)))" office:value-type="string" office:string-value="-">
            <text:p>-</text:p>
          </table:table-cell>
          <table:table-cell office:value-type="string">
            <text:p>The benefit of orlistat in reducing human visceral adipose tissue is supported by the statistically significant reduction in cardiovascular risk factors.</text:p>
          </table:table-cell>
          <table:table-cell table:formula="of:=IF([.A107]=&quot;&quot;; &quot;&quot;; IF([.A107]=[.B107];COUNTIF([.A106:.A455];[.A107]);&quot;&quot;))">
            <text:p/>
          </table:table-cell>
          <table:table-cell/>
          <table:table-cell table:formula="of:=IF([.E107]=&quot;&quot;;&quot;&quot;;[.E107]-[.F107])">
            <text:p/>
          </table:table-cell>
          <table:table-cell table:formula="of:=IF([.E107]=&quot;&quot;;&quot;&quot;;([.G107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27">
            <text:p>119027</text:p>
          </table:table-cell>
          <table:table-cell table:style-name="ce6" table:formula="of:=IF([.A108]=&quot;&quot;;&quot;&quot;;IF([.B108]&lt;118995;&quot;x&quot;;IF([.A108]=[.B108]; &quot;=&quot;; &quot;-&quot;)))" office:value-type="string" office:string-value="=">
            <text:p>=</text:p>
          </table:table-cell>
          <table:table-cell office:value-type="string">
            <text:p>Orlistat reduces human visceral adipose tissue as evaluated by CT.</text:p>
          </table:table-cell>
          <table:table-cell table:formula="of:=IF([.A108]=&quot;&quot;; &quot;&quot;; IF([.A108]=[.B108];COUNTIF([.A107:.A456];[.A108]);&quot;&quot;))" office:value-type="float" office:value="5">
            <text:p>5</text:p>
          </table:table-cell>
          <table:table-cell/>
          <table:table-cell table:formula="of:=IF([.E108]=&quot;&quot;;&quot;&quot;;[.E108]-[.F108])" office:value-type="float" office:value="5">
            <text:p>5</text:p>
          </table:table-cell>
          <table:table-cell table:formula="of:=IF([.E108]=&quot;&quot;;&quot;&quot;;([.G108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27">
            <text:p>119027</text:p>
          </table:table-cell>
          <table:table-cell office:value-type="float" office:value="119033">
            <text:p>119033</text:p>
          </table:table-cell>
          <table:table-cell table:style-name="ce6" table:formula="of:=IF([.A109]=&quot;&quot;;&quot;&quot;;IF([.B109]&lt;118995;&quot;x&quot;;IF([.A109]=[.B109]; &quot;=&quot;; &quot;-&quot;)))" office:value-type="string" office:string-value="-">
            <text:p>-</text:p>
          </table:table-cell>
          <table:table-cell office:value-type="string">
            <text:p>Orlistat treatment reduces human visceral adipose tissue as evaluated by CT.</text:p>
          </table:table-cell>
          <table:table-cell table:formula="of:=IF([.A109]=&quot;&quot;; &quot;&quot;; IF([.A109]=[.B109];COUNTIF([.A108:.A457];[.A109]);&quot;&quot;))">
            <text:p/>
          </table:table-cell>
          <table:table-cell/>
          <table:table-cell table:formula="of:=IF([.E109]=&quot;&quot;;&quot;&quot;;[.E109]-[.F109])">
            <text:p/>
          </table:table-cell>
          <table:table-cell table:formula="of:=IF([.E109]=&quot;&quot;;&quot;&quot;;([.G10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27">
            <text:p>119027</text:p>
          </table:table-cell>
          <table:table-cell office:value-type="float" office:value="119077">
            <text:p>119077</text:p>
          </table:table-cell>
          <table:table-cell table:style-name="ce6" table:formula="of:=IF([.A110]=&quot;&quot;;&quot;&quot;;IF([.B110]&lt;118995;&quot;x&quot;;IF([.A110]=[.B110]; &quot;=&quot;; &quot;-&quot;)))" office:value-type="string" office:string-value="-">
            <text:p>-</text:p>
          </table:table-cell>
          <table:table-cell office:value-type="string">
            <text:p>The effect of orlistat in reducing human visceral adipose tissue as evaluated by CT.</text:p>
          </table:table-cell>
          <table:table-cell table:formula="of:=IF([.A110]=&quot;&quot;; &quot;&quot;; IF([.A110]=[.B110];COUNTIF([.A109:.A458];[.A110]);&quot;&quot;))">
            <text:p/>
          </table:table-cell>
          <table:table-cell/>
          <table:table-cell table:formula="of:=IF([.E110]=&quot;&quot;;&quot;&quot;;[.E110]-[.F110])">
            <text:p/>
          </table:table-cell>
          <table:table-cell table:formula="of:=IF([.E110]=&quot;&quot;;&quot;&quot;;([.G110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27">
            <text:p>119027</text:p>
          </table:table-cell>
          <table:table-cell office:value-type="float" office:value="119081">
            <text:p>119081</text:p>
          </table:table-cell>
          <table:table-cell table:style-name="ce6" table:formula="of:=IF([.A111]=&quot;&quot;;&quot;&quot;;IF([.B111]&lt;118995;&quot;x&quot;;IF([.A111]=[.B111]; &quot;=&quot;; &quot;-&quot;)))" office:value-type="string" office:string-value="-">
            <text:p>-</text:p>
          </table:table-cell>
          <table:table-cell office:value-type="string">
            <text:p>The reduction of human visceral adipose tissue is evaluated by CT.</text:p>
          </table:table-cell>
          <table:table-cell table:formula="of:=IF([.A111]=&quot;&quot;; &quot;&quot;; IF([.A111]=[.B111];COUNTIF([.A110:.A459];[.A111]);&quot;&quot;))">
            <text:p/>
          </table:table-cell>
          <table:table-cell/>
          <table:table-cell table:formula="of:=IF([.E111]=&quot;&quot;;&quot;&quot;;[.E111]-[.F111])">
            <text:p/>
          </table:table-cell>
          <table:table-cell table:formula="of:=IF([.E111]=&quot;&quot;;&quot;&quot;;([.G111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27">
            <text:p>119027</text:p>
          </table:table-cell>
          <table:table-cell office:value-type="float" office:value="119085">
            <text:p>119085</text:p>
          </table:table-cell>
          <table:table-cell table:style-name="ce6" table:formula="of:=IF([.A112]=&quot;&quot;;&quot;&quot;;IF([.B112]&lt;118995;&quot;x&quot;;IF([.A112]=[.B112]; &quot;=&quot;; &quot;-&quot;)))" office:value-type="string" office:string-value="-">
            <text:p>-</text:p>
          </table:table-cell>
          <table:table-cell office:value-type="string">
            <text:p>Using CT the effect of orlistat in reducing human visceral adipose tissue is demonstrated.</text:p>
          </table:table-cell>
          <table:table-cell table:formula="of:=IF([.A112]=&quot;&quot;; &quot;&quot;; IF([.A112]=[.B112];COUNTIF([.A111:.A460];[.A112]);&quot;&quot;))">
            <text:p/>
          </table:table-cell>
          <table:table-cell/>
          <table:table-cell table:formula="of:=IF([.E112]=&quot;&quot;;&quot;&quot;;[.E112]-[.F112])">
            <text:p/>
          </table:table-cell>
          <table:table-cell table:formula="of:=IF([.E112]=&quot;&quot;;&quot;&quot;;([.G112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28">
            <text:p>119028</text:p>
          </table:table-cell>
          <table:table-cell table:style-name="ce6" table:formula="of:=IF([.A113]=&quot;&quot;;&quot;&quot;;IF([.B113]&lt;118995;&quot;x&quot;;IF([.A113]=[.B113]; &quot;=&quot;; &quot;-&quot;)))" office:value-type="string" office:string-value="=">
            <text:p>=</text:p>
          </table:table-cell>
          <table:table-cell office:value-type="string">
            <text:p>Orlistat reduces human visceral adipose tissue as evaluated by CT as well as cardiovascular risk factors.</text:p>
          </table:table-cell>
          <table:table-cell table:formula="of:=IF([.A113]=&quot;&quot;; &quot;&quot;; IF([.A113]=[.B113];COUNTIF([.A112:.A461];[.A113]);&quot;&quot;))" office:value-type="float" office:value="4">
            <text:p>4</text:p>
          </table:table-cell>
          <table:table-cell/>
          <table:table-cell table:formula="of:=IF([.E113]=&quot;&quot;;&quot;&quot;;[.E113]-[.F113])" office:value-type="float" office:value="4">
            <text:p>4</text:p>
          </table:table-cell>
          <table:table-cell table:formula="of:=IF([.E113]=&quot;&quot;;&quot;&quot;;([.G113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28">
            <text:p>119028</text:p>
          </table:table-cell>
          <table:table-cell office:value-type="float" office:value="119026">
            <text:p>119026</text:p>
          </table:table-cell>
          <table:table-cell table:style-name="ce6" table:formula="of:=IF([.A114]=&quot;&quot;;&quot;&quot;;IF([.B114]&lt;118995;&quot;x&quot;;IF([.A114]=[.B114]; &quot;=&quot;; &quot;-&quot;)))" office:value-type="string" office:string-value="-">
            <text:p>-</text:p>
          </table:table-cell>
          <table:table-cell office:value-type="string">
            <text:p>Orlistat reduces human visceral adipose tissue and cardiovascular risk factors.</text:p>
          </table:table-cell>
          <table:table-cell table:formula="of:=IF([.A114]=&quot;&quot;; &quot;&quot;; IF([.A114]=[.B114];COUNTIF([.A113:.A462];[.A114]);&quot;&quot;))">
            <text:p/>
          </table:table-cell>
          <table:table-cell/>
          <table:table-cell table:formula="of:=IF([.E114]=&quot;&quot;;&quot;&quot;;[.E114]-[.F114])">
            <text:p/>
          </table:table-cell>
          <table:table-cell table:formula="of:=IF([.E114]=&quot;&quot;;&quot;&quot;;([.G11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28">
            <text:p>119028</text:p>
          </table:table-cell>
          <table:table-cell office:value-type="float" office:value="119029">
            <text:p>119029</text:p>
          </table:table-cell>
          <table:table-cell table:style-name="ce6" table:formula="of:=IF([.A115]=&quot;&quot;;&quot;&quot;;IF([.B115]&lt;118995;&quot;x&quot;;IF([.A115]=[.B115]; &quot;=&quot;; &quot;-&quot;)))" office:value-type="string" office:string-value="-">
            <text:p>-</text:p>
          </table:table-cell>
          <table:table-cell office:value-type="string">
            <text:p>Orlistat reduces human visceral adipose tissue this is supported by the reduction in cardiovascular risk factors.</text:p>
          </table:table-cell>
          <table:table-cell table:formula="of:=IF([.A115]=&quot;&quot;; &quot;&quot;; IF([.A115]=[.B115];COUNTIF([.A114:.A463];[.A115]);&quot;&quot;))">
            <text:p/>
          </table:table-cell>
          <table:table-cell/>
          <table:table-cell table:formula="of:=IF([.E115]=&quot;&quot;;&quot;&quot;;[.E115]-[.F115])">
            <text:p/>
          </table:table-cell>
          <table:table-cell table:formula="of:=IF([.E115]=&quot;&quot;;&quot;&quot;;([.G11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28">
            <text:p>119028</text:p>
          </table:table-cell>
          <table:table-cell office:value-type="float" office:value="119034">
            <text:p>119034</text:p>
          </table:table-cell>
          <table:table-cell table:style-name="ce6" table:formula="of:=IF([.A116]=&quot;&quot;;&quot;&quot;;IF([.B116]&lt;118995;&quot;x&quot;;IF([.A116]=[.B116]; &quot;=&quot;; &quot;-&quot;)))" office:value-type="string" office:string-value="-">
            <text:p>-</text:p>
          </table:table-cell>
          <table:table-cell office:value-type="string">
            <text:p>Orlistat treatment to reduce human visceral adipose tissue reduces cardiovascular risk factors.</text:p>
          </table:table-cell>
          <table:table-cell table:formula="of:=IF([.A116]=&quot;&quot;; &quot;&quot;; IF([.A116]=[.B116];COUNTIF([.A115:.A464];[.A116]);&quot;&quot;))">
            <text:p/>
          </table:table-cell>
          <table:table-cell/>
          <table:table-cell table:formula="of:=IF([.E116]=&quot;&quot;;&quot;&quot;;[.E116]-[.F116])">
            <text:p/>
          </table:table-cell>
          <table:table-cell table:formula="of:=IF([.E116]=&quot;&quot;;&quot;&quot;;([.G116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29">
            <text:p>119029</text:p>
          </table:table-cell>
          <table:table-cell table:style-name="ce6" table:formula="of:=IF([.A117]=&quot;&quot;;&quot;&quot;;IF([.B117]&lt;118995;&quot;x&quot;;IF([.A117]=[.B117]; &quot;=&quot;; &quot;-&quot;)))" office:value-type="string" office:string-value="=">
            <text:p>=</text:p>
          </table:table-cell>
          <table:table-cell office:value-type="string">
            <text:p>Orlistat reduces human visceral adipose tissue this is supported by the reduction in cardiovascular risk factors.</text:p>
          </table:table-cell>
          <table:table-cell table:formula="of:=IF([.A117]=&quot;&quot;; &quot;&quot;; IF([.A117]=[.B117];COUNTIF([.A116:.A465];[.A117]);&quot;&quot;))" office:value-type="float" office:value="5">
            <text:p>5</text:p>
          </table:table-cell>
          <table:table-cell/>
          <table:table-cell table:formula="of:=IF([.E117]=&quot;&quot;;&quot;&quot;;[.E117]-[.F117])" office:value-type="float" office:value="5">
            <text:p>5</text:p>
          </table:table-cell>
          <table:table-cell table:formula="of:=IF([.E117]=&quot;&quot;;&quot;&quot;;([.G117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29">
            <text:p>119029</text:p>
          </table:table-cell>
          <table:table-cell office:value-type="float" office:value="119026">
            <text:p>119026</text:p>
          </table:table-cell>
          <table:table-cell table:style-name="ce6" table:formula="of:=IF([.A118]=&quot;&quot;;&quot;&quot;;IF([.B118]&lt;118995;&quot;x&quot;;IF([.A118]=[.B118]; &quot;=&quot;; &quot;-&quot;)))" office:value-type="string" office:string-value="-">
            <text:p>-</text:p>
          </table:table-cell>
          <table:table-cell office:value-type="string">
            <text:p>Orlistat reduces human visceral adipose tissue and cardiovascular risk factors.</text:p>
          </table:table-cell>
          <table:table-cell table:formula="of:=IF([.A118]=&quot;&quot;; &quot;&quot;; IF([.A118]=[.B118];COUNTIF([.A117:.A466];[.A118]);&quot;&quot;))">
            <text:p/>
          </table:table-cell>
          <table:table-cell/>
          <table:table-cell table:formula="of:=IF([.E118]=&quot;&quot;;&quot;&quot;;[.E118]-[.F118])">
            <text:p/>
          </table:table-cell>
          <table:table-cell table:formula="of:=IF([.E118]=&quot;&quot;;&quot;&quot;;([.G11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29">
            <text:p>119029</text:p>
          </table:table-cell>
          <table:table-cell office:value-type="float" office:value="119028">
            <text:p>119028</text:p>
          </table:table-cell>
          <table:table-cell table:style-name="ce6" table:formula="of:=IF([.A119]=&quot;&quot;;&quot;&quot;;IF([.B119]&lt;118995;&quot;x&quot;;IF([.A119]=[.B119]; &quot;=&quot;; &quot;-&quot;)))" office:value-type="string" office:string-value="-">
            <text:p>-</text:p>
          </table:table-cell>
          <table:table-cell office:value-type="string">
            <text:p>Orlistat reduces human visceral adipose tissue as evaluated by CT as well as cardiovascular risk factors.</text:p>
          </table:table-cell>
          <table:table-cell table:formula="of:=IF([.A119]=&quot;&quot;; &quot;&quot;; IF([.A119]=[.B119];COUNTIF([.A118:.A467];[.A119]);&quot;&quot;))">
            <text:p/>
          </table:table-cell>
          <table:table-cell/>
          <table:table-cell table:formula="of:=IF([.E119]=&quot;&quot;;&quot;&quot;;[.E119]-[.F119])">
            <text:p/>
          </table:table-cell>
          <table:table-cell table:formula="of:=IF([.E119]=&quot;&quot;;&quot;&quot;;([.G11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29">
            <text:p>119029</text:p>
          </table:table-cell>
          <table:table-cell office:value-type="float" office:value="119034">
            <text:p>119034</text:p>
          </table:table-cell>
          <table:table-cell table:style-name="ce6" table:formula="of:=IF([.A120]=&quot;&quot;;&quot;&quot;;IF([.B120]&lt;118995;&quot;x&quot;;IF([.A120]=[.B120]; &quot;=&quot;; &quot;-&quot;)))" office:value-type="string" office:string-value="-">
            <text:p>-</text:p>
          </table:table-cell>
          <table:table-cell office:value-type="string">
            <text:p>Orlistat treatment to reduce human visceral adipose tissue reduces cardiovascular risk factors.</text:p>
          </table:table-cell>
          <table:table-cell table:formula="of:=IF([.A120]=&quot;&quot;; &quot;&quot;; IF([.A120]=[.B120];COUNTIF([.A119:.A468];[.A120]);&quot;&quot;))">
            <text:p/>
          </table:table-cell>
          <table:table-cell/>
          <table:table-cell table:formula="of:=IF([.E120]=&quot;&quot;;&quot;&quot;;[.E120]-[.F120])">
            <text:p/>
          </table:table-cell>
          <table:table-cell table:formula="of:=IF([.E120]=&quot;&quot;;&quot;&quot;;([.G120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29">
            <text:p>119029</text:p>
          </table:table-cell>
          <table:table-cell office:value-type="float" office:value="119064">
            <text:p>119064</text:p>
          </table:table-cell>
          <table:table-cell table:style-name="ce6" table:formula="of:=IF([.A121]=&quot;&quot;;&quot;&quot;;IF([.B121]&lt;118995;&quot;x&quot;;IF([.A121]=[.B121]; &quot;=&quot;; &quot;-&quot;)))" office:value-type="string" office:string-value="-">
            <text:p>-</text:p>
          </table:table-cell>
          <table:table-cell office:value-type="string">
            <text:p>The benefit of orlistat in reducing human visceral adipose tissue is supported by the statistically significant reduction in cardiovascular risk factors.</text:p>
          </table:table-cell>
          <table:table-cell table:formula="of:=IF([.A121]=&quot;&quot;; &quot;&quot;; IF([.A121]=[.B121];COUNTIF([.A120:.A469];[.A121]);&quot;&quot;))">
            <text:p/>
          </table:table-cell>
          <table:table-cell/>
          <table:table-cell table:formula="of:=IF([.E121]=&quot;&quot;;&quot;&quot;;[.E121]-[.F121])">
            <text:p/>
          </table:table-cell>
          <table:table-cell table:formula="of:=IF([.E121]=&quot;&quot;;&quot;&quot;;([.G121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30">
            <text:p>119030</text:p>
          </table:table-cell>
          <table:table-cell table:style-name="ce6" table:formula="of:=IF([.A122]=&quot;&quot;;&quot;&quot;;IF([.B122]&lt;118995;&quot;x&quot;;IF([.A122]=[.B122]; &quot;=&quot;; &quot;-&quot;)))" office:value-type="string" office:string-value="=">
            <text:p>=</text:p>
          </table:table-cell>
          <table:table-cell office:value-type="string">
            <text:p>Orlistat reduces in cardiovascular risk factors.</text:p>
          </table:table-cell>
          <table:table-cell table:formula="of:=IF([.A122]=&quot;&quot;; &quot;&quot;; IF([.A122]=[.B122];COUNTIF([.A121:.A470];[.A122]);&quot;&quot;))" office:value-type="float" office:value="5">
            <text:p>5</text:p>
          </table:table-cell>
          <table:table-cell/>
          <table:table-cell table:formula="of:=IF([.E122]=&quot;&quot;;&quot;&quot;;[.E122]-[.F122])" office:value-type="float" office:value="5">
            <text:p>5</text:p>
          </table:table-cell>
          <table:table-cell table:formula="of:=IF([.E122]=&quot;&quot;;&quot;&quot;;([.G122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30">
            <text:p>119030</text:p>
          </table:table-cell>
          <table:table-cell office:value-type="float" office:value="119024">
            <text:p>119024</text:p>
          </table:table-cell>
          <table:table-cell table:style-name="ce6" table:formula="of:=IF([.A123]=&quot;&quot;;&quot;&quot;;IF([.B123]&lt;118995;&quot;x&quot;;IF([.A123]=[.B123]; &quot;=&quot;; &quot;-&quot;)))" office:value-type="string" office:string-value="-">
            <text:p>-</text:p>
          </table:table-cell>
          <table:table-cell office:value-type="string">
            <text:p>Orlistat reduces cardiovascular risk factors.</text:p>
          </table:table-cell>
          <table:table-cell table:formula="of:=IF([.A123]=&quot;&quot;; &quot;&quot;; IF([.A123]=[.B123];COUNTIF([.A122:.A471];[.A123]);&quot;&quot;))">
            <text:p/>
          </table:table-cell>
          <table:table-cell/>
          <table:table-cell table:formula="of:=IF([.E123]=&quot;&quot;;&quot;&quot;;[.E123]-[.F123])">
            <text:p/>
          </table:table-cell>
          <table:table-cell table:formula="of:=IF([.E123]=&quot;&quot;;&quot;&quot;;([.G12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0">
            <text:p>119030</text:p>
          </table:table-cell>
          <table:table-cell office:value-type="float" office:value="119031">
            <text:p>119031</text:p>
          </table:table-cell>
          <table:table-cell table:style-name="ce6" table:formula="of:=IF([.A124]=&quot;&quot;;&quot;&quot;;IF([.B124]&lt;118995;&quot;x&quot;;IF([.A124]=[.B124]; &quot;=&quot;; &quot;-&quot;)))" office:value-type="string" office:string-value="-">
            <text:p>-</text:p>
          </table:table-cell>
          <table:table-cell office:value-type="string">
            <text:p>Orlistat treatment reduces cardiovascular risk factors.</text:p>
          </table:table-cell>
          <table:table-cell table:formula="of:=IF([.A124]=&quot;&quot;; &quot;&quot;; IF([.A124]=[.B124];COUNTIF([.A123:.A472];[.A124]);&quot;&quot;))">
            <text:p/>
          </table:table-cell>
          <table:table-cell/>
          <table:table-cell table:formula="of:=IF([.E124]=&quot;&quot;;&quot;&quot;;[.E124]-[.F124])">
            <text:p/>
          </table:table-cell>
          <table:table-cell table:formula="of:=IF([.E124]=&quot;&quot;;&quot;&quot;;([.G12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0">
            <text:p>119030</text:p>
          </table:table-cell>
          <table:table-cell office:value-type="float" office:value="119032">
            <text:p>119032</text:p>
          </table:table-cell>
          <table:table-cell table:style-name="ce6" table:formula="of:=IF([.A125]=&quot;&quot;;&quot;&quot;;IF([.B125]&lt;118995;&quot;x&quot;;IF([.A125]=[.B125]; &quot;=&quot;; &quot;-&quot;)))" office:value-type="string" office:string-value="-">
            <text:p>-</text:p>
          </table:table-cell>
          <table:table-cell office:value-type="string">
            <text:p>Orlistat treatment reduces cardiovascular risk factors in humans.</text:p>
          </table:table-cell>
          <table:table-cell table:formula="of:=IF([.A125]=&quot;&quot;; &quot;&quot;; IF([.A125]=[.B125];COUNTIF([.A124:.A473];[.A125]);&quot;&quot;))">
            <text:p/>
          </table:table-cell>
          <table:table-cell/>
          <table:table-cell table:formula="of:=IF([.E125]=&quot;&quot;;&quot;&quot;;[.E125]-[.F125])">
            <text:p/>
          </table:table-cell>
          <table:table-cell table:formula="of:=IF([.E125]=&quot;&quot;;&quot;&quot;;([.G12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0">
            <text:p>119030</text:p>
          </table:table-cell>
          <table:table-cell office:value-type="float" office:value="119034">
            <text:p>119034</text:p>
          </table:table-cell>
          <table:table-cell table:style-name="ce6" table:formula="of:=IF([.A126]=&quot;&quot;;&quot;&quot;;IF([.B126]&lt;118995;&quot;x&quot;;IF([.A126]=[.B126]; &quot;=&quot;; &quot;-&quot;)))" office:value-type="string" office:string-value="-">
            <text:p>-</text:p>
          </table:table-cell>
          <table:table-cell office:value-type="string">
            <text:p>Orlistat treatment to reduce human visceral adipose tissue reduces cardiovascular risk factors.</text:p>
          </table:table-cell>
          <table:table-cell table:formula="of:=IF([.A126]=&quot;&quot;; &quot;&quot;; IF([.A126]=[.B126];COUNTIF([.A125:.A474];[.A126]);&quot;&quot;))">
            <text:p/>
          </table:table-cell>
          <table:table-cell/>
          <table:table-cell table:formula="of:=IF([.E126]=&quot;&quot;;&quot;&quot;;[.E126]-[.F126])">
            <text:p/>
          </table:table-cell>
          <table:table-cell table:formula="of:=IF([.E126]=&quot;&quot;;&quot;&quot;;([.G126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31">
            <text:p>119031</text:p>
          </table:table-cell>
          <table:table-cell table:style-name="ce6" table:formula="of:=IF([.A127]=&quot;&quot;;&quot;&quot;;IF([.B127]&lt;118995;&quot;x&quot;;IF([.A127]=[.B127]; &quot;=&quot;; &quot;-&quot;)))" office:value-type="string" office:string-value="=">
            <text:p>=</text:p>
          </table:table-cell>
          <table:table-cell office:value-type="string">
            <text:p>Orlistat treatment reduces cardiovascular risk factors.</text:p>
          </table:table-cell>
          <table:table-cell table:formula="of:=IF([.A127]=&quot;&quot;; &quot;&quot;; IF([.A127]=[.B127];COUNTIF([.A126:.A475];[.A127]);&quot;&quot;))" office:value-type="float" office:value="5">
            <text:p>5</text:p>
          </table:table-cell>
          <table:table-cell/>
          <table:table-cell table:formula="of:=IF([.E127]=&quot;&quot;;&quot;&quot;;[.E127]-[.F127])" office:value-type="float" office:value="5">
            <text:p>5</text:p>
          </table:table-cell>
          <table:table-cell table:formula="of:=IF([.E127]=&quot;&quot;;&quot;&quot;;([.G127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31">
            <text:p>119031</text:p>
          </table:table-cell>
          <table:table-cell office:value-type="float" office:value="119024">
            <text:p>119024</text:p>
          </table:table-cell>
          <table:table-cell table:style-name="ce6" table:formula="of:=IF([.A128]=&quot;&quot;;&quot;&quot;;IF([.B128]&lt;118995;&quot;x&quot;;IF([.A128]=[.B128]; &quot;=&quot;; &quot;-&quot;)))" office:value-type="string" office:string-value="-">
            <text:p>-</text:p>
          </table:table-cell>
          <table:table-cell office:value-type="string">
            <text:p>Orlistat reduces cardiovascular risk factors.</text:p>
          </table:table-cell>
          <table:table-cell table:formula="of:=IF([.A128]=&quot;&quot;; &quot;&quot;; IF([.A128]=[.B128];COUNTIF([.A127:.A476];[.A128]);&quot;&quot;))">
            <text:p/>
          </table:table-cell>
          <table:table-cell/>
          <table:table-cell table:formula="of:=IF([.E128]=&quot;&quot;;&quot;&quot;;[.E128]-[.F128])">
            <text:p/>
          </table:table-cell>
          <table:table-cell table:formula="of:=IF([.E128]=&quot;&quot;;&quot;&quot;;([.G12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1">
            <text:p>119031</text:p>
          </table:table-cell>
          <table:table-cell office:value-type="float" office:value="119030">
            <text:p>119030</text:p>
          </table:table-cell>
          <table:table-cell table:style-name="ce6" table:formula="of:=IF([.A129]=&quot;&quot;;&quot;&quot;;IF([.B129]&lt;118995;&quot;x&quot;;IF([.A129]=[.B129]; &quot;=&quot;; &quot;-&quot;)))" office:value-type="string" office:string-value="-">
            <text:p>-</text:p>
          </table:table-cell>
          <table:table-cell office:value-type="string">
            <text:p>Orlistat reduces in cardiovascular risk factors.</text:p>
          </table:table-cell>
          <table:table-cell table:formula="of:=IF([.A129]=&quot;&quot;; &quot;&quot;; IF([.A129]=[.B129];COUNTIF([.A128:.A477];[.A129]);&quot;&quot;))">
            <text:p/>
          </table:table-cell>
          <table:table-cell/>
          <table:table-cell table:formula="of:=IF([.E129]=&quot;&quot;;&quot;&quot;;[.E129]-[.F129])">
            <text:p/>
          </table:table-cell>
          <table:table-cell table:formula="of:=IF([.E129]=&quot;&quot;;&quot;&quot;;([.G12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1">
            <text:p>119031</text:p>
          </table:table-cell>
          <table:table-cell office:value-type="float" office:value="119032">
            <text:p>119032</text:p>
          </table:table-cell>
          <table:table-cell table:style-name="ce6" table:formula="of:=IF([.A130]=&quot;&quot;;&quot;&quot;;IF([.B130]&lt;118995;&quot;x&quot;;IF([.A130]=[.B130]; &quot;=&quot;; &quot;-&quot;)))" office:value-type="string" office:string-value="-">
            <text:p>-</text:p>
          </table:table-cell>
          <table:table-cell office:value-type="string">
            <text:p>Orlistat treatment reduces cardiovascular risk factors in humans.</text:p>
          </table:table-cell>
          <table:table-cell table:formula="of:=IF([.A130]=&quot;&quot;; &quot;&quot;; IF([.A130]=[.B130];COUNTIF([.A129:.A478];[.A130]);&quot;&quot;))">
            <text:p/>
          </table:table-cell>
          <table:table-cell/>
          <table:table-cell table:formula="of:=IF([.E130]=&quot;&quot;;&quot;&quot;;[.E130]-[.F130])">
            <text:p/>
          </table:table-cell>
          <table:table-cell table:formula="of:=IF([.E130]=&quot;&quot;;&quot;&quot;;([.G130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1">
            <text:p>119031</text:p>
          </table:table-cell>
          <table:table-cell office:value-type="float" office:value="119034">
            <text:p>119034</text:p>
          </table:table-cell>
          <table:table-cell table:style-name="ce6" table:formula="of:=IF([.A131]=&quot;&quot;;&quot;&quot;;IF([.B131]&lt;118995;&quot;x&quot;;IF([.A131]=[.B131]; &quot;=&quot;; &quot;-&quot;)))" office:value-type="string" office:string-value="-">
            <text:p>-</text:p>
          </table:table-cell>
          <table:table-cell office:value-type="string">
            <text:p>Orlistat treatment to reduce human visceral adipose tissue reduces cardiovascular risk factors.</text:p>
          </table:table-cell>
          <table:table-cell table:formula="of:=IF([.A131]=&quot;&quot;; &quot;&quot;; IF([.A131]=[.B131];COUNTIF([.A130:.A479];[.A131]);&quot;&quot;))">
            <text:p/>
          </table:table-cell>
          <table:table-cell/>
          <table:table-cell table:formula="of:=IF([.E131]=&quot;&quot;;&quot;&quot;;[.E131]-[.F131])">
            <text:p/>
          </table:table-cell>
          <table:table-cell table:formula="of:=IF([.E131]=&quot;&quot;;&quot;&quot;;([.G131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32">
            <text:p>119032</text:p>
          </table:table-cell>
          <table:table-cell table:style-name="ce6" table:formula="of:=IF([.A132]=&quot;&quot;;&quot;&quot;;IF([.B132]&lt;118995;&quot;x&quot;;IF([.A132]=[.B132]; &quot;=&quot;; &quot;-&quot;)))" office:value-type="string" office:string-value="=">
            <text:p>=</text:p>
          </table:table-cell>
          <table:table-cell office:value-type="string">
            <text:p>Orlistat treatment reduces cardiovascular risk factors in humans.</text:p>
          </table:table-cell>
          <table:table-cell table:formula="of:=IF([.A132]=&quot;&quot;; &quot;&quot;; IF([.A132]=[.B132];COUNTIF([.A131:.A480];[.A132]);&quot;&quot;))" office:value-type="float" office:value="4">
            <text:p>4</text:p>
          </table:table-cell>
          <table:table-cell/>
          <table:table-cell table:formula="of:=IF([.E132]=&quot;&quot;;&quot;&quot;;[.E132]-[.F132])" office:value-type="float" office:value="4">
            <text:p>4</text:p>
          </table:table-cell>
          <table:table-cell table:formula="of:=IF([.E132]=&quot;&quot;;&quot;&quot;;([.G132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32">
            <text:p>119032</text:p>
          </table:table-cell>
          <table:table-cell office:value-type="float" office:value="119024">
            <text:p>119024</text:p>
          </table:table-cell>
          <table:table-cell table:style-name="ce6" table:formula="of:=IF([.A133]=&quot;&quot;;&quot;&quot;;IF([.B133]&lt;118995;&quot;x&quot;;IF([.A133]=[.B133]; &quot;=&quot;; &quot;-&quot;)))" office:value-type="string" office:string-value="-">
            <text:p>-</text:p>
          </table:table-cell>
          <table:table-cell office:value-type="string">
            <text:p>Orlistat reduces cardiovascular risk factors.</text:p>
          </table:table-cell>
          <table:table-cell table:formula="of:=IF([.A133]=&quot;&quot;; &quot;&quot;; IF([.A133]=[.B133];COUNTIF([.A132:.A481];[.A133]);&quot;&quot;))">
            <text:p/>
          </table:table-cell>
          <table:table-cell/>
          <table:table-cell table:formula="of:=IF([.E133]=&quot;&quot;;&quot;&quot;;[.E133]-[.F133])">
            <text:p/>
          </table:table-cell>
          <table:table-cell table:formula="of:=IF([.E133]=&quot;&quot;;&quot;&quot;;([.G13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2">
            <text:p>119032</text:p>
          </table:table-cell>
          <table:table-cell office:value-type="float" office:value="119030">
            <text:p>119030</text:p>
          </table:table-cell>
          <table:table-cell table:style-name="ce6" table:formula="of:=IF([.A134]=&quot;&quot;;&quot;&quot;;IF([.B134]&lt;118995;&quot;x&quot;;IF([.A134]=[.B134]; &quot;=&quot;; &quot;-&quot;)))" office:value-type="string" office:string-value="-">
            <text:p>-</text:p>
          </table:table-cell>
          <table:table-cell office:value-type="string">
            <text:p>Orlistat reduces in cardiovascular risk factors.</text:p>
          </table:table-cell>
          <table:table-cell table:formula="of:=IF([.A134]=&quot;&quot;; &quot;&quot;; IF([.A134]=[.B134];COUNTIF([.A133:.A482];[.A134]);&quot;&quot;))">
            <text:p/>
          </table:table-cell>
          <table:table-cell/>
          <table:table-cell table:formula="of:=IF([.E134]=&quot;&quot;;&quot;&quot;;[.E134]-[.F134])">
            <text:p/>
          </table:table-cell>
          <table:table-cell table:formula="of:=IF([.E134]=&quot;&quot;;&quot;&quot;;([.G13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2">
            <text:p>119032</text:p>
          </table:table-cell>
          <table:table-cell office:value-type="float" office:value="119031">
            <text:p>119031</text:p>
          </table:table-cell>
          <table:table-cell table:style-name="ce6" table:formula="of:=IF([.A135]=&quot;&quot;;&quot;&quot;;IF([.B135]&lt;118995;&quot;x&quot;;IF([.A135]=[.B135]; &quot;=&quot;; &quot;-&quot;)))" office:value-type="string" office:string-value="-">
            <text:p>-</text:p>
          </table:table-cell>
          <table:table-cell office:value-type="string">
            <text:p>Orlistat treatment reduces cardiovascular risk factors.</text:p>
          </table:table-cell>
          <table:table-cell table:formula="of:=IF([.A135]=&quot;&quot;; &quot;&quot;; IF([.A135]=[.B135];COUNTIF([.A134:.A483];[.A135]);&quot;&quot;))">
            <text:p/>
          </table:table-cell>
          <table:table-cell/>
          <table:table-cell table:formula="of:=IF([.E135]=&quot;&quot;;&quot;&quot;;[.E135]-[.F135])">
            <text:p/>
          </table:table-cell>
          <table:table-cell table:formula="of:=IF([.E135]=&quot;&quot;;&quot;&quot;;([.G135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33">
            <text:p>119033</text:p>
          </table:table-cell>
          <table:table-cell table:style-name="ce6" table:formula="of:=IF([.A136]=&quot;&quot;;&quot;&quot;;IF([.B136]&lt;118995;&quot;x&quot;;IF([.A136]=[.B136]; &quot;=&quot;; &quot;-&quot;)))" office:value-type="string" office:string-value="=">
            <text:p>=</text:p>
          </table:table-cell>
          <table:table-cell office:value-type="string">
            <text:p>Orlistat treatment reduces human visceral adipose tissue as evaluated by CT.</text:p>
          </table:table-cell>
          <table:table-cell table:formula="of:=IF([.A136]=&quot;&quot;; &quot;&quot;; IF([.A136]=[.B136];COUNTIF([.A135:.A484];[.A136]);&quot;&quot;))" office:value-type="float" office:value="5">
            <text:p>5</text:p>
          </table:table-cell>
          <table:table-cell/>
          <table:table-cell table:formula="of:=IF([.E136]=&quot;&quot;;&quot;&quot;;[.E136]-[.F136])" office:value-type="float" office:value="5">
            <text:p>5</text:p>
          </table:table-cell>
          <table:table-cell table:formula="of:=IF([.E136]=&quot;&quot;;&quot;&quot;;([.G136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33">
            <text:p>119033</text:p>
          </table:table-cell>
          <table:table-cell office:value-type="float" office:value="119027">
            <text:p>119027</text:p>
          </table:table-cell>
          <table:table-cell table:style-name="ce6" table:formula="of:=IF([.A137]=&quot;&quot;;&quot;&quot;;IF([.B137]&lt;118995;&quot;x&quot;;IF([.A137]=[.B137]; &quot;=&quot;; &quot;-&quot;)))" office:value-type="string" office:string-value="-">
            <text:p>-</text:p>
          </table:table-cell>
          <table:table-cell office:value-type="string">
            <text:p>Orlistat reduces human visceral adipose tissue as evaluated by CT.</text:p>
          </table:table-cell>
          <table:table-cell table:formula="of:=IF([.A137]=&quot;&quot;; &quot;&quot;; IF([.A137]=[.B137];COUNTIF([.A136:.A485];[.A137]);&quot;&quot;))">
            <text:p/>
          </table:table-cell>
          <table:table-cell/>
          <table:table-cell table:formula="of:=IF([.E137]=&quot;&quot;;&quot;&quot;;[.E137]-[.F137])">
            <text:p/>
          </table:table-cell>
          <table:table-cell table:formula="of:=IF([.E137]=&quot;&quot;;&quot;&quot;;([.G137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3">
            <text:p>119033</text:p>
          </table:table-cell>
          <table:table-cell office:value-type="float" office:value="119028">
            <text:p>119028</text:p>
          </table:table-cell>
          <table:table-cell table:style-name="ce6" table:formula="of:=IF([.A138]=&quot;&quot;;&quot;&quot;;IF([.B138]&lt;118995;&quot;x&quot;;IF([.A138]=[.B138]; &quot;=&quot;; &quot;-&quot;)))" office:value-type="string" office:string-value="-">
            <text:p>-</text:p>
          </table:table-cell>
          <table:table-cell office:value-type="string">
            <text:p>Orlistat reduces human visceral adipose tissue as evaluated by CT as well as cardiovascular risk factors.</text:p>
          </table:table-cell>
          <table:table-cell table:formula="of:=IF([.A138]=&quot;&quot;; &quot;&quot;; IF([.A138]=[.B138];COUNTIF([.A137:.A486];[.A138]);&quot;&quot;))">
            <text:p/>
          </table:table-cell>
          <table:table-cell/>
          <table:table-cell table:formula="of:=IF([.E138]=&quot;&quot;;&quot;&quot;;[.E138]-[.F138])">
            <text:p/>
          </table:table-cell>
          <table:table-cell table:formula="of:=IF([.E138]=&quot;&quot;;&quot;&quot;;([.G13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3">
            <text:p>119033</text:p>
          </table:table-cell>
          <table:table-cell office:value-type="float" office:value="119077">
            <text:p>119077</text:p>
          </table:table-cell>
          <table:table-cell table:style-name="ce6" table:formula="of:=IF([.A139]=&quot;&quot;;&quot;&quot;;IF([.B139]&lt;118995;&quot;x&quot;;IF([.A139]=[.B139]; &quot;=&quot;; &quot;-&quot;)))" office:value-type="string" office:string-value="-">
            <text:p>-</text:p>
          </table:table-cell>
          <table:table-cell office:value-type="string">
            <text:p>The effect of orlistat in reducing human visceral adipose tissue as evaluated by CT.</text:p>
          </table:table-cell>
          <table:table-cell table:formula="of:=IF([.A139]=&quot;&quot;; &quot;&quot;; IF([.A139]=[.B139];COUNTIF([.A138:.A487];[.A139]);&quot;&quot;))">
            <text:p/>
          </table:table-cell>
          <table:table-cell/>
          <table:table-cell table:formula="of:=IF([.E139]=&quot;&quot;;&quot;&quot;;[.E139]-[.F139])">
            <text:p/>
          </table:table-cell>
          <table:table-cell table:formula="of:=IF([.E139]=&quot;&quot;;&quot;&quot;;([.G13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3">
            <text:p>119033</text:p>
          </table:table-cell>
          <table:table-cell office:value-type="float" office:value="119081">
            <text:p>119081</text:p>
          </table:table-cell>
          <table:table-cell table:style-name="ce6" table:formula="of:=IF([.A140]=&quot;&quot;;&quot;&quot;;IF([.B140]&lt;118995;&quot;x&quot;;IF([.A140]=[.B140]; &quot;=&quot;; &quot;-&quot;)))" office:value-type="string" office:string-value="-">
            <text:p>-</text:p>
          </table:table-cell>
          <table:table-cell office:value-type="string">
            <text:p>The reduction of human visceral adipose tissue is evaluated by CT.</text:p>
          </table:table-cell>
          <table:table-cell table:formula="of:=IF([.A140]=&quot;&quot;; &quot;&quot;; IF([.A140]=[.B140];COUNTIF([.A139:.A488];[.A140]);&quot;&quot;))">
            <text:p/>
          </table:table-cell>
          <table:table-cell/>
          <table:table-cell table:formula="of:=IF([.E140]=&quot;&quot;;&quot;&quot;;[.E140]-[.F140])">
            <text:p/>
          </table:table-cell>
          <table:table-cell table:formula="of:=IF([.E140]=&quot;&quot;;&quot;&quot;;([.G140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34">
            <text:p>119034</text:p>
          </table:table-cell>
          <table:table-cell table:style-name="ce6" table:formula="of:=IF([.A141]=&quot;&quot;;&quot;&quot;;IF([.B141]&lt;118995;&quot;x&quot;;IF([.A141]=[.B141]; &quot;=&quot;; &quot;-&quot;)))" office:value-type="string" office:string-value="=">
            <text:p>=</text:p>
          </table:table-cell>
          <table:table-cell office:value-type="string">
            <text:p>Orlistat treatment to reduce human visceral adipose tissue reduces cardiovascular risk factors.</text:p>
          </table:table-cell>
          <table:table-cell table:formula="of:=IF([.A141]=&quot;&quot;; &quot;&quot;; IF([.A141]=[.B141];COUNTIF([.A140:.A489];[.A141]);&quot;&quot;))" office:value-type="float" office:value="5">
            <text:p>5</text:p>
          </table:table-cell>
          <table:table-cell/>
          <table:table-cell table:formula="of:=IF([.E141]=&quot;&quot;;&quot;&quot;;[.E141]-[.F141])" office:value-type="float" office:value="5">
            <text:p>5</text:p>
          </table:table-cell>
          <table:table-cell table:formula="of:=IF([.E141]=&quot;&quot;;&quot;&quot;;([.G141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34">
            <text:p>119034</text:p>
          </table:table-cell>
          <table:table-cell office:value-type="float" office:value="119026">
            <text:p>119026</text:p>
          </table:table-cell>
          <table:table-cell table:style-name="ce6" table:formula="of:=IF([.A142]=&quot;&quot;;&quot;&quot;;IF([.B142]&lt;118995;&quot;x&quot;;IF([.A142]=[.B142]; &quot;=&quot;; &quot;-&quot;)))" office:value-type="string" office:string-value="-">
            <text:p>-</text:p>
          </table:table-cell>
          <table:table-cell office:value-type="string">
            <text:p>Orlistat reduces human visceral adipose tissue and cardiovascular risk factors.</text:p>
          </table:table-cell>
          <table:table-cell table:formula="of:=IF([.A142]=&quot;&quot;; &quot;&quot;; IF([.A142]=[.B142];COUNTIF([.A141:.A490];[.A142]);&quot;&quot;))">
            <text:p/>
          </table:table-cell>
          <table:table-cell/>
          <table:table-cell table:formula="of:=IF([.E142]=&quot;&quot;;&quot;&quot;;[.E142]-[.F142])">
            <text:p/>
          </table:table-cell>
          <table:table-cell table:formula="of:=IF([.E142]=&quot;&quot;;&quot;&quot;;([.G142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4">
            <text:p>119034</text:p>
          </table:table-cell>
          <table:table-cell office:value-type="float" office:value="119028">
            <text:p>119028</text:p>
          </table:table-cell>
          <table:table-cell table:style-name="ce6" table:formula="of:=IF([.A143]=&quot;&quot;;&quot;&quot;;IF([.B143]&lt;118995;&quot;x&quot;;IF([.A143]=[.B143]; &quot;=&quot;; &quot;-&quot;)))" office:value-type="string" office:string-value="-">
            <text:p>-</text:p>
          </table:table-cell>
          <table:table-cell office:value-type="string">
            <text:p>Orlistat reduces human visceral adipose tissue as evaluated by CT as well as cardiovascular risk factors.</text:p>
          </table:table-cell>
          <table:table-cell table:formula="of:=IF([.A143]=&quot;&quot;; &quot;&quot;; IF([.A143]=[.B143];COUNTIF([.A142:.A491];[.A143]);&quot;&quot;))">
            <text:p/>
          </table:table-cell>
          <table:table-cell/>
          <table:table-cell table:formula="of:=IF([.E143]=&quot;&quot;;&quot;&quot;;[.E143]-[.F143])">
            <text:p/>
          </table:table-cell>
          <table:table-cell table:formula="of:=IF([.E143]=&quot;&quot;;&quot;&quot;;([.G14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4">
            <text:p>119034</text:p>
          </table:table-cell>
          <table:table-cell office:value-type="float" office:value="119029">
            <text:p>119029</text:p>
          </table:table-cell>
          <table:table-cell table:style-name="ce6" table:formula="of:=IF([.A144]=&quot;&quot;;&quot;&quot;;IF([.B144]&lt;118995;&quot;x&quot;;IF([.A144]=[.B144]; &quot;=&quot;; &quot;-&quot;)))" office:value-type="string" office:string-value="-">
            <text:p>-</text:p>
          </table:table-cell>
          <table:table-cell office:value-type="string">
            <text:p>Orlistat reduces human visceral adipose tissue this is supported by the reduction in cardiovascular risk factors.</text:p>
          </table:table-cell>
          <table:table-cell table:formula="of:=IF([.A144]=&quot;&quot;; &quot;&quot;; IF([.A144]=[.B144];COUNTIF([.A143:.A492];[.A144]);&quot;&quot;))">
            <text:p/>
          </table:table-cell>
          <table:table-cell/>
          <table:table-cell table:formula="of:=IF([.E144]=&quot;&quot;;&quot;&quot;;[.E144]-[.F144])">
            <text:p/>
          </table:table-cell>
          <table:table-cell table:formula="of:=IF([.E144]=&quot;&quot;;&quot;&quot;;([.G14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4">
            <text:p>119034</text:p>
          </table:table-cell>
          <table:table-cell office:value-type="float" office:value="119064">
            <text:p>119064</text:p>
          </table:table-cell>
          <table:table-cell table:style-name="ce6" table:formula="of:=IF([.A145]=&quot;&quot;;&quot;&quot;;IF([.B145]&lt;118995;&quot;x&quot;;IF([.A145]=[.B145]; &quot;=&quot;; &quot;-&quot;)))" office:value-type="string" office:string-value="-">
            <text:p>-</text:p>
          </table:table-cell>
          <table:table-cell office:value-type="string">
            <text:p>The benefit of orlistat in reducing human visceral adipose tissue is supported by the statistically significant reduction in cardiovascular risk factors.</text:p>
          </table:table-cell>
          <table:table-cell table:formula="of:=IF([.A145]=&quot;&quot;; &quot;&quot;; IF([.A145]=[.B145];COUNTIF([.A144:.A493];[.A145]);&quot;&quot;))">
            <text:p/>
          </table:table-cell>
          <table:table-cell/>
          <table:table-cell table:formula="of:=IF([.E145]=&quot;&quot;;&quot;&quot;;[.E145]-[.F145])">
            <text:p/>
          </table:table-cell>
          <table:table-cell table:formula="of:=IF([.E145]=&quot;&quot;;&quot;&quot;;([.G145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64">
            <text:p>119064</text:p>
          </table:table-cell>
          <table:table-cell table:style-name="ce6" table:formula="of:=IF([.A146]=&quot;&quot;;&quot;&quot;;IF([.B146]&lt;118995;&quot;x&quot;;IF([.A146]=[.B146]; &quot;=&quot;; &quot;-&quot;)))" office:value-type="string" office:string-value="=">
            <text:p>=</text:p>
          </table:table-cell>
          <table:table-cell office:value-type="string">
            <text:p>The benefit of orlistat in reducing human visceral adipose tissue is supported by the statistically significant reduction in cardiovascular risk factors.</text:p>
          </table:table-cell>
          <table:table-cell table:formula="of:=IF([.A146]=&quot;&quot;; &quot;&quot;; IF([.A146]=[.B146];COUNTIF([.A145:.A494];[.A146]);&quot;&quot;))" office:value-type="float" office:value="4">
            <text:p>4</text:p>
          </table:table-cell>
          <table:table-cell/>
          <table:table-cell table:formula="of:=IF([.E146]=&quot;&quot;;&quot;&quot;;[.E146]-[.F146])" office:value-type="float" office:value="4">
            <text:p>4</text:p>
          </table:table-cell>
          <table:table-cell table:formula="of:=IF([.E146]=&quot;&quot;;&quot;&quot;;([.G146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64">
            <text:p>119064</text:p>
          </table:table-cell>
          <table:table-cell office:value-type="float" office:value="119065">
            <text:p>119065</text:p>
          </table:table-cell>
          <table:table-cell table:style-name="ce6" table:formula="of:=IF([.A147]=&quot;&quot;;&quot;&quot;;IF([.B147]&lt;118995;&quot;x&quot;;IF([.A147]=[.B147]; &quot;=&quot;; &quot;-&quot;)))" office:value-type="string" office:string-value="-">
            <text:p>-</text:p>
          </table:table-cell>
          <table:table-cell office:value-type="string">
            <text:p>The benefit of Orlistat is further supported by the statistically significant reduction in cardiovascular risk factors.</text:p>
          </table:table-cell>
          <table:table-cell table:formula="of:=IF([.A147]=&quot;&quot;; &quot;&quot;; IF([.A147]=[.B147];COUNTIF([.A146:.A495];[.A147]);&quot;&quot;))">
            <text:p/>
          </table:table-cell>
          <table:table-cell/>
          <table:table-cell table:formula="of:=IF([.E147]=&quot;&quot;;&quot;&quot;;[.E147]-[.F147])">
            <text:p/>
          </table:table-cell>
          <table:table-cell table:formula="of:=IF([.E147]=&quot;&quot;;&quot;&quot;;([.G147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4">
            <text:p>119064</text:p>
          </table:table-cell>
          <table:table-cell office:value-type="float" office:value="119066">
            <text:p>119066</text:p>
          </table:table-cell>
          <table:table-cell table:style-name="ce6" table:formula="of:=IF([.A148]=&quot;&quot;;&quot;&quot;;IF([.B148]&lt;118995;&quot;x&quot;;IF([.A148]=[.B148]; &quot;=&quot;; &quot;-&quot;)))" office:value-type="string" office:string-value="-">
            <text:p>-</text:p>
          </table:table-cell>
          <table:table-cell office:value-type="string">
            <text:p>The benefit of orlistat treatment in reducing human visceral adipose tissue is supported by the statistically significant reduction in cardiovascular risk factors.</text:p>
          </table:table-cell>
          <table:table-cell table:formula="of:=IF([.A148]=&quot;&quot;; &quot;&quot;; IF([.A148]=[.B148];COUNTIF([.A147:.A496];[.A148]);&quot;&quot;))">
            <text:p/>
          </table:table-cell>
          <table:table-cell/>
          <table:table-cell table:formula="of:=IF([.E148]=&quot;&quot;;&quot;&quot;;[.E148]-[.F148])">
            <text:p/>
          </table:table-cell>
          <table:table-cell table:formula="of:=IF([.E148]=&quot;&quot;;&quot;&quot;;([.G14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4">
            <text:p>119064</text:p>
          </table:table-cell>
          <table:table-cell office:value-type="float" office:value="119067">
            <text:p>119067</text:p>
          </table:table-cell>
          <table:table-cell table:style-name="ce6" table:formula="of:=IF([.A149]=&quot;&quot;;&quot;&quot;;IF([.B149]&lt;118995;&quot;x&quot;;IF([.A149]=[.B149]; &quot;=&quot;; &quot;-&quot;)))" office:value-type="string" office:string-value="-">
            <text:p>-</text:p>
          </table:table-cell>
          <table:table-cell office:value-type="string">
            <text:p>The benefit of the treatment with orlistat is supported by the statistically significant reduction in cardiovascular risk factors.</text:p>
          </table:table-cell>
          <table:table-cell table:formula="of:=IF([.A149]=&quot;&quot;; &quot;&quot;; IF([.A149]=[.B149];COUNTIF([.A148:.A497];[.A149]);&quot;&quot;))">
            <text:p/>
          </table:table-cell>
          <table:table-cell/>
          <table:table-cell table:formula="of:=IF([.E149]=&quot;&quot;;&quot;&quot;;[.E149]-[.F149])">
            <text:p/>
          </table:table-cell>
          <table:table-cell table:formula="of:=IF([.E149]=&quot;&quot;;&quot;&quot;;([.G149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65">
            <text:p>119065</text:p>
          </table:table-cell>
          <table:table-cell table:style-name="ce6" table:formula="of:=IF([.A150]=&quot;&quot;;&quot;&quot;;IF([.B150]&lt;118995;&quot;x&quot;;IF([.A150]=[.B150]; &quot;=&quot;; &quot;-&quot;)))" office:value-type="string" office:string-value="=">
            <text:p>=</text:p>
          </table:table-cell>
          <table:table-cell office:value-type="string">
            <text:p>The benefit of Orlistat is further supported by the statistically significant reduction in cardiovascular risk factors.</text:p>
          </table:table-cell>
          <table:table-cell table:formula="of:=IF([.A150]=&quot;&quot;; &quot;&quot;; IF([.A150]=[.B150];COUNTIF([.A149:.A498];[.A150]);&quot;&quot;))" office:value-type="float" office:value="4">
            <text:p>4</text:p>
          </table:table-cell>
          <table:table-cell/>
          <table:table-cell table:formula="of:=IF([.E150]=&quot;&quot;;&quot;&quot;;[.E150]-[.F150])" office:value-type="float" office:value="4">
            <text:p>4</text:p>
          </table:table-cell>
          <table:table-cell table:formula="of:=IF([.E150]=&quot;&quot;;&quot;&quot;;([.G150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65">
            <text:p>119065</text:p>
          </table:table-cell>
          <table:table-cell office:value-type="float" office:value="119064">
            <text:p>119064</text:p>
          </table:table-cell>
          <table:table-cell table:style-name="ce6" table:formula="of:=IF([.A151]=&quot;&quot;;&quot;&quot;;IF([.B151]&lt;118995;&quot;x&quot;;IF([.A151]=[.B151]; &quot;=&quot;; &quot;-&quot;)))" office:value-type="string" office:string-value="-">
            <text:p>-</text:p>
          </table:table-cell>
          <table:table-cell office:value-type="string">
            <text:p>The benefit of orlistat in reducing human visceral adipose tissue is supported by the statistically significant reduction in cardiovascular risk factors.</text:p>
          </table:table-cell>
          <table:table-cell table:formula="of:=IF([.A151]=&quot;&quot;; &quot;&quot;; IF([.A151]=[.B151];COUNTIF([.A150:.A499];[.A151]);&quot;&quot;))">
            <text:p/>
          </table:table-cell>
          <table:table-cell/>
          <table:table-cell table:formula="of:=IF([.E151]=&quot;&quot;;&quot;&quot;;[.E151]-[.F151])">
            <text:p/>
          </table:table-cell>
          <table:table-cell table:formula="of:=IF([.E151]=&quot;&quot;;&quot;&quot;;([.G151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5">
            <text:p>119065</text:p>
          </table:table-cell>
          <table:table-cell office:value-type="float" office:value="119066">
            <text:p>119066</text:p>
          </table:table-cell>
          <table:table-cell table:style-name="ce6" table:formula="of:=IF([.A152]=&quot;&quot;;&quot;&quot;;IF([.B152]&lt;118995;&quot;x&quot;;IF([.A152]=[.B152]; &quot;=&quot;; &quot;-&quot;)))" office:value-type="string" office:string-value="-">
            <text:p>-</text:p>
          </table:table-cell>
          <table:table-cell office:value-type="string">
            <text:p>The benefit of orlistat treatment in reducing human visceral adipose tissue is supported by the statistically significant reduction in cardiovascular risk factors.</text:p>
          </table:table-cell>
          <table:table-cell table:formula="of:=IF([.A152]=&quot;&quot;; &quot;&quot;; IF([.A152]=[.B152];COUNTIF([.A151:.A500];[.A152]);&quot;&quot;))">
            <text:p/>
          </table:table-cell>
          <table:table-cell/>
          <table:table-cell table:formula="of:=IF([.E152]=&quot;&quot;;&quot;&quot;;[.E152]-[.F152])">
            <text:p/>
          </table:table-cell>
          <table:table-cell table:formula="of:=IF([.E152]=&quot;&quot;;&quot;&quot;;([.G152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5">
            <text:p>119065</text:p>
          </table:table-cell>
          <table:table-cell office:value-type="float" office:value="119067">
            <text:p>119067</text:p>
          </table:table-cell>
          <table:table-cell table:style-name="ce6" table:formula="of:=IF([.A153]=&quot;&quot;;&quot;&quot;;IF([.B153]&lt;118995;&quot;x&quot;;IF([.A153]=[.B153]; &quot;=&quot;; &quot;-&quot;)))" office:value-type="string" office:string-value="-">
            <text:p>-</text:p>
          </table:table-cell>
          <table:table-cell office:value-type="string">
            <text:p>The benefit of the treatment with orlistat is supported by the statistically significant reduction in cardiovascular risk factors.</text:p>
          </table:table-cell>
          <table:table-cell table:formula="of:=IF([.A153]=&quot;&quot;; &quot;&quot;; IF([.A153]=[.B153];COUNTIF([.A152:.A501];[.A153]);&quot;&quot;))">
            <text:p/>
          </table:table-cell>
          <table:table-cell/>
          <table:table-cell table:formula="of:=IF([.E153]=&quot;&quot;;&quot;&quot;;[.E153]-[.F153])">
            <text:p/>
          </table:table-cell>
          <table:table-cell table:formula="of:=IF([.E153]=&quot;&quot;;&quot;&quot;;([.G153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66">
            <text:p>119066</text:p>
          </table:table-cell>
          <table:table-cell table:style-name="ce6" table:formula="of:=IF([.A154]=&quot;&quot;;&quot;&quot;;IF([.B154]&lt;118995;&quot;x&quot;;IF([.A154]=[.B154]; &quot;=&quot;; &quot;-&quot;)))" office:value-type="string" office:string-value="=">
            <text:p>=</text:p>
          </table:table-cell>
          <table:table-cell office:value-type="string">
            <text:p>The benefit of orlistat treatment in reducing human visceral adipose tissue is supported by the statistically significant reduction in cardiovascular risk factors.</text:p>
          </table:table-cell>
          <table:table-cell table:formula="of:=IF([.A154]=&quot;&quot;; &quot;&quot;; IF([.A154]=[.B154];COUNTIF([.A153:.A502];[.A154]);&quot;&quot;))" office:value-type="float" office:value="4">
            <text:p>4</text:p>
          </table:table-cell>
          <table:table-cell/>
          <table:table-cell table:formula="of:=IF([.E154]=&quot;&quot;;&quot;&quot;;[.E154]-[.F154])" office:value-type="float" office:value="4">
            <text:p>4</text:p>
          </table:table-cell>
          <table:table-cell table:formula="of:=IF([.E154]=&quot;&quot;;&quot;&quot;;([.G154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66">
            <text:p>119066</text:p>
          </table:table-cell>
          <table:table-cell office:value-type="float" office:value="119064">
            <text:p>119064</text:p>
          </table:table-cell>
          <table:table-cell table:style-name="ce6" table:formula="of:=IF([.A155]=&quot;&quot;;&quot;&quot;;IF([.B155]&lt;118995;&quot;x&quot;;IF([.A155]=[.B155]; &quot;=&quot;; &quot;-&quot;)))" office:value-type="string" office:string-value="-">
            <text:p>-</text:p>
          </table:table-cell>
          <table:table-cell office:value-type="string">
            <text:p>The benefit of orlistat in reducing human visceral adipose tissue is supported by the statistically significant reduction in cardiovascular risk factors.</text:p>
          </table:table-cell>
          <table:table-cell table:formula="of:=IF([.A155]=&quot;&quot;; &quot;&quot;; IF([.A155]=[.B155];COUNTIF([.A154:.A503];[.A155]);&quot;&quot;))">
            <text:p/>
          </table:table-cell>
          <table:table-cell/>
          <table:table-cell table:formula="of:=IF([.E155]=&quot;&quot;;&quot;&quot;;[.E155]-[.F155])">
            <text:p/>
          </table:table-cell>
          <table:table-cell table:formula="of:=IF([.E155]=&quot;&quot;;&quot;&quot;;([.G15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6">
            <text:p>119066</text:p>
          </table:table-cell>
          <table:table-cell office:value-type="float" office:value="119065">
            <text:p>119065</text:p>
          </table:table-cell>
          <table:table-cell table:style-name="ce6" table:formula="of:=IF([.A156]=&quot;&quot;;&quot;&quot;;IF([.B156]&lt;118995;&quot;x&quot;;IF([.A156]=[.B156]; &quot;=&quot;; &quot;-&quot;)))" office:value-type="string" office:string-value="-">
            <text:p>-</text:p>
          </table:table-cell>
          <table:table-cell office:value-type="string">
            <text:p>The benefit of Orlistat is further supported by the statistically significant reduction in cardiovascular risk factors.</text:p>
          </table:table-cell>
          <table:table-cell table:formula="of:=IF([.A156]=&quot;&quot;; &quot;&quot;; IF([.A156]=[.B156];COUNTIF([.A155:.A504];[.A156]);&quot;&quot;))">
            <text:p/>
          </table:table-cell>
          <table:table-cell/>
          <table:table-cell table:formula="of:=IF([.E156]=&quot;&quot;;&quot;&quot;;[.E156]-[.F156])">
            <text:p/>
          </table:table-cell>
          <table:table-cell table:formula="of:=IF([.E156]=&quot;&quot;;&quot;&quot;;([.G156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6">
            <text:p>119066</text:p>
          </table:table-cell>
          <table:table-cell office:value-type="float" office:value="119067">
            <text:p>119067</text:p>
          </table:table-cell>
          <table:table-cell table:style-name="ce6" table:formula="of:=IF([.A157]=&quot;&quot;;&quot;&quot;;IF([.B157]&lt;118995;&quot;x&quot;;IF([.A157]=[.B157]; &quot;=&quot;; &quot;-&quot;)))" office:value-type="string" office:string-value="-">
            <text:p>-</text:p>
          </table:table-cell>
          <table:table-cell office:value-type="string">
            <text:p>The benefit of the treatment with orlistat is supported by the statistically significant reduction in cardiovascular risk factors.</text:p>
          </table:table-cell>
          <table:table-cell table:formula="of:=IF([.A157]=&quot;&quot;; &quot;&quot;; IF([.A157]=[.B157];COUNTIF([.A156:.A505];[.A157]);&quot;&quot;))">
            <text:p/>
          </table:table-cell>
          <table:table-cell/>
          <table:table-cell table:formula="of:=IF([.E157]=&quot;&quot;;&quot;&quot;;[.E157]-[.F157])">
            <text:p/>
          </table:table-cell>
          <table:table-cell table:formula="of:=IF([.E157]=&quot;&quot;;&quot;&quot;;([.G157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67">
            <text:p>119067</text:p>
          </table:table-cell>
          <table:table-cell table:style-name="ce6" table:formula="of:=IF([.A158]=&quot;&quot;;&quot;&quot;;IF([.B158]&lt;118995;&quot;x&quot;;IF([.A158]=[.B158]; &quot;=&quot;; &quot;-&quot;)))" office:value-type="string" office:string-value="=">
            <text:p>=</text:p>
          </table:table-cell>
          <table:table-cell office:value-type="string">
            <text:p>The benefit of the treatment with orlistat is supported by the statistically significant reduction in cardiovascular risk factors.</text:p>
          </table:table-cell>
          <table:table-cell table:formula="of:=IF([.A158]=&quot;&quot;; &quot;&quot;; IF([.A158]=[.B158];COUNTIF([.A157:.A506];[.A158]);&quot;&quot;))" office:value-type="float" office:value="4">
            <text:p>4</text:p>
          </table:table-cell>
          <table:table-cell/>
          <table:table-cell table:formula="of:=IF([.E158]=&quot;&quot;;&quot;&quot;;[.E158]-[.F158])" office:value-type="float" office:value="4">
            <text:p>4</text:p>
          </table:table-cell>
          <table:table-cell table:formula="of:=IF([.E158]=&quot;&quot;;&quot;&quot;;([.G158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67">
            <text:p>119067</text:p>
          </table:table-cell>
          <table:table-cell office:value-type="float" office:value="119064">
            <text:p>119064</text:p>
          </table:table-cell>
          <table:table-cell table:style-name="ce6" table:formula="of:=IF([.A159]=&quot;&quot;;&quot;&quot;;IF([.B159]&lt;118995;&quot;x&quot;;IF([.A159]=[.B159]; &quot;=&quot;; &quot;-&quot;)))" office:value-type="string" office:string-value="-">
            <text:p>-</text:p>
          </table:table-cell>
          <table:table-cell office:value-type="string">
            <text:p>The benefit of orlistat in reducing human visceral adipose tissue is supported by the statistically significant reduction in cardiovascular risk factors.</text:p>
          </table:table-cell>
          <table:table-cell table:formula="of:=IF([.A159]=&quot;&quot;; &quot;&quot;; IF([.A159]=[.B159];COUNTIF([.A158:.A507];[.A159]);&quot;&quot;))">
            <text:p/>
          </table:table-cell>
          <table:table-cell/>
          <table:table-cell table:formula="of:=IF([.E159]=&quot;&quot;;&quot;&quot;;[.E159]-[.F159])">
            <text:p/>
          </table:table-cell>
          <table:table-cell table:formula="of:=IF([.E159]=&quot;&quot;;&quot;&quot;;([.G15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7">
            <text:p>119067</text:p>
          </table:table-cell>
          <table:table-cell office:value-type="float" office:value="119065">
            <text:p>119065</text:p>
          </table:table-cell>
          <table:table-cell table:style-name="ce6" table:formula="of:=IF([.A160]=&quot;&quot;;&quot;&quot;;IF([.B160]&lt;118995;&quot;x&quot;;IF([.A160]=[.B160]; &quot;=&quot;; &quot;-&quot;)))" office:value-type="string" office:string-value="-">
            <text:p>-</text:p>
          </table:table-cell>
          <table:table-cell office:value-type="string">
            <text:p>The benefit of Orlistat is further supported by the statistically significant reduction in cardiovascular risk factors.</text:p>
          </table:table-cell>
          <table:table-cell table:formula="of:=IF([.A160]=&quot;&quot;; &quot;&quot;; IF([.A160]=[.B160];COUNTIF([.A159:.A508];[.A160]);&quot;&quot;))">
            <text:p/>
          </table:table-cell>
          <table:table-cell/>
          <table:table-cell table:formula="of:=IF([.E160]=&quot;&quot;;&quot;&quot;;[.E160]-[.F160])">
            <text:p/>
          </table:table-cell>
          <table:table-cell table:formula="of:=IF([.E160]=&quot;&quot;;&quot;&quot;;([.G160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7">
            <text:p>119067</text:p>
          </table:table-cell>
          <table:table-cell office:value-type="float" office:value="119066">
            <text:p>119066</text:p>
          </table:table-cell>
          <table:table-cell table:style-name="ce6" table:formula="of:=IF([.A161]=&quot;&quot;;&quot;&quot;;IF([.B161]&lt;118995;&quot;x&quot;;IF([.A161]=[.B161]; &quot;=&quot;; &quot;-&quot;)))" office:value-type="string" office:string-value="-">
            <text:p>-</text:p>
          </table:table-cell>
          <table:table-cell office:value-type="string">
            <text:p>The benefit of orlistat treatment in reducing human visceral adipose tissue is supported by the statistically significant reduction in cardiovascular risk factors.</text:p>
          </table:table-cell>
          <table:table-cell table:formula="of:=IF([.A161]=&quot;&quot;; &quot;&quot;; IF([.A161]=[.B161];COUNTIF([.A160:.A509];[.A161]);&quot;&quot;))">
            <text:p/>
          </table:table-cell>
          <table:table-cell/>
          <table:table-cell table:formula="of:=IF([.E161]=&quot;&quot;;&quot;&quot;;[.E161]-[.F161])">
            <text:p/>
          </table:table-cell>
          <table:table-cell table:formula="of:=IF([.E161]=&quot;&quot;;&quot;&quot;;([.G161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77">
            <text:p>119077</text:p>
          </table:table-cell>
          <table:table-cell table:style-name="ce6" table:formula="of:=IF([.A162]=&quot;&quot;;&quot;&quot;;IF([.B162]&lt;118995;&quot;x&quot;;IF([.A162]=[.B162]; &quot;=&quot;; &quot;-&quot;)))" office:value-type="string" office:string-value="=">
            <text:p>=</text:p>
          </table:table-cell>
          <table:table-cell office:value-type="string">
            <text:p>The effect of orlistat in reducing human visceral adipose tissue as evaluated by CT.</text:p>
          </table:table-cell>
          <table:table-cell table:formula="of:=IF([.A162]=&quot;&quot;; &quot;&quot;; IF([.A162]=[.B162];COUNTIF([.A161:.A510];[.A162]);&quot;&quot;))" office:value-type="float" office:value="5">
            <text:p>5</text:p>
          </table:table-cell>
          <table:table-cell/>
          <table:table-cell table:formula="of:=IF([.E162]=&quot;&quot;;&quot;&quot;;[.E162]-[.F162])" office:value-type="float" office:value="5">
            <text:p>5</text:p>
          </table:table-cell>
          <table:table-cell table:formula="of:=IF([.E162]=&quot;&quot;;&quot;&quot;;([.G162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77">
            <text:p>119077</text:p>
          </table:table-cell>
          <table:table-cell office:value-type="float" office:value="119027">
            <text:p>119027</text:p>
          </table:table-cell>
          <table:table-cell table:style-name="ce6" table:formula="of:=IF([.A163]=&quot;&quot;;&quot;&quot;;IF([.B163]&lt;118995;&quot;x&quot;;IF([.A163]=[.B163]; &quot;=&quot;; &quot;-&quot;)))" office:value-type="string" office:string-value="-">
            <text:p>-</text:p>
          </table:table-cell>
          <table:table-cell office:value-type="string">
            <text:p>Orlistat reduces human visceral adipose tissue as evaluated by CT.</text:p>
          </table:table-cell>
          <table:table-cell table:formula="of:=IF([.A163]=&quot;&quot;; &quot;&quot;; IF([.A163]=[.B163];COUNTIF([.A162:.A511];[.A163]);&quot;&quot;))">
            <text:p/>
          </table:table-cell>
          <table:table-cell/>
          <table:table-cell table:formula="of:=IF([.E163]=&quot;&quot;;&quot;&quot;;[.E163]-[.F163])">
            <text:p/>
          </table:table-cell>
          <table:table-cell table:formula="of:=IF([.E163]=&quot;&quot;;&quot;&quot;;([.G16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7">
            <text:p>119077</text:p>
          </table:table-cell>
          <table:table-cell office:value-type="float" office:value="119033">
            <text:p>119033</text:p>
          </table:table-cell>
          <table:table-cell table:style-name="ce6" table:formula="of:=IF([.A164]=&quot;&quot;;&quot;&quot;;IF([.B164]&lt;118995;&quot;x&quot;;IF([.A164]=[.B164]; &quot;=&quot;; &quot;-&quot;)))" office:value-type="string" office:string-value="-">
            <text:p>-</text:p>
          </table:table-cell>
          <table:table-cell office:value-type="string">
            <text:p>Orlistat treatment reduces human visceral adipose tissue as evaluated by CT.</text:p>
          </table:table-cell>
          <table:table-cell table:formula="of:=IF([.A164]=&quot;&quot;; &quot;&quot;; IF([.A164]=[.B164];COUNTIF([.A163:.A512];[.A164]);&quot;&quot;))">
            <text:p/>
          </table:table-cell>
          <table:table-cell/>
          <table:table-cell table:formula="of:=IF([.E164]=&quot;&quot;;&quot;&quot;;[.E164]-[.F164])">
            <text:p/>
          </table:table-cell>
          <table:table-cell table:formula="of:=IF([.E164]=&quot;&quot;;&quot;&quot;;([.G16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7">
            <text:p>119077</text:p>
          </table:table-cell>
          <table:table-cell office:value-type="float" office:value="119081">
            <text:p>119081</text:p>
          </table:table-cell>
          <table:table-cell table:style-name="ce6" table:formula="of:=IF([.A165]=&quot;&quot;;&quot;&quot;;IF([.B165]&lt;118995;&quot;x&quot;;IF([.A165]=[.B165]; &quot;=&quot;; &quot;-&quot;)))" office:value-type="string" office:string-value="-">
            <text:p>-</text:p>
          </table:table-cell>
          <table:table-cell office:value-type="string">
            <text:p>The reduction of human visceral adipose tissue is evaluated by CT.</text:p>
          </table:table-cell>
          <table:table-cell table:formula="of:=IF([.A165]=&quot;&quot;; &quot;&quot;; IF([.A165]=[.B165];COUNTIF([.A164:.A513];[.A165]);&quot;&quot;))">
            <text:p/>
          </table:table-cell>
          <table:table-cell/>
          <table:table-cell table:formula="of:=IF([.E165]=&quot;&quot;;&quot;&quot;;[.E165]-[.F165])">
            <text:p/>
          </table:table-cell>
          <table:table-cell table:formula="of:=IF([.E165]=&quot;&quot;;&quot;&quot;;([.G16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77">
            <text:p>119077</text:p>
          </table:table-cell>
          <table:table-cell office:value-type="float" office:value="119085">
            <text:p>119085</text:p>
          </table:table-cell>
          <table:table-cell table:style-name="ce6" table:formula="of:=IF([.A166]=&quot;&quot;;&quot;&quot;;IF([.B166]&lt;118995;&quot;x&quot;;IF([.A166]=[.B166]; &quot;=&quot;; &quot;-&quot;)))" office:value-type="string" office:string-value="-">
            <text:p>-</text:p>
          </table:table-cell>
          <table:table-cell office:value-type="string">
            <text:p>Using CT the effect of orlistat in reducing human visceral adipose tissue is demonstrated.</text:p>
          </table:table-cell>
          <table:table-cell table:formula="of:=IF([.A166]=&quot;&quot;; &quot;&quot;; IF([.A166]=[.B166];COUNTIF([.A165:.A514];[.A166]);&quot;&quot;))">
            <text:p/>
          </table:table-cell>
          <table:table-cell/>
          <table:table-cell table:formula="of:=IF([.E166]=&quot;&quot;;&quot;&quot;;[.E166]-[.F166])">
            <text:p/>
          </table:table-cell>
          <table:table-cell table:formula="of:=IF([.E166]=&quot;&quot;;&quot;&quot;;([.G166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80">
            <text:p>119080</text:p>
          </table:table-cell>
          <table:table-cell table:style-name="ce6" table:formula="of:=IF([.A167]=&quot;&quot;;&quot;&quot;;IF([.B167]&lt;118995;&quot;x&quot;;IF([.A167]=[.B167]; &quot;=&quot;; &quot;-&quot;)))" office:value-type="string" office:string-value="=">
            <text:p>=</text:p>
          </table:table-cell>
          <table:table-cell office:value-type="string">
            <text:p>The orlistat is effectiv in reducing human visceral adipose tissue.</text:p>
          </table:table-cell>
          <table:table-cell table:formula="of:=IF([.A167]=&quot;&quot;; &quot;&quot;; IF([.A167]=[.B167];COUNTIF([.A166:.A515];[.A167]);&quot;&quot;))" office:value-type="float" office:value="3">
            <text:p>3</text:p>
          </table:table-cell>
          <table:table-cell/>
          <table:table-cell table:formula="of:=IF([.E167]=&quot;&quot;;&quot;&quot;;[.E167]-[.F167])" office:value-type="float" office:value="3">
            <text:p>3</text:p>
          </table:table-cell>
          <table:table-cell table:formula="of:=IF([.E167]=&quot;&quot;;&quot;&quot;;([.G167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80">
            <text:p>119080</text:p>
          </table:table-cell>
          <table:table-cell office:value-type="float" office:value="119022">
            <text:p>119022</text:p>
          </table:table-cell>
          <table:table-cell table:style-name="ce6" table:formula="of:=IF([.A168]=&quot;&quot;;&quot;&quot;;IF([.B168]&lt;118995;&quot;x&quot;;IF([.A168]=[.B168]; &quot;=&quot;; &quot;-&quot;)))" office:value-type="string" office:string-value="-">
            <text:p>-</text:p>
          </table:table-cell>
          <table:table-cell office:value-type="string">
            <text:p>Orlistat is effective in reducing human visceral adipose tissue.</text:p>
          </table:table-cell>
          <table:table-cell table:formula="of:=IF([.A168]=&quot;&quot;; &quot;&quot;; IF([.A168]=[.B168];COUNTIF([.A167:.A516];[.A168]);&quot;&quot;))">
            <text:p/>
          </table:table-cell>
          <table:table-cell/>
          <table:table-cell table:formula="of:=IF([.E168]=&quot;&quot;;&quot;&quot;;[.E168]-[.F168])">
            <text:p/>
          </table:table-cell>
          <table:table-cell table:formula="of:=IF([.E168]=&quot;&quot;;&quot;&quot;;([.G16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80">
            <text:p>119080</text:p>
          </table:table-cell>
          <table:table-cell office:value-type="float" office:value="119025">
            <text:p>119025</text:p>
          </table:table-cell>
          <table:table-cell table:style-name="ce6" table:formula="of:=IF([.A169]=&quot;&quot;;&quot;&quot;;IF([.B169]&lt;118995;&quot;x&quot;;IF([.A169]=[.B169]; &quot;=&quot;; &quot;-&quot;)))" office:value-type="string" office:string-value="-">
            <text:p>-</text:p>
          </table:table-cell>
          <table:table-cell office:value-type="string">
            <text:p>Orlistat reduces human visceral adipose tissue.</text:p>
          </table:table-cell>
          <table:table-cell table:formula="of:=IF([.A169]=&quot;&quot;; &quot;&quot;; IF([.A169]=[.B169];COUNTIF([.A168:.A517];[.A169]);&quot;&quot;))">
            <text:p/>
          </table:table-cell>
          <table:table-cell/>
          <table:table-cell table:formula="of:=IF([.E169]=&quot;&quot;;&quot;&quot;;[.E169]-[.F169])">
            <text:p/>
          </table:table-cell>
          <table:table-cell table:formula="of:=IF([.E169]=&quot;&quot;;&quot;&quot;;([.G169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81">
            <text:p>119081</text:p>
          </table:table-cell>
          <table:table-cell table:style-name="ce6" table:formula="of:=IF([.A170]=&quot;&quot;;&quot;&quot;;IF([.B170]&lt;118995;&quot;x&quot;;IF([.A170]=[.B170]; &quot;=&quot;; &quot;-&quot;)))" office:value-type="string" office:string-value="=">
            <text:p>=</text:p>
          </table:table-cell>
          <table:table-cell office:value-type="string">
            <text:p>The reduction of human visceral adipose tissue is evaluated by CT.</text:p>
          </table:table-cell>
          <table:table-cell table:formula="of:=IF([.A170]=&quot;&quot;; &quot;&quot;; IF([.A170]=[.B170];COUNTIF([.A169:.A518];[.A170]);&quot;&quot;))" office:value-type="float" office:value="5">
            <text:p>5</text:p>
          </table:table-cell>
          <table:table-cell/>
          <table:table-cell table:formula="of:=IF([.E170]=&quot;&quot;;&quot;&quot;;[.E170]-[.F170])" office:value-type="float" office:value="5">
            <text:p>5</text:p>
          </table:table-cell>
          <table:table-cell table:formula="of:=IF([.E170]=&quot;&quot;;&quot;&quot;;([.G170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81">
            <text:p>119081</text:p>
          </table:table-cell>
          <table:table-cell office:value-type="float" office:value="119027">
            <text:p>119027</text:p>
          </table:table-cell>
          <table:table-cell table:style-name="ce6" table:formula="of:=IF([.A171]=&quot;&quot;;&quot;&quot;;IF([.B171]&lt;118995;&quot;x&quot;;IF([.A171]=[.B171]; &quot;=&quot;; &quot;-&quot;)))" office:value-type="string" office:string-value="-">
            <text:p>-</text:p>
          </table:table-cell>
          <table:table-cell office:value-type="string">
            <text:p>Orlistat reduces human visceral adipose tissue as evaluated by CT.</text:p>
          </table:table-cell>
          <table:table-cell table:formula="of:=IF([.A171]=&quot;&quot;; &quot;&quot;; IF([.A171]=[.B171];COUNTIF([.A170:.A519];[.A171]);&quot;&quot;))">
            <text:p/>
          </table:table-cell>
          <table:table-cell/>
          <table:table-cell table:formula="of:=IF([.E171]=&quot;&quot;;&quot;&quot;;[.E171]-[.F171])">
            <text:p/>
          </table:table-cell>
          <table:table-cell table:formula="of:=IF([.E171]=&quot;&quot;;&quot;&quot;;([.G171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81">
            <text:p>119081</text:p>
          </table:table-cell>
          <table:table-cell office:value-type="float" office:value="119033">
            <text:p>119033</text:p>
          </table:table-cell>
          <table:table-cell table:style-name="ce6" table:formula="of:=IF([.A172]=&quot;&quot;;&quot;&quot;;IF([.B172]&lt;118995;&quot;x&quot;;IF([.A172]=[.B172]; &quot;=&quot;; &quot;-&quot;)))" office:value-type="string" office:string-value="-">
            <text:p>-</text:p>
          </table:table-cell>
          <table:table-cell office:value-type="string">
            <text:p>Orlistat treatment reduces human visceral adipose tissue as evaluated by CT.</text:p>
          </table:table-cell>
          <table:table-cell table:formula="of:=IF([.A172]=&quot;&quot;; &quot;&quot;; IF([.A172]=[.B172];COUNTIF([.A171:.A520];[.A172]);&quot;&quot;))">
            <text:p/>
          </table:table-cell>
          <table:table-cell/>
          <table:table-cell table:formula="of:=IF([.E172]=&quot;&quot;;&quot;&quot;;[.E172]-[.F172])">
            <text:p/>
          </table:table-cell>
          <table:table-cell table:formula="of:=IF([.E172]=&quot;&quot;;&quot;&quot;;([.G172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81">
            <text:p>119081</text:p>
          </table:table-cell>
          <table:table-cell office:value-type="float" office:value="119077">
            <text:p>119077</text:p>
          </table:table-cell>
          <table:table-cell table:style-name="ce6" table:formula="of:=IF([.A173]=&quot;&quot;;&quot;&quot;;IF([.B173]&lt;118995;&quot;x&quot;;IF([.A173]=[.B173]; &quot;=&quot;; &quot;-&quot;)))" office:value-type="string" office:string-value="-">
            <text:p>-</text:p>
          </table:table-cell>
          <table:table-cell office:value-type="string">
            <text:p>The effect of orlistat in reducing human visceral adipose tissue as evaluated by CT.</text:p>
          </table:table-cell>
          <table:table-cell table:formula="of:=IF([.A173]=&quot;&quot;; &quot;&quot;; IF([.A173]=[.B173];COUNTIF([.A172:.A521];[.A173]);&quot;&quot;))">
            <text:p/>
          </table:table-cell>
          <table:table-cell/>
          <table:table-cell table:formula="of:=IF([.E173]=&quot;&quot;;&quot;&quot;;[.E173]-[.F173])">
            <text:p/>
          </table:table-cell>
          <table:table-cell table:formula="of:=IF([.E173]=&quot;&quot;;&quot;&quot;;([.G17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81">
            <text:p>119081</text:p>
          </table:table-cell>
          <table:table-cell office:value-type="float" office:value="119085">
            <text:p>119085</text:p>
          </table:table-cell>
          <table:table-cell table:style-name="ce6" table:formula="of:=IF([.A174]=&quot;&quot;;&quot;&quot;;IF([.B174]&lt;118995;&quot;x&quot;;IF([.A174]=[.B174]; &quot;=&quot;; &quot;-&quot;)))" office:value-type="string" office:string-value="-">
            <text:p>-</text:p>
          </table:table-cell>
          <table:table-cell office:value-type="string">
            <text:p>Using CT the effect of orlistat in reducing human visceral adipose tissue is demonstrated.</text:p>
          </table:table-cell>
          <table:table-cell table:formula="of:=IF([.A174]=&quot;&quot;; &quot;&quot;; IF([.A174]=[.B174];COUNTIF([.A173:.A522];[.A174]);&quot;&quot;))">
            <text:p/>
          </table:table-cell>
          <table:table-cell/>
          <table:table-cell table:formula="of:=IF([.E174]=&quot;&quot;;&quot;&quot;;[.E174]-[.F174])">
            <text:p/>
          </table:table-cell>
          <table:table-cell table:formula="of:=IF([.E174]=&quot;&quot;;&quot;&quot;;([.G174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85">
            <text:p>119085</text:p>
          </table:table-cell>
          <table:table-cell table:style-name="ce6" table:formula="of:=IF([.A175]=&quot;&quot;;&quot;&quot;;IF([.B175]&lt;118995;&quot;x&quot;;IF([.A175]=[.B175]; &quot;=&quot;; &quot;-&quot;)))" office:value-type="string" office:string-value="=">
            <text:p>=</text:p>
          </table:table-cell>
          <table:table-cell office:value-type="string">
            <text:p>Using CT the effect of orlistat in reducing human visceral adipose tissue is demonstrated.</text:p>
          </table:table-cell>
          <table:table-cell table:formula="of:=IF([.A175]=&quot;&quot;; &quot;&quot;; IF([.A175]=[.B175];COUNTIF([.A174:.A523];[.A175]);&quot;&quot;))" office:value-type="float" office:value="5">
            <text:p>5</text:p>
          </table:table-cell>
          <table:table-cell/>
          <table:table-cell table:formula="of:=IF([.E175]=&quot;&quot;;&quot;&quot;;[.E175]-[.F175])" office:value-type="float" office:value="5">
            <text:p>5</text:p>
          </table:table-cell>
          <table:table-cell table:formula="of:=IF([.E175]=&quot;&quot;;&quot;&quot;;([.G175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85">
            <text:p>119085</text:p>
          </table:table-cell>
          <table:table-cell office:value-type="float" office:value="119027">
            <text:p>119027</text:p>
          </table:table-cell>
          <table:table-cell table:style-name="ce6" table:formula="of:=IF([.A176]=&quot;&quot;;&quot;&quot;;IF([.B176]&lt;118995;&quot;x&quot;;IF([.A176]=[.B176]; &quot;=&quot;; &quot;-&quot;)))" office:value-type="string" office:string-value="-">
            <text:p>-</text:p>
          </table:table-cell>
          <table:table-cell office:value-type="string">
            <text:p>Orlistat reduces human visceral adipose tissue as evaluated by CT.</text:p>
          </table:table-cell>
          <table:table-cell table:formula="of:=IF([.A176]=&quot;&quot;; &quot;&quot;; IF([.A176]=[.B176];COUNTIF([.A175:.A524];[.A176]);&quot;&quot;))">
            <text:p/>
          </table:table-cell>
          <table:table-cell/>
          <table:table-cell table:formula="of:=IF([.E176]=&quot;&quot;;&quot;&quot;;[.E176]-[.F176])">
            <text:p/>
          </table:table-cell>
          <table:table-cell table:formula="of:=IF([.E176]=&quot;&quot;;&quot;&quot;;([.G176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85">
            <text:p>119085</text:p>
          </table:table-cell>
          <table:table-cell office:value-type="float" office:value="119033">
            <text:p>119033</text:p>
          </table:table-cell>
          <table:table-cell table:style-name="ce6" table:formula="of:=IF([.A177]=&quot;&quot;;&quot;&quot;;IF([.B177]&lt;118995;&quot;x&quot;;IF([.A177]=[.B177]; &quot;=&quot;; &quot;-&quot;)))" office:value-type="string" office:string-value="-">
            <text:p>-</text:p>
          </table:table-cell>
          <table:table-cell office:value-type="string">
            <text:p>Orlistat treatment reduces human visceral adipose tissue as evaluated by CT.</text:p>
          </table:table-cell>
          <table:table-cell table:formula="of:=IF([.A177]=&quot;&quot;; &quot;&quot;; IF([.A177]=[.B177];COUNTIF([.A176:.A525];[.A177]);&quot;&quot;))">
            <text:p/>
          </table:table-cell>
          <table:table-cell/>
          <table:table-cell table:formula="of:=IF([.E177]=&quot;&quot;;&quot;&quot;;[.E177]-[.F177])">
            <text:p/>
          </table:table-cell>
          <table:table-cell table:formula="of:=IF([.E177]=&quot;&quot;;&quot;&quot;;([.G177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85">
            <text:p>119085</text:p>
          </table:table-cell>
          <table:table-cell office:value-type="float" office:value="119077">
            <text:p>119077</text:p>
          </table:table-cell>
          <table:table-cell table:style-name="ce6" table:formula="of:=IF([.A178]=&quot;&quot;;&quot;&quot;;IF([.B178]&lt;118995;&quot;x&quot;;IF([.A178]=[.B178]; &quot;=&quot;; &quot;-&quot;)))" office:value-type="string" office:string-value="-">
            <text:p>-</text:p>
          </table:table-cell>
          <table:table-cell office:value-type="string">
            <text:p>The effect of orlistat in reducing human visceral adipose tissue as evaluated by CT.</text:p>
          </table:table-cell>
          <table:table-cell table:formula="of:=IF([.A178]=&quot;&quot;; &quot;&quot;; IF([.A178]=[.B178];COUNTIF([.A177:.A526];[.A178]);&quot;&quot;))">
            <text:p/>
          </table:table-cell>
          <table:table-cell/>
          <table:table-cell table:formula="of:=IF([.E178]=&quot;&quot;;&quot;&quot;;[.E178]-[.F178])">
            <text:p/>
          </table:table-cell>
          <table:table-cell table:formula="of:=IF([.E178]=&quot;&quot;;&quot;&quot;;([.G17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85">
            <text:p>119085</text:p>
          </table:table-cell>
          <table:table-cell office:value-type="float" office:value="119081">
            <text:p>119081</text:p>
          </table:table-cell>
          <table:table-cell table:style-name="ce6" table:formula="of:=IF([.A179]=&quot;&quot;;&quot;&quot;;IF([.B179]&lt;118995;&quot;x&quot;;IF([.A179]=[.B179]; &quot;=&quot;; &quot;-&quot;)))" office:value-type="string" office:string-value="-">
            <text:p>-</text:p>
          </table:table-cell>
          <table:table-cell office:value-type="string">
            <text:p>The reduction of human visceral adipose tissue is evaluated by CT.</text:p>
          </table:table-cell>
          <table:table-cell table:formula="of:=IF([.A179]=&quot;&quot;; &quot;&quot;; IF([.A179]=[.B179];COUNTIF([.A178:.A527];[.A179]);&quot;&quot;))">
            <text:p/>
          </table:table-cell>
          <table:table-cell/>
          <table:table-cell table:formula="of:=IF([.E179]=&quot;&quot;;&quot;&quot;;[.E179]-[.F179])">
            <text:p/>
          </table:table-cell>
          <table:table-cell table:formula="of:=IF([.E179]=&quot;&quot;;&quot;&quot;;([.G179]&gt;0)+0)">
            <text:p/>
          </table:table-cell>
          <table:table-cell table:number-columns-repeated="1016"/>
        </table:table-row>
        <table:table-row table:style-name="ro1">
          <table:table-cell table:number-columns-repeated="2" table:style-name="ce2"/>
          <table:table-cell table:style-name="ce5" table:formula="of:=IF([.A180]=&quot;&quot;;&quot;&quot;;IF([.B180]&lt;118995;&quot;x&quot;;IF([.A180]=[.B180]; &quot;=&quot;; &quot;-&quot;)))">
            <text:p/>
          </table:table-cell>
          <table:table-cell table:style-name="ce2" office:value-type="string">
            <text:p>TASK 3</text:p>
          </table:table-cell>
          <table:table-cell table:style-name="ce3" table:formula="of:=IF([.A180]=&quot;&quot;; &quot;&quot;; IF([.A180]=[.B180];COUNTIF([.A179:.A528];[.A180]);&quot;&quot;))">
            <text:p/>
          </table:table-cell>
          <table:table-cell table:style-name="ce2"/>
          <table:table-cell table:style-name="ce3" table:formula="of:=IF([.E180]=&quot;&quot;;&quot;&quot;;[.E180]-[.F180])">
            <text:p/>
          </table:table-cell>
          <table:table-cell table:style-name="ce3" table:formula="of:=IF([.E180]=&quot;&quot;;&quot;&quot;;([.G180]&gt;0)+0)">
            <text:p/>
          </table:table-cell>
          <table:table-cell table:style-name="ce2" table:number-columns-repeated="1016"/>
        </table:table-row>
        <table:table-row table:style-name="ro2">
          <table:table-cell table:number-columns-repeated="2" office:value-type="float" office:value="118996">
            <text:p>118996</text:p>
          </table:table-cell>
          <table:table-cell table:style-name="ce6" table:formula="of:=IF([.A181]=&quot;&quot;;&quot;&quot;;IF([.B181]&lt;118995;&quot;x&quot;;IF([.A181]=[.B181]; &quot;=&quot;; &quot;-&quot;)))" office:value-type="string" office:string-value="=">
            <text:p>=</text:p>
          </table:table-cell>
          <table:table-cell office:value-type="string">
            <text:p>Cardiac resynchronization therapy induced a significant 'reperfusion' both in ischemic and idiopathic cardiomyopathies.</text:p>
          </table:table-cell>
          <table:table-cell table:formula="of:=IF([.A181]=&quot;&quot;; &quot;&quot;; IF([.A181]=[.B181];COUNTIF([.A180:.A529];[.A181]);&quot;&quot;))" office:value-type="float" office:value="5">
            <text:p>5</text:p>
          </table:table-cell>
          <table:table-cell/>
          <table:table-cell table:formula="of:=IF([.E181]=&quot;&quot;;&quot;&quot;;[.E181]-[.F181])" office:value-type="float" office:value="5">
            <text:p>5</text:p>
          </table:table-cell>
          <table:table-cell table:formula="of:=IF([.E181]=&quot;&quot;;&quot;&quot;;([.G181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8996">
            <text:p>118996</text:p>
          </table:table-cell>
          <table:table-cell office:value-type="float" office:value="118997">
            <text:p>118997</text:p>
          </table:table-cell>
          <table:table-cell table:style-name="ce6" table:formula="of:=IF([.A182]=&quot;&quot;;&quot;&quot;;IF([.B182]&lt;118995;&quot;x&quot;;IF([.A182]=[.B182]; &quot;=&quot;; &quot;-&quot;)))" office:value-type="string" office:string-value="-">
            <text:p>-</text:p>
          </table:table-cell>
          <table:table-cell office:value-type="string">
            <text:p>Cardiac resynchronization therapy induces a significant 'reperfusion' both in ischemic and idiopathic cardiomyopathies.</text:p>
          </table:table-cell>
          <table:table-cell table:formula="of:=IF([.A182]=&quot;&quot;; &quot;&quot;; IF([.A182]=[.B182];COUNTIF([.A181:.A530];[.A182]);&quot;&quot;))">
            <text:p/>
          </table:table-cell>
          <table:table-cell/>
          <table:table-cell table:formula="of:=IF([.E182]=&quot;&quot;;&quot;&quot;;[.E182]-[.F182])">
            <text:p/>
          </table:table-cell>
          <table:table-cell table:formula="of:=IF([.E182]=&quot;&quot;;&quot;&quot;;([.G182]&gt;0)+0)">
            <text:p/>
          </table:table-cell>
          <table:table-cell table:number-columns-repeated="1016"/>
        </table:table-row>
        <table:table-row table:style-name="ro2">
          <table:table-cell office:value-type="float" office:value="118996">
            <text:p>118996</text:p>
          </table:table-cell>
          <table:table-cell office:value-type="float" office:value="118998">
            <text:p>118998</text:p>
          </table:table-cell>
          <table:table-cell table:style-name="ce6" table:formula="of:=IF([.A183]=&quot;&quot;;&quot;&quot;;IF([.B183]&lt;118995;&quot;x&quot;;IF([.A183]=[.B183]; &quot;=&quot;; &quot;-&quot;)))" office:value-type="string" office:string-value="-">
            <text:p>-</text:p>
          </table:table-cell>
          <table:table-cell office:value-type="string">
            <text:p>Cardiac resynchronization therapy induces reperfusion in ischemic and idiopathic cardiomyopathies.</text:p>
          </table:table-cell>
          <table:table-cell table:formula="of:=IF([.A183]=&quot;&quot;; &quot;&quot;; IF([.A183]=[.B183];COUNTIF([.A182:.A531];[.A183]);&quot;&quot;))">
            <text:p/>
          </table:table-cell>
          <table:table-cell/>
          <table:table-cell table:formula="of:=IF([.E183]=&quot;&quot;;&quot;&quot;;[.E183]-[.F183])">
            <text:p/>
          </table:table-cell>
          <table:table-cell table:formula="of:=IF([.E183]=&quot;&quot;;&quot;&quot;;([.G183]&gt;0)+0)">
            <text:p/>
          </table:table-cell>
          <table:table-cell table:number-columns-repeated="1016"/>
        </table:table-row>
        <table:table-row table:style-name="ro2">
          <table:table-cell office:value-type="float" office:value="118996">
            <text:p>118996</text:p>
          </table:table-cell>
          <table:table-cell office:value-type="float" office:value="119004">
            <text:p>119004</text:p>
          </table:table-cell>
          <table:table-cell table:style-name="ce6" table:formula="of:=IF([.A184]=&quot;&quot;;&quot;&quot;;IF([.B184]&lt;118995;&quot;x&quot;;IF([.A184]=[.B184]; &quot;=&quot;; &quot;-&quot;)))" office:value-type="string" office:string-value="-">
            <text:p>-</text:p>
          </table:table-cell>
          <table:table-cell office:value-type="string">
            <text:p>CRT induced a significant 'reperfusion' both in ischemic and idiopathic cardiomyopathies.</text:p>
          </table:table-cell>
          <table:table-cell table:formula="of:=IF([.A184]=&quot;&quot;; &quot;&quot;; IF([.A184]=[.B184];COUNTIF([.A183:.A532];[.A184]);&quot;&quot;))">
            <text:p/>
          </table:table-cell>
          <table:table-cell/>
          <table:table-cell table:formula="of:=IF([.E184]=&quot;&quot;;&quot;&quot;;[.E184]-[.F184])">
            <text:p/>
          </table:table-cell>
          <table:table-cell table:formula="of:=IF([.E184]=&quot;&quot;;&quot;&quot;;([.G184]&gt;0)+0)">
            <text:p/>
          </table:table-cell>
          <table:table-cell table:number-columns-repeated="1016"/>
        </table:table-row>
        <table:table-row table:style-name="ro2">
          <table:table-cell office:value-type="float" office:value="118996">
            <text:p>118996</text:p>
          </table:table-cell>
          <table:table-cell office:value-type="float" office:value="119008">
            <text:p>119008</text:p>
          </table:table-cell>
          <table:table-cell table:style-name="ce6" table:formula="of:=IF([.A185]=&quot;&quot;;&quot;&quot;;IF([.B185]&lt;118995;&quot;x&quot;;IF([.A185]=[.B185]; &quot;=&quot;; &quot;-&quot;)))" office:value-type="string" office:string-value="-">
            <text:p>-</text:p>
          </table:table-cell>
          <table:table-cell office:value-type="string">
            <text:p>CRT induces a significant 'reperfusion' both in ischemic and idiopathic cardiomyopathies.</text:p>
          </table:table-cell>
          <table:table-cell table:formula="of:=IF([.A185]=&quot;&quot;; &quot;&quot;; IF([.A185]=[.B185];COUNTIF([.A184:.A533];[.A185]);&quot;&quot;))">
            <text:p/>
          </table:table-cell>
          <table:table-cell/>
          <table:table-cell table:formula="of:=IF([.E185]=&quot;&quot;;&quot;&quot;;[.E185]-[.F185])">
            <text:p/>
          </table:table-cell>
          <table:table-cell table:formula="of:=IF([.E185]=&quot;&quot;;&quot;&quot;;([.G185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8997">
            <text:p>118997</text:p>
          </table:table-cell>
          <table:table-cell table:style-name="ce6" table:formula="of:=IF([.A186]=&quot;&quot;;&quot;&quot;;IF([.B186]&lt;118995;&quot;x&quot;;IF([.A186]=[.B186]; &quot;=&quot;; &quot;-&quot;)))" office:value-type="string" office:string-value="=">
            <text:p>=</text:p>
          </table:table-cell>
          <table:table-cell office:value-type="string">
            <text:p>Cardiac resynchronization therapy induces a significant 'reperfusion' both in ischemic and idiopathic cardiomyopathies.</text:p>
          </table:table-cell>
          <table:table-cell table:formula="of:=IF([.A186]=&quot;&quot;; &quot;&quot;; IF([.A186]=[.B186];COUNTIF([.A185:.A534];[.A186]);&quot;&quot;))" office:value-type="float" office:value="3">
            <text:p>3</text:p>
          </table:table-cell>
          <table:table-cell/>
          <table:table-cell table:formula="of:=IF([.E186]=&quot;&quot;;&quot;&quot;;[.E186]-[.F186])" office:value-type="float" office:value="3">
            <text:p>3</text:p>
          </table:table-cell>
          <table:table-cell table:formula="of:=IF([.E186]=&quot;&quot;;&quot;&quot;;([.G186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8997">
            <text:p>118997</text:p>
          </table:table-cell>
          <table:table-cell office:value-type="float" office:value="118996">
            <text:p>118996</text:p>
          </table:table-cell>
          <table:table-cell table:style-name="ce6" table:formula="of:=IF([.A187]=&quot;&quot;;&quot;&quot;;IF([.B187]&lt;118995;&quot;x&quot;;IF([.A187]=[.B187]; &quot;=&quot;; &quot;-&quot;)))" office:value-type="string" office:string-value="-">
            <text:p>-</text:p>
          </table:table-cell>
          <table:table-cell office:value-type="string">
            <text:p>Cardiac resynchronization therapy induced a significant 'reperfusion' both in ischemic and idiopathic cardiomyopathies.</text:p>
          </table:table-cell>
          <table:table-cell table:formula="of:=IF([.A187]=&quot;&quot;; &quot;&quot;; IF([.A187]=[.B187];COUNTIF([.A186:.A535];[.A187]);&quot;&quot;))">
            <text:p/>
          </table:table-cell>
          <table:table-cell/>
          <table:table-cell table:formula="of:=IF([.E187]=&quot;&quot;;&quot;&quot;;[.E187]-[.F187])">
            <text:p/>
          </table:table-cell>
          <table:table-cell table:formula="of:=IF([.E187]=&quot;&quot;;&quot;&quot;;([.G187]&gt;0)+0)">
            <text:p/>
          </table:table-cell>
          <table:table-cell table:number-columns-repeated="1016"/>
        </table:table-row>
        <table:table-row table:style-name="ro2">
          <table:table-cell office:value-type="float" office:value="118997">
            <text:p>118997</text:p>
          </table:table-cell>
          <table:table-cell office:value-type="float" office:value="118998">
            <text:p>118998</text:p>
          </table:table-cell>
          <table:table-cell table:style-name="ce6" table:formula="of:=IF([.A188]=&quot;&quot;;&quot;&quot;;IF([.B188]&lt;118995;&quot;x&quot;;IF([.A188]=[.B188]; &quot;=&quot;; &quot;-&quot;)))" office:value-type="string" office:string-value="-">
            <text:p>-</text:p>
          </table:table-cell>
          <table:table-cell office:value-type="string">
            <text:p>Cardiac resynchronization therapy induces reperfusion in ischemic and idiopathic cardiomyopathies.</text:p>
          </table:table-cell>
          <table:table-cell table:formula="of:=IF([.A188]=&quot;&quot;; &quot;&quot;; IF([.A188]=[.B188];COUNTIF([.A187:.A536];[.A188]);&quot;&quot;))">
            <text:p/>
          </table:table-cell>
          <table:table-cell/>
          <table:table-cell table:formula="of:=IF([.E188]=&quot;&quot;;&quot;&quot;;[.E188]-[.F188])">
            <text:p/>
          </table:table-cell>
          <table:table-cell table:formula="of:=IF([.E188]=&quot;&quot;;&quot;&quot;;([.G188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8998">
            <text:p>118998</text:p>
          </table:table-cell>
          <table:table-cell table:style-name="ce6" table:formula="of:=IF([.A189]=&quot;&quot;;&quot;&quot;;IF([.B189]&lt;118995;&quot;x&quot;;IF([.A189]=[.B189]; &quot;=&quot;; &quot;-&quot;)))" office:value-type="string" office:string-value="=">
            <text:p>=</text:p>
          </table:table-cell>
          <table:table-cell office:value-type="string">
            <text:p>Cardiac resynchronization therapy induces reperfusion in ischemic and idiopathic cardiomyopathies.</text:p>
          </table:table-cell>
          <table:table-cell table:formula="of:=IF([.A189]=&quot;&quot;; &quot;&quot;; IF([.A189]=[.B189];COUNTIF([.A188:.A537];[.A189]);&quot;&quot;))" office:value-type="float" office:value="3">
            <text:p>3</text:p>
          </table:table-cell>
          <table:table-cell/>
          <table:table-cell table:formula="of:=IF([.E189]=&quot;&quot;;&quot;&quot;;[.E189]-[.F189])" office:value-type="float" office:value="3">
            <text:p>3</text:p>
          </table:table-cell>
          <table:table-cell table:formula="of:=IF([.E189]=&quot;&quot;;&quot;&quot;;([.G189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8998">
            <text:p>118998</text:p>
          </table:table-cell>
          <table:table-cell office:value-type="float" office:value="118996">
            <text:p>118996</text:p>
          </table:table-cell>
          <table:table-cell table:style-name="ce6" table:formula="of:=IF([.A190]=&quot;&quot;;&quot;&quot;;IF([.B190]&lt;118995;&quot;x&quot;;IF([.A190]=[.B190]; &quot;=&quot;; &quot;-&quot;)))" office:value-type="string" office:string-value="-">
            <text:p>-</text:p>
          </table:table-cell>
          <table:table-cell office:value-type="string">
            <text:p>Cardiac resynchronization therapy induced a significant 'reperfusion' both in ischemic and idiopathic cardiomyopathies.</text:p>
          </table:table-cell>
          <table:table-cell table:formula="of:=IF([.A190]=&quot;&quot;; &quot;&quot;; IF([.A190]=[.B190];COUNTIF([.A189:.A538];[.A190]);&quot;&quot;))">
            <text:p/>
          </table:table-cell>
          <table:table-cell/>
          <table:table-cell table:formula="of:=IF([.E190]=&quot;&quot;;&quot;&quot;;[.E190]-[.F190])">
            <text:p/>
          </table:table-cell>
          <table:table-cell table:formula="of:=IF([.E190]=&quot;&quot;;&quot;&quot;;([.G190]&gt;0)+0)">
            <text:p/>
          </table:table-cell>
          <table:table-cell table:number-columns-repeated="1016"/>
        </table:table-row>
        <table:table-row table:style-name="ro2">
          <table:table-cell office:value-type="float" office:value="118998">
            <text:p>118998</text:p>
          </table:table-cell>
          <table:table-cell office:value-type="float" office:value="118997">
            <text:p>118997</text:p>
          </table:table-cell>
          <table:table-cell table:style-name="ce6" table:formula="of:=IF([.A191]=&quot;&quot;;&quot;&quot;;IF([.B191]&lt;118995;&quot;x&quot;;IF([.A191]=[.B191]; &quot;=&quot;; &quot;-&quot;)))" office:value-type="string" office:string-value="-">
            <text:p>-</text:p>
          </table:table-cell>
          <table:table-cell office:value-type="string">
            <text:p>Cardiac resynchronization therapy induces a significant 'reperfusion' both in ischemic and idiopathic cardiomyopathies.</text:p>
          </table:table-cell>
          <table:table-cell table:formula="of:=IF([.A191]=&quot;&quot;; &quot;&quot;; IF([.A191]=[.B191];COUNTIF([.A190:.A539];[.A191]);&quot;&quot;))">
            <text:p/>
          </table:table-cell>
          <table:table-cell/>
          <table:table-cell table:formula="of:=IF([.E191]=&quot;&quot;;&quot;&quot;;[.E191]-[.F191])">
            <text:p/>
          </table:table-cell>
          <table:table-cell table:formula="of:=IF([.E191]=&quot;&quot;;&quot;&quot;;([.G191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04">
            <text:p>119004</text:p>
          </table:table-cell>
          <table:table-cell table:style-name="ce6" table:formula="of:=IF([.A192]=&quot;&quot;;&quot;&quot;;IF([.B192]&lt;118995;&quot;x&quot;;IF([.A192]=[.B192]; &quot;=&quot;; &quot;-&quot;)))" office:value-type="string" office:string-value="=">
            <text:p>=</text:p>
          </table:table-cell>
          <table:table-cell office:value-type="string">
            <text:p>CRT induced a significant 'reperfusion' both in ischemic and idiopathic cardiomyopathies.</text:p>
          </table:table-cell>
          <table:table-cell table:formula="of:=IF([.A192]=&quot;&quot;; &quot;&quot;; IF([.A192]=[.B192];COUNTIF([.A191:.A540];[.A192]);&quot;&quot;))" office:value-type="float" office:value="5">
            <text:p>5</text:p>
          </table:table-cell>
          <table:table-cell/>
          <table:table-cell table:formula="of:=IF([.E192]=&quot;&quot;;&quot;&quot;;[.E192]-[.F192])" office:value-type="float" office:value="5">
            <text:p>5</text:p>
          </table:table-cell>
          <table:table-cell table:formula="of:=IF([.E192]=&quot;&quot;;&quot;&quot;;([.G192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04">
            <text:p>119004</text:p>
          </table:table-cell>
          <table:table-cell office:value-type="float" office:value="118996">
            <text:p>118996</text:p>
          </table:table-cell>
          <table:table-cell table:style-name="ce6" table:formula="of:=IF([.A193]=&quot;&quot;;&quot;&quot;;IF([.B193]&lt;118995;&quot;x&quot;;IF([.A193]=[.B193]; &quot;=&quot;; &quot;-&quot;)))" office:value-type="string" office:string-value="-">
            <text:p>-</text:p>
          </table:table-cell>
          <table:table-cell office:value-type="string">
            <text:p>Cardiac resynchronization therapy induced a significant 'reperfusion' both in ischemic and idiopathic cardiomyopathies.</text:p>
          </table:table-cell>
          <table:table-cell table:formula="of:=IF([.A193]=&quot;&quot;; &quot;&quot;; IF([.A193]=[.B193];COUNTIF([.A192:.A541];[.A193]);&quot;&quot;))">
            <text:p/>
          </table:table-cell>
          <table:table-cell/>
          <table:table-cell table:formula="of:=IF([.E193]=&quot;&quot;;&quot;&quot;;[.E193]-[.F193])">
            <text:p/>
          </table:table-cell>
          <table:table-cell table:formula="of:=IF([.E193]=&quot;&quot;;&quot;&quot;;([.G19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4">
            <text:p>119004</text:p>
          </table:table-cell>
          <table:table-cell office:value-type="float" office:value="118997">
            <text:p>118997</text:p>
          </table:table-cell>
          <table:table-cell table:style-name="ce6" table:formula="of:=IF([.A194]=&quot;&quot;;&quot;&quot;;IF([.B194]&lt;118995;&quot;x&quot;;IF([.A194]=[.B194]; &quot;=&quot;; &quot;-&quot;)))" office:value-type="string" office:string-value="-">
            <text:p>-</text:p>
          </table:table-cell>
          <table:table-cell office:value-type="string">
            <text:p>Cardiac resynchronization therapy induces a significant 'reperfusion' both in ischemic and idiopathic cardiomyopathies.</text:p>
          </table:table-cell>
          <table:table-cell table:formula="of:=IF([.A194]=&quot;&quot;; &quot;&quot;; IF([.A194]=[.B194];COUNTIF([.A193:.A542];[.A194]);&quot;&quot;))">
            <text:p/>
          </table:table-cell>
          <table:table-cell/>
          <table:table-cell table:formula="of:=IF([.E194]=&quot;&quot;;&quot;&quot;;[.E194]-[.F194])">
            <text:p/>
          </table:table-cell>
          <table:table-cell table:formula="of:=IF([.E194]=&quot;&quot;;&quot;&quot;;([.G19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4">
            <text:p>119004</text:p>
          </table:table-cell>
          <table:table-cell office:value-type="float" office:value="118998">
            <text:p>118998</text:p>
          </table:table-cell>
          <table:table-cell table:style-name="ce6" table:formula="of:=IF([.A195]=&quot;&quot;;&quot;&quot;;IF([.B195]&lt;118995;&quot;x&quot;;IF([.A195]=[.B195]; &quot;=&quot;; &quot;-&quot;)))" office:value-type="string" office:string-value="-">
            <text:p>-</text:p>
          </table:table-cell>
          <table:table-cell office:value-type="string">
            <text:p>Cardiac resynchronization therapy induces reperfusion in ischemic and idiopathic cardiomyopathies.</text:p>
          </table:table-cell>
          <table:table-cell table:formula="of:=IF([.A195]=&quot;&quot;; &quot;&quot;; IF([.A195]=[.B195];COUNTIF([.A194:.A543];[.A195]);&quot;&quot;))">
            <text:p/>
          </table:table-cell>
          <table:table-cell/>
          <table:table-cell table:formula="of:=IF([.E195]=&quot;&quot;;&quot;&quot;;[.E195]-[.F195])">
            <text:p/>
          </table:table-cell>
          <table:table-cell table:formula="of:=IF([.E195]=&quot;&quot;;&quot;&quot;;([.G19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4">
            <text:p>119004</text:p>
          </table:table-cell>
          <table:table-cell office:value-type="float" office:value="119008">
            <text:p>119008</text:p>
          </table:table-cell>
          <table:table-cell table:style-name="ce6" table:formula="of:=IF([.A196]=&quot;&quot;;&quot;&quot;;IF([.B196]&lt;118995;&quot;x&quot;;IF([.A196]=[.B196]; &quot;=&quot;; &quot;-&quot;)))" office:value-type="string" office:string-value="-">
            <text:p>-</text:p>
          </table:table-cell>
          <table:table-cell office:value-type="string">
            <text:p>CRT induces a significant 'reperfusion' both in ischemic and idiopathic cardiomyopathies.</text:p>
          </table:table-cell>
          <table:table-cell table:formula="of:=IF([.A196]=&quot;&quot;; &quot;&quot;; IF([.A196]=[.B196];COUNTIF([.A195:.A544];[.A196]);&quot;&quot;))">
            <text:p/>
          </table:table-cell>
          <table:table-cell/>
          <table:table-cell table:formula="of:=IF([.E196]=&quot;&quot;;&quot;&quot;;[.E196]-[.F196])">
            <text:p/>
          </table:table-cell>
          <table:table-cell table:formula="of:=IF([.E196]=&quot;&quot;;&quot;&quot;;([.G196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19">
            <text:p>119019</text:p>
          </table:table-cell>
          <table:table-cell table:style-name="ce6" table:formula="of:=IF([.A197]=&quot;&quot;;&quot;&quot;;IF([.B197]&lt;118995;&quot;x&quot;;IF([.A197]=[.B197]; &quot;=&quot;; &quot;-&quot;)))" office:value-type="string" office:string-value="=">
            <text:p>=</text:p>
          </table:table-cell>
          <table:table-cell office:value-type="string">
            <text:p>Hypervolemia can identify responders to resynchronization therapy.</text:p>
          </table:table-cell>
          <table:table-cell table:formula="of:=IF([.A197]=&quot;&quot;; &quot;&quot;; IF([.A197]=[.B197];COUNTIF([.A196:.A545];[.A197]);&quot;&quot;))" office:value-type="float" office:value="1">
            <text:p>1</text:p>
          </table:table-cell>
          <table:table-cell/>
          <table:table-cell table:formula="of:=IF([.E197]=&quot;&quot;;&quot;&quot;;[.E197]-[.F197])" office:value-type="float" office:value="1">
            <text:p>1</text:p>
          </table:table-cell>
          <table:table-cell table:formula="of:=IF([.E197]=&quot;&quot;;&quot;&quot;;([.G197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86">
            <text:p>119086</text:p>
          </table:table-cell>
          <table:table-cell table:style-name="ce6" table:formula="of:=IF([.A198]=&quot;&quot;;&quot;&quot;;IF([.B198]&lt;118995;&quot;x&quot;;IF([.A198]=[.B198]; &quot;=&quot;; &quot;-&quot;)))" office:value-type="string" office:string-value="=">
            <text:p>=</text:p>
          </table:table-cell>
          <table:table-cell office:value-type="string">
            <text:p>Volume overload identifies responders to resynchronization therapy.</text:p>
          </table:table-cell>
          <table:table-cell table:formula="of:=IF([.A198]=&quot;&quot;; &quot;&quot;; IF([.A198]=[.B198];COUNTIF([.A197:.A546];[.A198]);&quot;&quot;))" office:value-type="float" office:value="3">
            <text:p>3</text:p>
          </table:table-cell>
          <table:table-cell/>
          <table:table-cell table:formula="of:=IF([.E198]=&quot;&quot;;&quot;&quot;;[.E198]-[.F198])" office:value-type="float" office:value="3">
            <text:p>3</text:p>
          </table:table-cell>
          <table:table-cell table:formula="of:=IF([.E198]=&quot;&quot;;&quot;&quot;;([.G198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86">
            <text:p>119086</text:p>
          </table:table-cell>
          <table:table-cell office:value-type="float" office:value="119087">
            <text:p>119087</text:p>
          </table:table-cell>
          <table:table-cell table:style-name="ce6" table:formula="of:=IF([.A199]=&quot;&quot;;&quot;&quot;;IF([.B199]&lt;118995;&quot;x&quot;;IF([.A199]=[.B199]; &quot;=&quot;; &quot;-&quot;)))" office:value-type="string" office:string-value="-">
            <text:p>-</text:p>
          </table:table-cell>
          <table:table-cell office:value-type="string">
            <text:p>Volume overload identify responders to resynchronization therapy.</text:p>
          </table:table-cell>
          <table:table-cell table:formula="of:=IF([.A199]=&quot;&quot;; &quot;&quot;; IF([.A199]=[.B199];COUNTIF([.A198:.A547];[.A199]);&quot;&quot;))">
            <text:p/>
          </table:table-cell>
          <table:table-cell/>
          <table:table-cell table:formula="of:=IF([.E199]=&quot;&quot;;&quot;&quot;;[.E199]-[.F199])">
            <text:p/>
          </table:table-cell>
          <table:table-cell table:formula="of:=IF([.E199]=&quot;&quot;;&quot;&quot;;([.G19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86">
            <text:p>119086</text:p>
          </table:table-cell>
          <table:table-cell office:value-type="float" office:value="119088">
            <text:p>119088</text:p>
          </table:table-cell>
          <table:table-cell table:style-name="ce6" table:formula="of:=IF([.A200]=&quot;&quot;;&quot;&quot;;IF([.B200]&lt;118995;&quot;x&quot;;IF([.A200]=[.B200]; &quot;=&quot;; &quot;-&quot;)))" office:value-type="string" office:string-value="-">
            <text:p>-</text:p>
          </table:table-cell>
          <table:table-cell office:value-type="string">
            <text:p>Volume overload may identify responders to resynchronization therapy.</text:p>
          </table:table-cell>
          <table:table-cell table:formula="of:=IF([.A200]=&quot;&quot;; &quot;&quot;; IF([.A200]=[.B200];COUNTIF([.A199:.A548];[.A200]);&quot;&quot;))">
            <text:p/>
          </table:table-cell>
          <table:table-cell/>
          <table:table-cell table:formula="of:=IF([.E200]=&quot;&quot;;&quot;&quot;;[.E200]-[.F200])">
            <text:p/>
          </table:table-cell>
          <table:table-cell table:formula="of:=IF([.E200]=&quot;&quot;;&quot;&quot;;([.G200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87">
            <text:p>119087</text:p>
          </table:table-cell>
          <table:table-cell table:style-name="ce6" table:formula="of:=IF([.A201]=&quot;&quot;;&quot;&quot;;IF([.B201]&lt;118995;&quot;x&quot;;IF([.A201]=[.B201]; &quot;=&quot;; &quot;-&quot;)))" office:value-type="string" office:string-value="=">
            <text:p>=</text:p>
          </table:table-cell>
          <table:table-cell office:value-type="string">
            <text:p>Volume overload identify responders to resynchronization therapy.</text:p>
          </table:table-cell>
          <table:table-cell table:formula="of:=IF([.A201]=&quot;&quot;; &quot;&quot;; IF([.A201]=[.B201];COUNTIF([.A200:.A549];[.A201]);&quot;&quot;))" office:value-type="float" office:value="3">
            <text:p>3</text:p>
          </table:table-cell>
          <table:table-cell/>
          <table:table-cell table:formula="of:=IF([.E201]=&quot;&quot;;&quot;&quot;;[.E201]-[.F201])" office:value-type="float" office:value="3">
            <text:p>3</text:p>
          </table:table-cell>
          <table:table-cell table:formula="of:=IF([.E201]=&quot;&quot;;&quot;&quot;;([.G201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87">
            <text:p>119087</text:p>
          </table:table-cell>
          <table:table-cell office:value-type="float" office:value="119086">
            <text:p>119086</text:p>
          </table:table-cell>
          <table:table-cell table:style-name="ce6" table:formula="of:=IF([.A202]=&quot;&quot;;&quot;&quot;;IF([.B202]&lt;118995;&quot;x&quot;;IF([.A202]=[.B202]; &quot;=&quot;; &quot;-&quot;)))" office:value-type="string" office:string-value="-">
            <text:p>-</text:p>
          </table:table-cell>
          <table:table-cell office:value-type="string">
            <text:p>Volume overload identifies responders to resynchronization therapy.</text:p>
          </table:table-cell>
          <table:table-cell table:formula="of:=IF([.A202]=&quot;&quot;; &quot;&quot;; IF([.A202]=[.B202];COUNTIF([.A201:.A550];[.A202]);&quot;&quot;))">
            <text:p/>
          </table:table-cell>
          <table:table-cell/>
          <table:table-cell table:formula="of:=IF([.E202]=&quot;&quot;;&quot;&quot;;[.E202]-[.F202])">
            <text:p/>
          </table:table-cell>
          <table:table-cell table:formula="of:=IF([.E202]=&quot;&quot;;&quot;&quot;;([.G202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87">
            <text:p>119087</text:p>
          </table:table-cell>
          <table:table-cell office:value-type="float" office:value="119088">
            <text:p>119088</text:p>
          </table:table-cell>
          <table:table-cell table:style-name="ce6" table:formula="of:=IF([.A203]=&quot;&quot;;&quot;&quot;;IF([.B203]&lt;118995;&quot;x&quot;;IF([.A203]=[.B203]; &quot;=&quot;; &quot;-&quot;)))" office:value-type="string" office:string-value="-">
            <text:p>-</text:p>
          </table:table-cell>
          <table:table-cell office:value-type="string">
            <text:p>Volume overload may identify responders to resynchronization therapy.</text:p>
          </table:table-cell>
          <table:table-cell table:formula="of:=IF([.A203]=&quot;&quot;; &quot;&quot;; IF([.A203]=[.B203];COUNTIF([.A202:.A551];[.A203]);&quot;&quot;))">
            <text:p/>
          </table:table-cell>
          <table:table-cell/>
          <table:table-cell table:formula="of:=IF([.E203]=&quot;&quot;;&quot;&quot;;[.E203]-[.F203])">
            <text:p/>
          </table:table-cell>
          <table:table-cell table:formula="of:=IF([.E203]=&quot;&quot;;&quot;&quot;;([.G203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88">
            <text:p>119088</text:p>
          </table:table-cell>
          <table:table-cell table:style-name="ce6" table:formula="of:=IF([.A204]=&quot;&quot;;&quot;&quot;;IF([.B204]&lt;118995;&quot;x&quot;;IF([.A204]=[.B204]; &quot;=&quot;; &quot;-&quot;)))" office:value-type="string" office:string-value="=">
            <text:p>=</text:p>
          </table:table-cell>
          <table:table-cell office:value-type="string">
            <text:p>Volume overload may identify responders to resynchronization therapy.</text:p>
          </table:table-cell>
          <table:table-cell table:formula="of:=IF([.A204]=&quot;&quot;; &quot;&quot;; IF([.A204]=[.B204];COUNTIF([.A203:.A552];[.A204]);&quot;&quot;))" office:value-type="float" office:value="3">
            <text:p>3</text:p>
          </table:table-cell>
          <table:table-cell/>
          <table:table-cell table:formula="of:=IF([.E204]=&quot;&quot;;&quot;&quot;;[.E204]-[.F204])" office:value-type="float" office:value="3">
            <text:p>3</text:p>
          </table:table-cell>
          <table:table-cell table:formula="of:=IF([.E204]=&quot;&quot;;&quot;&quot;;([.G204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88">
            <text:p>119088</text:p>
          </table:table-cell>
          <table:table-cell office:value-type="float" office:value="119086">
            <text:p>119086</text:p>
          </table:table-cell>
          <table:table-cell table:style-name="ce6" table:formula="of:=IF([.A205]=&quot;&quot;;&quot;&quot;;IF([.B205]&lt;118995;&quot;x&quot;;IF([.A205]=[.B205]; &quot;=&quot;; &quot;-&quot;)))" office:value-type="string" office:string-value="-">
            <text:p>-</text:p>
          </table:table-cell>
          <table:table-cell office:value-type="string">
            <text:p>Volume overload identifies responders to resynchronization therapy.</text:p>
          </table:table-cell>
          <table:table-cell table:formula="of:=IF([.A205]=&quot;&quot;; &quot;&quot;; IF([.A205]=[.B205];COUNTIF([.A204:.A553];[.A205]);&quot;&quot;))">
            <text:p/>
          </table:table-cell>
          <table:table-cell/>
          <table:table-cell table:formula="of:=IF([.E205]=&quot;&quot;;&quot;&quot;;[.E205]-[.F205])">
            <text:p/>
          </table:table-cell>
          <table:table-cell table:formula="of:=IF([.E205]=&quot;&quot;;&quot;&quot;;([.G20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88">
            <text:p>119088</text:p>
          </table:table-cell>
          <table:table-cell office:value-type="float" office:value="119087">
            <text:p>119087</text:p>
          </table:table-cell>
          <table:table-cell table:style-name="ce6" table:formula="of:=IF([.A206]=&quot;&quot;;&quot;&quot;;IF([.B206]&lt;118995;&quot;x&quot;;IF([.A206]=[.B206]; &quot;=&quot;; &quot;-&quot;)))" office:value-type="string" office:string-value="-">
            <text:p>-</text:p>
          </table:table-cell>
          <table:table-cell office:value-type="string">
            <text:p>Volume overload identify responders to resynchronization therapy.</text:p>
          </table:table-cell>
          <table:table-cell table:formula="of:=IF([.A206]=&quot;&quot;; &quot;&quot;; IF([.A206]=[.B206];COUNTIF([.A205:.A554];[.A206]);&quot;&quot;))">
            <text:p/>
          </table:table-cell>
          <table:table-cell/>
          <table:table-cell table:formula="of:=IF([.E206]=&quot;&quot;;&quot;&quot;;[.E206]-[.F206])">
            <text:p/>
          </table:table-cell>
          <table:table-cell table:formula="of:=IF([.E206]=&quot;&quot;;&quot;&quot;;([.G206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01">
            <text:p>119001</text:p>
          </table:table-cell>
          <table:table-cell table:style-name="ce6" table:formula="of:=IF([.A207]=&quot;&quot;;&quot;&quot;;IF([.B207]&lt;118995;&quot;x&quot;;IF([.A207]=[.B207]; &quot;=&quot;; &quot;-&quot;)))" office:value-type="string" office:string-value="=">
            <text:p>=</text:p>
          </table:table-cell>
          <table:table-cell office:value-type="string">
            <text:p>CRT induced a 'reperfusion' in idiopathic cardiomyopathies.</text:p>
          </table:table-cell>
          <table:table-cell table:formula="of:=IF([.A207]=&quot;&quot;; &quot;&quot;; IF([.A207]=[.B207];COUNTIF([.A206:.A555];[.A207]);&quot;&quot;))" office:value-type="float" office:value="5">
            <text:p>5</text:p>
          </table:table-cell>
          <table:table-cell/>
          <table:table-cell table:formula="of:=IF([.E207]=&quot;&quot;;&quot;&quot;;[.E207]-[.F207])" office:value-type="float" office:value="5">
            <text:p>5</text:p>
          </table:table-cell>
          <table:table-cell table:formula="of:=IF([.E207]=&quot;&quot;;&quot;&quot;;([.G207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01">
            <text:p>119001</text:p>
          </table:table-cell>
          <table:table-cell office:value-type="float" office:value="119003">
            <text:p>119003</text:p>
          </table:table-cell>
          <table:table-cell table:style-name="ce6" table:formula="of:=IF([.A208]=&quot;&quot;;&quot;&quot;;IF([.B208]&lt;118995;&quot;x&quot;;IF([.A208]=[.B208]; &quot;=&quot;; &quot;-&quot;)))" office:value-type="string" office:string-value="-">
            <text:p>-</text:p>
          </table:table-cell>
          <table:table-cell office:value-type="string">
            <text:p>CRT induced a significant 'reperfusion' both in idiopathic cardiomyopathies.</text:p>
          </table:table-cell>
          <table:table-cell table:formula="of:=IF([.A208]=&quot;&quot;; &quot;&quot;; IF([.A208]=[.B208];COUNTIF([.A207:.A556];[.A208]);&quot;&quot;))">
            <text:p/>
          </table:table-cell>
          <table:table-cell/>
          <table:table-cell table:formula="of:=IF([.E208]=&quot;&quot;;&quot;&quot;;[.E208]-[.F208])">
            <text:p/>
          </table:table-cell>
          <table:table-cell table:formula="of:=IF([.E208]=&quot;&quot;;&quot;&quot;;([.G20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1">
            <text:p>119001</text:p>
          </table:table-cell>
          <table:table-cell office:value-type="float" office:value="119006">
            <text:p>119006</text:p>
          </table:table-cell>
          <table:table-cell table:style-name="ce6" table:formula="of:=IF([.A209]=&quot;&quot;;&quot;&quot;;IF([.B209]&lt;118995;&quot;x&quot;;IF([.A209]=[.B209]; &quot;=&quot;; &quot;-&quot;)))" office:value-type="string" office:string-value="-">
            <text:p>-</text:p>
          </table:table-cell>
          <table:table-cell office:value-type="string">
            <text:p>CRT induced reperfusion' in idiopathic cardiomyopathies.</text:p>
          </table:table-cell>
          <table:table-cell table:formula="of:=IF([.A209]=&quot;&quot;; &quot;&quot;; IF([.A209]=[.B209];COUNTIF([.A208:.A557];[.A209]);&quot;&quot;))">
            <text:p/>
          </table:table-cell>
          <table:table-cell/>
          <table:table-cell table:formula="of:=IF([.E209]=&quot;&quot;;&quot;&quot;;[.E209]-[.F209])">
            <text:p/>
          </table:table-cell>
          <table:table-cell table:formula="of:=IF([.E209]=&quot;&quot;;&quot;&quot;;([.G20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1">
            <text:p>119001</text:p>
          </table:table-cell>
          <table:table-cell office:value-type="float" office:value="119009">
            <text:p>119009</text:p>
          </table:table-cell>
          <table:table-cell table:style-name="ce6" table:formula="of:=IF([.A210]=&quot;&quot;;&quot;&quot;;IF([.B210]&lt;118995;&quot;x&quot;;IF([.A210]=[.B210]; &quot;=&quot;; &quot;-&quot;)))" office:value-type="string" office:string-value="-">
            <text:p>-</text:p>
          </table:table-cell>
          <table:table-cell office:value-type="string">
            <text:p>CRT induces reperfusion both in ischemic and idiopathic cardiomyopathies.</text:p>
          </table:table-cell>
          <table:table-cell table:formula="of:=IF([.A210]=&quot;&quot;; &quot;&quot;; IF([.A210]=[.B210];COUNTIF([.A209:.A558];[.A210]);&quot;&quot;))">
            <text:p/>
          </table:table-cell>
          <table:table-cell/>
          <table:table-cell table:formula="of:=IF([.E210]=&quot;&quot;;&quot;&quot;;[.E210]-[.F210])">
            <text:p/>
          </table:table-cell>
          <table:table-cell table:formula="of:=IF([.E210]=&quot;&quot;;&quot;&quot;;([.G210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1">
            <text:p>119001</text:p>
          </table:table-cell>
          <table:table-cell office:value-type="float" office:value="119010">
            <text:p>119010</text:p>
          </table:table-cell>
          <table:table-cell table:style-name="ce6" table:formula="of:=IF([.A211]=&quot;&quot;;&quot;&quot;;IF([.B211]&lt;118995;&quot;x&quot;;IF([.A211]=[.B211]; &quot;=&quot;; &quot;-&quot;)))" office:value-type="string" office:string-value="-">
            <text:p>-</text:p>
          </table:table-cell>
          <table:table-cell office:value-type="string">
            <text:p>CRT induces 'reperfusion' in idiopathic cardiomyopathies.</text:p>
          </table:table-cell>
          <table:table-cell table:formula="of:=IF([.A211]=&quot;&quot;; &quot;&quot;; IF([.A211]=[.B211];COUNTIF([.A210:.A559];[.A211]);&quot;&quot;))">
            <text:p/>
          </table:table-cell>
          <table:table-cell/>
          <table:table-cell table:formula="of:=IF([.E211]=&quot;&quot;;&quot;&quot;;[.E211]-[.F211])">
            <text:p/>
          </table:table-cell>
          <table:table-cell table:formula="of:=IF([.E211]=&quot;&quot;;&quot;&quot;;([.G211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02">
            <text:p>119002</text:p>
          </table:table-cell>
          <table:table-cell table:style-name="ce6" table:formula="of:=IF([.A212]=&quot;&quot;;&quot;&quot;;IF([.B212]&lt;118995;&quot;x&quot;;IF([.A212]=[.B212]; &quot;=&quot;; &quot;-&quot;)))" office:value-type="string" office:string-value="=">
            <text:p>=</text:p>
          </table:table-cell>
          <table:table-cell office:value-type="string">
            <text:p>CRT induced a 'reperfusion' in ischemic cardiomyopathies.</text:p>
          </table:table-cell>
          <table:table-cell table:formula="of:=IF([.A212]=&quot;&quot;; &quot;&quot;; IF([.A212]=[.B212];COUNTIF([.A211:.A560];[.A212]);&quot;&quot;))" office:value-type="float" office:value="4">
            <text:p>4</text:p>
          </table:table-cell>
          <table:table-cell/>
          <table:table-cell table:formula="of:=IF([.E212]=&quot;&quot;;&quot;&quot;;[.E212]-[.F212])" office:value-type="float" office:value="4">
            <text:p>4</text:p>
          </table:table-cell>
          <table:table-cell table:formula="of:=IF([.E212]=&quot;&quot;;&quot;&quot;;([.G212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02">
            <text:p>119002</text:p>
          </table:table-cell>
          <table:table-cell office:value-type="float" office:value="119005">
            <text:p>119005</text:p>
          </table:table-cell>
          <table:table-cell table:style-name="ce6" table:formula="of:=IF([.A213]=&quot;&quot;;&quot;&quot;;IF([.B213]&lt;118995;&quot;x&quot;;IF([.A213]=[.B213]; &quot;=&quot;; &quot;-&quot;)))" office:value-type="string" office:string-value="-">
            <text:p>-</text:p>
          </table:table-cell>
          <table:table-cell office:value-type="string">
            <text:p>CRT induced a significant 'reperfusion' in ischemic cardiomyopathies.</text:p>
          </table:table-cell>
          <table:table-cell table:formula="of:=IF([.A213]=&quot;&quot;; &quot;&quot;; IF([.A213]=[.B213];COUNTIF([.A212:.A561];[.A213]);&quot;&quot;))">
            <text:p/>
          </table:table-cell>
          <table:table-cell/>
          <table:table-cell table:formula="of:=IF([.E213]=&quot;&quot;;&quot;&quot;;[.E213]-[.F213])">
            <text:p/>
          </table:table-cell>
          <table:table-cell table:formula="of:=IF([.E213]=&quot;&quot;;&quot;&quot;;([.G21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2">
            <text:p>119002</text:p>
          </table:table-cell>
          <table:table-cell office:value-type="float" office:value="119007">
            <text:p>119007</text:p>
          </table:table-cell>
          <table:table-cell table:style-name="ce6" table:formula="of:=IF([.A214]=&quot;&quot;;&quot;&quot;;IF([.B214]&lt;118995;&quot;x&quot;;IF([.A214]=[.B214]; &quot;=&quot;; &quot;-&quot;)))" office:value-type="string" office:string-value="-">
            <text:p>-</text:p>
          </table:table-cell>
          <table:table-cell office:value-type="string">
            <text:p>CRT induced reperfusion' in ischemic cardiomyopathies.</text:p>
          </table:table-cell>
          <table:table-cell table:formula="of:=IF([.A214]=&quot;&quot;; &quot;&quot;; IF([.A214]=[.B214];COUNTIF([.A213:.A562];[.A214]);&quot;&quot;))">
            <text:p/>
          </table:table-cell>
          <table:table-cell/>
          <table:table-cell table:formula="of:=IF([.E214]=&quot;&quot;;&quot;&quot;;[.E214]-[.F214])">
            <text:p/>
          </table:table-cell>
          <table:table-cell table:formula="of:=IF([.E214]=&quot;&quot;;&quot;&quot;;([.G21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2">
            <text:p>119002</text:p>
          </table:table-cell>
          <table:table-cell office:value-type="float" office:value="119011">
            <text:p>119011</text:p>
          </table:table-cell>
          <table:table-cell table:style-name="ce6" table:formula="of:=IF([.A215]=&quot;&quot;;&quot;&quot;;IF([.B215]&lt;118995;&quot;x&quot;;IF([.A215]=[.B215]; &quot;=&quot;; &quot;-&quot;)))" office:value-type="string" office:string-value="-">
            <text:p>-</text:p>
          </table:table-cell>
          <table:table-cell office:value-type="string">
            <text:p>CRT induces 'reperfusion' in ischemic cardiomyopathies.</text:p>
          </table:table-cell>
          <table:table-cell table:formula="of:=IF([.A215]=&quot;&quot;; &quot;&quot;; IF([.A215]=[.B215];COUNTIF([.A214:.A563];[.A215]);&quot;&quot;))">
            <text:p/>
          </table:table-cell>
          <table:table-cell/>
          <table:table-cell table:formula="of:=IF([.E215]=&quot;&quot;;&quot;&quot;;[.E215]-[.F215])">
            <text:p/>
          </table:table-cell>
          <table:table-cell table:formula="of:=IF([.E215]=&quot;&quot;;&quot;&quot;;([.G215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03">
            <text:p>119003</text:p>
          </table:table-cell>
          <table:table-cell table:style-name="ce6" table:formula="of:=IF([.A216]=&quot;&quot;;&quot;&quot;;IF([.B216]&lt;118995;&quot;x&quot;;IF([.A216]=[.B216]; &quot;=&quot;; &quot;-&quot;)))" office:value-type="string" office:string-value="=">
            <text:p>=</text:p>
          </table:table-cell>
          <table:table-cell office:value-type="string">
            <text:p>CRT induced a significant 'reperfusion' both in idiopathic cardiomyopathies.</text:p>
          </table:table-cell>
          <table:table-cell table:formula="of:=IF([.A216]=&quot;&quot;; &quot;&quot;; IF([.A216]=[.B216];COUNTIF([.A215:.A564];[.A216]);&quot;&quot;))" office:value-type="float" office:value="5">
            <text:p>5</text:p>
          </table:table-cell>
          <table:table-cell/>
          <table:table-cell table:formula="of:=IF([.E216]=&quot;&quot;;&quot;&quot;;[.E216]-[.F216])" office:value-type="float" office:value="5">
            <text:p>5</text:p>
          </table:table-cell>
          <table:table-cell table:formula="of:=IF([.E216]=&quot;&quot;;&quot;&quot;;([.G216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03">
            <text:p>119003</text:p>
          </table:table-cell>
          <table:table-cell office:value-type="float" office:value="119001">
            <text:p>119001</text:p>
          </table:table-cell>
          <table:table-cell table:style-name="ce6" table:formula="of:=IF([.A217]=&quot;&quot;;&quot;&quot;;IF([.B217]&lt;118995;&quot;x&quot;;IF([.A217]=[.B217]; &quot;=&quot;; &quot;-&quot;)))" office:value-type="string" office:string-value="-">
            <text:p>-</text:p>
          </table:table-cell>
          <table:table-cell office:value-type="string">
            <text:p>CRT induced a 'reperfusion' in idiopathic cardiomyopathies.</text:p>
          </table:table-cell>
          <table:table-cell table:formula="of:=IF([.A217]=&quot;&quot;; &quot;&quot;; IF([.A217]=[.B217];COUNTIF([.A216:.A565];[.A217]);&quot;&quot;))">
            <text:p/>
          </table:table-cell>
          <table:table-cell/>
          <table:table-cell table:formula="of:=IF([.E217]=&quot;&quot;;&quot;&quot;;[.E217]-[.F217])">
            <text:p/>
          </table:table-cell>
          <table:table-cell table:formula="of:=IF([.E217]=&quot;&quot;;&quot;&quot;;([.G217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3">
            <text:p>119003</text:p>
          </table:table-cell>
          <table:table-cell office:value-type="float" office:value="119006">
            <text:p>119006</text:p>
          </table:table-cell>
          <table:table-cell table:style-name="ce6" table:formula="of:=IF([.A218]=&quot;&quot;;&quot;&quot;;IF([.B218]&lt;118995;&quot;x&quot;;IF([.A218]=[.B218]; &quot;=&quot;; &quot;-&quot;)))" office:value-type="string" office:string-value="-">
            <text:p>-</text:p>
          </table:table-cell>
          <table:table-cell office:value-type="string">
            <text:p>CRT induced reperfusion' in idiopathic cardiomyopathies.</text:p>
          </table:table-cell>
          <table:table-cell table:formula="of:=IF([.A218]=&quot;&quot;; &quot;&quot;; IF([.A218]=[.B218];COUNTIF([.A217:.A566];[.A218]);&quot;&quot;))">
            <text:p/>
          </table:table-cell>
          <table:table-cell/>
          <table:table-cell table:formula="of:=IF([.E218]=&quot;&quot;;&quot;&quot;;[.E218]-[.F218])">
            <text:p/>
          </table:table-cell>
          <table:table-cell table:formula="of:=IF([.E218]=&quot;&quot;;&quot;&quot;;([.G21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3">
            <text:p>119003</text:p>
          </table:table-cell>
          <table:table-cell office:value-type="float" office:value="119009">
            <text:p>119009</text:p>
          </table:table-cell>
          <table:table-cell table:style-name="ce6" table:formula="of:=IF([.A219]=&quot;&quot;;&quot;&quot;;IF([.B219]&lt;118995;&quot;x&quot;;IF([.A219]=[.B219]; &quot;=&quot;; &quot;-&quot;)))" office:value-type="string" office:string-value="-">
            <text:p>-</text:p>
          </table:table-cell>
          <table:table-cell office:value-type="string">
            <text:p>CRT induces reperfusion both in ischemic and idiopathic cardiomyopathies.</text:p>
          </table:table-cell>
          <table:table-cell table:formula="of:=IF([.A219]=&quot;&quot;; &quot;&quot;; IF([.A219]=[.B219];COUNTIF([.A218:.A567];[.A219]);&quot;&quot;))">
            <text:p/>
          </table:table-cell>
          <table:table-cell/>
          <table:table-cell table:formula="of:=IF([.E219]=&quot;&quot;;&quot;&quot;;[.E219]-[.F219])">
            <text:p/>
          </table:table-cell>
          <table:table-cell table:formula="of:=IF([.E219]=&quot;&quot;;&quot;&quot;;([.G21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3">
            <text:p>119003</text:p>
          </table:table-cell>
          <table:table-cell office:value-type="float" office:value="119010">
            <text:p>119010</text:p>
          </table:table-cell>
          <table:table-cell table:style-name="ce6" table:formula="of:=IF([.A220]=&quot;&quot;;&quot;&quot;;IF([.B220]&lt;118995;&quot;x&quot;;IF([.A220]=[.B220]; &quot;=&quot;; &quot;-&quot;)))" office:value-type="string" office:string-value="-">
            <text:p>-</text:p>
          </table:table-cell>
          <table:table-cell office:value-type="string">
            <text:p>CRT induces 'reperfusion' in idiopathic cardiomyopathies.</text:p>
          </table:table-cell>
          <table:table-cell table:formula="of:=IF([.A220]=&quot;&quot;; &quot;&quot;; IF([.A220]=[.B220];COUNTIF([.A219:.A568];[.A220]);&quot;&quot;))">
            <text:p/>
          </table:table-cell>
          <table:table-cell/>
          <table:table-cell table:formula="of:=IF([.E220]=&quot;&quot;;&quot;&quot;;[.E220]-[.F220])">
            <text:p/>
          </table:table-cell>
          <table:table-cell table:formula="of:=IF([.E220]=&quot;&quot;;&quot;&quot;;([.G220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05">
            <text:p>119005</text:p>
          </table:table-cell>
          <table:table-cell table:style-name="ce6" table:formula="of:=IF([.A221]=&quot;&quot;;&quot;&quot;;IF([.B221]&lt;118995;&quot;x&quot;;IF([.A221]=[.B221]; &quot;=&quot;; &quot;-&quot;)))" office:value-type="string" office:string-value="=">
            <text:p>=</text:p>
          </table:table-cell>
          <table:table-cell office:value-type="string">
            <text:p>CRT induced a significant 'reperfusion' in ischemic cardiomyopathies.</text:p>
          </table:table-cell>
          <table:table-cell table:formula="of:=IF([.A221]=&quot;&quot;; &quot;&quot;; IF([.A221]=[.B221];COUNTIF([.A220:.A569];[.A221]);&quot;&quot;))" office:value-type="float" office:value="1">
            <text:p>1</text:p>
          </table:table-cell>
          <table:table-cell/>
          <table:table-cell table:formula="of:=IF([.E221]=&quot;&quot;;&quot;&quot;;[.E221]-[.F221])" office:value-type="float" office:value="1">
            <text:p>1</text:p>
          </table:table-cell>
          <table:table-cell table:formula="of:=IF([.E221]=&quot;&quot;;&quot;&quot;;([.G221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06">
            <text:p>119006</text:p>
          </table:table-cell>
          <table:table-cell table:style-name="ce6" table:formula="of:=IF([.A222]=&quot;&quot;;&quot;&quot;;IF([.B222]&lt;118995;&quot;x&quot;;IF([.A222]=[.B222]; &quot;=&quot;; &quot;-&quot;)))" office:value-type="string" office:string-value="=">
            <text:p>=</text:p>
          </table:table-cell>
          <table:table-cell office:value-type="string">
            <text:p>CRT induced reperfusion' in idiopathic cardiomyopathies.</text:p>
          </table:table-cell>
          <table:table-cell table:formula="of:=IF([.A222]=&quot;&quot;; &quot;&quot;; IF([.A222]=[.B222];COUNTIF([.A221:.A570];[.A222]);&quot;&quot;))" office:value-type="float" office:value="5">
            <text:p>5</text:p>
          </table:table-cell>
          <table:table-cell/>
          <table:table-cell table:formula="of:=IF([.E222]=&quot;&quot;;&quot;&quot;;[.E222]-[.F222])" office:value-type="float" office:value="5">
            <text:p>5</text:p>
          </table:table-cell>
          <table:table-cell table:formula="of:=IF([.E222]=&quot;&quot;;&quot;&quot;;([.G222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06">
            <text:p>119006</text:p>
          </table:table-cell>
          <table:table-cell office:value-type="float" office:value="119001">
            <text:p>119001</text:p>
          </table:table-cell>
          <table:table-cell table:style-name="ce6" table:formula="of:=IF([.A223]=&quot;&quot;;&quot;&quot;;IF([.B223]&lt;118995;&quot;x&quot;;IF([.A223]=[.B223]; &quot;=&quot;; &quot;-&quot;)))" office:value-type="string" office:string-value="-">
            <text:p>-</text:p>
          </table:table-cell>
          <table:table-cell office:value-type="string">
            <text:p>CRT induced a 'reperfusion' in idiopathic cardiomyopathies.</text:p>
          </table:table-cell>
          <table:table-cell table:formula="of:=IF([.A223]=&quot;&quot;; &quot;&quot;; IF([.A223]=[.B223];COUNTIF([.A222:.A571];[.A223]);&quot;&quot;))">
            <text:p/>
          </table:table-cell>
          <table:table-cell/>
          <table:table-cell table:formula="of:=IF([.E223]=&quot;&quot;;&quot;&quot;;[.E223]-[.F223])">
            <text:p/>
          </table:table-cell>
          <table:table-cell table:formula="of:=IF([.E223]=&quot;&quot;;&quot;&quot;;([.G22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6">
            <text:p>119006</text:p>
          </table:table-cell>
          <table:table-cell office:value-type="float" office:value="119003">
            <text:p>119003</text:p>
          </table:table-cell>
          <table:table-cell table:style-name="ce6" table:formula="of:=IF([.A224]=&quot;&quot;;&quot;&quot;;IF([.B224]&lt;118995;&quot;x&quot;;IF([.A224]=[.B224]; &quot;=&quot;; &quot;-&quot;)))" office:value-type="string" office:string-value="-">
            <text:p>-</text:p>
          </table:table-cell>
          <table:table-cell office:value-type="string">
            <text:p>CRT induced a significant 'reperfusion' both in idiopathic cardiomyopathies.</text:p>
          </table:table-cell>
          <table:table-cell table:formula="of:=IF([.A224]=&quot;&quot;; &quot;&quot;; IF([.A224]=[.B224];COUNTIF([.A223:.A572];[.A224]);&quot;&quot;))">
            <text:p/>
          </table:table-cell>
          <table:table-cell/>
          <table:table-cell table:formula="of:=IF([.E224]=&quot;&quot;;&quot;&quot;;[.E224]-[.F224])">
            <text:p/>
          </table:table-cell>
          <table:table-cell table:formula="of:=IF([.E224]=&quot;&quot;;&quot;&quot;;([.G22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6">
            <text:p>119006</text:p>
          </table:table-cell>
          <table:table-cell office:value-type="float" office:value="119009">
            <text:p>119009</text:p>
          </table:table-cell>
          <table:table-cell table:style-name="ce6" table:formula="of:=IF([.A225]=&quot;&quot;;&quot;&quot;;IF([.B225]&lt;118995;&quot;x&quot;;IF([.A225]=[.B225]; &quot;=&quot;; &quot;-&quot;)))" office:value-type="string" office:string-value="-">
            <text:p>-</text:p>
          </table:table-cell>
          <table:table-cell office:value-type="string">
            <text:p>CRT induces reperfusion both in ischemic and idiopathic cardiomyopathies.</text:p>
          </table:table-cell>
          <table:table-cell table:formula="of:=IF([.A225]=&quot;&quot;; &quot;&quot;; IF([.A225]=[.B225];COUNTIF([.A224:.A573];[.A225]);&quot;&quot;))">
            <text:p/>
          </table:table-cell>
          <table:table-cell/>
          <table:table-cell table:formula="of:=IF([.E225]=&quot;&quot;;&quot;&quot;;[.E225]-[.F225])">
            <text:p/>
          </table:table-cell>
          <table:table-cell table:formula="of:=IF([.E225]=&quot;&quot;;&quot;&quot;;([.G22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6">
            <text:p>119006</text:p>
          </table:table-cell>
          <table:table-cell office:value-type="float" office:value="119010">
            <text:p>119010</text:p>
          </table:table-cell>
          <table:table-cell table:style-name="ce6" table:formula="of:=IF([.A226]=&quot;&quot;;&quot;&quot;;IF([.B226]&lt;118995;&quot;x&quot;;IF([.A226]=[.B226]; &quot;=&quot;; &quot;-&quot;)))" office:value-type="string" office:string-value="-">
            <text:p>-</text:p>
          </table:table-cell>
          <table:table-cell office:value-type="string">
            <text:p>CRT induces 'reperfusion' in idiopathic cardiomyopathies.</text:p>
          </table:table-cell>
          <table:table-cell table:formula="of:=IF([.A226]=&quot;&quot;; &quot;&quot;; IF([.A226]=[.B226];COUNTIF([.A225:.A574];[.A226]);&quot;&quot;))">
            <text:p/>
          </table:table-cell>
          <table:table-cell/>
          <table:table-cell table:formula="of:=IF([.E226]=&quot;&quot;;&quot;&quot;;[.E226]-[.F226])">
            <text:p/>
          </table:table-cell>
          <table:table-cell table:formula="of:=IF([.E226]=&quot;&quot;;&quot;&quot;;([.G226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07">
            <text:p>119007</text:p>
          </table:table-cell>
          <table:table-cell table:style-name="ce6" table:formula="of:=IF([.A227]=&quot;&quot;;&quot;&quot;;IF([.B227]&lt;118995;&quot;x&quot;;IF([.A227]=[.B227]; &quot;=&quot;; &quot;-&quot;)))" office:value-type="string" office:string-value="=">
            <text:p>=</text:p>
          </table:table-cell>
          <table:table-cell office:value-type="string">
            <text:p>CRT induced reperfusion' in ischemic cardiomyopathies.</text:p>
          </table:table-cell>
          <table:table-cell table:formula="of:=IF([.A227]=&quot;&quot;; &quot;&quot;; IF([.A227]=[.B227];COUNTIF([.A226:.A575];[.A227]);&quot;&quot;))" office:value-type="float" office:value="3">
            <text:p>3</text:p>
          </table:table-cell>
          <table:table-cell/>
          <table:table-cell table:formula="of:=IF([.E227]=&quot;&quot;;&quot;&quot;;[.E227]-[.F227])" office:value-type="float" office:value="3">
            <text:p>3</text:p>
          </table:table-cell>
          <table:table-cell table:formula="of:=IF([.E227]=&quot;&quot;;&quot;&quot;;([.G227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07">
            <text:p>119007</text:p>
          </table:table-cell>
          <table:table-cell office:value-type="float" office:value="119002">
            <text:p>119002</text:p>
          </table:table-cell>
          <table:table-cell table:style-name="ce6" table:formula="of:=IF([.A228]=&quot;&quot;;&quot;&quot;;IF([.B228]&lt;118995;&quot;x&quot;;IF([.A228]=[.B228]; &quot;=&quot;; &quot;-&quot;)))" office:value-type="string" office:string-value="-">
            <text:p>-</text:p>
          </table:table-cell>
          <table:table-cell office:value-type="string">
            <text:p>CRT induced a 'reperfusion' in ischemic cardiomyopathies.</text:p>
          </table:table-cell>
          <table:table-cell table:formula="of:=IF([.A228]=&quot;&quot;; &quot;&quot;; IF([.A228]=[.B228];COUNTIF([.A227:.A576];[.A228]);&quot;&quot;))">
            <text:p/>
          </table:table-cell>
          <table:table-cell/>
          <table:table-cell table:formula="of:=IF([.E228]=&quot;&quot;;&quot;&quot;;[.E228]-[.F228])">
            <text:p/>
          </table:table-cell>
          <table:table-cell table:formula="of:=IF([.E228]=&quot;&quot;;&quot;&quot;;([.G22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7">
            <text:p>119007</text:p>
          </table:table-cell>
          <table:table-cell office:value-type="float" office:value="119011">
            <text:p>119011</text:p>
          </table:table-cell>
          <table:table-cell table:style-name="ce6" table:formula="of:=IF([.A229]=&quot;&quot;;&quot;&quot;;IF([.B229]&lt;118995;&quot;x&quot;;IF([.A229]=[.B229]; &quot;=&quot;; &quot;-&quot;)))" office:value-type="string" office:string-value="-">
            <text:p>-</text:p>
          </table:table-cell>
          <table:table-cell office:value-type="string">
            <text:p>CRT induces 'reperfusion' in ischemic cardiomyopathies.</text:p>
          </table:table-cell>
          <table:table-cell table:formula="of:=IF([.A229]=&quot;&quot;; &quot;&quot;; IF([.A229]=[.B229];COUNTIF([.A228:.A577];[.A229]);&quot;&quot;))">
            <text:p/>
          </table:table-cell>
          <table:table-cell/>
          <table:table-cell table:formula="of:=IF([.E229]=&quot;&quot;;&quot;&quot;;[.E229]-[.F229])">
            <text:p/>
          </table:table-cell>
          <table:table-cell table:formula="of:=IF([.E229]=&quot;&quot;;&quot;&quot;;([.G229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08">
            <text:p>119008</text:p>
          </table:table-cell>
          <table:table-cell table:style-name="ce6" table:formula="of:=IF([.A230]=&quot;&quot;;&quot;&quot;;IF([.B230]&lt;118995;&quot;x&quot;;IF([.A230]=[.B230]; &quot;=&quot;; &quot;-&quot;)))" office:value-type="string" office:string-value="=">
            <text:p>=</text:p>
          </table:table-cell>
          <table:table-cell office:value-type="string">
            <text:p>CRT induces a significant 'reperfusion' both in ischemic and idiopathic cardiomyopathies.</text:p>
          </table:table-cell>
          <table:table-cell table:formula="of:=IF([.A230]=&quot;&quot;; &quot;&quot;; IF([.A230]=[.B230];COUNTIF([.A229:.A578];[.A230]);&quot;&quot;))" office:value-type="float" office:value="4">
            <text:p>4</text:p>
          </table:table-cell>
          <table:table-cell/>
          <table:table-cell table:formula="of:=IF([.E230]=&quot;&quot;;&quot;&quot;;[.E230]-[.F230])" office:value-type="float" office:value="4">
            <text:p>4</text:p>
          </table:table-cell>
          <table:table-cell table:formula="of:=IF([.E230]=&quot;&quot;;&quot;&quot;;([.G230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08">
            <text:p>119008</text:p>
          </table:table-cell>
          <table:table-cell office:value-type="float" office:value="119003">
            <text:p>119003</text:p>
          </table:table-cell>
          <table:table-cell table:style-name="ce6" table:formula="of:=IF([.A231]=&quot;&quot;;&quot;&quot;;IF([.B231]&lt;118995;&quot;x&quot;;IF([.A231]=[.B231]; &quot;=&quot;; &quot;-&quot;)))" office:value-type="string" office:string-value="-">
            <text:p>-</text:p>
          </table:table-cell>
          <table:table-cell office:value-type="string">
            <text:p>CRT induced a significant 'reperfusion' both in idiopathic cardiomyopathies.</text:p>
          </table:table-cell>
          <table:table-cell table:formula="of:=IF([.A231]=&quot;&quot;; &quot;&quot;; IF([.A231]=[.B231];COUNTIF([.A230:.A579];[.A231]);&quot;&quot;))">
            <text:p/>
          </table:table-cell>
          <table:table-cell/>
          <table:table-cell table:formula="of:=IF([.E231]=&quot;&quot;;&quot;&quot;;[.E231]-[.F231])">
            <text:p/>
          </table:table-cell>
          <table:table-cell table:formula="of:=IF([.E231]=&quot;&quot;;&quot;&quot;;([.G231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8">
            <text:p>119008</text:p>
          </table:table-cell>
          <table:table-cell office:value-type="float" office:value="119004">
            <text:p>119004</text:p>
          </table:table-cell>
          <table:table-cell table:style-name="ce6" table:formula="of:=IF([.A232]=&quot;&quot;;&quot;&quot;;IF([.B232]&lt;118995;&quot;x&quot;;IF([.A232]=[.B232]; &quot;=&quot;; &quot;-&quot;)))" office:value-type="string" office:string-value="-">
            <text:p>-</text:p>
          </table:table-cell>
          <table:table-cell office:value-type="string">
            <text:p>CRT induced a significant 'reperfusion' both in ischemic and idiopathic cardiomyopathies.</text:p>
          </table:table-cell>
          <table:table-cell table:formula="of:=IF([.A232]=&quot;&quot;; &quot;&quot;; IF([.A232]=[.B232];COUNTIF([.A231:.A580];[.A232]);&quot;&quot;))">
            <text:p/>
          </table:table-cell>
          <table:table-cell/>
          <table:table-cell table:formula="of:=IF([.E232]=&quot;&quot;;&quot;&quot;;[.E232]-[.F232])">
            <text:p/>
          </table:table-cell>
          <table:table-cell table:formula="of:=IF([.E232]=&quot;&quot;;&quot;&quot;;([.G232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8">
            <text:p>119008</text:p>
          </table:table-cell>
          <table:table-cell office:value-type="float" office:value="119009">
            <text:p>119009</text:p>
          </table:table-cell>
          <table:table-cell table:style-name="ce6" table:formula="of:=IF([.A233]=&quot;&quot;;&quot;&quot;;IF([.B233]&lt;118995;&quot;x&quot;;IF([.A233]=[.B233]; &quot;=&quot;; &quot;-&quot;)))" office:value-type="string" office:string-value="-">
            <text:p>-</text:p>
          </table:table-cell>
          <table:table-cell office:value-type="string">
            <text:p>CRT induces reperfusion both in ischemic and idiopathic cardiomyopathies.</text:p>
          </table:table-cell>
          <table:table-cell table:formula="of:=IF([.A233]=&quot;&quot;; &quot;&quot;; IF([.A233]=[.B233];COUNTIF([.A232:.A581];[.A233]);&quot;&quot;))">
            <text:p/>
          </table:table-cell>
          <table:table-cell/>
          <table:table-cell table:formula="of:=IF([.E233]=&quot;&quot;;&quot;&quot;;[.E233]-[.F233])">
            <text:p/>
          </table:table-cell>
          <table:table-cell table:formula="of:=IF([.E233]=&quot;&quot;;&quot;&quot;;([.G233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09">
            <text:p>119009</text:p>
          </table:table-cell>
          <table:table-cell table:style-name="ce6" table:formula="of:=IF([.A234]=&quot;&quot;;&quot;&quot;;IF([.B234]&lt;118995;&quot;x&quot;;IF([.A234]=[.B234]; &quot;=&quot;; &quot;-&quot;)))" office:value-type="string" office:string-value="=">
            <text:p>=</text:p>
          </table:table-cell>
          <table:table-cell office:value-type="string">
            <text:p>CRT induces reperfusion both in ischemic and idiopathic cardiomyopathies.</text:p>
          </table:table-cell>
          <table:table-cell table:formula="of:=IF([.A234]=&quot;&quot;; &quot;&quot;; IF([.A234]=[.B234];COUNTIF([.A233:.A582];[.A234]);&quot;&quot;))" office:value-type="float" office:value="5">
            <text:p>5</text:p>
          </table:table-cell>
          <table:table-cell/>
          <table:table-cell table:formula="of:=IF([.E234]=&quot;&quot;;&quot;&quot;;[.E234]-[.F234])" office:value-type="float" office:value="5">
            <text:p>5</text:p>
          </table:table-cell>
          <table:table-cell table:formula="of:=IF([.E234]=&quot;&quot;;&quot;&quot;;([.G234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09">
            <text:p>119009</text:p>
          </table:table-cell>
          <table:table-cell office:value-type="float" office:value="119001">
            <text:p>119001</text:p>
          </table:table-cell>
          <table:table-cell table:style-name="ce6" table:formula="of:=IF([.A235]=&quot;&quot;;&quot;&quot;;IF([.B235]&lt;118995;&quot;x&quot;;IF([.A235]=[.B235]; &quot;=&quot;; &quot;-&quot;)))" office:value-type="string" office:string-value="-">
            <text:p>-</text:p>
          </table:table-cell>
          <table:table-cell office:value-type="string">
            <text:p>CRT induced a 'reperfusion' in idiopathic cardiomyopathies.</text:p>
          </table:table-cell>
          <table:table-cell table:formula="of:=IF([.A235]=&quot;&quot;; &quot;&quot;; IF([.A235]=[.B235];COUNTIF([.A234:.A583];[.A235]);&quot;&quot;))">
            <text:p/>
          </table:table-cell>
          <table:table-cell/>
          <table:table-cell table:formula="of:=IF([.E235]=&quot;&quot;;&quot;&quot;;[.E235]-[.F235])">
            <text:p/>
          </table:table-cell>
          <table:table-cell table:formula="of:=IF([.E235]=&quot;&quot;;&quot;&quot;;([.G23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9">
            <text:p>119009</text:p>
          </table:table-cell>
          <table:table-cell office:value-type="float" office:value="119003">
            <text:p>119003</text:p>
          </table:table-cell>
          <table:table-cell table:style-name="ce6" table:formula="of:=IF([.A236]=&quot;&quot;;&quot;&quot;;IF([.B236]&lt;118995;&quot;x&quot;;IF([.A236]=[.B236]; &quot;=&quot;; &quot;-&quot;)))" office:value-type="string" office:string-value="-">
            <text:p>-</text:p>
          </table:table-cell>
          <table:table-cell office:value-type="string">
            <text:p>CRT induced a significant 'reperfusion' both in idiopathic cardiomyopathies.</text:p>
          </table:table-cell>
          <table:table-cell table:formula="of:=IF([.A236]=&quot;&quot;; &quot;&quot;; IF([.A236]=[.B236];COUNTIF([.A235:.A584];[.A236]);&quot;&quot;))">
            <text:p/>
          </table:table-cell>
          <table:table-cell/>
          <table:table-cell table:formula="of:=IF([.E236]=&quot;&quot;;&quot;&quot;;[.E236]-[.F236])">
            <text:p/>
          </table:table-cell>
          <table:table-cell table:formula="of:=IF([.E236]=&quot;&quot;;&quot;&quot;;([.G236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9">
            <text:p>119009</text:p>
          </table:table-cell>
          <table:table-cell office:value-type="float" office:value="119006">
            <text:p>119006</text:p>
          </table:table-cell>
          <table:table-cell table:style-name="ce6" table:formula="of:=IF([.A237]=&quot;&quot;;&quot;&quot;;IF([.B237]&lt;118995;&quot;x&quot;;IF([.A237]=[.B237]; &quot;=&quot;; &quot;-&quot;)))" office:value-type="string" office:string-value="-">
            <text:p>-</text:p>
          </table:table-cell>
          <table:table-cell office:value-type="string">
            <text:p>CRT induced reperfusion' in idiopathic cardiomyopathies.</text:p>
          </table:table-cell>
          <table:table-cell table:formula="of:=IF([.A237]=&quot;&quot;; &quot;&quot;; IF([.A237]=[.B237];COUNTIF([.A236:.A585];[.A237]);&quot;&quot;))">
            <text:p/>
          </table:table-cell>
          <table:table-cell/>
          <table:table-cell table:formula="of:=IF([.E237]=&quot;&quot;;&quot;&quot;;[.E237]-[.F237])">
            <text:p/>
          </table:table-cell>
          <table:table-cell table:formula="of:=IF([.E237]=&quot;&quot;;&quot;&quot;;([.G237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09">
            <text:p>119009</text:p>
          </table:table-cell>
          <table:table-cell office:value-type="float" office:value="119010">
            <text:p>119010</text:p>
          </table:table-cell>
          <table:table-cell table:style-name="ce6" table:formula="of:=IF([.A238]=&quot;&quot;;&quot;&quot;;IF([.B238]&lt;118995;&quot;x&quot;;IF([.A238]=[.B238]; &quot;=&quot;; &quot;-&quot;)))" office:value-type="string" office:string-value="-">
            <text:p>-</text:p>
          </table:table-cell>
          <table:table-cell office:value-type="string">
            <text:p>CRT induces 'reperfusion' in idiopathic cardiomyopathies.</text:p>
          </table:table-cell>
          <table:table-cell table:formula="of:=IF([.A238]=&quot;&quot;; &quot;&quot;; IF([.A238]=[.B238];COUNTIF([.A237:.A586];[.A238]);&quot;&quot;))">
            <text:p/>
          </table:table-cell>
          <table:table-cell/>
          <table:table-cell table:formula="of:=IF([.E238]=&quot;&quot;;&quot;&quot;;[.E238]-[.F238])">
            <text:p/>
          </table:table-cell>
          <table:table-cell table:formula="of:=IF([.E238]=&quot;&quot;;&quot;&quot;;([.G238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10">
            <text:p>119010</text:p>
          </table:table-cell>
          <table:table-cell table:style-name="ce6" table:formula="of:=IF([.A239]=&quot;&quot;;&quot;&quot;;IF([.B239]&lt;118995;&quot;x&quot;;IF([.A239]=[.B239]; &quot;=&quot;; &quot;-&quot;)))" office:value-type="string" office:string-value="=">
            <text:p>=</text:p>
          </table:table-cell>
          <table:table-cell office:value-type="string">
            <text:p>CRT induces 'reperfusion' in idiopathic cardiomyopathies.</text:p>
          </table:table-cell>
          <table:table-cell table:formula="of:=IF([.A239]=&quot;&quot;; &quot;&quot;; IF([.A239]=[.B239];COUNTIF([.A238:.A587];[.A239]);&quot;&quot;))" office:value-type="float" office:value="4">
            <text:p>4</text:p>
          </table:table-cell>
          <table:table-cell/>
          <table:table-cell table:formula="of:=IF([.E239]=&quot;&quot;;&quot;&quot;;[.E239]-[.F239])" office:value-type="float" office:value="4">
            <text:p>4</text:p>
          </table:table-cell>
          <table:table-cell table:formula="of:=IF([.E239]=&quot;&quot;;&quot;&quot;;([.G239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10">
            <text:p>119010</text:p>
          </table:table-cell>
          <table:table-cell office:value-type="float" office:value="119001">
            <text:p>119001</text:p>
          </table:table-cell>
          <table:table-cell table:style-name="ce6" table:formula="of:=IF([.A240]=&quot;&quot;;&quot;&quot;;IF([.B240]&lt;118995;&quot;x&quot;;IF([.A240]=[.B240]; &quot;=&quot;; &quot;-&quot;)))" office:value-type="string" office:string-value="-">
            <text:p>-</text:p>
          </table:table-cell>
          <table:table-cell office:value-type="string">
            <text:p>CRT induced a 'reperfusion' in idiopathic cardiomyopathies.</text:p>
          </table:table-cell>
          <table:table-cell table:formula="of:=IF([.A240]=&quot;&quot;; &quot;&quot;; IF([.A240]=[.B240];COUNTIF([.A239:.A588];[.A240]);&quot;&quot;))">
            <text:p/>
          </table:table-cell>
          <table:table-cell/>
          <table:table-cell table:formula="of:=IF([.E240]=&quot;&quot;;&quot;&quot;;[.E240]-[.F240])">
            <text:p/>
          </table:table-cell>
          <table:table-cell table:formula="of:=IF([.E240]=&quot;&quot;;&quot;&quot;;([.G240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0">
            <text:p>119010</text:p>
          </table:table-cell>
          <table:table-cell office:value-type="float" office:value="119003">
            <text:p>119003</text:p>
          </table:table-cell>
          <table:table-cell table:style-name="ce6" table:formula="of:=IF([.A241]=&quot;&quot;;&quot;&quot;;IF([.B241]&lt;118995;&quot;x&quot;;IF([.A241]=[.B241]; &quot;=&quot;; &quot;-&quot;)))" office:value-type="string" office:string-value="-">
            <text:p>-</text:p>
          </table:table-cell>
          <table:table-cell office:value-type="string">
            <text:p>CRT induced a significant 'reperfusion' both in idiopathic cardiomyopathies.</text:p>
          </table:table-cell>
          <table:table-cell table:formula="of:=IF([.A241]=&quot;&quot;; &quot;&quot;; IF([.A241]=[.B241];COUNTIF([.A240:.A589];[.A241]);&quot;&quot;))">
            <text:p/>
          </table:table-cell>
          <table:table-cell/>
          <table:table-cell table:formula="of:=IF([.E241]=&quot;&quot;;&quot;&quot;;[.E241]-[.F241])">
            <text:p/>
          </table:table-cell>
          <table:table-cell table:formula="of:=IF([.E241]=&quot;&quot;;&quot;&quot;;([.G241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0">
            <text:p>119010</text:p>
          </table:table-cell>
          <table:table-cell office:value-type="float" office:value="119006">
            <text:p>119006</text:p>
          </table:table-cell>
          <table:table-cell table:style-name="ce6" table:formula="of:=IF([.A242]=&quot;&quot;;&quot;&quot;;IF([.B242]&lt;118995;&quot;x&quot;;IF([.A242]=[.B242]; &quot;=&quot;; &quot;-&quot;)))" office:value-type="string" office:string-value="-">
            <text:p>-</text:p>
          </table:table-cell>
          <table:table-cell office:value-type="string">
            <text:p>CRT induced reperfusion' in idiopathic cardiomyopathies.</text:p>
          </table:table-cell>
          <table:table-cell table:formula="of:=IF([.A242]=&quot;&quot;; &quot;&quot;; IF([.A242]=[.B242];COUNTIF([.A241:.A590];[.A242]);&quot;&quot;))">
            <text:p/>
          </table:table-cell>
          <table:table-cell/>
          <table:table-cell table:formula="of:=IF([.E242]=&quot;&quot;;&quot;&quot;;[.E242]-[.F242])">
            <text:p/>
          </table:table-cell>
          <table:table-cell table:formula="of:=IF([.E242]=&quot;&quot;;&quot;&quot;;([.G242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11">
            <text:p>119011</text:p>
          </table:table-cell>
          <table:table-cell table:style-name="ce6" table:formula="of:=IF([.A243]=&quot;&quot;;&quot;&quot;;IF([.B243]&lt;118995;&quot;x&quot;;IF([.A243]=[.B243]; &quot;=&quot;; &quot;-&quot;)))" office:value-type="string" office:string-value="=">
            <text:p>=</text:p>
          </table:table-cell>
          <table:table-cell office:value-type="string">
            <text:p>CRT induces 'reperfusion' in ischemic cardiomyopathies.</text:p>
          </table:table-cell>
          <table:table-cell table:formula="of:=IF([.A243]=&quot;&quot;; &quot;&quot;; IF([.A243]=[.B243];COUNTIF([.A242:.A591];[.A243]);&quot;&quot;))" office:value-type="float" office:value="4">
            <text:p>4</text:p>
          </table:table-cell>
          <table:table-cell/>
          <table:table-cell table:formula="of:=IF([.E243]=&quot;&quot;;&quot;&quot;;[.E243]-[.F243])" office:value-type="float" office:value="4">
            <text:p>4</text:p>
          </table:table-cell>
          <table:table-cell table:formula="of:=IF([.E243]=&quot;&quot;;&quot;&quot;;([.G243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11">
            <text:p>119011</text:p>
          </table:table-cell>
          <table:table-cell office:value-type="float" office:value="119002">
            <text:p>119002</text:p>
          </table:table-cell>
          <table:table-cell table:style-name="ce6" table:formula="of:=IF([.A244]=&quot;&quot;;&quot;&quot;;IF([.B244]&lt;118995;&quot;x&quot;;IF([.A244]=[.B244]; &quot;=&quot;; &quot;-&quot;)))" office:value-type="string" office:string-value="-">
            <text:p>-</text:p>
          </table:table-cell>
          <table:table-cell office:value-type="string">
            <text:p>CRT induced a 'reperfusion' in ischemic cardiomyopathies.</text:p>
          </table:table-cell>
          <table:table-cell table:formula="of:=IF([.A244]=&quot;&quot;; &quot;&quot;; IF([.A244]=[.B244];COUNTIF([.A243:.A592];[.A244]);&quot;&quot;))">
            <text:p/>
          </table:table-cell>
          <table:table-cell/>
          <table:table-cell table:formula="of:=IF([.E244]=&quot;&quot;;&quot;&quot;;[.E244]-[.F244])">
            <text:p/>
          </table:table-cell>
          <table:table-cell table:formula="of:=IF([.E244]=&quot;&quot;;&quot;&quot;;([.G24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1">
            <text:p>119011</text:p>
          </table:table-cell>
          <table:table-cell office:value-type="float" office:value="119005">
            <text:p>119005</text:p>
          </table:table-cell>
          <table:table-cell table:style-name="ce6" table:formula="of:=IF([.A245]=&quot;&quot;;&quot;&quot;;IF([.B245]&lt;118995;&quot;x&quot;;IF([.A245]=[.B245]; &quot;=&quot;; &quot;-&quot;)))" office:value-type="string" office:string-value="-">
            <text:p>-</text:p>
          </table:table-cell>
          <table:table-cell office:value-type="string">
            <text:p>CRT induced a significant 'reperfusion' in ischemic cardiomyopathies.</text:p>
          </table:table-cell>
          <table:table-cell table:formula="of:=IF([.A245]=&quot;&quot;; &quot;&quot;; IF([.A245]=[.B245];COUNTIF([.A244:.A593];[.A245]);&quot;&quot;))">
            <text:p/>
          </table:table-cell>
          <table:table-cell/>
          <table:table-cell table:formula="of:=IF([.E245]=&quot;&quot;;&quot;&quot;;[.E245]-[.F245])">
            <text:p/>
          </table:table-cell>
          <table:table-cell table:formula="of:=IF([.E245]=&quot;&quot;;&quot;&quot;;([.G24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11">
            <text:p>119011</text:p>
          </table:table-cell>
          <table:table-cell office:value-type="float" office:value="119007">
            <text:p>119007</text:p>
          </table:table-cell>
          <table:table-cell table:style-name="ce6" table:formula="of:=IF([.A246]=&quot;&quot;;&quot;&quot;;IF([.B246]&lt;118995;&quot;x&quot;;IF([.A246]=[.B246]; &quot;=&quot;; &quot;-&quot;)))" office:value-type="string" office:string-value="-">
            <text:p>-</text:p>
          </table:table-cell>
          <table:table-cell office:value-type="string">
            <text:p>CRT induced reperfusion' in ischemic cardiomyopathies.</text:p>
          </table:table-cell>
          <table:table-cell table:formula="of:=IF([.A246]=&quot;&quot;; &quot;&quot;; IF([.A246]=[.B246];COUNTIF([.A245:.A594];[.A246]);&quot;&quot;))">
            <text:p/>
          </table:table-cell>
          <table:table-cell/>
          <table:table-cell table:formula="of:=IF([.E246]=&quot;&quot;;&quot;&quot;;[.E246]-[.F246])">
            <text:p/>
          </table:table-cell>
          <table:table-cell table:formula="of:=IF([.E246]=&quot;&quot;;&quot;&quot;;([.G246]&gt;0)+0)">
            <text:p/>
          </table:table-cell>
          <table:table-cell table:number-columns-repeated="1016"/>
        </table:table-row>
        <table:table-row table:style-name="ro1">
          <table:table-cell table:number-columns-repeated="2" table:style-name="ce2"/>
          <table:table-cell table:style-name="ce5" table:formula="of:=IF([.A247]=&quot;&quot;;&quot;&quot;;IF([.B247]&lt;118995;&quot;x&quot;;IF([.A247]=[.B247]; &quot;=&quot;; &quot;-&quot;)))">
            <text:p/>
          </table:table-cell>
          <table:table-cell table:style-name="ce2" office:value-type="string">
            <text:p>TASK 4</text:p>
          </table:table-cell>
          <table:table-cell table:style-name="ce3" table:formula="of:=IF([.A247]=&quot;&quot;; &quot;&quot;; IF([.A247]=[.B247];COUNTIF([.A246:.A595];[.A247]);&quot;&quot;))">
            <text:p/>
          </table:table-cell>
          <table:table-cell table:style-name="ce2"/>
          <table:table-cell table:style-name="ce3" table:formula="of:=IF([.E247]=&quot;&quot;;&quot;&quot;;[.E247]-[.F247])">
            <text:p/>
          </table:table-cell>
          <table:table-cell table:style-name="ce3" table:formula="of:=IF([.E247]=&quot;&quot;;&quot;&quot;;([.G247]&gt;0)+0)">
            <text:p/>
          </table:table-cell>
          <table:table-cell table:style-name="ce2" table:number-columns-repeated="1016"/>
        </table:table-row>
        <table:table-row table:style-name="ro2">
          <table:table-cell table:number-columns-repeated="2" office:value-type="float" office:value="119038">
            <text:p>119038</text:p>
          </table:table-cell>
          <table:table-cell table:style-name="ce6" table:formula="of:=IF([.A248]=&quot;&quot;;&quot;&quot;;IF([.B248]&lt;118995;&quot;x&quot;;IF([.A248]=[.B248]; &quot;=&quot;; &quot;-&quot;)))" office:value-type="string" office:string-value="=">
            <text:p>=</text:p>
          </table:table-cell>
          <table:table-cell office:value-type="string">
            <text:p>Radiolabeled leukocyte scintigraphy are helpful in prospective, blinded assessments of patients with non-stricturizing or non-fistulizing forms of Crohn's disease.</text:p>
          </table:table-cell>
          <table:table-cell table:formula="of:=IF([.A248]=&quot;&quot;; &quot;&quot;; IF([.A248]=[.B248];COUNTIF([.A247:.A596];[.A248]);&quot;&quot;))" office:value-type="float" office:value="4">
            <text:p>4</text:p>
          </table:table-cell>
          <table:table-cell/>
          <table:table-cell table:formula="of:=IF([.E248]=&quot;&quot;;&quot;&quot;;[.E248]-[.F248])" office:value-type="float" office:value="4">
            <text:p>4</text:p>
          </table:table-cell>
          <table:table-cell table:formula="of:=IF([.E248]=&quot;&quot;;&quot;&quot;;([.G248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38">
            <text:p>119038</text:p>
          </table:table-cell>
          <table:table-cell office:value-type="float" office:value="119040">
            <text:p>119040</text:p>
          </table:table-cell>
          <table:table-cell table:style-name="ce6" table:formula="of:=IF([.A249]=&quot;&quot;;&quot;&quot;;IF([.B249]&lt;118995;&quot;x&quot;;IF([.A249]=[.B249]; &quot;=&quot;; &quot;-&quot;)))" office:value-type="string" office:string-value="-">
            <text:p>-</text:p>
          </table:table-cell>
          <table:table-cell office:value-type="string">
            <text:p>Radiolabeled leukocyte scintigraphy has use in prospective, blinded assessments of patients with non-stricturizing or non-fistulizing forms of Crohn's disease.</text:p>
          </table:table-cell>
          <table:table-cell table:formula="of:=IF([.A249]=&quot;&quot;; &quot;&quot;; IF([.A249]=[.B249];COUNTIF([.A248:.A597];[.A249]);&quot;&quot;))">
            <text:p/>
          </table:table-cell>
          <table:table-cell/>
          <table:table-cell table:formula="of:=IF([.E249]=&quot;&quot;;&quot;&quot;;[.E249]-[.F249])">
            <text:p/>
          </table:table-cell>
          <table:table-cell table:formula="of:=IF([.E249]=&quot;&quot;;&quot;&quot;;([.G24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8">
            <text:p>119038</text:p>
          </table:table-cell>
          <table:table-cell office:value-type="float" office:value="119044">
            <text:p>119044</text:p>
          </table:table-cell>
          <table:table-cell table:style-name="ce6" table:formula="of:=IF([.A250]=&quot;&quot;;&quot;&quot;;IF([.B250]&lt;118995;&quot;x&quot;;IF([.A250]=[.B250]; &quot;=&quot;; &quot;-&quot;)))" office:value-type="string" office:string-value="-">
            <text:p>-</text:p>
          </table:table-cell>
          <table:table-cell office:value-type="string">
            <text:p>Radiolabeled leukocyte scintigraphy is helpful in blinded assessments of patients with non-stricturizing or non-fistulizing forms of Crohn's disease.</text:p>
          </table:table-cell>
          <table:table-cell table:formula="of:=IF([.A250]=&quot;&quot;; &quot;&quot;; IF([.A250]=[.B250];COUNTIF([.A249:.A598];[.A250]);&quot;&quot;))">
            <text:p/>
          </table:table-cell>
          <table:table-cell/>
          <table:table-cell table:formula="of:=IF([.E250]=&quot;&quot;;&quot;&quot;;[.E250]-[.F250])">
            <text:p/>
          </table:table-cell>
          <table:table-cell table:formula="of:=IF([.E250]=&quot;&quot;;&quot;&quot;;([.G250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8">
            <text:p>119038</text:p>
          </table:table-cell>
          <table:table-cell office:value-type="float" office:value="119047">
            <text:p>119047</text:p>
          </table:table-cell>
          <table:table-cell table:style-name="ce6" table:formula="of:=IF([.A251]=&quot;&quot;;&quot;&quot;;IF([.B251]&lt;118995;&quot;x&quot;;IF([.A251]=[.B251]; &quot;=&quot;; &quot;-&quot;)))" office:value-type="string" office:string-value="-">
            <text:p>-</text:p>
          </table:table-cell>
          <table:table-cell office:value-type="string">
            <text:p>Radiolabeled leukocyte scintigraphy is helpful in prospective, blinded assessments of patients with non-stricturizing or non-fistulizing forms of Crohn's disease.</text:p>
          </table:table-cell>
          <table:table-cell table:formula="of:=IF([.A251]=&quot;&quot;; &quot;&quot;; IF([.A251]=[.B251];COUNTIF([.A250:.A599];[.A251]);&quot;&quot;))">
            <text:p/>
          </table:table-cell>
          <table:table-cell/>
          <table:table-cell table:formula="of:=IF([.E251]=&quot;&quot;;&quot;&quot;;[.E251]-[.F251])">
            <text:p/>
          </table:table-cell>
          <table:table-cell table:formula="of:=IF([.E251]=&quot;&quot;;&quot;&quot;;([.G251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39">
            <text:p>119039</text:p>
          </table:table-cell>
          <table:table-cell table:style-name="ce6" table:formula="of:=IF([.A252]=&quot;&quot;;&quot;&quot;;IF([.B252]&lt;118995;&quot;x&quot;;IF([.A252]=[.B252]; &quot;=&quot;; &quot;-&quot;)))" office:value-type="string" office:string-value="=">
            <text:p>=</text:p>
          </table:table-cell>
          <table:table-cell office:value-type="string">
            <text:p>Radiolabeled leukocyte scintigraphy assesses patients with non-stricturizing or non-fistulizing forms of Crohn's disease.</text:p>
          </table:table-cell>
          <table:table-cell table:formula="of:=IF([.A252]=&quot;&quot;; &quot;&quot;; IF([.A252]=[.B252];COUNTIF([.A251:.A600];[.A252]);&quot;&quot;))" office:value-type="float" office:value="1">
            <text:p>1</text:p>
          </table:table-cell>
          <table:table-cell/>
          <table:table-cell table:formula="of:=IF([.E252]=&quot;&quot;;&quot;&quot;;[.E252]-[.F252])" office:value-type="float" office:value="1">
            <text:p>1</text:p>
          </table:table-cell>
          <table:table-cell table:formula="of:=IF([.E252]=&quot;&quot;;&quot;&quot;;([.G252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40">
            <text:p>119040</text:p>
          </table:table-cell>
          <table:table-cell table:style-name="ce6" table:formula="of:=IF([.A253]=&quot;&quot;;&quot;&quot;;IF([.B253]&lt;118995;&quot;x&quot;;IF([.A253]=[.B253]; &quot;=&quot;; &quot;-&quot;)))" office:value-type="string" office:string-value="=">
            <text:p>=</text:p>
          </table:table-cell>
          <table:table-cell office:value-type="string">
            <text:p>Radiolabeled leukocyte scintigraphy has use in prospective, blinded assessments of patients with non-stricturizing or non-fistulizing forms of Crohn's disease.</text:p>
          </table:table-cell>
          <table:table-cell table:formula="of:=IF([.A253]=&quot;&quot;; &quot;&quot;; IF([.A253]=[.B253];COUNTIF([.A252:.A601];[.A253]);&quot;&quot;))" office:value-type="float" office:value="1">
            <text:p>1</text:p>
          </table:table-cell>
          <table:table-cell/>
          <table:table-cell table:formula="of:=IF([.E253]=&quot;&quot;;&quot;&quot;;[.E253]-[.F253])" office:value-type="float" office:value="1">
            <text:p>1</text:p>
          </table:table-cell>
          <table:table-cell table:formula="of:=IF([.E253]=&quot;&quot;;&quot;&quot;;([.G253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41">
            <text:p>119041</text:p>
          </table:table-cell>
          <table:table-cell table:style-name="ce6" table:formula="of:=IF([.A254]=&quot;&quot;;&quot;&quot;;IF([.B254]&lt;118995;&quot;x&quot;;IF([.A254]=[.B254]; &quot;=&quot;; &quot;-&quot;)))" office:value-type="string" office:string-value="=">
            <text:p>=</text:p>
          </table:table-cell>
          <table:table-cell office:value-type="string">
            <text:p>Radiolabeled leukocyte scintigraphy helpful in prospective, blinded assessments of patients with non-fistulating forms of Crohn's disease.</text:p>
          </table:table-cell>
          <table:table-cell table:formula="of:=IF([.A254]=&quot;&quot;; &quot;&quot;; IF([.A254]=[.B254];COUNTIF([.A253:.A602];[.A254]);&quot;&quot;))" office:value-type="float" office:value="4">
            <text:p>4</text:p>
          </table:table-cell>
          <table:table-cell/>
          <table:table-cell table:formula="of:=IF([.E254]=&quot;&quot;;&quot;&quot;;[.E254]-[.F254])" office:value-type="float" office:value="4">
            <text:p>4</text:p>
          </table:table-cell>
          <table:table-cell table:formula="of:=IF([.E254]=&quot;&quot;;&quot;&quot;;([.G254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41">
            <text:p>119041</text:p>
          </table:table-cell>
          <table:table-cell office:value-type="float" office:value="119042">
            <text:p>119042</text:p>
          </table:table-cell>
          <table:table-cell table:style-name="ce6" table:formula="of:=IF([.A255]=&quot;&quot;;&quot;&quot;;IF([.B255]&lt;118995;&quot;x&quot;;IF([.A255]=[.B255]; &quot;=&quot;; &quot;-&quot;)))" office:value-type="string" office:string-value="-">
            <text:p>-</text:p>
          </table:table-cell>
          <table:table-cell office:value-type="string">
            <text:p>Radiolabeled leukocyte scintigraphy helpful in prospective, blinded assessments of patients with non-stricturizing forms of Crohn's disease.</text:p>
          </table:table-cell>
          <table:table-cell table:formula="of:=IF([.A255]=&quot;&quot;; &quot;&quot;; IF([.A255]=[.B255];COUNTIF([.A254:.A603];[.A255]);&quot;&quot;))">
            <text:p/>
          </table:table-cell>
          <table:table-cell/>
          <table:table-cell table:formula="of:=IF([.E255]=&quot;&quot;;&quot;&quot;;[.E255]-[.F255])">
            <text:p/>
          </table:table-cell>
          <table:table-cell table:formula="of:=IF([.E255]=&quot;&quot;;&quot;&quot;;([.G25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41">
            <text:p>119041</text:p>
          </table:table-cell>
          <table:table-cell office:value-type="float" office:value="119045">
            <text:p>119045</text:p>
          </table:table-cell>
          <table:table-cell table:style-name="ce6" table:formula="of:=IF([.A256]=&quot;&quot;;&quot;&quot;;IF([.B256]&lt;118995;&quot;x&quot;;IF([.A256]=[.B256]; &quot;=&quot;; &quot;-&quot;)))" office:value-type="string" office:string-value="-">
            <text:p>-</text:p>
          </table:table-cell>
          <table:table-cell office:value-type="string">
            <text:p>Radiolabeled leukocyte scintigraphy is helpful in prospective, blinded assessments of patients with non-fistulizing forms of Crohn's disease.</text:p>
          </table:table-cell>
          <table:table-cell table:formula="of:=IF([.A256]=&quot;&quot;; &quot;&quot;; IF([.A256]=[.B256];COUNTIF([.A255:.A604];[.A256]);&quot;&quot;))">
            <text:p/>
          </table:table-cell>
          <table:table-cell/>
          <table:table-cell table:formula="of:=IF([.E256]=&quot;&quot;;&quot;&quot;;[.E256]-[.F256])">
            <text:p/>
          </table:table-cell>
          <table:table-cell table:formula="of:=IF([.E256]=&quot;&quot;;&quot;&quot;;([.G256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41">
            <text:p>119041</text:p>
          </table:table-cell>
          <table:table-cell office:value-type="float" office:value="119046">
            <text:p>119046</text:p>
          </table:table-cell>
          <table:table-cell table:style-name="ce6" table:formula="of:=IF([.A257]=&quot;&quot;;&quot;&quot;;IF([.B257]&lt;118995;&quot;x&quot;;IF([.A257]=[.B257]; &quot;=&quot;; &quot;-&quot;)))" office:value-type="string" office:string-value="-">
            <text:p>-</text:p>
          </table:table-cell>
          <table:table-cell office:value-type="string">
            <text:p>Radiolabeled leukocyte scintigraphy is helpful in prospective, blinded assessments of patients with non-stricturizing forms of Crohn's disease.</text:p>
          </table:table-cell>
          <table:table-cell table:formula="of:=IF([.A257]=&quot;&quot;; &quot;&quot;; IF([.A257]=[.B257];COUNTIF([.A256:.A605];[.A257]);&quot;&quot;))">
            <text:p/>
          </table:table-cell>
          <table:table-cell/>
          <table:table-cell table:formula="of:=IF([.E257]=&quot;&quot;;&quot;&quot;;[.E257]-[.F257])">
            <text:p/>
          </table:table-cell>
          <table:table-cell table:formula="of:=IF([.E257]=&quot;&quot;;&quot;&quot;;([.G257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42">
            <text:p>119042</text:p>
          </table:table-cell>
          <table:table-cell table:style-name="ce6" table:formula="of:=IF([.A258]=&quot;&quot;;&quot;&quot;;IF([.B258]&lt;118995;&quot;x&quot;;IF([.A258]=[.B258]; &quot;=&quot;; &quot;-&quot;)))" office:value-type="string" office:string-value="=">
            <text:p>=</text:p>
          </table:table-cell>
          <table:table-cell office:value-type="string">
            <text:p>Radiolabeled leukocyte scintigraphy helpful in prospective, blinded assessments of patients with non-stricturizing forms of Crohn's disease.</text:p>
          </table:table-cell>
          <table:table-cell table:formula="of:=IF([.A258]=&quot;&quot;; &quot;&quot;; IF([.A258]=[.B258];COUNTIF([.A257:.A606];[.A258]);&quot;&quot;))" office:value-type="float" office:value="4">
            <text:p>4</text:p>
          </table:table-cell>
          <table:table-cell/>
          <table:table-cell table:formula="of:=IF([.E258]=&quot;&quot;;&quot;&quot;;[.E258]-[.F258])" office:value-type="float" office:value="4">
            <text:p>4</text:p>
          </table:table-cell>
          <table:table-cell table:formula="of:=IF([.E258]=&quot;&quot;;&quot;&quot;;([.G258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42">
            <text:p>119042</text:p>
          </table:table-cell>
          <table:table-cell office:value-type="float" office:value="119041">
            <text:p>119041</text:p>
          </table:table-cell>
          <table:table-cell table:style-name="ce6" table:formula="of:=IF([.A259]=&quot;&quot;;&quot;&quot;;IF([.B259]&lt;118995;&quot;x&quot;;IF([.A259]=[.B259]; &quot;=&quot;; &quot;-&quot;)))" office:value-type="string" office:string-value="-">
            <text:p>-</text:p>
          </table:table-cell>
          <table:table-cell office:value-type="string">
            <text:p>Radiolabeled leukocyte scintigraphy helpful in prospective, blinded assessments of patients with non-fistulating forms of Crohn's disease.</text:p>
          </table:table-cell>
          <table:table-cell table:formula="of:=IF([.A259]=&quot;&quot;; &quot;&quot;; IF([.A259]=[.B259];COUNTIF([.A258:.A607];[.A259]);&quot;&quot;))">
            <text:p/>
          </table:table-cell>
          <table:table-cell/>
          <table:table-cell table:formula="of:=IF([.E259]=&quot;&quot;;&quot;&quot;;[.E259]-[.F259])">
            <text:p/>
          </table:table-cell>
          <table:table-cell table:formula="of:=IF([.E259]=&quot;&quot;;&quot;&quot;;([.G25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42">
            <text:p>119042</text:p>
          </table:table-cell>
          <table:table-cell office:value-type="float" office:value="119045">
            <text:p>119045</text:p>
          </table:table-cell>
          <table:table-cell table:style-name="ce6" table:formula="of:=IF([.A260]=&quot;&quot;;&quot;&quot;;IF([.B260]&lt;118995;&quot;x&quot;;IF([.A260]=[.B260]; &quot;=&quot;; &quot;-&quot;)))" office:value-type="string" office:string-value="-">
            <text:p>-</text:p>
          </table:table-cell>
          <table:table-cell office:value-type="string">
            <text:p>Radiolabeled leukocyte scintigraphy is helpful in prospective, blinded assessments of patients with non-fistulizing forms of Crohn's disease.</text:p>
          </table:table-cell>
          <table:table-cell table:formula="of:=IF([.A260]=&quot;&quot;; &quot;&quot;; IF([.A260]=[.B260];COUNTIF([.A259:.A608];[.A260]);&quot;&quot;))">
            <text:p/>
          </table:table-cell>
          <table:table-cell/>
          <table:table-cell table:formula="of:=IF([.E260]=&quot;&quot;;&quot;&quot;;[.E260]-[.F260])">
            <text:p/>
          </table:table-cell>
          <table:table-cell table:formula="of:=IF([.E260]=&quot;&quot;;&quot;&quot;;([.G260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42">
            <text:p>119042</text:p>
          </table:table-cell>
          <table:table-cell office:value-type="float" office:value="119046">
            <text:p>119046</text:p>
          </table:table-cell>
          <table:table-cell table:style-name="ce6" table:formula="of:=IF([.A261]=&quot;&quot;;&quot;&quot;;IF([.B261]&lt;118995;&quot;x&quot;;IF([.A261]=[.B261]; &quot;=&quot;; &quot;-&quot;)))" office:value-type="string" office:string-value="-">
            <text:p>-</text:p>
          </table:table-cell>
          <table:table-cell office:value-type="string">
            <text:p>Radiolabeled leukocyte scintigraphy is helpful in prospective, blinded assessments of patients with non-stricturizing forms of Crohn's disease.</text:p>
          </table:table-cell>
          <table:table-cell table:formula="of:=IF([.A261]=&quot;&quot;; &quot;&quot;; IF([.A261]=[.B261];COUNTIF([.A260:.A609];[.A261]);&quot;&quot;))">
            <text:p/>
          </table:table-cell>
          <table:table-cell/>
          <table:table-cell table:formula="of:=IF([.E261]=&quot;&quot;;&quot;&quot;;[.E261]-[.F261])">
            <text:p/>
          </table:table-cell>
          <table:table-cell table:formula="of:=IF([.E261]=&quot;&quot;;&quot;&quot;;([.G261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43">
            <text:p>119043</text:p>
          </table:table-cell>
          <table:table-cell table:style-name="ce6" table:formula="of:=IF([.A262]=&quot;&quot;;&quot;&quot;;IF([.B262]&lt;118995;&quot;x&quot;;IF([.A262]=[.B262]; &quot;=&quot;; &quot;-&quot;)))" office:value-type="string" office:string-value="=">
            <text:p>=</text:p>
          </table:table-cell>
          <table:table-cell office:value-type="string">
            <text:p>Radiolabeled leukocyte scintigraphy is helpful in assessment of non-stricturizing or non-fistulizing forms of Crohn's disease.</text:p>
          </table:table-cell>
          <table:table-cell table:formula="of:=IF([.A262]=&quot;&quot;; &quot;&quot;; IF([.A262]=[.B262];COUNTIF([.A261:.A610];[.A262]);&quot;&quot;))" office:value-type="float" office:value="1">
            <text:p>1</text:p>
          </table:table-cell>
          <table:table-cell/>
          <table:table-cell table:formula="of:=IF([.E262]=&quot;&quot;;&quot;&quot;;[.E262]-[.F262])" office:value-type="float" office:value="1">
            <text:p>1</text:p>
          </table:table-cell>
          <table:table-cell table:formula="of:=IF([.E262]=&quot;&quot;;&quot;&quot;;([.G262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44">
            <text:p>119044</text:p>
          </table:table-cell>
          <table:table-cell table:style-name="ce6" table:formula="of:=IF([.A263]=&quot;&quot;;&quot;&quot;;IF([.B263]&lt;118995;&quot;x&quot;;IF([.A263]=[.B263]; &quot;=&quot;; &quot;-&quot;)))" office:value-type="string" office:string-value="=">
            <text:p>=</text:p>
          </table:table-cell>
          <table:table-cell office:value-type="string">
            <text:p>Radiolabeled leukocyte scintigraphy is helpful in blinded assessments of patients with non-stricturizing or non-fistulizing forms of Crohn's disease.</text:p>
          </table:table-cell>
          <table:table-cell table:formula="of:=IF([.A263]=&quot;&quot;; &quot;&quot;; IF([.A263]=[.B263];COUNTIF([.A262:.A611];[.A263]);&quot;&quot;))" office:value-type="float" office:value="4">
            <text:p>4</text:p>
          </table:table-cell>
          <table:table-cell/>
          <table:table-cell table:formula="of:=IF([.E263]=&quot;&quot;;&quot;&quot;;[.E263]-[.F263])" office:value-type="float" office:value="4">
            <text:p>4</text:p>
          </table:table-cell>
          <table:table-cell table:formula="of:=IF([.E263]=&quot;&quot;;&quot;&quot;;([.G263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44">
            <text:p>119044</text:p>
          </table:table-cell>
          <table:table-cell office:value-type="float" office:value="119038">
            <text:p>119038</text:p>
          </table:table-cell>
          <table:table-cell table:style-name="ce6" table:formula="of:=IF([.A264]=&quot;&quot;;&quot;&quot;;IF([.B264]&lt;118995;&quot;x&quot;;IF([.A264]=[.B264]; &quot;=&quot;; &quot;-&quot;)))" office:value-type="string" office:string-value="-">
            <text:p>-</text:p>
          </table:table-cell>
          <table:table-cell office:value-type="string">
            <text:p>Radiolabeled leukocyte scintigraphy are helpful in prospective, blinded assessments of patients with non-stricturizing or non-fistulizing forms of Crohn's disease.</text:p>
          </table:table-cell>
          <table:table-cell table:formula="of:=IF([.A264]=&quot;&quot;; &quot;&quot;; IF([.A264]=[.B264];COUNTIF([.A263:.A612];[.A264]);&quot;&quot;))">
            <text:p/>
          </table:table-cell>
          <table:table-cell/>
          <table:table-cell table:formula="of:=IF([.E264]=&quot;&quot;;&quot;&quot;;[.E264]-[.F264])">
            <text:p/>
          </table:table-cell>
          <table:table-cell table:formula="of:=IF([.E264]=&quot;&quot;;&quot;&quot;;([.G26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44">
            <text:p>119044</text:p>
          </table:table-cell>
          <table:table-cell office:value-type="float" office:value="119040">
            <text:p>119040</text:p>
          </table:table-cell>
          <table:table-cell table:style-name="ce6" table:formula="of:=IF([.A265]=&quot;&quot;;&quot;&quot;;IF([.B265]&lt;118995;&quot;x&quot;;IF([.A265]=[.B265]; &quot;=&quot;; &quot;-&quot;)))" office:value-type="string" office:string-value="-">
            <text:p>-</text:p>
          </table:table-cell>
          <table:table-cell office:value-type="string">
            <text:p>Radiolabeled leukocyte scintigraphy has use in prospective, blinded assessments of patients with non-stricturizing or non-fistulizing forms of Crohn's disease.</text:p>
          </table:table-cell>
          <table:table-cell table:formula="of:=IF([.A265]=&quot;&quot;; &quot;&quot;; IF([.A265]=[.B265];COUNTIF([.A264:.A613];[.A265]);&quot;&quot;))">
            <text:p/>
          </table:table-cell>
          <table:table-cell/>
          <table:table-cell table:formula="of:=IF([.E265]=&quot;&quot;;&quot;&quot;;[.E265]-[.F265])">
            <text:p/>
          </table:table-cell>
          <table:table-cell table:formula="of:=IF([.E265]=&quot;&quot;;&quot;&quot;;([.G26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44">
            <text:p>119044</text:p>
          </table:table-cell>
          <table:table-cell office:value-type="float" office:value="119047">
            <text:p>119047</text:p>
          </table:table-cell>
          <table:table-cell table:style-name="ce6" table:formula="of:=IF([.A266]=&quot;&quot;;&quot;&quot;;IF([.B266]&lt;118995;&quot;x&quot;;IF([.A266]=[.B266]; &quot;=&quot;; &quot;-&quot;)))" office:value-type="string" office:string-value="-">
            <text:p>-</text:p>
          </table:table-cell>
          <table:table-cell office:value-type="string">
            <text:p>Radiolabeled leukocyte scintigraphy is helpful in prospective, blinded assessments of patients with non-stricturizing or non-fistulizing forms of Crohn's disease.</text:p>
          </table:table-cell>
          <table:table-cell table:formula="of:=IF([.A266]=&quot;&quot;; &quot;&quot;; IF([.A266]=[.B266];COUNTIF([.A265:.A614];[.A266]);&quot;&quot;))">
            <text:p/>
          </table:table-cell>
          <table:table-cell/>
          <table:table-cell table:formula="of:=IF([.E266]=&quot;&quot;;&quot;&quot;;[.E266]-[.F266])">
            <text:p/>
          </table:table-cell>
          <table:table-cell table:formula="of:=IF([.E266]=&quot;&quot;;&quot;&quot;;([.G266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45">
            <text:p>119045</text:p>
          </table:table-cell>
          <table:table-cell table:style-name="ce6" table:formula="of:=IF([.A267]=&quot;&quot;;&quot;&quot;;IF([.B267]&lt;118995;&quot;x&quot;;IF([.A267]=[.B267]; &quot;=&quot;; &quot;-&quot;)))" office:value-type="string" office:string-value="=">
            <text:p>=</text:p>
          </table:table-cell>
          <table:table-cell office:value-type="string">
            <text:p>Radiolabeled leukocyte scintigraphy is helpful in prospective, blinded assessments of patients with non-fistulizing forms of Crohn's disease.</text:p>
          </table:table-cell>
          <table:table-cell table:formula="of:=IF([.A267]=&quot;&quot;; &quot;&quot;; IF([.A267]=[.B267];COUNTIF([.A266:.A615];[.A267]);&quot;&quot;))" office:value-type="float" office:value="4">
            <text:p>4</text:p>
          </table:table-cell>
          <table:table-cell/>
          <table:table-cell table:formula="of:=IF([.E267]=&quot;&quot;;&quot;&quot;;[.E267]-[.F267])" office:value-type="float" office:value="4">
            <text:p>4</text:p>
          </table:table-cell>
          <table:table-cell table:formula="of:=IF([.E267]=&quot;&quot;;&quot;&quot;;([.G267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45">
            <text:p>119045</text:p>
          </table:table-cell>
          <table:table-cell office:value-type="float" office:value="119041">
            <text:p>119041</text:p>
          </table:table-cell>
          <table:table-cell table:style-name="ce6" table:formula="of:=IF([.A268]=&quot;&quot;;&quot;&quot;;IF([.B268]&lt;118995;&quot;x&quot;;IF([.A268]=[.B268]; &quot;=&quot;; &quot;-&quot;)))" office:value-type="string" office:string-value="-">
            <text:p>-</text:p>
          </table:table-cell>
          <table:table-cell office:value-type="string">
            <text:p>Radiolabeled leukocyte scintigraphy helpful in prospective, blinded assessments of patients with non-fistulating forms of Crohn's disease.</text:p>
          </table:table-cell>
          <table:table-cell table:formula="of:=IF([.A268]=&quot;&quot;; &quot;&quot;; IF([.A268]=[.B268];COUNTIF([.A267:.A616];[.A268]);&quot;&quot;))">
            <text:p/>
          </table:table-cell>
          <table:table-cell/>
          <table:table-cell table:formula="of:=IF([.E268]=&quot;&quot;;&quot;&quot;;[.E268]-[.F268])">
            <text:p/>
          </table:table-cell>
          <table:table-cell table:formula="of:=IF([.E268]=&quot;&quot;;&quot;&quot;;([.G26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45">
            <text:p>119045</text:p>
          </table:table-cell>
          <table:table-cell office:value-type="float" office:value="119042">
            <text:p>119042</text:p>
          </table:table-cell>
          <table:table-cell table:style-name="ce6" table:formula="of:=IF([.A269]=&quot;&quot;;&quot;&quot;;IF([.B269]&lt;118995;&quot;x&quot;;IF([.A269]=[.B269]; &quot;=&quot;; &quot;-&quot;)))" office:value-type="string" office:string-value="-">
            <text:p>-</text:p>
          </table:table-cell>
          <table:table-cell office:value-type="string">
            <text:p>Radiolabeled leukocyte scintigraphy helpful in prospective, blinded assessments of patients with non-stricturizing forms of Crohn's disease.</text:p>
          </table:table-cell>
          <table:table-cell table:formula="of:=IF([.A269]=&quot;&quot;; &quot;&quot;; IF([.A269]=[.B269];COUNTIF([.A268:.A617];[.A269]);&quot;&quot;))">
            <text:p/>
          </table:table-cell>
          <table:table-cell/>
          <table:table-cell table:formula="of:=IF([.E269]=&quot;&quot;;&quot;&quot;;[.E269]-[.F269])">
            <text:p/>
          </table:table-cell>
          <table:table-cell table:formula="of:=IF([.E269]=&quot;&quot;;&quot;&quot;;([.G26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45">
            <text:p>119045</text:p>
          </table:table-cell>
          <table:table-cell office:value-type="float" office:value="119046">
            <text:p>119046</text:p>
          </table:table-cell>
          <table:table-cell table:style-name="ce6" table:formula="of:=IF([.A270]=&quot;&quot;;&quot;&quot;;IF([.B270]&lt;118995;&quot;x&quot;;IF([.A270]=[.B270]; &quot;=&quot;; &quot;-&quot;)))" office:value-type="string" office:string-value="-">
            <text:p>-</text:p>
          </table:table-cell>
          <table:table-cell office:value-type="string">
            <text:p>Radiolabeled leukocyte scintigraphy is helpful in prospective, blinded assessments of patients with non-stricturizing forms of Crohn's disease.</text:p>
          </table:table-cell>
          <table:table-cell table:formula="of:=IF([.A270]=&quot;&quot;; &quot;&quot;; IF([.A270]=[.B270];COUNTIF([.A269:.A618];[.A270]);&quot;&quot;))">
            <text:p/>
          </table:table-cell>
          <table:table-cell/>
          <table:table-cell table:formula="of:=IF([.E270]=&quot;&quot;;&quot;&quot;;[.E270]-[.F270])">
            <text:p/>
          </table:table-cell>
          <table:table-cell table:formula="of:=IF([.E270]=&quot;&quot;;&quot;&quot;;([.G270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46">
            <text:p>119046</text:p>
          </table:table-cell>
          <table:table-cell table:style-name="ce6" table:formula="of:=IF([.A271]=&quot;&quot;;&quot;&quot;;IF([.B271]&lt;118995;&quot;x&quot;;IF([.A271]=[.B271]; &quot;=&quot;; &quot;-&quot;)))" office:value-type="string" office:string-value="=">
            <text:p>=</text:p>
          </table:table-cell>
          <table:table-cell office:value-type="string">
            <text:p>Radiolabeled leukocyte scintigraphy is helpful in prospective, blinded assessments of patients with non-stricturizing forms of Crohn's disease.</text:p>
          </table:table-cell>
          <table:table-cell table:formula="of:=IF([.A271]=&quot;&quot;; &quot;&quot;; IF([.A271]=[.B271];COUNTIF([.A270:.A619];[.A271]);&quot;&quot;))" office:value-type="float" office:value="4">
            <text:p>4</text:p>
          </table:table-cell>
          <table:table-cell/>
          <table:table-cell table:formula="of:=IF([.E271]=&quot;&quot;;&quot;&quot;;[.E271]-[.F271])" office:value-type="float" office:value="4">
            <text:p>4</text:p>
          </table:table-cell>
          <table:table-cell table:formula="of:=IF([.E271]=&quot;&quot;;&quot;&quot;;([.G271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46">
            <text:p>119046</text:p>
          </table:table-cell>
          <table:table-cell office:value-type="float" office:value="119041">
            <text:p>119041</text:p>
          </table:table-cell>
          <table:table-cell table:style-name="ce6" table:formula="of:=IF([.A272]=&quot;&quot;;&quot;&quot;;IF([.B272]&lt;118995;&quot;x&quot;;IF([.A272]=[.B272]; &quot;=&quot;; &quot;-&quot;)))" office:value-type="string" office:string-value="-">
            <text:p>-</text:p>
          </table:table-cell>
          <table:table-cell office:value-type="string">
            <text:p>Radiolabeled leukocyte scintigraphy helpful in prospective, blinded assessments of patients with non-fistulating forms of Crohn's disease.</text:p>
          </table:table-cell>
          <table:table-cell table:formula="of:=IF([.A272]=&quot;&quot;; &quot;&quot;; IF([.A272]=[.B272];COUNTIF([.A271:.A620];[.A272]);&quot;&quot;))">
            <text:p/>
          </table:table-cell>
          <table:table-cell/>
          <table:table-cell table:formula="of:=IF([.E272]=&quot;&quot;;&quot;&quot;;[.E272]-[.F272])">
            <text:p/>
          </table:table-cell>
          <table:table-cell table:formula="of:=IF([.E272]=&quot;&quot;;&quot;&quot;;([.G272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46">
            <text:p>119046</text:p>
          </table:table-cell>
          <table:table-cell office:value-type="float" office:value="119042">
            <text:p>119042</text:p>
          </table:table-cell>
          <table:table-cell table:style-name="ce6" table:formula="of:=IF([.A273]=&quot;&quot;;&quot;&quot;;IF([.B273]&lt;118995;&quot;x&quot;;IF([.A273]=[.B273]; &quot;=&quot;; &quot;-&quot;)))" office:value-type="string" office:string-value="-">
            <text:p>-</text:p>
          </table:table-cell>
          <table:table-cell office:value-type="string">
            <text:p>Radiolabeled leukocyte scintigraphy helpful in prospective, blinded assessments of patients with non-stricturizing forms of Crohn's disease.</text:p>
          </table:table-cell>
          <table:table-cell table:formula="of:=IF([.A273]=&quot;&quot;; &quot;&quot;; IF([.A273]=[.B273];COUNTIF([.A272:.A621];[.A273]);&quot;&quot;))">
            <text:p/>
          </table:table-cell>
          <table:table-cell/>
          <table:table-cell table:formula="of:=IF([.E273]=&quot;&quot;;&quot;&quot;;[.E273]-[.F273])">
            <text:p/>
          </table:table-cell>
          <table:table-cell table:formula="of:=IF([.E273]=&quot;&quot;;&quot;&quot;;([.G27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46">
            <text:p>119046</text:p>
          </table:table-cell>
          <table:table-cell office:value-type="float" office:value="119045">
            <text:p>119045</text:p>
          </table:table-cell>
          <table:table-cell table:style-name="ce6" table:formula="of:=IF([.A274]=&quot;&quot;;&quot;&quot;;IF([.B274]&lt;118995;&quot;x&quot;;IF([.A274]=[.B274]; &quot;=&quot;; &quot;-&quot;)))" office:value-type="string" office:string-value="-">
            <text:p>-</text:p>
          </table:table-cell>
          <table:table-cell office:value-type="string">
            <text:p>Radiolabeled leukocyte scintigraphy is helpful in prospective, blinded assessments of patients with non-fistulizing forms of Crohn's disease.</text:p>
          </table:table-cell>
          <table:table-cell table:formula="of:=IF([.A274]=&quot;&quot;; &quot;&quot;; IF([.A274]=[.B274];COUNTIF([.A273:.A622];[.A274]);&quot;&quot;))">
            <text:p/>
          </table:table-cell>
          <table:table-cell/>
          <table:table-cell table:formula="of:=IF([.E274]=&quot;&quot;;&quot;&quot;;[.E274]-[.F274])">
            <text:p/>
          </table:table-cell>
          <table:table-cell table:formula="of:=IF([.E274]=&quot;&quot;;&quot;&quot;;([.G274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47">
            <text:p>119047</text:p>
          </table:table-cell>
          <table:table-cell table:style-name="ce6" table:formula="of:=IF([.A275]=&quot;&quot;;&quot;&quot;;IF([.B275]&lt;118995;&quot;x&quot;;IF([.A275]=[.B275]; &quot;=&quot;; &quot;-&quot;)))" office:value-type="string" office:string-value="=">
            <text:p>=</text:p>
          </table:table-cell>
          <table:table-cell office:value-type="string">
            <text:p>Radiolabeled leukocyte scintigraphy is helpful in prospective, blinded assessments of patients with non-stricturizing or non-fistulizing forms of Crohn's disease.</text:p>
          </table:table-cell>
          <table:table-cell table:formula="of:=IF([.A275]=&quot;&quot;; &quot;&quot;; IF([.A275]=[.B275];COUNTIF([.A274:.A623];[.A275]);&quot;&quot;))" office:value-type="float" office:value="4">
            <text:p>4</text:p>
          </table:table-cell>
          <table:table-cell/>
          <table:table-cell table:formula="of:=IF([.E275]=&quot;&quot;;&quot;&quot;;[.E275]-[.F275])" office:value-type="float" office:value="4">
            <text:p>4</text:p>
          </table:table-cell>
          <table:table-cell table:formula="of:=IF([.E275]=&quot;&quot;;&quot;&quot;;([.G275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47">
            <text:p>119047</text:p>
          </table:table-cell>
          <table:table-cell office:value-type="float" office:value="119038">
            <text:p>119038</text:p>
          </table:table-cell>
          <table:table-cell table:style-name="ce6" table:formula="of:=IF([.A276]=&quot;&quot;;&quot;&quot;;IF([.B276]&lt;118995;&quot;x&quot;;IF([.A276]=[.B276]; &quot;=&quot;; &quot;-&quot;)))" office:value-type="string" office:string-value="-">
            <text:p>-</text:p>
          </table:table-cell>
          <table:table-cell office:value-type="string">
            <text:p>Radiolabeled leukocyte scintigraphy are helpful in prospective, blinded assessments of patients with non-stricturizing or non-fistulizing forms of Crohn's disease.</text:p>
          </table:table-cell>
          <table:table-cell table:formula="of:=IF([.A276]=&quot;&quot;; &quot;&quot;; IF([.A276]=[.B276];COUNTIF([.A275:.A624];[.A276]);&quot;&quot;))">
            <text:p/>
          </table:table-cell>
          <table:table-cell/>
          <table:table-cell table:formula="of:=IF([.E276]=&quot;&quot;;&quot;&quot;;[.E276]-[.F276])">
            <text:p/>
          </table:table-cell>
          <table:table-cell table:formula="of:=IF([.E276]=&quot;&quot;;&quot;&quot;;([.G276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47">
            <text:p>119047</text:p>
          </table:table-cell>
          <table:table-cell office:value-type="float" office:value="119040">
            <text:p>119040</text:p>
          </table:table-cell>
          <table:table-cell table:style-name="ce6" table:formula="of:=IF([.A277]=&quot;&quot;;&quot;&quot;;IF([.B277]&lt;118995;&quot;x&quot;;IF([.A277]=[.B277]; &quot;=&quot;; &quot;-&quot;)))" office:value-type="string" office:string-value="-">
            <text:p>-</text:p>
          </table:table-cell>
          <table:table-cell office:value-type="string">
            <text:p>Radiolabeled leukocyte scintigraphy has use in prospective, blinded assessments of patients with non-stricturizing or non-fistulizing forms of Crohn's disease.</text:p>
          </table:table-cell>
          <table:table-cell table:formula="of:=IF([.A277]=&quot;&quot;; &quot;&quot;; IF([.A277]=[.B277];COUNTIF([.A276:.A625];[.A277]);&quot;&quot;))">
            <text:p/>
          </table:table-cell>
          <table:table-cell/>
          <table:table-cell table:formula="of:=IF([.E277]=&quot;&quot;;&quot;&quot;;[.E277]-[.F277])">
            <text:p/>
          </table:table-cell>
          <table:table-cell table:formula="of:=IF([.E277]=&quot;&quot;;&quot;&quot;;([.G277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47">
            <text:p>119047</text:p>
          </table:table-cell>
          <table:table-cell office:value-type="float" office:value="119044">
            <text:p>119044</text:p>
          </table:table-cell>
          <table:table-cell table:style-name="ce6" table:formula="of:=IF([.A278]=&quot;&quot;;&quot;&quot;;IF([.B278]&lt;118995;&quot;x&quot;;IF([.A278]=[.B278]; &quot;=&quot;; &quot;-&quot;)))" office:value-type="string" office:string-value="-">
            <text:p>-</text:p>
          </table:table-cell>
          <table:table-cell office:value-type="string">
            <text:p>Radiolabeled leukocyte scintigraphy is helpful in blinded assessments of patients with non-stricturizing or non-fistulizing forms of Crohn's disease.</text:p>
          </table:table-cell>
          <table:table-cell table:formula="of:=IF([.A278]=&quot;&quot;; &quot;&quot;; IF([.A278]=[.B278];COUNTIF([.A277:.A626];[.A278]);&quot;&quot;))">
            <text:p/>
          </table:table-cell>
          <table:table-cell/>
          <table:table-cell table:formula="of:=IF([.E278]=&quot;&quot;;&quot;&quot;;[.E278]-[.F278])">
            <text:p/>
          </table:table-cell>
          <table:table-cell table:formula="of:=IF([.E278]=&quot;&quot;;&quot;&quot;;([.G278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48">
            <text:p>119048</text:p>
          </table:table-cell>
          <table:table-cell table:style-name="ce6" table:formula="of:=IF([.A279]=&quot;&quot;;&quot;&quot;;IF([.B279]&lt;118995;&quot;x&quot;;IF([.A279]=[.B279]; &quot;=&quot;; &quot;-&quot;)))" office:value-type="string" office:string-value="=">
            <text:p>=</text:p>
          </table:table-cell>
          <table:table-cell office:value-type="string">
            <text:p>Radiolabeled leukocyte scintigraphy is justified for reassessment of non-stricturizing or non-fistulizing forms of Crohn's disease.</text:p>
          </table:table-cell>
          <table:table-cell table:formula="of:=IF([.A279]=&quot;&quot;; &quot;&quot;; IF([.A279]=[.B279];COUNTIF([.A278:.A627];[.A279]);&quot;&quot;))" office:value-type="float" office:value="1">
            <text:p>1</text:p>
          </table:table-cell>
          <table:table-cell/>
          <table:table-cell table:formula="of:=IF([.E279]=&quot;&quot;;&quot;&quot;;[.E279]-[.F279])" office:value-type="float" office:value="1">
            <text:p>1</text:p>
          </table:table-cell>
          <table:table-cell table:formula="of:=IF([.E279]=&quot;&quot;;&quot;&quot;;([.G279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49">
            <text:p>119049</text:p>
          </table:table-cell>
          <table:table-cell table:style-name="ce6" table:formula="of:=IF([.A280]=&quot;&quot;;&quot;&quot;;IF([.B280]&lt;118995;&quot;x&quot;;IF([.A280]=[.B280]; &quot;=&quot;; &quot;-&quot;)))" office:value-type="string" office:string-value="=">
            <text:p>=</text:p>
          </table:table-cell>
          <table:table-cell office:value-type="string">
            <text:p>Radiolabeled leukocyte scintigraphy is more justified for reassessments of patients with non-stricturizing or non-fistulizing forms of Crohn's disease rather than in making an initial diagnosis.</text:p>
          </table:table-cell>
          <table:table-cell table:formula="of:=IF([.A280]=&quot;&quot;; &quot;&quot;; IF([.A280]=[.B280];COUNTIF([.A279:.A628];[.A280]);&quot;&quot;))" office:value-type="float" office:value="4">
            <text:p>4</text:p>
          </table:table-cell>
          <table:table-cell/>
          <table:table-cell table:formula="of:=IF([.E280]=&quot;&quot;;&quot;&quot;;[.E280]-[.F280])" office:value-type="float" office:value="4">
            <text:p>4</text:p>
          </table:table-cell>
          <table:table-cell table:formula="of:=IF([.E280]=&quot;&quot;;&quot;&quot;;([.G280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49">
            <text:p>119049</text:p>
          </table:table-cell>
          <table:table-cell office:value-type="float" office:value="119050">
            <text:p>119050</text:p>
          </table:table-cell>
          <table:table-cell table:style-name="ce6" table:formula="of:=IF([.A281]=&quot;&quot;;&quot;&quot;;IF([.B281]&lt;118995;&quot;x&quot;;IF([.A281]=[.B281]; &quot;=&quot;; &quot;-&quot;)))" office:value-type="string" office:string-value="-">
            <text:p>-</text:p>
          </table:table-cell>
          <table:table-cell office:value-type="string">
            <text:p>Radiolabeled leukocyte scintigraphy is more justified for reassessments rather than in making an initial diagnosis for patients with non-stricturizing or non-fistulizing forms of Crohn's disease.</text:p>
          </table:table-cell>
          <table:table-cell table:formula="of:=IF([.A281]=&quot;&quot;; &quot;&quot;; IF([.A281]=[.B281];COUNTIF([.A280:.A629];[.A281]);&quot;&quot;))">
            <text:p/>
          </table:table-cell>
          <table:table-cell/>
          <table:table-cell table:formula="of:=IF([.E281]=&quot;&quot;;&quot;&quot;;[.E281]-[.F281])">
            <text:p/>
          </table:table-cell>
          <table:table-cell table:formula="of:=IF([.E281]=&quot;&quot;;&quot;&quot;;([.G281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49">
            <text:p>119049</text:p>
          </table:table-cell>
          <table:table-cell office:value-type="float" office:value="119060">
            <text:p>119060</text:p>
          </table:table-cell>
          <table:table-cell table:style-name="ce6" table:formula="of:=IF([.A282]=&quot;&quot;;&quot;&quot;;IF([.B282]&lt;118995;&quot;x&quot;;IF([.A282]=[.B282]; &quot;=&quot;; &quot;-&quot;)))" office:value-type="string" office:string-value="-">
            <text:p>-</text:p>
          </table:table-cell>
          <table:table-cell office:value-type="string">
            <text:p>Scintigraphy is not justified in making an initial diagnosis of patients with non-stricturizing or non-fistulizing forms of Crohn's disease.</text:p>
          </table:table-cell>
          <table:table-cell table:formula="of:=IF([.A282]=&quot;&quot;; &quot;&quot;; IF([.A282]=[.B282];COUNTIF([.A281:.A630];[.A282]);&quot;&quot;))">
            <text:p/>
          </table:table-cell>
          <table:table-cell/>
          <table:table-cell table:formula="of:=IF([.E282]=&quot;&quot;;&quot;&quot;;[.E282]-[.F282])">
            <text:p/>
          </table:table-cell>
          <table:table-cell table:formula="of:=IF([.E282]=&quot;&quot;;&quot;&quot;;([.G282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49">
            <text:p>119049</text:p>
          </table:table-cell>
          <table:table-cell office:value-type="float" office:value="119063">
            <text:p>119063</text:p>
          </table:table-cell>
          <table:table-cell table:style-name="ce6" table:formula="of:=IF([.A283]=&quot;&quot;;&quot;&quot;;IF([.B283]&lt;118995;&quot;x&quot;;IF([.A283]=[.B283]; &quot;=&quot;; &quot;-&quot;)))" office:value-type="string" office:string-value="-">
            <text:p>-</text:p>
          </table:table-cell>
          <table:table-cell office:value-type="string">
            <text:p>Scintigraphy should be used for reassessments of patients with non-stricturizing or non-fistulizing forms of Crohn's disease rather than in making an initial diagnosis.</text:p>
          </table:table-cell>
          <table:table-cell table:formula="of:=IF([.A283]=&quot;&quot;; &quot;&quot;; IF([.A283]=[.B283];COUNTIF([.A282:.A631];[.A283]);&quot;&quot;))">
            <text:p/>
          </table:table-cell>
          <table:table-cell/>
          <table:table-cell table:formula="of:=IF([.E283]=&quot;&quot;;&quot;&quot;;[.E283]-[.F283])">
            <text:p/>
          </table:table-cell>
          <table:table-cell table:formula="of:=IF([.E283]=&quot;&quot;;&quot;&quot;;([.G283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50">
            <text:p>119050</text:p>
          </table:table-cell>
          <table:table-cell table:style-name="ce6" table:formula="of:=IF([.A284]=&quot;&quot;;&quot;&quot;;IF([.B284]&lt;118995;&quot;x&quot;;IF([.A284]=[.B284]; &quot;=&quot;; &quot;-&quot;)))" office:value-type="string" office:string-value="=">
            <text:p>=</text:p>
          </table:table-cell>
          <table:table-cell office:value-type="string">
            <text:p>Radiolabeled leukocyte scintigraphy is more justified for reassessments rather than in making an initial diagnosis for patients with non-stricturizing or non-fistulizing forms of Crohn's disease.</text:p>
          </table:table-cell>
          <table:table-cell table:formula="of:=IF([.A284]=&quot;&quot;; &quot;&quot;; IF([.A284]=[.B284];COUNTIF([.A283:.A632];[.A284]);&quot;&quot;))" office:value-type="float" office:value="4">
            <text:p>4</text:p>
          </table:table-cell>
          <table:table-cell/>
          <table:table-cell table:formula="of:=IF([.E284]=&quot;&quot;;&quot;&quot;;[.E284]-[.F284])" office:value-type="float" office:value="4">
            <text:p>4</text:p>
          </table:table-cell>
          <table:table-cell table:formula="of:=IF([.E284]=&quot;&quot;;&quot;&quot;;([.G284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50">
            <text:p>119050</text:p>
          </table:table-cell>
          <table:table-cell office:value-type="float" office:value="119049">
            <text:p>119049</text:p>
          </table:table-cell>
          <table:table-cell table:style-name="ce6" table:formula="of:=IF([.A285]=&quot;&quot;;&quot;&quot;;IF([.B285]&lt;118995;&quot;x&quot;;IF([.A285]=[.B285]; &quot;=&quot;; &quot;-&quot;)))" office:value-type="string" office:string-value="-">
            <text:p>-</text:p>
          </table:table-cell>
          <table:table-cell office:value-type="string">
            <text:p>Radiolabeled leukocyte scintigraphy is more justified for reassessments of patients with non-stricturizing or non-fistulizing forms of Crohn's disease rather than in making an initial diagnosis.</text:p>
          </table:table-cell>
          <table:table-cell table:formula="of:=IF([.A285]=&quot;&quot;; &quot;&quot;; IF([.A285]=[.B285];COUNTIF([.A284:.A633];[.A285]);&quot;&quot;))">
            <text:p/>
          </table:table-cell>
          <table:table-cell/>
          <table:table-cell table:formula="of:=IF([.E285]=&quot;&quot;;&quot;&quot;;[.E285]-[.F285])">
            <text:p/>
          </table:table-cell>
          <table:table-cell table:formula="of:=IF([.E285]=&quot;&quot;;&quot;&quot;;([.G28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0">
            <text:p>119050</text:p>
          </table:table-cell>
          <table:table-cell office:value-type="float" office:value="119060">
            <text:p>119060</text:p>
          </table:table-cell>
          <table:table-cell table:style-name="ce6" table:formula="of:=IF([.A286]=&quot;&quot;;&quot;&quot;;IF([.B286]&lt;118995;&quot;x&quot;;IF([.A286]=[.B286]; &quot;=&quot;; &quot;-&quot;)))" office:value-type="string" office:string-value="-">
            <text:p>-</text:p>
          </table:table-cell>
          <table:table-cell office:value-type="string">
            <text:p>Scintigraphy is not justified in making an initial diagnosis of patients with non-stricturizing or non-fistulizing forms of Crohn's disease.</text:p>
          </table:table-cell>
          <table:table-cell table:formula="of:=IF([.A286]=&quot;&quot;; &quot;&quot;; IF([.A286]=[.B286];COUNTIF([.A285:.A634];[.A286]);&quot;&quot;))">
            <text:p/>
          </table:table-cell>
          <table:table-cell/>
          <table:table-cell table:formula="of:=IF([.E286]=&quot;&quot;;&quot;&quot;;[.E286]-[.F286])">
            <text:p/>
          </table:table-cell>
          <table:table-cell table:formula="of:=IF([.E286]=&quot;&quot;;&quot;&quot;;([.G286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0">
            <text:p>119050</text:p>
          </table:table-cell>
          <table:table-cell office:value-type="float" office:value="119063">
            <text:p>119063</text:p>
          </table:table-cell>
          <table:table-cell table:style-name="ce6" table:formula="of:=IF([.A287]=&quot;&quot;;&quot;&quot;;IF([.B287]&lt;118995;&quot;x&quot;;IF([.A287]=[.B287]; &quot;=&quot;; &quot;-&quot;)))" office:value-type="string" office:string-value="-">
            <text:p>-</text:p>
          </table:table-cell>
          <table:table-cell office:value-type="string">
            <text:p>Scintigraphy should be used for reassessments of patients with non-stricturizing or non-fistulizing forms of Crohn's disease rather than in making an initial diagnosis.</text:p>
          </table:table-cell>
          <table:table-cell table:formula="of:=IF([.A287]=&quot;&quot;; &quot;&quot;; IF([.A287]=[.B287];COUNTIF([.A286:.A635];[.A287]);&quot;&quot;))">
            <text:p/>
          </table:table-cell>
          <table:table-cell/>
          <table:table-cell table:formula="of:=IF([.E287]=&quot;&quot;;&quot;&quot;;[.E287]-[.F287])">
            <text:p/>
          </table:table-cell>
          <table:table-cell table:formula="of:=IF([.E287]=&quot;&quot;;&quot;&quot;;([.G287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51">
            <text:p>119051</text:p>
          </table:table-cell>
          <table:table-cell table:style-name="ce6" table:formula="of:=IF([.A288]=&quot;&quot;;&quot;&quot;;IF([.B288]&lt;118995;&quot;x&quot;;IF([.A288]=[.B288]; &quot;=&quot;; &quot;-&quot;)))" office:value-type="string" office:string-value="=">
            <text:p>=</text:p>
          </table:table-cell>
          <table:table-cell office:value-type="string">
            <text:p>Radiolabeled leukocyte scintigraphy is more justified for reassessments than for making an initial diagnosis.</text:p>
          </table:table-cell>
          <table:table-cell table:formula="of:=IF([.A288]=&quot;&quot;; &quot;&quot;; IF([.A288]=[.B288];COUNTIF([.A287:.A636];[.A288]);&quot;&quot;))" office:value-type="float" office:value="5">
            <text:p>5</text:p>
          </table:table-cell>
          <table:table-cell/>
          <table:table-cell table:formula="of:=IF([.E288]=&quot;&quot;;&quot;&quot;;[.E288]-[.F288])" office:value-type="float" office:value="5">
            <text:p>5</text:p>
          </table:table-cell>
          <table:table-cell table:formula="of:=IF([.E288]=&quot;&quot;;&quot;&quot;;([.G288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51">
            <text:p>119051</text:p>
          </table:table-cell>
          <table:table-cell office:value-type="float" office:value="119052">
            <text:p>119052</text:p>
          </table:table-cell>
          <table:table-cell table:style-name="ce6" table:formula="of:=IF([.A289]=&quot;&quot;;&quot;&quot;;IF([.B289]&lt;118995;&quot;x&quot;;IF([.A289]=[.B289]; &quot;=&quot;; &quot;-&quot;)))" office:value-type="string" office:string-value="-">
            <text:p>-</text:p>
          </table:table-cell>
          <table:table-cell office:value-type="string">
            <text:p>Radiolabeled leukocyte scintigraphy is more justified for reassessments than in making an initial diagnosis.</text:p>
          </table:table-cell>
          <table:table-cell table:formula="of:=IF([.A289]=&quot;&quot;; &quot;&quot;; IF([.A289]=[.B289];COUNTIF([.A288:.A637];[.A289]);&quot;&quot;))">
            <text:p/>
          </table:table-cell>
          <table:table-cell/>
          <table:table-cell table:formula="of:=IF([.E289]=&quot;&quot;;&quot;&quot;;[.E289]-[.F289])">
            <text:p/>
          </table:table-cell>
          <table:table-cell table:formula="of:=IF([.E289]=&quot;&quot;;&quot;&quot;;([.G28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1">
            <text:p>119051</text:p>
          </table:table-cell>
          <table:table-cell office:value-type="float" office:value="119057">
            <text:p>119057</text:p>
          </table:table-cell>
          <table:table-cell table:style-name="ce6" table:formula="of:=IF([.A290]=&quot;&quot;;&quot;&quot;;IF([.B290]&lt;118995;&quot;x&quot;;IF([.A290]=[.B290]; &quot;=&quot;; &quot;-&quot;)))" office:value-type="string" office:string-value="-">
            <text:p>-</text:p>
          </table:table-cell>
          <table:table-cell office:value-type="string">
            <text:p>Scintigraphy is more justified for reassessments rather than in making an initial diagnosis.</text:p>
          </table:table-cell>
          <table:table-cell table:formula="of:=IF([.A290]=&quot;&quot;; &quot;&quot;; IF([.A290]=[.B290];COUNTIF([.A289:.A638];[.A290]);&quot;&quot;))">
            <text:p/>
          </table:table-cell>
          <table:table-cell/>
          <table:table-cell table:formula="of:=IF([.E290]=&quot;&quot;;&quot;&quot;;[.E290]-[.F290])">
            <text:p/>
          </table:table-cell>
          <table:table-cell table:formula="of:=IF([.E290]=&quot;&quot;;&quot;&quot;;([.G290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1">
            <text:p>119051</text:p>
          </table:table-cell>
          <table:table-cell office:value-type="float" office:value="119058">
            <text:p>119058</text:p>
          </table:table-cell>
          <table:table-cell table:style-name="ce6" table:formula="of:=IF([.A291]=&quot;&quot;;&quot;&quot;;IF([.B291]&lt;118995;&quot;x&quot;;IF([.A291]=[.B291]; &quot;=&quot;; &quot;-&quot;)))" office:value-type="string" office:string-value="-">
            <text:p>-</text:p>
          </table:table-cell>
          <table:table-cell office:value-type="string">
            <text:p>Scintigraphy is more justified for reassessments than in making an initial diagnosis.</text:p>
          </table:table-cell>
          <table:table-cell table:formula="of:=IF([.A291]=&quot;&quot;; &quot;&quot;; IF([.A291]=[.B291];COUNTIF([.A290:.A639];[.A291]);&quot;&quot;))">
            <text:p/>
          </table:table-cell>
          <table:table-cell/>
          <table:table-cell table:formula="of:=IF([.E291]=&quot;&quot;;&quot;&quot;;[.E291]-[.F291])">
            <text:p/>
          </table:table-cell>
          <table:table-cell table:formula="of:=IF([.E291]=&quot;&quot;;&quot;&quot;;([.G291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1">
            <text:p>119051</text:p>
          </table:table-cell>
          <table:table-cell office:value-type="float" office:value="119061">
            <text:p>119061</text:p>
          </table:table-cell>
          <table:table-cell table:style-name="ce6" table:formula="of:=IF([.A292]=&quot;&quot;;&quot;&quot;;IF([.B292]&lt;118995;&quot;x&quot;;IF([.A292]=[.B292]; &quot;=&quot;; &quot;-&quot;)))" office:value-type="string" office:string-value="-">
            <text:p>-</text:p>
          </table:table-cell>
          <table:table-cell office:value-type="string">
            <text:p>Scintigraphy is not usefull for making an initial diagnosis.</text:p>
          </table:table-cell>
          <table:table-cell table:formula="of:=IF([.A292]=&quot;&quot;; &quot;&quot;; IF([.A292]=[.B292];COUNTIF([.A291:.A640];[.A292]);&quot;&quot;))">
            <text:p/>
          </table:table-cell>
          <table:table-cell/>
          <table:table-cell table:formula="of:=IF([.E292]=&quot;&quot;;&quot;&quot;;[.E292]-[.F292])">
            <text:p/>
          </table:table-cell>
          <table:table-cell table:formula="of:=IF([.E292]=&quot;&quot;;&quot;&quot;;([.G292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52">
            <text:p>119052</text:p>
          </table:table-cell>
          <table:table-cell table:style-name="ce6" table:formula="of:=IF([.A293]=&quot;&quot;;&quot;&quot;;IF([.B293]&lt;118995;&quot;x&quot;;IF([.A293]=[.B293]; &quot;=&quot;; &quot;-&quot;)))" office:value-type="string" office:string-value="=">
            <text:p>=</text:p>
          </table:table-cell>
          <table:table-cell office:value-type="string">
            <text:p>Radiolabeled leukocyte scintigraphy is more justified for reassessments than in making an initial diagnosis.</text:p>
          </table:table-cell>
          <table:table-cell table:formula="of:=IF([.A293]=&quot;&quot;; &quot;&quot;; IF([.A293]=[.B293];COUNTIF([.A292:.A641];[.A293]);&quot;&quot;))" office:value-type="float" office:value="5">
            <text:p>5</text:p>
          </table:table-cell>
          <table:table-cell/>
          <table:table-cell table:formula="of:=IF([.E293]=&quot;&quot;;&quot;&quot;;[.E293]-[.F293])" office:value-type="float" office:value="5">
            <text:p>5</text:p>
          </table:table-cell>
          <table:table-cell table:formula="of:=IF([.E293]=&quot;&quot;;&quot;&quot;;([.G293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52">
            <text:p>119052</text:p>
          </table:table-cell>
          <table:table-cell office:value-type="float" office:value="119051">
            <text:p>119051</text:p>
          </table:table-cell>
          <table:table-cell table:style-name="ce6" table:formula="of:=IF([.A294]=&quot;&quot;;&quot;&quot;;IF([.B294]&lt;118995;&quot;x&quot;;IF([.A294]=[.B294]; &quot;=&quot;; &quot;-&quot;)))" office:value-type="string" office:string-value="-">
            <text:p>-</text:p>
          </table:table-cell>
          <table:table-cell office:value-type="string">
            <text:p>Radiolabeled leukocyte scintigraphy is more justified for reassessments than for making an initial diagnosis.</text:p>
          </table:table-cell>
          <table:table-cell table:formula="of:=IF([.A294]=&quot;&quot;; &quot;&quot;; IF([.A294]=[.B294];COUNTIF([.A293:.A642];[.A294]);&quot;&quot;))">
            <text:p/>
          </table:table-cell>
          <table:table-cell/>
          <table:table-cell table:formula="of:=IF([.E294]=&quot;&quot;;&quot;&quot;;[.E294]-[.F294])">
            <text:p/>
          </table:table-cell>
          <table:table-cell table:formula="of:=IF([.E294]=&quot;&quot;;&quot;&quot;;([.G29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2">
            <text:p>119052</text:p>
          </table:table-cell>
          <table:table-cell office:value-type="float" office:value="119057">
            <text:p>119057</text:p>
          </table:table-cell>
          <table:table-cell table:style-name="ce6" table:formula="of:=IF([.A295]=&quot;&quot;;&quot;&quot;;IF([.B295]&lt;118995;&quot;x&quot;;IF([.A295]=[.B295]; &quot;=&quot;; &quot;-&quot;)))" office:value-type="string" office:string-value="-">
            <text:p>-</text:p>
          </table:table-cell>
          <table:table-cell office:value-type="string">
            <text:p>Scintigraphy is more justified for reassessments rather than in making an initial diagnosis.</text:p>
          </table:table-cell>
          <table:table-cell table:formula="of:=IF([.A295]=&quot;&quot;; &quot;&quot;; IF([.A295]=[.B295];COUNTIF([.A294:.A643];[.A295]);&quot;&quot;))">
            <text:p/>
          </table:table-cell>
          <table:table-cell/>
          <table:table-cell table:formula="of:=IF([.E295]=&quot;&quot;;&quot;&quot;;[.E295]-[.F295])">
            <text:p/>
          </table:table-cell>
          <table:table-cell table:formula="of:=IF([.E295]=&quot;&quot;;&quot;&quot;;([.G29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2">
            <text:p>119052</text:p>
          </table:table-cell>
          <table:table-cell office:value-type="float" office:value="119058">
            <text:p>119058</text:p>
          </table:table-cell>
          <table:table-cell table:style-name="ce6" table:formula="of:=IF([.A296]=&quot;&quot;;&quot;&quot;;IF([.B296]&lt;118995;&quot;x&quot;;IF([.A296]=[.B296]; &quot;=&quot;; &quot;-&quot;)))" office:value-type="string" office:string-value="-">
            <text:p>-</text:p>
          </table:table-cell>
          <table:table-cell office:value-type="string">
            <text:p>Scintigraphy is more justified for reassessments than in making an initial diagnosis.</text:p>
          </table:table-cell>
          <table:table-cell table:formula="of:=IF([.A296]=&quot;&quot;; &quot;&quot;; IF([.A296]=[.B296];COUNTIF([.A295:.A644];[.A296]);&quot;&quot;))">
            <text:p/>
          </table:table-cell>
          <table:table-cell/>
          <table:table-cell table:formula="of:=IF([.E296]=&quot;&quot;;&quot;&quot;;[.E296]-[.F296])">
            <text:p/>
          </table:table-cell>
          <table:table-cell table:formula="of:=IF([.E296]=&quot;&quot;;&quot;&quot;;([.G296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2">
            <text:p>119052</text:p>
          </table:table-cell>
          <table:table-cell office:value-type="float" office:value="119061">
            <text:p>119061</text:p>
          </table:table-cell>
          <table:table-cell table:style-name="ce6" table:formula="of:=IF([.A297]=&quot;&quot;;&quot;&quot;;IF([.B297]&lt;118995;&quot;x&quot;;IF([.A297]=[.B297]; &quot;=&quot;; &quot;-&quot;)))" office:value-type="string" office:string-value="-">
            <text:p>-</text:p>
          </table:table-cell>
          <table:table-cell office:value-type="string">
            <text:p>Scintigraphy is not usefull for making an initial diagnosis.</text:p>
          </table:table-cell>
          <table:table-cell table:formula="of:=IF([.A297]=&quot;&quot;; &quot;&quot;; IF([.A297]=[.B297];COUNTIF([.A296:.A645];[.A297]);&quot;&quot;))">
            <text:p/>
          </table:table-cell>
          <table:table-cell/>
          <table:table-cell table:formula="of:=IF([.E297]=&quot;&quot;;&quot;&quot;;[.E297]-[.F297])">
            <text:p/>
          </table:table-cell>
          <table:table-cell table:formula="of:=IF([.E297]=&quot;&quot;;&quot;&quot;;([.G297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53">
            <text:p>119053</text:p>
          </table:table-cell>
          <table:table-cell table:style-name="ce6" table:formula="of:=IF([.A298]=&quot;&quot;;&quot;&quot;;IF([.B298]&lt;118995;&quot;x&quot;;IF([.A298]=[.B298]; &quot;=&quot;; &quot;-&quot;)))" office:value-type="string" office:string-value="=">
            <text:p>=</text:p>
          </table:table-cell>
          <table:table-cell office:value-type="string">
            <text:p>Radiolabeled leukocyte scintigraphy is not justified for diagnosis of non-stricturizing or non-fistulizing forms of Crohn's disease.</text:p>
          </table:table-cell>
          <table:table-cell table:formula="of:=IF([.A298]=&quot;&quot;; &quot;&quot;; IF([.A298]=[.B298];COUNTIF([.A297:.A646];[.A298]);&quot;&quot;))" office:value-type="float" office:value="1">
            <text:p>1</text:p>
          </table:table-cell>
          <table:table-cell/>
          <table:table-cell table:formula="of:=IF([.E298]=&quot;&quot;;&quot;&quot;;[.E298]-[.F298])" office:value-type="float" office:value="1">
            <text:p>1</text:p>
          </table:table-cell>
          <table:table-cell table:formula="of:=IF([.E298]=&quot;&quot;;&quot;&quot;;([.G298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54">
            <text:p>119054</text:p>
          </table:table-cell>
          <table:table-cell table:style-name="ce6" table:formula="of:=IF([.A299]=&quot;&quot;;&quot;&quot;;IF([.B299]&lt;118995;&quot;x&quot;;IF([.A299]=[.B299]; &quot;=&quot;; &quot;-&quot;)))" office:value-type="string" office:string-value="=">
            <text:p>=</text:p>
          </table:table-cell>
          <table:table-cell office:value-type="string">
            <text:p>Radiolabeled leukocyte scintigraphy is used for reassessments of patients with non-stricturizing or non-fistulizing forms of Crohn's disease.</text:p>
          </table:table-cell>
          <table:table-cell table:formula="of:=IF([.A299]=&quot;&quot;; &quot;&quot;; IF([.A299]=[.B299];COUNTIF([.A298:.A647];[.A299]);&quot;&quot;))" office:value-type="float" office:value="1">
            <text:p>1</text:p>
          </table:table-cell>
          <table:table-cell/>
          <table:table-cell table:formula="of:=IF([.E299]=&quot;&quot;;&quot;&quot;;[.E299]-[.F299])" office:value-type="float" office:value="1">
            <text:p>1</text:p>
          </table:table-cell>
          <table:table-cell table:formula="of:=IF([.E299]=&quot;&quot;;&quot;&quot;;([.G299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55">
            <text:p>119055</text:p>
          </table:table-cell>
          <table:table-cell table:style-name="ce6" table:formula="of:=IF([.A300]=&quot;&quot;;&quot;&quot;;IF([.B300]&lt;118995;&quot;x&quot;;IF([.A300]=[.B300]; &quot;=&quot;; &quot;-&quot;)))" office:value-type="string" office:string-value="=">
            <text:p>=</text:p>
          </table:table-cell>
          <table:table-cell office:value-type="string">
            <text:p>Scintigraphy is justified for reassessments.</text:p>
          </table:table-cell>
          <table:table-cell table:formula="of:=IF([.A300]=&quot;&quot;; &quot;&quot;; IF([.A300]=[.B300];COUNTIF([.A299:.A648];[.A300]);&quot;&quot;))" office:value-type="float" office:value="1">
            <text:p>1</text:p>
          </table:table-cell>
          <table:table-cell/>
          <table:table-cell table:formula="of:=IF([.E300]=&quot;&quot;;&quot;&quot;;[.E300]-[.F300])" office:value-type="float" office:value="1">
            <text:p>1</text:p>
          </table:table-cell>
          <table:table-cell table:formula="of:=IF([.E300]=&quot;&quot;;&quot;&quot;;([.G300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56">
            <text:p>119056</text:p>
          </table:table-cell>
          <table:table-cell table:style-name="ce6" table:formula="of:=IF([.A301]=&quot;&quot;;&quot;&quot;;IF([.B301]&lt;118995;&quot;x&quot;;IF([.A301]=[.B301]; &quot;=&quot;; &quot;-&quot;)))" office:value-type="string" office:string-value="=">
            <text:p>=</text:p>
          </table:table-cell>
          <table:table-cell office:value-type="string">
            <text:p>Scintigraphy is justified for reassessments of patients with non-stricturizing or non-fistulizing forms of Crohn's disease.</text:p>
          </table:table-cell>
          <table:table-cell table:formula="of:=IF([.A301]=&quot;&quot;; &quot;&quot;; IF([.A301]=[.B301];COUNTIF([.A300:.A649];[.A301]);&quot;&quot;))" office:value-type="float" office:value="1">
            <text:p>1</text:p>
          </table:table-cell>
          <table:table-cell/>
          <table:table-cell table:formula="of:=IF([.E301]=&quot;&quot;;&quot;&quot;;[.E301]-[.F301])" office:value-type="float" office:value="1">
            <text:p>1</text:p>
          </table:table-cell>
          <table:table-cell table:formula="of:=IF([.E301]=&quot;&quot;;&quot;&quot;;([.G301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57">
            <text:p>119057</text:p>
          </table:table-cell>
          <table:table-cell table:style-name="ce6" table:formula="of:=IF([.A302]=&quot;&quot;;&quot;&quot;;IF([.B302]&lt;118995;&quot;x&quot;;IF([.A302]=[.B302]; &quot;=&quot;; &quot;-&quot;)))" office:value-type="string" office:string-value="=">
            <text:p>=</text:p>
          </table:table-cell>
          <table:table-cell office:value-type="string">
            <text:p>Scintigraphy is more justified for reassessments rather than in making an initial diagnosis.</text:p>
          </table:table-cell>
          <table:table-cell table:formula="of:=IF([.A302]=&quot;&quot;; &quot;&quot;; IF([.A302]=[.B302];COUNTIF([.A301:.A650];[.A302]);&quot;&quot;))" office:value-type="float" office:value="5">
            <text:p>5</text:p>
          </table:table-cell>
          <table:table-cell/>
          <table:table-cell table:formula="of:=IF([.E302]=&quot;&quot;;&quot;&quot;;[.E302]-[.F302])" office:value-type="float" office:value="5">
            <text:p>5</text:p>
          </table:table-cell>
          <table:table-cell table:formula="of:=IF([.E302]=&quot;&quot;;&quot;&quot;;([.G302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57">
            <text:p>119057</text:p>
          </table:table-cell>
          <table:table-cell office:value-type="float" office:value="119051">
            <text:p>119051</text:p>
          </table:table-cell>
          <table:table-cell table:style-name="ce6" table:formula="of:=IF([.A303]=&quot;&quot;;&quot;&quot;;IF([.B303]&lt;118995;&quot;x&quot;;IF([.A303]=[.B303]; &quot;=&quot;; &quot;-&quot;)))" office:value-type="string" office:string-value="-">
            <text:p>-</text:p>
          </table:table-cell>
          <table:table-cell office:value-type="string">
            <text:p>Radiolabeled leukocyte scintigraphy is more justified for reassessments than for making an initial diagnosis.</text:p>
          </table:table-cell>
          <table:table-cell table:formula="of:=IF([.A303]=&quot;&quot;; &quot;&quot;; IF([.A303]=[.B303];COUNTIF([.A302:.A651];[.A303]);&quot;&quot;))">
            <text:p/>
          </table:table-cell>
          <table:table-cell/>
          <table:table-cell table:formula="of:=IF([.E303]=&quot;&quot;;&quot;&quot;;[.E303]-[.F303])">
            <text:p/>
          </table:table-cell>
          <table:table-cell table:formula="of:=IF([.E303]=&quot;&quot;;&quot;&quot;;([.G30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7">
            <text:p>119057</text:p>
          </table:table-cell>
          <table:table-cell office:value-type="float" office:value="119052">
            <text:p>119052</text:p>
          </table:table-cell>
          <table:table-cell table:style-name="ce6" table:formula="of:=IF([.A304]=&quot;&quot;;&quot;&quot;;IF([.B304]&lt;118995;&quot;x&quot;;IF([.A304]=[.B304]; &quot;=&quot;; &quot;-&quot;)))" office:value-type="string" office:string-value="-">
            <text:p>-</text:p>
          </table:table-cell>
          <table:table-cell office:value-type="string">
            <text:p>Radiolabeled leukocyte scintigraphy is more justified for reassessments than in making an initial diagnosis.</text:p>
          </table:table-cell>
          <table:table-cell table:formula="of:=IF([.A304]=&quot;&quot;; &quot;&quot;; IF([.A304]=[.B304];COUNTIF([.A303:.A652];[.A304]);&quot;&quot;))">
            <text:p/>
          </table:table-cell>
          <table:table-cell/>
          <table:table-cell table:formula="of:=IF([.E304]=&quot;&quot;;&quot;&quot;;[.E304]-[.F304])">
            <text:p/>
          </table:table-cell>
          <table:table-cell table:formula="of:=IF([.E304]=&quot;&quot;;&quot;&quot;;([.G30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7">
            <text:p>119057</text:p>
          </table:table-cell>
          <table:table-cell office:value-type="float" office:value="119058">
            <text:p>119058</text:p>
          </table:table-cell>
          <table:table-cell table:style-name="ce6" table:formula="of:=IF([.A305]=&quot;&quot;;&quot;&quot;;IF([.B305]&lt;118995;&quot;x&quot;;IF([.A305]=[.B305]; &quot;=&quot;; &quot;-&quot;)))" office:value-type="string" office:string-value="-">
            <text:p>-</text:p>
          </table:table-cell>
          <table:table-cell office:value-type="string">
            <text:p>Scintigraphy is more justified for reassessments than in making an initial diagnosis.</text:p>
          </table:table-cell>
          <table:table-cell table:formula="of:=IF([.A305]=&quot;&quot;; &quot;&quot;; IF([.A305]=[.B305];COUNTIF([.A304:.A653];[.A305]);&quot;&quot;))">
            <text:p/>
          </table:table-cell>
          <table:table-cell/>
          <table:table-cell table:formula="of:=IF([.E305]=&quot;&quot;;&quot;&quot;;[.E305]-[.F305])">
            <text:p/>
          </table:table-cell>
          <table:table-cell table:formula="of:=IF([.E305]=&quot;&quot;;&quot;&quot;;([.G30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7">
            <text:p>119057</text:p>
          </table:table-cell>
          <table:table-cell office:value-type="float" office:value="119061">
            <text:p>119061</text:p>
          </table:table-cell>
          <table:table-cell table:style-name="ce6" table:formula="of:=IF([.A306]=&quot;&quot;;&quot;&quot;;IF([.B306]&lt;118995;&quot;x&quot;;IF([.A306]=[.B306]; &quot;=&quot;; &quot;-&quot;)))" office:value-type="string" office:string-value="-">
            <text:p>-</text:p>
          </table:table-cell>
          <table:table-cell office:value-type="string">
            <text:p>Scintigraphy is not usefull for making an initial diagnosis.</text:p>
          </table:table-cell>
          <table:table-cell table:formula="of:=IF([.A306]=&quot;&quot;; &quot;&quot;; IF([.A306]=[.B306];COUNTIF([.A305:.A654];[.A306]);&quot;&quot;))">
            <text:p/>
          </table:table-cell>
          <table:table-cell/>
          <table:table-cell table:formula="of:=IF([.E306]=&quot;&quot;;&quot;&quot;;[.E306]-[.F306])">
            <text:p/>
          </table:table-cell>
          <table:table-cell table:formula="of:=IF([.E306]=&quot;&quot;;&quot;&quot;;([.G306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58">
            <text:p>119058</text:p>
          </table:table-cell>
          <table:table-cell table:style-name="ce6" table:formula="of:=IF([.A307]=&quot;&quot;;&quot;&quot;;IF([.B307]&lt;118995;&quot;x&quot;;IF([.A307]=[.B307]; &quot;=&quot;; &quot;-&quot;)))" office:value-type="string" office:string-value="=">
            <text:p>=</text:p>
          </table:table-cell>
          <table:table-cell office:value-type="string">
            <text:p>Scintigraphy is more justified for reassessments than in making an initial diagnosis.</text:p>
          </table:table-cell>
          <table:table-cell table:formula="of:=IF([.A307]=&quot;&quot;; &quot;&quot;; IF([.A307]=[.B307];COUNTIF([.A306:.A655];[.A307]);&quot;&quot;))" office:value-type="float" office:value="5">
            <text:p>5</text:p>
          </table:table-cell>
          <table:table-cell/>
          <table:table-cell table:formula="of:=IF([.E307]=&quot;&quot;;&quot;&quot;;[.E307]-[.F307])" office:value-type="float" office:value="5">
            <text:p>5</text:p>
          </table:table-cell>
          <table:table-cell table:formula="of:=IF([.E307]=&quot;&quot;;&quot;&quot;;([.G307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58">
            <text:p>119058</text:p>
          </table:table-cell>
          <table:table-cell office:value-type="float" office:value="119051">
            <text:p>119051</text:p>
          </table:table-cell>
          <table:table-cell table:style-name="ce6" table:formula="of:=IF([.A308]=&quot;&quot;;&quot;&quot;;IF([.B308]&lt;118995;&quot;x&quot;;IF([.A308]=[.B308]; &quot;=&quot;; &quot;-&quot;)))" office:value-type="string" office:string-value="-">
            <text:p>-</text:p>
          </table:table-cell>
          <table:table-cell office:value-type="string">
            <text:p>Radiolabeled leukocyte scintigraphy is more justified for reassessments than for making an initial diagnosis.</text:p>
          </table:table-cell>
          <table:table-cell table:formula="of:=IF([.A308]=&quot;&quot;; &quot;&quot;; IF([.A308]=[.B308];COUNTIF([.A307:.A656];[.A308]);&quot;&quot;))">
            <text:p/>
          </table:table-cell>
          <table:table-cell/>
          <table:table-cell table:formula="of:=IF([.E308]=&quot;&quot;;&quot;&quot;;[.E308]-[.F308])">
            <text:p/>
          </table:table-cell>
          <table:table-cell table:formula="of:=IF([.E308]=&quot;&quot;;&quot;&quot;;([.G30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8">
            <text:p>119058</text:p>
          </table:table-cell>
          <table:table-cell office:value-type="float" office:value="119052">
            <text:p>119052</text:p>
          </table:table-cell>
          <table:table-cell table:style-name="ce6" table:formula="of:=IF([.A309]=&quot;&quot;;&quot;&quot;;IF([.B309]&lt;118995;&quot;x&quot;;IF([.A309]=[.B309]; &quot;=&quot;; &quot;-&quot;)))" office:value-type="string" office:string-value="-">
            <text:p>-</text:p>
          </table:table-cell>
          <table:table-cell office:value-type="string">
            <text:p>Radiolabeled leukocyte scintigraphy is more justified for reassessments than in making an initial diagnosis.</text:p>
          </table:table-cell>
          <table:table-cell table:formula="of:=IF([.A309]=&quot;&quot;; &quot;&quot;; IF([.A309]=[.B309];COUNTIF([.A308:.A657];[.A309]);&quot;&quot;))">
            <text:p/>
          </table:table-cell>
          <table:table-cell/>
          <table:table-cell table:formula="of:=IF([.E309]=&quot;&quot;;&quot;&quot;;[.E309]-[.F309])">
            <text:p/>
          </table:table-cell>
          <table:table-cell table:formula="of:=IF([.E309]=&quot;&quot;;&quot;&quot;;([.G30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8">
            <text:p>119058</text:p>
          </table:table-cell>
          <table:table-cell office:value-type="float" office:value="119057">
            <text:p>119057</text:p>
          </table:table-cell>
          <table:table-cell table:style-name="ce6" table:formula="of:=IF([.A310]=&quot;&quot;;&quot;&quot;;IF([.B310]&lt;118995;&quot;x&quot;;IF([.A310]=[.B310]; &quot;=&quot;; &quot;-&quot;)))" office:value-type="string" office:string-value="-">
            <text:p>-</text:p>
          </table:table-cell>
          <table:table-cell office:value-type="string">
            <text:p>Scintigraphy is more justified for reassessments rather than in making an initial diagnosis.</text:p>
          </table:table-cell>
          <table:table-cell table:formula="of:=IF([.A310]=&quot;&quot;; &quot;&quot;; IF([.A310]=[.B310];COUNTIF([.A309:.A658];[.A310]);&quot;&quot;))">
            <text:p/>
          </table:table-cell>
          <table:table-cell/>
          <table:table-cell table:formula="of:=IF([.E310]=&quot;&quot;;&quot;&quot;;[.E310]-[.F310])">
            <text:p/>
          </table:table-cell>
          <table:table-cell table:formula="of:=IF([.E310]=&quot;&quot;;&quot;&quot;;([.G310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8">
            <text:p>119058</text:p>
          </table:table-cell>
          <table:table-cell office:value-type="float" office:value="119061">
            <text:p>119061</text:p>
          </table:table-cell>
          <table:table-cell table:style-name="ce6" table:formula="of:=IF([.A311]=&quot;&quot;;&quot;&quot;;IF([.B311]&lt;118995;&quot;x&quot;;IF([.A311]=[.B311]; &quot;=&quot;; &quot;-&quot;)))" office:value-type="string" office:string-value="-">
            <text:p>-</text:p>
          </table:table-cell>
          <table:table-cell office:value-type="string">
            <text:p>Scintigraphy is not usefull for making an initial diagnosis.</text:p>
          </table:table-cell>
          <table:table-cell table:formula="of:=IF([.A311]=&quot;&quot;; &quot;&quot;; IF([.A311]=[.B311];COUNTIF([.A310:.A659];[.A311]);&quot;&quot;))">
            <text:p/>
          </table:table-cell>
          <table:table-cell/>
          <table:table-cell table:formula="of:=IF([.E311]=&quot;&quot;;&quot;&quot;;[.E311]-[.F311])">
            <text:p/>
          </table:table-cell>
          <table:table-cell table:formula="of:=IF([.E311]=&quot;&quot;;&quot;&quot;;([.G311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59">
            <text:p>119059</text:p>
          </table:table-cell>
          <table:table-cell table:style-name="ce6" table:formula="of:=IF([.A312]=&quot;&quot;;&quot;&quot;;IF([.B312]&lt;118995;&quot;x&quot;;IF([.A312]=[.B312]; &quot;=&quot;; &quot;-&quot;)))" office:value-type="string" office:string-value="=">
            <text:p>=</text:p>
          </table:table-cell>
          <table:table-cell office:value-type="string">
            <text:p>Scintigraphy is not justified for initial diagnosis of patients with non-stricturizing forms of Crohn's disease.</text:p>
          </table:table-cell>
          <table:table-cell table:formula="of:=IF([.A312]=&quot;&quot;; &quot;&quot;; IF([.A312]=[.B312];COUNTIF([.A311:.A660];[.A312]);&quot;&quot;))" office:value-type="float" office:value="5">
            <text:p>5</text:p>
          </table:table-cell>
          <table:table-cell/>
          <table:table-cell table:formula="of:=IF([.E312]=&quot;&quot;;&quot;&quot;;[.E312]-[.F312])" office:value-type="float" office:value="5">
            <text:p>5</text:p>
          </table:table-cell>
          <table:table-cell table:formula="of:=IF([.E312]=&quot;&quot;;&quot;&quot;;([.G312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59">
            <text:p>119059</text:p>
          </table:table-cell>
          <table:table-cell office:value-type="float" office:value="119049">
            <text:p>119049</text:p>
          </table:table-cell>
          <table:table-cell table:style-name="ce6" table:formula="of:=IF([.A313]=&quot;&quot;;&quot;&quot;;IF([.B313]&lt;118995;&quot;x&quot;;IF([.A313]=[.B313]; &quot;=&quot;; &quot;-&quot;)))" office:value-type="string" office:string-value="-">
            <text:p>-</text:p>
          </table:table-cell>
          <table:table-cell office:value-type="string">
            <text:p>Radiolabeled leukocyte scintigraphy is more justified for reassessments of patients with non-stricturizing or non-fistulizing forms of Crohn's disease rather than in making an initial diagnosis.</text:p>
          </table:table-cell>
          <table:table-cell table:formula="of:=IF([.A313]=&quot;&quot;; &quot;&quot;; IF([.A313]=[.B313];COUNTIF([.A312:.A661];[.A313]);&quot;&quot;))">
            <text:p/>
          </table:table-cell>
          <table:table-cell/>
          <table:table-cell table:formula="of:=IF([.E313]=&quot;&quot;;&quot;&quot;;[.E313]-[.F313])">
            <text:p/>
          </table:table-cell>
          <table:table-cell table:formula="of:=IF([.E313]=&quot;&quot;;&quot;&quot;;([.G31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9">
            <text:p>119059</text:p>
          </table:table-cell>
          <table:table-cell office:value-type="float" office:value="119050">
            <text:p>119050</text:p>
          </table:table-cell>
          <table:table-cell table:style-name="ce6" table:formula="of:=IF([.A314]=&quot;&quot;;&quot;&quot;;IF([.B314]&lt;118995;&quot;x&quot;;IF([.A314]=[.B314]; &quot;=&quot;; &quot;-&quot;)))" office:value-type="string" office:string-value="-">
            <text:p>-</text:p>
          </table:table-cell>
          <table:table-cell office:value-type="string">
            <text:p>Radiolabeled leukocyte scintigraphy is more justified for reassessments rather than in making an initial diagnosis for patients with non-stricturizing or non-fistulizing forms of Crohn's disease.</text:p>
          </table:table-cell>
          <table:table-cell table:formula="of:=IF([.A314]=&quot;&quot;; &quot;&quot;; IF([.A314]=[.B314];COUNTIF([.A313:.A662];[.A314]);&quot;&quot;))">
            <text:p/>
          </table:table-cell>
          <table:table-cell/>
          <table:table-cell table:formula="of:=IF([.E314]=&quot;&quot;;&quot;&quot;;[.E314]-[.F314])">
            <text:p/>
          </table:table-cell>
          <table:table-cell table:formula="of:=IF([.E314]=&quot;&quot;;&quot;&quot;;([.G31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9">
            <text:p>119059</text:p>
          </table:table-cell>
          <table:table-cell office:value-type="float" office:value="119060">
            <text:p>119060</text:p>
          </table:table-cell>
          <table:table-cell table:style-name="ce6" table:formula="of:=IF([.A315]=&quot;&quot;;&quot;&quot;;IF([.B315]&lt;118995;&quot;x&quot;;IF([.A315]=[.B315]; &quot;=&quot;; &quot;-&quot;)))" office:value-type="string" office:string-value="-">
            <text:p>-</text:p>
          </table:table-cell>
          <table:table-cell office:value-type="string">
            <text:p>Scintigraphy is not justified in making an initial diagnosis of patients with non-stricturizing or non-fistulizing forms of Crohn's disease.</text:p>
          </table:table-cell>
          <table:table-cell table:formula="of:=IF([.A315]=&quot;&quot;; &quot;&quot;; IF([.A315]=[.B315];COUNTIF([.A314:.A663];[.A315]);&quot;&quot;))">
            <text:p/>
          </table:table-cell>
          <table:table-cell/>
          <table:table-cell table:formula="of:=IF([.E315]=&quot;&quot;;&quot;&quot;;[.E315]-[.F315])">
            <text:p/>
          </table:table-cell>
          <table:table-cell table:formula="of:=IF([.E315]=&quot;&quot;;&quot;&quot;;([.G315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59">
            <text:p>119059</text:p>
          </table:table-cell>
          <table:table-cell office:value-type="float" office:value="119063">
            <text:p>119063</text:p>
          </table:table-cell>
          <table:table-cell table:style-name="ce6" table:formula="of:=IF([.A316]=&quot;&quot;;&quot;&quot;;IF([.B316]&lt;118995;&quot;x&quot;;IF([.A316]=[.B316]; &quot;=&quot;; &quot;-&quot;)))" office:value-type="string" office:string-value="-">
            <text:p>-</text:p>
          </table:table-cell>
          <table:table-cell office:value-type="string">
            <text:p>Scintigraphy should be used for reassessments of patients with non-stricturizing or non-fistulizing forms of Crohn's disease rather than in making an initial diagnosis.</text:p>
          </table:table-cell>
          <table:table-cell table:formula="of:=IF([.A316]=&quot;&quot;; &quot;&quot;; IF([.A316]=[.B316];COUNTIF([.A315:.A664];[.A316]);&quot;&quot;))">
            <text:p/>
          </table:table-cell>
          <table:table-cell/>
          <table:table-cell table:formula="of:=IF([.E316]=&quot;&quot;;&quot;&quot;;[.E316]-[.F316])">
            <text:p/>
          </table:table-cell>
          <table:table-cell table:formula="of:=IF([.E316]=&quot;&quot;;&quot;&quot;;([.G316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60">
            <text:p>119060</text:p>
          </table:table-cell>
          <table:table-cell table:style-name="ce6" table:formula="of:=IF([.A317]=&quot;&quot;;&quot;&quot;;IF([.B317]&lt;118995;&quot;x&quot;;IF([.A317]=[.B317]; &quot;=&quot;; &quot;-&quot;)))" office:value-type="string" office:string-value="=">
            <text:p>=</text:p>
          </table:table-cell>
          <table:table-cell office:value-type="string">
            <text:p>Scintigraphy is not justified in making an initial diagnosis of patients with non-stricturizing or non-fistulizing forms of Crohn's disease.</text:p>
          </table:table-cell>
          <table:table-cell table:formula="of:=IF([.A317]=&quot;&quot;; &quot;&quot;; IF([.A317]=[.B317];COUNTIF([.A316:.A665];[.A317]);&quot;&quot;))" office:value-type="float" office:value="4">
            <text:p>4</text:p>
          </table:table-cell>
          <table:table-cell/>
          <table:table-cell table:formula="of:=IF([.E317]=&quot;&quot;;&quot;&quot;;[.E317]-[.F317])" office:value-type="float" office:value="4">
            <text:p>4</text:p>
          </table:table-cell>
          <table:table-cell table:formula="of:=IF([.E317]=&quot;&quot;;&quot;&quot;;([.G317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60">
            <text:p>119060</text:p>
          </table:table-cell>
          <table:table-cell office:value-type="float" office:value="119049">
            <text:p>119049</text:p>
          </table:table-cell>
          <table:table-cell table:style-name="ce6" table:formula="of:=IF([.A318]=&quot;&quot;;&quot;&quot;;IF([.B318]&lt;118995;&quot;x&quot;;IF([.A318]=[.B318]; &quot;=&quot;; &quot;-&quot;)))" office:value-type="string" office:string-value="-">
            <text:p>-</text:p>
          </table:table-cell>
          <table:table-cell office:value-type="string">
            <text:p>Radiolabeled leukocyte scintigraphy is more justified for reassessments of patients with non-stricturizing or non-fistulizing forms of Crohn's disease rather than in making an initial diagnosis.</text:p>
          </table:table-cell>
          <table:table-cell table:formula="of:=IF([.A318]=&quot;&quot;; &quot;&quot;; IF([.A318]=[.B318];COUNTIF([.A317:.A666];[.A318]);&quot;&quot;))">
            <text:p/>
          </table:table-cell>
          <table:table-cell/>
          <table:table-cell table:formula="of:=IF([.E318]=&quot;&quot;;&quot;&quot;;[.E318]-[.F318])">
            <text:p/>
          </table:table-cell>
          <table:table-cell table:formula="of:=IF([.E318]=&quot;&quot;;&quot;&quot;;([.G31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0">
            <text:p>119060</text:p>
          </table:table-cell>
          <table:table-cell office:value-type="float" office:value="119050">
            <text:p>119050</text:p>
          </table:table-cell>
          <table:table-cell table:style-name="ce6" table:formula="of:=IF([.A319]=&quot;&quot;;&quot;&quot;;IF([.B319]&lt;118995;&quot;x&quot;;IF([.A319]=[.B319]; &quot;=&quot;; &quot;-&quot;)))" office:value-type="string" office:string-value="-">
            <text:p>-</text:p>
          </table:table-cell>
          <table:table-cell office:value-type="string">
            <text:p>Radiolabeled leukocyte scintigraphy is more justified for reassessments rather than in making an initial diagnosis for patients with non-stricturizing or non-fistulizing forms of Crohn's disease.</text:p>
          </table:table-cell>
          <table:table-cell table:formula="of:=IF([.A319]=&quot;&quot;; &quot;&quot;; IF([.A319]=[.B319];COUNTIF([.A318:.A667];[.A319]);&quot;&quot;))">
            <text:p/>
          </table:table-cell>
          <table:table-cell/>
          <table:table-cell table:formula="of:=IF([.E319]=&quot;&quot;;&quot;&quot;;[.E319]-[.F319])">
            <text:p/>
          </table:table-cell>
          <table:table-cell table:formula="of:=IF([.E319]=&quot;&quot;;&quot;&quot;;([.G31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0">
            <text:p>119060</text:p>
          </table:table-cell>
          <table:table-cell office:value-type="float" office:value="119063">
            <text:p>119063</text:p>
          </table:table-cell>
          <table:table-cell table:style-name="ce6" table:formula="of:=IF([.A320]=&quot;&quot;;&quot;&quot;;IF([.B320]&lt;118995;&quot;x&quot;;IF([.A320]=[.B320]; &quot;=&quot;; &quot;-&quot;)))" office:value-type="string" office:string-value="-">
            <text:p>-</text:p>
          </table:table-cell>
          <table:table-cell office:value-type="string">
            <text:p>Scintigraphy should be used for reassessments of patients with non-stricturizing or non-fistulizing forms of Crohn's disease rather than in making an initial diagnosis.</text:p>
          </table:table-cell>
          <table:table-cell table:formula="of:=IF([.A320]=&quot;&quot;; &quot;&quot;; IF([.A320]=[.B320];COUNTIF([.A319:.A668];[.A320]);&quot;&quot;))">
            <text:p/>
          </table:table-cell>
          <table:table-cell/>
          <table:table-cell table:formula="of:=IF([.E320]=&quot;&quot;;&quot;&quot;;[.E320]-[.F320])">
            <text:p/>
          </table:table-cell>
          <table:table-cell table:formula="of:=IF([.E320]=&quot;&quot;;&quot;&quot;;([.G320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61">
            <text:p>119061</text:p>
          </table:table-cell>
          <table:table-cell table:style-name="ce6" table:formula="of:=IF([.A321]=&quot;&quot;;&quot;&quot;;IF([.B321]&lt;118995;&quot;x&quot;;IF([.A321]=[.B321]; &quot;=&quot;; &quot;-&quot;)))" office:value-type="string" office:string-value="=">
            <text:p>=</text:p>
          </table:table-cell>
          <table:table-cell office:value-type="string">
            <text:p>Scintigraphy is not usefull for making an initial diagnosis.</text:p>
          </table:table-cell>
          <table:table-cell table:formula="of:=IF([.A321]=&quot;&quot;; &quot;&quot;; IF([.A321]=[.B321];COUNTIF([.A320:.A669];[.A321]);&quot;&quot;))" office:value-type="float" office:value="5">
            <text:p>5</text:p>
          </table:table-cell>
          <table:table-cell/>
          <table:table-cell table:formula="of:=IF([.E321]=&quot;&quot;;&quot;&quot;;[.E321]-[.F321])" office:value-type="float" office:value="5">
            <text:p>5</text:p>
          </table:table-cell>
          <table:table-cell table:formula="of:=IF([.E321]=&quot;&quot;;&quot;&quot;;([.G321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61">
            <text:p>119061</text:p>
          </table:table-cell>
          <table:table-cell office:value-type="float" office:value="119051">
            <text:p>119051</text:p>
          </table:table-cell>
          <table:table-cell table:style-name="ce6" table:formula="of:=IF([.A322]=&quot;&quot;;&quot;&quot;;IF([.B322]&lt;118995;&quot;x&quot;;IF([.A322]=[.B322]; &quot;=&quot;; &quot;-&quot;)))" office:value-type="string" office:string-value="-">
            <text:p>-</text:p>
          </table:table-cell>
          <table:table-cell office:value-type="string">
            <text:p>Radiolabeled leukocyte scintigraphy is more justified for reassessments than for making an initial diagnosis.</text:p>
          </table:table-cell>
          <table:table-cell table:formula="of:=IF([.A322]=&quot;&quot;; &quot;&quot;; IF([.A322]=[.B322];COUNTIF([.A321:.A670];[.A322]);&quot;&quot;))">
            <text:p/>
          </table:table-cell>
          <table:table-cell/>
          <table:table-cell table:formula="of:=IF([.E322]=&quot;&quot;;&quot;&quot;;[.E322]-[.F322])">
            <text:p/>
          </table:table-cell>
          <table:table-cell table:formula="of:=IF([.E322]=&quot;&quot;;&quot;&quot;;([.G322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1">
            <text:p>119061</text:p>
          </table:table-cell>
          <table:table-cell office:value-type="float" office:value="119052">
            <text:p>119052</text:p>
          </table:table-cell>
          <table:table-cell table:style-name="ce6" table:formula="of:=IF([.A323]=&quot;&quot;;&quot;&quot;;IF([.B323]&lt;118995;&quot;x&quot;;IF([.A323]=[.B323]; &quot;=&quot;; &quot;-&quot;)))" office:value-type="string" office:string-value="-">
            <text:p>-</text:p>
          </table:table-cell>
          <table:table-cell office:value-type="string">
            <text:p>Radiolabeled leukocyte scintigraphy is more justified for reassessments than in making an initial diagnosis.</text:p>
          </table:table-cell>
          <table:table-cell table:formula="of:=IF([.A323]=&quot;&quot;; &quot;&quot;; IF([.A323]=[.B323];COUNTIF([.A322:.A671];[.A323]);&quot;&quot;))">
            <text:p/>
          </table:table-cell>
          <table:table-cell/>
          <table:table-cell table:formula="of:=IF([.E323]=&quot;&quot;;&quot;&quot;;[.E323]-[.F323])">
            <text:p/>
          </table:table-cell>
          <table:table-cell table:formula="of:=IF([.E323]=&quot;&quot;;&quot;&quot;;([.G32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1">
            <text:p>119061</text:p>
          </table:table-cell>
          <table:table-cell office:value-type="float" office:value="119057">
            <text:p>119057</text:p>
          </table:table-cell>
          <table:table-cell table:style-name="ce6" table:formula="of:=IF([.A324]=&quot;&quot;;&quot;&quot;;IF([.B324]&lt;118995;&quot;x&quot;;IF([.A324]=[.B324]; &quot;=&quot;; &quot;-&quot;)))" office:value-type="string" office:string-value="-">
            <text:p>-</text:p>
          </table:table-cell>
          <table:table-cell office:value-type="string">
            <text:p>Scintigraphy is more justified for reassessments rather than in making an initial diagnosis.</text:p>
          </table:table-cell>
          <table:table-cell table:formula="of:=IF([.A324]=&quot;&quot;; &quot;&quot;; IF([.A324]=[.B324];COUNTIF([.A323:.A672];[.A324]);&quot;&quot;))">
            <text:p/>
          </table:table-cell>
          <table:table-cell/>
          <table:table-cell table:formula="of:=IF([.E324]=&quot;&quot;;&quot;&quot;;[.E324]-[.F324])">
            <text:p/>
          </table:table-cell>
          <table:table-cell table:formula="of:=IF([.E324]=&quot;&quot;;&quot;&quot;;([.G32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1">
            <text:p>119061</text:p>
          </table:table-cell>
          <table:table-cell office:value-type="float" office:value="119058">
            <text:p>119058</text:p>
          </table:table-cell>
          <table:table-cell table:style-name="ce6" table:formula="of:=IF([.A325]=&quot;&quot;;&quot;&quot;;IF([.B325]&lt;118995;&quot;x&quot;;IF([.A325]=[.B325]; &quot;=&quot;; &quot;-&quot;)))" office:value-type="string" office:string-value="-">
            <text:p>-</text:p>
          </table:table-cell>
          <table:table-cell office:value-type="string">
            <text:p>Scintigraphy is more justified for reassessments than in making an initial diagnosis.</text:p>
          </table:table-cell>
          <table:table-cell table:formula="of:=IF([.A325]=&quot;&quot;; &quot;&quot;; IF([.A325]=[.B325];COUNTIF([.A324:.A673];[.A325]);&quot;&quot;))">
            <text:p/>
          </table:table-cell>
          <table:table-cell/>
          <table:table-cell table:formula="of:=IF([.E325]=&quot;&quot;;&quot;&quot;;[.E325]-[.F325])">
            <text:p/>
          </table:table-cell>
          <table:table-cell table:formula="of:=IF([.E325]=&quot;&quot;;&quot;&quot;;([.G325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62">
            <text:p>119062</text:p>
          </table:table-cell>
          <table:table-cell table:style-name="ce6" table:formula="of:=IF([.A326]=&quot;&quot;;&quot;&quot;;IF([.B326]&lt;118995;&quot;x&quot;;IF([.A326]=[.B326]; &quot;=&quot;; &quot;-&quot;)))" office:value-type="string" office:string-value="=">
            <text:p>=</text:p>
          </table:table-cell>
          <table:table-cell office:value-type="string">
            <text:p>Scintigraphy's best use is in reassessment of diagnoses.</text:p>
          </table:table-cell>
          <table:table-cell table:formula="of:=IF([.A326]=&quot;&quot;; &quot;&quot;; IF([.A326]=[.B326];COUNTIF([.A325:.A674];[.A326]);&quot;&quot;))" office:value-type="float" office:value="1">
            <text:p>1</text:p>
          </table:table-cell>
          <table:table-cell/>
          <table:table-cell table:formula="of:=IF([.E326]=&quot;&quot;;&quot;&quot;;[.E326]-[.F326])" office:value-type="float" office:value="1">
            <text:p>1</text:p>
          </table:table-cell>
          <table:table-cell table:formula="of:=IF([.E326]=&quot;&quot;;&quot;&quot;;([.G326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63">
            <text:p>119063</text:p>
          </table:table-cell>
          <table:table-cell table:style-name="ce6" table:formula="of:=IF([.A327]=&quot;&quot;;&quot;&quot;;IF([.B327]&lt;118995;&quot;x&quot;;IF([.A327]=[.B327]; &quot;=&quot;; &quot;-&quot;)))" office:value-type="string" office:string-value="=">
            <text:p>=</text:p>
          </table:table-cell>
          <table:table-cell office:value-type="string">
            <text:p>Scintigraphy should be used for reassessments of patients with non-stricturizing or non-fistulizing forms of Crohn's disease rather than in making an initial diagnosis.</text:p>
          </table:table-cell>
          <table:table-cell table:formula="of:=IF([.A327]=&quot;&quot;; &quot;&quot;; IF([.A327]=[.B327];COUNTIF([.A326:.A675];[.A327]);&quot;&quot;))" office:value-type="float" office:value="4">
            <text:p>4</text:p>
          </table:table-cell>
          <table:table-cell/>
          <table:table-cell table:formula="of:=IF([.E327]=&quot;&quot;;&quot;&quot;;[.E327]-[.F327])" office:value-type="float" office:value="4">
            <text:p>4</text:p>
          </table:table-cell>
          <table:table-cell table:formula="of:=IF([.E327]=&quot;&quot;;&quot;&quot;;([.G327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63">
            <text:p>119063</text:p>
          </table:table-cell>
          <table:table-cell office:value-type="float" office:value="119049">
            <text:p>119049</text:p>
          </table:table-cell>
          <table:table-cell table:style-name="ce6" table:formula="of:=IF([.A328]=&quot;&quot;;&quot;&quot;;IF([.B328]&lt;118995;&quot;x&quot;;IF([.A328]=[.B328]; &quot;=&quot;; &quot;-&quot;)))" office:value-type="string" office:string-value="-">
            <text:p>-</text:p>
          </table:table-cell>
          <table:table-cell office:value-type="string">
            <text:p>Radiolabeled leukocyte scintigraphy is more justified for reassessments of patients with non-stricturizing or non-fistulizing forms of Crohn's disease rather than in making an initial diagnosis.</text:p>
          </table:table-cell>
          <table:table-cell table:formula="of:=IF([.A328]=&quot;&quot;; &quot;&quot;; IF([.A328]=[.B328];COUNTIF([.A327:.A676];[.A328]);&quot;&quot;))">
            <text:p/>
          </table:table-cell>
          <table:table-cell/>
          <table:table-cell table:formula="of:=IF([.E328]=&quot;&quot;;&quot;&quot;;[.E328]-[.F328])">
            <text:p/>
          </table:table-cell>
          <table:table-cell table:formula="of:=IF([.E328]=&quot;&quot;;&quot;&quot;;([.G328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3">
            <text:p>119063</text:p>
          </table:table-cell>
          <table:table-cell office:value-type="float" office:value="119050">
            <text:p>119050</text:p>
          </table:table-cell>
          <table:table-cell table:style-name="ce6" table:formula="of:=IF([.A329]=&quot;&quot;;&quot;&quot;;IF([.B329]&lt;118995;&quot;x&quot;;IF([.A329]=[.B329]; &quot;=&quot;; &quot;-&quot;)))" office:value-type="string" office:string-value="-">
            <text:p>-</text:p>
          </table:table-cell>
          <table:table-cell office:value-type="string">
            <text:p>Radiolabeled leukocyte scintigraphy is more justified for reassessments rather than in making an initial diagnosis for patients with non-stricturizing or non-fistulizing forms of Crohn's disease.</text:p>
          </table:table-cell>
          <table:table-cell table:formula="of:=IF([.A329]=&quot;&quot;; &quot;&quot;; IF([.A329]=[.B329];COUNTIF([.A328:.A677];[.A329]);&quot;&quot;))">
            <text:p/>
          </table:table-cell>
          <table:table-cell/>
          <table:table-cell table:formula="of:=IF([.E329]=&quot;&quot;;&quot;&quot;;[.E329]-[.F329])">
            <text:p/>
          </table:table-cell>
          <table:table-cell table:formula="of:=IF([.E329]=&quot;&quot;;&quot;&quot;;([.G329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63">
            <text:p>119063</text:p>
          </table:table-cell>
          <table:table-cell office:value-type="float" office:value="119060">
            <text:p>119060</text:p>
          </table:table-cell>
          <table:table-cell table:style-name="ce6" table:formula="of:=IF([.A330]=&quot;&quot;;&quot;&quot;;IF([.B330]&lt;118995;&quot;x&quot;;IF([.A330]=[.B330]; &quot;=&quot;; &quot;-&quot;)))" office:value-type="string" office:string-value="-">
            <text:p>-</text:p>
          </table:table-cell>
          <table:table-cell office:value-type="string">
            <text:p>Scintigraphy is not justified in making an initial diagnosis of patients with non-stricturizing or non-fistulizing forms of Crohn's disease.</text:p>
          </table:table-cell>
          <table:table-cell table:formula="of:=IF([.A330]=&quot;&quot;; &quot;&quot;; IF([.A330]=[.B330];COUNTIF([.A329:.A678];[.A330]);&quot;&quot;))">
            <text:p/>
          </table:table-cell>
          <table:table-cell/>
          <table:table-cell table:formula="of:=IF([.E330]=&quot;&quot;;&quot;&quot;;[.E330]-[.F330])">
            <text:p/>
          </table:table-cell>
          <table:table-cell table:formula="of:=IF([.E330]=&quot;&quot;;&quot;&quot;;([.G330]&gt;0)+0)">
            <text:p/>
          </table:table-cell>
          <table:table-cell table:number-columns-repeated="1016"/>
        </table:table-row>
        <table:table-row table:style-name="ro1">
          <table:table-cell table:number-columns-repeated="2" table:style-name="ce2"/>
          <table:table-cell table:style-name="ce5" table:formula="of:=IF([.A331]=&quot;&quot;;&quot;&quot;;IF([.B331]&lt;118995;&quot;x&quot;;IF([.A331]=[.B331]; &quot;=&quot;; &quot;-&quot;)))">
            <text:p/>
          </table:table-cell>
          <table:table-cell table:style-name="ce2" office:value-type="string">
            <text:p>TASK 5</text:p>
          </table:table-cell>
          <table:table-cell table:style-name="ce3" table:formula="of:=IF([.A331]=&quot;&quot;; &quot;&quot;; IF([.A331]=[.B331];COUNTIF([.A330:.A679];[.A331]);&quot;&quot;))">
            <text:p/>
          </table:table-cell>
          <table:table-cell table:style-name="ce2"/>
          <table:table-cell table:style-name="ce3" table:formula="of:=IF([.E331]=&quot;&quot;;&quot;&quot;;[.E331]-[.F331])">
            <text:p/>
          </table:table-cell>
          <table:table-cell table:style-name="ce3" table:formula="of:=IF([.E331]=&quot;&quot;;&quot;&quot;;([.G331]&gt;0)+0)">
            <text:p/>
          </table:table-cell>
          <table:table-cell table:style-name="ce2" table:number-columns-repeated="1016"/>
        </table:table-row>
        <table:table-row table:style-name="ro2">
          <table:table-cell table:number-columns-repeated="2" office:value-type="float" office:value="118995">
            <text:p>118995</text:p>
          </table:table-cell>
          <table:table-cell table:style-name="ce6" table:formula="of:=IF([.A332]=&quot;&quot;;&quot;&quot;;IF([.B332]&lt;118995;&quot;x&quot;;IF([.A332]=[.B332]; &quot;=&quot;; &quot;-&quot;)))" office:value-type="string" office:string-value="=">
            <text:p>=</text:p>
          </table:table-cell>
          <table:table-cell office:value-type="string">
            <text:p>ACTH stimulation follows dexamethasone suppression.</text:p>
          </table:table-cell>
          <table:table-cell table:formula="of:=IF([.A332]=&quot;&quot;; &quot;&quot;; IF([.A332]=[.B332];COUNTIF([.A331:.A680];[.A332]);&quot;&quot;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[.E332]=&quot;&quot;;&quot;&quot;;[.E332]-[.F332])" office:value-type="float" office:value="1">
            <text:p>1</text:p>
          </table:table-cell>
          <table:table-cell table:formula="of:=IF([.E332]=&quot;&quot;;&quot;&quot;;([.G332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8995">
            <text:p>118995</text:p>
          </table:table-cell>
          <table:table-cell office:value-type="float" office:value="2026">
            <text:p>2026</text:p>
          </table:table-cell>
          <table:table-cell table:style-name="ce6" table:formula="of:=IF([.A333]=&quot;&quot;;&quot;&quot;;IF([.B333]&lt;118995;&quot;x&quot;;IF([.A333]=[.B333]; &quot;=&quot;; &quot;-&quot;)))" office:value-type="string" office:string-value="x">
            <text:p>x</text:p>
          </table:table-cell>
          <table:table-cell office:value-type="string">
            <text:p>ACTH binding to MC2R stimulates PKA-dependent p44/p42(mapk) phosphorylation.</text:p>
          </table:table-cell>
          <table:table-cell table:formula="of:=IF([.A333]=&quot;&quot;; &quot;&quot;; IF([.A333]=[.B333];COUNTIF([.A332:.A681];[.A333]);&quot;&quot;))">
            <text:p/>
          </table:table-cell>
          <table:table-cell/>
          <table:table-cell table:formula="of:=IF([.E333]=&quot;&quot;;&quot;&quot;;[.E333]-[.F333])">
            <text:p/>
          </table:table-cell>
          <table:table-cell table:formula="of:=IF([.E333]=&quot;&quot;;&quot;&quot;;([.G333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00">
            <text:p>119000</text:p>
          </table:table-cell>
          <table:table-cell table:style-name="ce6" table:formula="of:=IF([.A334]=&quot;&quot;;&quot;&quot;;IF([.B334]&lt;118995;&quot;x&quot;;IF([.A334]=[.B334]; &quot;=&quot;; &quot;-&quot;)))" office:value-type="string" office:string-value="=">
            <text:p>=</text:p>
          </table:table-cell>
          <table:table-cell office:value-type="string">
            <text:p>Cortisol secretion following low-dose ACTH stimulation is lower in the hyperthyroid than in the euthyroid state in dexamethasone-suppressed patients with severe thyrotoxicosis.</text:p>
          </table:table-cell>
          <table:table-cell table:formula="of:=IF([.A334]=&quot;&quot;; &quot;&quot;; IF([.A334]=[.B334];COUNTIF([.A333:.A682];[.A334]);&quot;&quot;))" office:value-type="float" office:value="2">
            <text:p>2</text:p>
          </table:table-cell>
          <table:table-cell/>
          <table:table-cell table:formula="of:=IF([.E334]=&quot;&quot;;&quot;&quot;;[.E334]-[.F334])" office:value-type="float" office:value="2">
            <text:p>2</text:p>
          </table:table-cell>
          <table:table-cell table:formula="of:=IF([.E334]=&quot;&quot;;&quot;&quot;;([.G334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00">
            <text:p>119000</text:p>
          </table:table-cell>
          <table:table-cell office:value-type="float" office:value="119021">
            <text:p>119021</text:p>
          </table:table-cell>
          <table:table-cell table:style-name="ce6" table:formula="of:=IF([.A335]=&quot;&quot;;&quot;&quot;;IF([.B335]&lt;118995;&quot;x&quot;;IF([.A335]=[.B335]; &quot;=&quot;; &quot;-&quot;)))" office:value-type="string" office:string-value="-">
            <text:p>-</text:p>
          </table:table-cell>
          <table:table-cell office:value-type="string">
            <text:p>In patients with severe thyrotoxicosis, the cortisol secretion in response to low-dose ACTH stimulation is lower in the hyperthyroid than in the euthyroid state.</text:p>
          </table:table-cell>
          <table:table-cell table:formula="of:=IF([.A335]=&quot;&quot;; &quot;&quot;; IF([.A335]=[.B335];COUNTIF([.A334:.A683];[.A335]);&quot;&quot;))">
            <text:p/>
          </table:table-cell>
          <table:table-cell/>
          <table:table-cell table:formula="of:=IF([.E335]=&quot;&quot;;&quot;&quot;;[.E335]-[.F335])">
            <text:p/>
          </table:table-cell>
          <table:table-cell table:formula="of:=IF([.E335]=&quot;&quot;;&quot;&quot;;([.G335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20">
            <text:p>119020</text:p>
          </table:table-cell>
          <table:table-cell table:style-name="ce6" table:formula="of:=IF([.A336]=&quot;&quot;;&quot;&quot;;IF([.B336]&lt;118995;&quot;x&quot;;IF([.A336]=[.B336]; &quot;=&quot;; &quot;-&quot;)))" office:value-type="string" office:string-value="=">
            <text:p>=</text:p>
          </table:table-cell>
          <table:table-cell office:value-type="string">
            <text:p>In patients with severe thyrotoxicosis, cortisol secretion in response to low-dose ACTH stimulation, following dexamethasone suppression, is lower in the hyperthyroid than in the euthyroid state.</text:p>
          </table:table-cell>
          <table:table-cell table:formula="of:=IF([.A336]=&quot;&quot;; &quot;&quot;; IF([.A336]=[.B336];COUNTIF([.A335:.A684];[.A336]);&quot;&quot;))" office:value-type="float" office:value="3">
            <text:p>3</text:p>
          </table:table-cell>
          <table:table-cell/>
          <table:table-cell table:formula="of:=IF([.E336]=&quot;&quot;;&quot;&quot;;[.E336]-[.F336])" office:value-type="float" office:value="3">
            <text:p>3</text:p>
          </table:table-cell>
          <table:table-cell table:formula="of:=IF([.E336]=&quot;&quot;;&quot;&quot;;([.G336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20">
            <text:p>119020</text:p>
          </table:table-cell>
          <table:table-cell office:value-type="float" office:value="119036">
            <text:p>119036</text:p>
          </table:table-cell>
          <table:table-cell table:style-name="ce6" table:formula="of:=IF([.A337]=&quot;&quot;;&quot;&quot;;IF([.B337]&lt;118995;&quot;x&quot;;IF([.A337]=[.B337]; &quot;=&quot;; &quot;-&quot;)))" office:value-type="string" office:string-value="-">
            <text:p>-</text:p>
          </table:table-cell>
          <table:table-cell office:value-type="string">
            <text:p>Patients with severe thyrotoxicosis have higher cortisol secretion in the euthyroid state in response to low-dose ACTH stimulation and dexamethasone suppression.</text:p>
          </table:table-cell>
          <table:table-cell table:formula="of:=IF([.A337]=&quot;&quot;; &quot;&quot;; IF([.A337]=[.B337];COUNTIF([.A336:.A685];[.A337]);&quot;&quot;))">
            <text:p/>
          </table:table-cell>
          <table:table-cell/>
          <table:table-cell table:formula="of:=IF([.E337]=&quot;&quot;;&quot;&quot;;[.E337]-[.F337])">
            <text:p/>
          </table:table-cell>
          <table:table-cell table:formula="of:=IF([.E337]=&quot;&quot;;&quot;&quot;;([.G337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20">
            <text:p>119020</text:p>
          </table:table-cell>
          <table:table-cell office:value-type="float" office:value="119037">
            <text:p>119037</text:p>
          </table:table-cell>
          <table:table-cell table:style-name="ce6" table:formula="of:=IF([.A338]=&quot;&quot;;&quot;&quot;;IF([.B338]&lt;118995;&quot;x&quot;;IF([.A338]=[.B338]; &quot;=&quot;; &quot;-&quot;)))" office:value-type="string" office:string-value="-">
            <text:p>-</text:p>
          </table:table-cell>
          <table:table-cell office:value-type="string">
            <text:p>Patients with severe thyrotoxicosis have lower cortisol secretion in the hyperthyroid state in response to low-dose ACTH stimulation and dexamethasone suppression.</text:p>
          </table:table-cell>
          <table:table-cell table:formula="of:=IF([.A338]=&quot;&quot;; &quot;&quot;; IF([.A338]=[.B338];COUNTIF([.A337:.A686];[.A338]);&quot;&quot;))">
            <text:p/>
          </table:table-cell>
          <table:table-cell/>
          <table:table-cell table:formula="of:=IF([.E338]=&quot;&quot;;&quot;&quot;;[.E338]-[.F338])">
            <text:p/>
          </table:table-cell>
          <table:table-cell table:formula="of:=IF([.E338]=&quot;&quot;;&quot;&quot;;([.G338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21">
            <text:p>119021</text:p>
          </table:table-cell>
          <table:table-cell table:style-name="ce6" table:formula="of:=IF([.A339]=&quot;&quot;;&quot;&quot;;IF([.B339]&lt;118995;&quot;x&quot;;IF([.A339]=[.B339]; &quot;=&quot;; &quot;-&quot;)))" office:value-type="string" office:string-value="=">
            <text:p>=</text:p>
          </table:table-cell>
          <table:table-cell office:value-type="string">
            <text:p>In patients with severe thyrotoxicosis, the cortisol secretion in response to low-dose ACTH stimulation is lower in the hyperthyroid than in the euthyroid state.</text:p>
          </table:table-cell>
          <table:table-cell table:formula="of:=IF([.A339]=&quot;&quot;; &quot;&quot;; IF([.A339]=[.B339];COUNTIF([.A338:.A687];[.A339]);&quot;&quot;))" office:value-type="float" office:value="2">
            <text:p>2</text:p>
          </table:table-cell>
          <table:table-cell/>
          <table:table-cell table:formula="of:=IF([.E339]=&quot;&quot;;&quot;&quot;;[.E339]-[.F339])" office:value-type="float" office:value="2">
            <text:p>2</text:p>
          </table:table-cell>
          <table:table-cell table:formula="of:=IF([.E339]=&quot;&quot;;&quot;&quot;;([.G339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21">
            <text:p>119021</text:p>
          </table:table-cell>
          <table:table-cell office:value-type="float" office:value="119000">
            <text:p>119000</text:p>
          </table:table-cell>
          <table:table-cell table:style-name="ce6" table:formula="of:=IF([.A340]=&quot;&quot;;&quot;&quot;;IF([.B340]&lt;118995;&quot;x&quot;;IF([.A340]=[.B340]; &quot;=&quot;; &quot;-&quot;)))" office:value-type="string" office:string-value="-">
            <text:p>-</text:p>
          </table:table-cell>
          <table:table-cell office:value-type="string">
            <text:p>Cortisol secretion following low-dose ACTH stimulation is lower in the hyperthyroid than in the euthyroid state in dexamethasone-suppressed patients with severe thyrotoxicosis.</text:p>
          </table:table-cell>
          <table:table-cell table:formula="of:=IF([.A340]=&quot;&quot;; &quot;&quot;; IF([.A340]=[.B340];COUNTIF([.A339:.A688];[.A340]);&quot;&quot;))">
            <text:p/>
          </table:table-cell>
          <table:table-cell/>
          <table:table-cell table:formula="of:=IF([.E340]=&quot;&quot;;&quot;&quot;;[.E340]-[.F340])">
            <text:p/>
          </table:table-cell>
          <table:table-cell table:formula="of:=IF([.E340]=&quot;&quot;;&quot;&quot;;([.G340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36">
            <text:p>119036</text:p>
          </table:table-cell>
          <table:table-cell table:style-name="ce6" table:formula="of:=IF([.A341]=&quot;&quot;;&quot;&quot;;IF([.B341]&lt;118995;&quot;x&quot;;IF([.A341]=[.B341]; &quot;=&quot;; &quot;-&quot;)))" office:value-type="string" office:string-value="=">
            <text:p>=</text:p>
          </table:table-cell>
          <table:table-cell office:value-type="string">
            <text:p>Patients with severe thyrotoxicosis have higher cortisol secretion in the euthyroid state in response to low-dose ACTH stimulation and dexamethasone suppression.</text:p>
          </table:table-cell>
          <table:table-cell table:formula="of:=IF([.A341]=&quot;&quot;; &quot;&quot;; IF([.A341]=[.B341];COUNTIF([.A340:.A689];[.A341]);&quot;&quot;))" office:value-type="float" office:value="5">
            <text:p>5</text:p>
          </table:table-cell>
          <table:table-cell/>
          <table:table-cell table:formula="of:=IF([.E341]=&quot;&quot;;&quot;&quot;;[.E341]-[.F341])" office:value-type="float" office:value="5">
            <text:p>5</text:p>
          </table:table-cell>
          <table:table-cell table:formula="of:=IF([.E341]=&quot;&quot;;&quot;&quot;;([.G341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36">
            <text:p>119036</text:p>
          </table:table-cell>
          <table:table-cell office:value-type="float" office:value="119000">
            <text:p>119000</text:p>
          </table:table-cell>
          <table:table-cell table:style-name="ce6" table:formula="of:=IF([.A342]=&quot;&quot;;&quot;&quot;;IF([.B342]&lt;118995;&quot;x&quot;;IF([.A342]=[.B342]; &quot;=&quot;; &quot;-&quot;)))" office:value-type="string" office:string-value="-">
            <text:p>-</text:p>
          </table:table-cell>
          <table:table-cell office:value-type="string">
            <text:p>Cortisol secretion following low-dose ACTH stimulation is lower in the hyperthyroid than in the euthyroid state in dexamethasone-suppressed patients with severe thyrotoxicosis.</text:p>
          </table:table-cell>
          <table:table-cell table:formula="of:=IF([.A342]=&quot;&quot;; &quot;&quot;; IF([.A342]=[.B342];COUNTIF([.A341:.A690];[.A342]);&quot;&quot;))">
            <text:p/>
          </table:table-cell>
          <table:table-cell/>
          <table:table-cell table:formula="of:=IF([.E342]=&quot;&quot;;&quot;&quot;;[.E342]-[.F342])">
            <text:p/>
          </table:table-cell>
          <table:table-cell table:formula="of:=IF([.E342]=&quot;&quot;;&quot;&quot;;([.G342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6">
            <text:p>119036</text:p>
          </table:table-cell>
          <table:table-cell office:value-type="float" office:value="119020">
            <text:p>119020</text:p>
          </table:table-cell>
          <table:table-cell table:style-name="ce6" table:formula="of:=IF([.A343]=&quot;&quot;;&quot;&quot;;IF([.B343]&lt;118995;&quot;x&quot;;IF([.A343]=[.B343]; &quot;=&quot;; &quot;-&quot;)))" office:value-type="string" office:string-value="-">
            <text:p>-</text:p>
          </table:table-cell>
          <table:table-cell office:value-type="string">
            <text:p>In patients with severe thyrotoxicosis, cortisol secretion in response to low-dose ACTH stimulation, following dexamethasone suppression, is lower in the hyperthyroid than in the euthyroid state.</text:p>
          </table:table-cell>
          <table:table-cell table:formula="of:=IF([.A343]=&quot;&quot;; &quot;&quot;; IF([.A343]=[.B343];COUNTIF([.A342:.A691];[.A343]);&quot;&quot;))">
            <text:p/>
          </table:table-cell>
          <table:table-cell/>
          <table:table-cell table:formula="of:=IF([.E343]=&quot;&quot;;&quot;&quot;;[.E343]-[.F343])">
            <text:p/>
          </table:table-cell>
          <table:table-cell table:formula="of:=IF([.E343]=&quot;&quot;;&quot;&quot;;([.G34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6">
            <text:p>119036</text:p>
          </table:table-cell>
          <table:table-cell office:value-type="float" office:value="119021">
            <text:p>119021</text:p>
          </table:table-cell>
          <table:table-cell table:style-name="ce6" table:formula="of:=IF([.A344]=&quot;&quot;;&quot;&quot;;IF([.B344]&lt;118995;&quot;x&quot;;IF([.A344]=[.B344]; &quot;=&quot;; &quot;-&quot;)))" office:value-type="string" office:string-value="-">
            <text:p>-</text:p>
          </table:table-cell>
          <table:table-cell office:value-type="string">
            <text:p>In patients with severe thyrotoxicosis, the cortisol secretion in response to low-dose ACTH stimulation is lower in the hyperthyroid than in the euthyroid state.</text:p>
          </table:table-cell>
          <table:table-cell table:formula="of:=IF([.A344]=&quot;&quot;; &quot;&quot;; IF([.A344]=[.B344];COUNTIF([.A343:.A692];[.A344]);&quot;&quot;))">
            <text:p/>
          </table:table-cell>
          <table:table-cell/>
          <table:table-cell table:formula="of:=IF([.E344]=&quot;&quot;;&quot;&quot;;[.E344]-[.F344])">
            <text:p/>
          </table:table-cell>
          <table:table-cell table:formula="of:=IF([.E344]=&quot;&quot;;&quot;&quot;;([.G344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6">
            <text:p>119036</text:p>
          </table:table-cell>
          <table:table-cell office:value-type="float" office:value="119037">
            <text:p>119037</text:p>
          </table:table-cell>
          <table:table-cell table:style-name="ce6" table:formula="of:=IF([.A345]=&quot;&quot;;&quot;&quot;;IF([.B345]&lt;118995;&quot;x&quot;;IF([.A345]=[.B345]; &quot;=&quot;; &quot;-&quot;)))" office:value-type="string" office:string-value="-">
            <text:p>-</text:p>
          </table:table-cell>
          <table:table-cell office:value-type="string">
            <text:p>Patients with severe thyrotoxicosis have lower cortisol secretion in the hyperthyroid state in response to low-dose ACTH stimulation and dexamethasone suppression.</text:p>
          </table:table-cell>
          <table:table-cell table:formula="of:=IF([.A345]=&quot;&quot;; &quot;&quot;; IF([.A345]=[.B345];COUNTIF([.A344:.A693];[.A345]);&quot;&quot;))">
            <text:p/>
          </table:table-cell>
          <table:table-cell/>
          <table:table-cell table:formula="of:=IF([.E345]=&quot;&quot;;&quot;&quot;;[.E345]-[.F345])">
            <text:p/>
          </table:table-cell>
          <table:table-cell table:formula="of:=IF([.E345]=&quot;&quot;;&quot;&quot;;([.G345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37">
            <text:p>119037</text:p>
          </table:table-cell>
          <table:table-cell table:style-name="ce6" table:formula="of:=IF([.A346]=&quot;&quot;;&quot;&quot;;IF([.B346]&lt;118995;&quot;x&quot;;IF([.A346]=[.B346]; &quot;=&quot;; &quot;-&quot;)))" office:value-type="string" office:string-value="=">
            <text:p>=</text:p>
          </table:table-cell>
          <table:table-cell office:value-type="string">
            <text:p>Patients with severe thyrotoxicosis have lower cortisol secretion in the hyperthyroid state in response to low-dose ACTH stimulation and dexamethasone suppression.</text:p>
          </table:table-cell>
          <table:table-cell table:formula="of:=IF([.A346]=&quot;&quot;; &quot;&quot;; IF([.A346]=[.B346];COUNTIF([.A345:.A694];[.A346]);&quot;&quot;))" office:value-type="float" office:value="3">
            <text:p>3</text:p>
          </table:table-cell>
          <table:table-cell/>
          <table:table-cell table:formula="of:=IF([.E346]=&quot;&quot;;&quot;&quot;;[.E346]-[.F346])" office:value-type="float" office:value="3">
            <text:p>3</text:p>
          </table:table-cell>
          <table:table-cell table:formula="of:=IF([.E346]=&quot;&quot;;&quot;&quot;;([.G346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37">
            <text:p>119037</text:p>
          </table:table-cell>
          <table:table-cell office:value-type="float" office:value="119020">
            <text:p>119020</text:p>
          </table:table-cell>
          <table:table-cell table:style-name="ce6" table:formula="of:=IF([.A347]=&quot;&quot;;&quot;&quot;;IF([.B347]&lt;118995;&quot;x&quot;;IF([.A347]=[.B347]; &quot;=&quot;; &quot;-&quot;)))" office:value-type="string" office:string-value="-">
            <text:p>-</text:p>
          </table:table-cell>
          <table:table-cell office:value-type="string">
            <text:p>In patients with severe thyrotoxicosis, cortisol secretion in response to low-dose ACTH stimulation, following dexamethasone suppression, is lower in the hyperthyroid than in the euthyroid state.</text:p>
          </table:table-cell>
          <table:table-cell table:formula="of:=IF([.A347]=&quot;&quot;; &quot;&quot;; IF([.A347]=[.B347];COUNTIF([.A346:.A695];[.A347]);&quot;&quot;))">
            <text:p/>
          </table:table-cell>
          <table:table-cell/>
          <table:table-cell table:formula="of:=IF([.E347]=&quot;&quot;;&quot;&quot;;[.E347]-[.F347])">
            <text:p/>
          </table:table-cell>
          <table:table-cell table:formula="of:=IF([.E347]=&quot;&quot;;&quot;&quot;;([.G347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37">
            <text:p>119037</text:p>
          </table:table-cell>
          <table:table-cell office:value-type="float" office:value="119036">
            <text:p>119036</text:p>
          </table:table-cell>
          <table:table-cell table:style-name="ce6" table:formula="of:=IF([.A348]=&quot;&quot;;&quot;&quot;;IF([.B348]&lt;118995;&quot;x&quot;;IF([.A348]=[.B348]; &quot;=&quot;; &quot;-&quot;)))" office:value-type="string" office:string-value="-">
            <text:p>-</text:p>
          </table:table-cell>
          <table:table-cell office:value-type="string">
            <text:p>Patients with severe thyrotoxicosis have higher cortisol secretion in the euthyroid state in response to low-dose ACTH stimulation and dexamethasone suppression.</text:p>
          </table:table-cell>
          <table:table-cell table:formula="of:=IF([.A348]=&quot;&quot;; &quot;&quot;; IF([.A348]=[.B348];COUNTIF([.A347:.A696];[.A348]);&quot;&quot;))">
            <text:p/>
          </table:table-cell>
          <table:table-cell/>
          <table:table-cell table:formula="of:=IF([.E348]=&quot;&quot;;&quot;&quot;;[.E348]-[.F348])">
            <text:p/>
          </table:table-cell>
          <table:table-cell table:formula="of:=IF([.E348]=&quot;&quot;;&quot;&quot;;([.G348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82">
            <text:p>119082</text:p>
          </table:table-cell>
          <table:table-cell table:style-name="ce6" table:formula="of:=IF([.A349]=&quot;&quot;;&quot;&quot;;IF([.B349]&lt;118995;&quot;x&quot;;IF([.A349]=[.B349]; &quot;=&quot;; &quot;-&quot;)))" office:value-type="string" office:string-value="=">
            <text:p>=</text:p>
          </table:table-cell>
          <table:table-cell office:value-type="string">
            <text:p>Thyrotoxicosis is associated with impairment of adrenocortical reserve.</text:p>
          </table:table-cell>
          <table:table-cell table:formula="of:=IF([.A349]=&quot;&quot;; &quot;&quot;; IF([.A349]=[.B349];COUNTIF([.A348:.A697];[.A349]);&quot;&quot;))" office:value-type="float" office:value="3">
            <text:p>3</text:p>
          </table:table-cell>
          <table:table-cell/>
          <table:table-cell table:formula="of:=IF([.E349]=&quot;&quot;;&quot;&quot;;[.E349]-[.F349])" office:value-type="float" office:value="3">
            <text:p>3</text:p>
          </table:table-cell>
          <table:table-cell table:formula="of:=IF([.E349]=&quot;&quot;;&quot;&quot;;([.G349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82">
            <text:p>119082</text:p>
          </table:table-cell>
          <table:table-cell office:value-type="float" office:value="119083">
            <text:p>119083</text:p>
          </table:table-cell>
          <table:table-cell table:style-name="ce6" table:formula="of:=IF([.A350]=&quot;&quot;;&quot;&quot;;IF([.B350]&lt;118995;&quot;x&quot;;IF([.A350]=[.B350]; &quot;=&quot;; &quot;-&quot;)))" office:value-type="string" office:string-value="-">
            <text:p>-</text:p>
          </table:table-cell>
          <table:table-cell office:value-type="string">
            <text:p>Thyrotoxicosis is associated with subtle impairment of adrenocortical reserve.</text:p>
          </table:table-cell>
          <table:table-cell table:formula="of:=IF([.A350]=&quot;&quot;; &quot;&quot;; IF([.A350]=[.B350];COUNTIF([.A349:.A698];[.A350]);&quot;&quot;))">
            <text:p/>
          </table:table-cell>
          <table:table-cell/>
          <table:table-cell table:formula="of:=IF([.E350]=&quot;&quot;;&quot;&quot;;[.E350]-[.F350])">
            <text:p/>
          </table:table-cell>
          <table:table-cell table:formula="of:=IF([.E350]=&quot;&quot;;&quot;&quot;;([.G350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82">
            <text:p>119082</text:p>
          </table:table-cell>
          <table:table-cell office:value-type="float" office:value="119084">
            <text:p>119084</text:p>
          </table:table-cell>
          <table:table-cell table:style-name="ce6" table:formula="of:=IF([.A351]=&quot;&quot;;&quot;&quot;;IF([.B351]&lt;118995;&quot;x&quot;;IF([.A351]=[.B351]; &quot;=&quot;; &quot;-&quot;)))" office:value-type="string" office:string-value="-">
            <text:p>-</text:p>
          </table:table-cell>
          <table:table-cell office:value-type="string">
            <text:p>Thyrotoxicosis leads to subtle impairment of adrenocortical reserve.</text:p>
          </table:table-cell>
          <table:table-cell table:formula="of:=IF([.A351]=&quot;&quot;; &quot;&quot;; IF([.A351]=[.B351];COUNTIF([.A350:.A699];[.A351]);&quot;&quot;))">
            <text:p/>
          </table:table-cell>
          <table:table-cell/>
          <table:table-cell table:formula="of:=IF([.E351]=&quot;&quot;;&quot;&quot;;[.E351]-[.F351])">
            <text:p/>
          </table:table-cell>
          <table:table-cell table:formula="of:=IF([.E351]=&quot;&quot;;&quot;&quot;;([.G351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83">
            <text:p>119083</text:p>
          </table:table-cell>
          <table:table-cell table:style-name="ce6" table:formula="of:=IF([.A352]=&quot;&quot;;&quot;&quot;;IF([.B352]&lt;118995;&quot;x&quot;;IF([.A352]=[.B352]; &quot;=&quot;; &quot;-&quot;)))" office:value-type="string" office:string-value="=">
            <text:p>=</text:p>
          </table:table-cell>
          <table:table-cell office:value-type="string">
            <text:p>Thyrotoxicosis is associated with subtle impairment of adrenocortical reserve.</text:p>
          </table:table-cell>
          <table:table-cell table:formula="of:=IF([.A352]=&quot;&quot;; &quot;&quot;; IF([.A352]=[.B352];COUNTIF([.A351:.A700];[.A352]);&quot;&quot;))" office:value-type="float" office:value="3">
            <text:p>3</text:p>
          </table:table-cell>
          <table:table-cell/>
          <table:table-cell table:formula="of:=IF([.E352]=&quot;&quot;;&quot;&quot;;[.E352]-[.F352])" office:value-type="float" office:value="3">
            <text:p>3</text:p>
          </table:table-cell>
          <table:table-cell table:formula="of:=IF([.E352]=&quot;&quot;;&quot;&quot;;([.G352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83">
            <text:p>119083</text:p>
          </table:table-cell>
          <table:table-cell office:value-type="float" office:value="119082">
            <text:p>119082</text:p>
          </table:table-cell>
          <table:table-cell table:style-name="ce6" table:formula="of:=IF([.A353]=&quot;&quot;;&quot;&quot;;IF([.B353]&lt;118995;&quot;x&quot;;IF([.A353]=[.B353]; &quot;=&quot;; &quot;-&quot;)))" office:value-type="string" office:string-value="-">
            <text:p>-</text:p>
          </table:table-cell>
          <table:table-cell office:value-type="string">
            <text:p>Thyrotoxicosis is associated with impairment of adrenocortical reserve.</text:p>
          </table:table-cell>
          <table:table-cell table:formula="of:=IF([.A353]=&quot;&quot;; &quot;&quot;; IF([.A353]=[.B353];COUNTIF([.A352:.A701];[.A353]);&quot;&quot;))">
            <text:p/>
          </table:table-cell>
          <table:table-cell/>
          <table:table-cell table:formula="of:=IF([.E353]=&quot;&quot;;&quot;&quot;;[.E353]-[.F353])">
            <text:p/>
          </table:table-cell>
          <table:table-cell table:formula="of:=IF([.E353]=&quot;&quot;;&quot;&quot;;([.G353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83">
            <text:p>119083</text:p>
          </table:table-cell>
          <table:table-cell office:value-type="float" office:value="119084">
            <text:p>119084</text:p>
          </table:table-cell>
          <table:table-cell table:style-name="ce6" table:formula="of:=IF([.A354]=&quot;&quot;;&quot;&quot;;IF([.B354]&lt;118995;&quot;x&quot;;IF([.A354]=[.B354]; &quot;=&quot;; &quot;-&quot;)))" office:value-type="string" office:string-value="-">
            <text:p>-</text:p>
          </table:table-cell>
          <table:table-cell office:value-type="string">
            <text:p>Thyrotoxicosis leads to subtle impairment of adrenocortical reserve.</text:p>
          </table:table-cell>
          <table:table-cell table:formula="of:=IF([.A354]=&quot;&quot;; &quot;&quot;; IF([.A354]=[.B354];COUNTIF([.A353:.A702];[.A354]);&quot;&quot;))">
            <text:p/>
          </table:table-cell>
          <table:table-cell/>
          <table:table-cell table:formula="of:=IF([.E354]=&quot;&quot;;&quot;&quot;;[.E354]-[.F354])">
            <text:p/>
          </table:table-cell>
          <table:table-cell table:formula="of:=IF([.E354]=&quot;&quot;;&quot;&quot;;([.G354]&gt;0)+0)">
            <text:p/>
          </table:table-cell>
          <table:table-cell table:number-columns-repeated="1016"/>
        </table:table-row>
        <table:table-row table:style-name="ro2">
          <table:table-cell table:number-columns-repeated="2" office:value-type="float" office:value="119084">
            <text:p>119084</text:p>
          </table:table-cell>
          <table:table-cell table:style-name="ce6" table:formula="of:=IF([.A355]=&quot;&quot;;&quot;&quot;;IF([.B355]&lt;118995;&quot;x&quot;;IF([.A355]=[.B355]; &quot;=&quot;; &quot;-&quot;)))" office:value-type="string" office:string-value="=">
            <text:p>=</text:p>
          </table:table-cell>
          <table:table-cell office:value-type="string">
            <text:p>Thyrotoxicosis leads to subtle impairment of adrenocortical reserve.</text:p>
          </table:table-cell>
          <table:table-cell table:formula="of:=IF([.A355]=&quot;&quot;; &quot;&quot;; IF([.A355]=[.B355];COUNTIF([.A354:.A703];[.A355]);&quot;&quot;))" office:value-type="float" office:value="3">
            <text:p>3</text:p>
          </table:table-cell>
          <table:table-cell/>
          <table:table-cell table:formula="of:=IF([.E355]=&quot;&quot;;&quot;&quot;;[.E355]-[.F355])" office:value-type="float" office:value="3">
            <text:p>3</text:p>
          </table:table-cell>
          <table:table-cell table:formula="of:=IF([.E355]=&quot;&quot;;&quot;&quot;;([.G355]&gt;0)+0)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float" office:value="119084">
            <text:p>119084</text:p>
          </table:table-cell>
          <table:table-cell office:value-type="float" office:value="119082">
            <text:p>119082</text:p>
          </table:table-cell>
          <table:table-cell table:style-name="ce6" table:formula="of:=IF([.A356]=&quot;&quot;;&quot;&quot;;IF([.B356]&lt;118995;&quot;x&quot;;IF([.A356]=[.B356]; &quot;=&quot;; &quot;-&quot;)))" office:value-type="string" office:string-value="-">
            <text:p>-</text:p>
          </table:table-cell>
          <table:table-cell office:value-type="string">
            <text:p>Thyrotoxicosis is associated with impairment of adrenocortical reserve.</text:p>
          </table:table-cell>
          <table:table-cell table:formula="of:=IF([.A356]=&quot;&quot;; &quot;&quot;; IF([.A356]=[.B356];COUNTIF([.A355:.A704];[.A356]);&quot;&quot;))">
            <text:p/>
          </table:table-cell>
          <table:table-cell/>
          <table:table-cell table:formula="of:=IF([.E356]=&quot;&quot;;&quot;&quot;;[.E356]-[.F356])">
            <text:p/>
          </table:table-cell>
          <table:table-cell table:formula="of:=IF([.E356]=&quot;&quot;;&quot;&quot;;([.G356]&gt;0)+0)">
            <text:p/>
          </table:table-cell>
          <table:table-cell table:number-columns-repeated="1016"/>
        </table:table-row>
        <table:table-row table:style-name="ro2">
          <table:table-cell office:value-type="float" office:value="119084">
            <text:p>119084</text:p>
          </table:table-cell>
          <table:table-cell office:value-type="float" office:value="119083">
            <text:p>119083</text:p>
          </table:table-cell>
          <table:table-cell table:style-name="ce6" table:formula="of:=IF([.A357]=&quot;&quot;;&quot;&quot;;IF([.B357]&lt;118995;&quot;x&quot;;IF([.A357]=[.B357]; &quot;=&quot;; &quot;-&quot;)))" office:value-type="string" office:string-value="-">
            <text:p>-</text:p>
          </table:table-cell>
          <table:table-cell office:value-type="string">
            <text:p>Thyrotoxicosis is associated with subtle impairment of adrenocortical reserve.</text:p>
          </table:table-cell>
          <table:table-cell table:formula="of:=IF([.A357]=&quot;&quot;; &quot;&quot;; IF([.A357]=[.B357];COUNTIF([.A356:.A705];[.A357]);&quot;&quot;))">
            <text:p/>
          </table:table-cell>
          <table:table-cell/>
          <table:table-cell table:formula="of:=IF([.E357]=&quot;&quot;;&quot;&quot;;[.E357]-[.F357])">
            <text:p/>
          </table:table-cell>
          <table:table-cell table:formula="of:=IF([.E357]=&quot;&quot;;&quot;&quot;;([.G357]&gt;0)+0)">
            <text:p/>
          </table:table-cell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string">
            <text:p>Average:</text:p>
          </table:table-cell>
          <table:table-cell table:style-name="ce10" table:formula="of:=AVERAGE([.E8:.E357])" office:value-type="float" office:value="3.67021276595745">
            <text:p>3.67</text:p>
          </table:table-cell>
          <table:table-cell table:style-name="ce10"/>
          <table:table-cell table:style-name="ce10" table:formula="of:=AVERAGE([.G8:.G357])" office:value-type="float" office:value="3.64893617021277">
            <text:p>3.65</text:p>
          </table:table-cell>
          <table:table-cell table:style-name="ce10" table:formula="of:=AVERAGE([.H8:.H357])" office:value-type="float" office:value="1">
            <text:p>1.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9" office:value-type="string">
            <text:p>Total:</text:p>
          </table:table-cell>
          <table:table-cell table:style-name="ce11" table:formula="of:=SUM([.E8:.E357])" office:value-type="float" office:value="345">
            <text:p>345</text:p>
          </table:table-cell>
          <table:table-cell table:style-name="ce11" table:formula="of:=SUM([.F8:.F357])" office:value-type="float" office:value="2">
            <text:p>2</text:p>
          </table:table-cell>
          <table:table-cell table:style-name="ce11" table:formula="of:=SUM([.G8:.G357])" office:value-type="float" office:value="343">
            <text:p>343</text:p>
          </table:table-cell>
          <table:table-cell table:style-name="ce11" table:formula="of:=SUM([.H8:.H357])" office:value-type="float" office:value="94">
            <text:p>9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string">
            <text:p>from-same-task ratio:</text:p>
          </table:table-cell>
          <table:table-cell table:formula="of:=([.G361]-94)/([.F361]+([.G361]-94))" office:value-type="float" office:value="0.99203187250996">
            <text:p>0.9920318725</text:p>
          </table:table-cell>
          <table:table-cell table:number-columns-repeated="1019"/>
        </table:table-row>
        <table:table-row table:style-name="ro1" table:number-rows-repeated="10482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999999"/>
    </style:style>
    <style:style style:name="Untitled3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12-12T20:44:36</dc:date>
    <dc:creator>Tobias Kuhn</dc:creator>
    <meta:editing-duration>PT47M11S</meta:editing-duration>
    <meta:editing-cycles>23</meta:editing-cycles>
    <meta:document-statistic meta:table-count="1" meta:cell-count="2823" meta:object-count="0"/>
  </office:meta>
</office:document-meta>
</file>